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/>
    <style:font-face style:name="Hiragino Sans1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8.45mm"/>
    </style:style>
    <style:style style:name="co2" style:family="table-column">
      <style:table-column-properties fo:break-before="auto" style:column-width="45.77mm"/>
    </style:style>
    <style:style style:name="co3" style:family="table-column">
      <style:table-column-properties fo:break-before="auto" style:column-width="40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41mm"/>
    </style:style>
    <style:style style:name="co6" style:family="table-column">
      <style:table-column-properties fo:break-before="auto" style:column-width="38.58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20.51mm"/>
    </style:style>
    <style:style style:name="co9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Hiragino Sans" fo:font-size="10pt" fo:font-style="normal" fo:text-shadow="none" style:text-underline-style="none" fo:font-weight="normal" style:font-name-asian="Hiragino Sans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5">
      <style:table-cell-properties style:rotation-align="none"/>
      <style:text-properties style:use-window-font-color="true" style:text-outline="false" style:text-line-through-style="none" style:text-line-through-type="none" style:font-name="Hiragino Sans1" fo:font-size="10pt" fo:font-style="normal" fo:text-shadow="none" style:text-underline-style="none" fo:font-weight="normal" style:font-name-asian="Hiragino Sans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font-name="Hiragino Sans1" style:font-name-asian="Hiragino Sans1"/>
    </style:style>
    <style:style style:name="ce7" style:family="table-cell" style:parent-style-name="Default" style:data-style-name="N115">
      <style:table-cell-properties style:rotation-align="none"/>
      <style:text-properties style:use-window-font-color="true" style:text-outline="false" style:text-line-through-style="none" style:text-line-through-type="none" style:font-name="Hiragino Sans" fo:font-size="10pt" fo:font-style="normal" fo:text-shadow="none" style:text-underline-style="none" fo:font-weight="normal" style:font-name-asian="Hiragino Sans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Hiragin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Hiragino San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89.51mm" svg:y="20.8mm">
            <draw:object draw:notify-on-update-of-ranges="Sheet1.A2:Sheet1.A82 Sheet1.G1:Sheet1.G1 Sheet1.G2:Sheet1.G82 Sheet1.A2:Sheet1.A82 Sheet1.F1:Sheet1.F1 Sheet1.F2:Sheet1.F82 Sheet1.A2:Sheet1.A82 Sheet1.I1:Sheet1.I1 Sheet1.I2:Sheet1.I82 Sheet1.A2:Sheet1.A82 Sheet1.H1:Sheet1.H1 Sheet1.H2:Sheet1.H82 Sheet1.A2:Sheet1.A82 Sheet1.C1:Sheet1.C1 Sheet1.C2:Sheet1.C82 Sheet1.A2:Sheet1.A82 Sheet1.B1:Sheet1.B1 Sheet1.B2:Sheet1.B82 Sheet1.A2:Sheet1.A82 Sheet1.E1:Sheet1.E1 Sheet1.E2:Sheet1.E82 Sheet1.A2:Sheet1.A82 Sheet1.D1:Sheet1.D1 Sheet1.D2:Sheet1.D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2" table:number-columns-repeated="7" table:default-cell-style-name="ce3"/>
        <table:table-column table:style-name="co3" table:number-columns-repeated="4" table:default-cell-style-name="ce3"/>
        <table:table-column table:style-name="co4" table:number-columns-repeated="1007" table:default-cell-style-name="ce3"/>
        <table:table-row table:style-name="ro1">
          <table:table-cell office:value-type="string" calcext:value-type="string">
            <text:p>流行時刻（日）</text:p>
          </table:table-cell>
          <table:table-cell office:value-type="string" calcext:value-type="string">
            <text:p>点列: 感染日（80%削減）</text:p>
          </table:table-cell>
          <table:table-cell table:style-name="ce2" office:value-type="string" calcext:value-type="string">
            <text:p><text:span text:style-name="T1">点列: </text:span>感染日（65%削減）</text:p>
          </table:table-cell>
          <table:table-cell table:style-name="ce2" office:value-type="string" calcext:value-type="string">
            <text:p><text:span text:style-name="T1">点列: </text:span>報告日（80%削減）</text:p>
          </table:table-cell>
          <table:table-cell table:style-name="ce2" office:value-type="string" calcext:value-type="string">
            <text:p><text:span text:style-name="T1">点列: </text:span>報告日（65%削減）</text:p>
          </table:table-cell>
          <table:table-cell table:style-name="ce2" office:value-type="string" calcext:value-type="string">
            <text:p>再現: 感染日（80%削減）</text:p>
          </table:table-cell>
          <table:table-cell table:style-name="ce2" office:value-type="string" calcext:value-type="string">
            <text:p>再現: 感染日（65%削減）</text:p>
          </table:table-cell>
          <table:table-cell table:style-name="ce2" office:value-type="string" calcext:value-type="string">
            <text:p>再現: 報告日（80%削減）</text:p>
          </table:table-cell>
          <table:table-cell table:style-name="ce2" office:value-type="string" calcext:value-type="string">
            <text:p>再現: 報告日（65%削減）</text:p>
          </table:table-cell>
          <table:table-cell office:value-type="string" calcext:value-type="string">
            <text:p>diff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style-name="ce2" table:number-columns-repeated="2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formula="of:=ABS([.B2]-[.F2])" office:value-type="float" office:value="0.34615384615385" calcext:value-type="float">
            <text:p>0.34615384615385</text:p>
          </table:table-cell>
          <table:table-cell table:formula="of:=ABS([.C2]-[.G2])" office:value-type="float" office:value="0.34615384615385" calcext:value-type="float">
            <text:p>0.3461538461538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style-name="ce2" table:number-columns-repeated="2"/>
          <table:table-cell table:number-columns-repeated="2" office:value-type="float" office:value="1.3671796933763" calcext:value-type="float">
            <text:p>1.3671796933763</text:p>
          </table:table-cell>
          <table:table-cell table:style-name="Default" table:number-columns-repeated="2"/>
          <table:table-cell table:formula="of:=ABS([.B3]-[.F3])" office:value-type="float" office:value="0.02102584722245" calcext:value-type="float">
            <text:p>0.02102584722245</text:p>
          </table:table-cell>
          <table:table-cell table:formula="of:=ABS([.C3]-[.G3])" office:value-type="float" office:value="0.02102584722245" calcext:value-type="float">
            <text:p>0.0210258472224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style-name="ce2" table:number-columns-repeated="2"/>
          <table:table-cell table:number-columns-repeated="2" office:value-type="float" office:value="1.8691803139806" calcext:value-type="float">
            <text:p>1.8691803139806</text:p>
          </table:table-cell>
          <table:table-cell table:style-name="Default" table:number-columns-repeated="2"/>
          <table:table-cell table:formula="of:=ABS([.B4]-[.F4])" office:value-type="float" office:value="0.8231273783271" calcext:value-type="float">
            <text:p>0.8231273783271</text:p>
          </table:table-cell>
          <table:table-cell table:formula="of:=ABS([.C4]-[.G4])" office:value-type="float" office:value="0.8231273783271" calcext:value-type="float">
            <text:p>0.8231273783271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style-name="ce2" table:number-columns-repeated="2"/>
          <table:table-cell table:number-columns-repeated="2" office:value-type="float" office:value="2.5555053685331" calcext:value-type="float">
            <text:p>2.5555053685331</text:p>
          </table:table-cell>
          <table:table-cell table:style-name="Default" table:number-columns-repeated="2"/>
          <table:table-cell table:formula="of:=ABS([.B5]-[.F5])" office:value-type="float" office:value="0.1368023237746" calcext:value-type="float">
            <text:p>0.1368023237746</text:p>
          </table:table-cell>
          <table:table-cell table:formula="of:=ABS([.C5]-[.G5])" office:value-type="float" office:value="0.1368023237746" calcext:value-type="float">
            <text:p>0.1368023237746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3846153846154" calcext:value-type="float">
            <text:p>4.0</text:p>
          </table:table-cell>
          <table:table-cell table:style-name="ce2" office:value-type="float" office:value="4.03846153846154" calcext:value-type="float">
            <text:p>4.0</text:p>
          </table:table-cell>
          <table:table-cell table:style-name="ce2" table:number-columns-repeated="2"/>
          <table:table-cell table:number-columns-repeated="2" office:value-type="float" office:value="3.4938350461727" calcext:value-type="float">
            <text:p>3.4938350461727</text:p>
          </table:table-cell>
          <table:table-cell table:style-name="Default" table:number-columns-repeated="2"/>
          <table:table-cell table:formula="of:=ABS([.B6]-[.F6])" office:value-type="float" office:value="0.54462649228884" calcext:value-type="float">
            <text:p>0.54462649228884</text:p>
          </table:table-cell>
          <table:table-cell table:formula="of:=ABS([.C6]-[.G6])" office:value-type="float" office:value="0.54462649228884" calcext:value-type="float">
            <text:p>0.54462649228884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8461538461539" calcext:value-type="float">
            <text:p>5.4</text:p>
          </table:table-cell>
          <table:table-cell table:style-name="ce2" office:value-type="float" office:value="5.38461538461539" calcext:value-type="float">
            <text:p>5.4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number-columns-repeated="2" office:value-type="float" office:value="4.7767003271338" calcext:value-type="float">
            <text:p>4.7767003271338</text:p>
          </table:table-cell>
          <table:table-cell table:number-columns-repeated="2" office:value-type="float" office:value="0.001672444017262" calcext:value-type="float">
            <text:p>0.001672444017262</text:p>
          </table:table-cell>
          <table:table-cell table:formula="of:=ABS([.B7]-[.F7])" office:value-type="float" office:value="0.60791505748159" calcext:value-type="float">
            <text:p>0.60791505748159</text:p>
          </table:table-cell>
          <table:table-cell table:formula="of:=ABS([.C7]-[.G7])" office:value-type="float" office:value="0.60791505748159" calcext:value-type="float">
            <text:p>0.60791505748159</text:p>
          </table:table-cell>
          <table:table-cell table:formula="of:=[.D7]-[.H7]" office:value-type="float" office:value="-0.001672444017262" calcext:value-type="float">
            <text:p>-0.001672444017262</text:p>
          </table:table-cell>
          <table:table-cell table:formula="of:=[.E7]-[.I7]" office:value-type="float" office:value="-0.001672444017262" calcext:value-type="float">
            <text:p>-0.001672444017262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3076923076923" calcext:value-type="float">
            <text:p>6.7</text:p>
          </table:table-cell>
          <table:table-cell table:style-name="ce2" office:value-type="float" office:value="6.73076923076923" calcext:value-type="float">
            <text:p>6.7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number-columns-repeated="2" office:value-type="float" office:value="6.5306076886015" calcext:value-type="float">
            <text:p>6.5306076886015</text:p>
          </table:table-cell>
          <table:table-cell table:number-columns-repeated="2" office:value-type="float" office:value="0.017535873548644" calcext:value-type="float">
            <text:p>0.017535873548644</text:p>
          </table:table-cell>
          <table:table-cell table:formula="of:=ABS([.B8]-[.F8])" office:value-type="float" office:value="0.20016154216773" calcext:value-type="float">
            <text:p>0.20016154216773</text:p>
          </table:table-cell>
          <table:table-cell table:formula="of:=ABS([.C8]-[.G8])" office:value-type="float" office:value="0.20016154216773" calcext:value-type="float">
            <text:p>0.20016154216773</text:p>
          </table:table-cell>
          <table:table-cell table:formula="of:=[.D8]-[.H8]" office:value-type="float" office:value="-0.017535873548644" calcext:value-type="float">
            <text:p>-0.017535873548644</text:p>
          </table:table-cell>
          <table:table-cell table:formula="of:=[.E8]-[.I8]" office:value-type="float" office:value="-0.017535873548644" calcext:value-type="float">
            <text:p>-0.017535873548644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2307692307693" calcext:value-type="float">
            <text:p>9.4</text:p>
          </table:table-cell>
          <table:table-cell table:style-name="ce2" office:value-type="float" office:value="9.42307692307693" calcext:value-type="float">
            <text:p>9.4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number-columns-repeated="2" office:value-type="float" office:value="8.9285142172633" calcext:value-type="float">
            <text:p>8.9285142172633</text:p>
          </table:table-cell>
          <table:table-cell table:number-columns-repeated="2" office:value-type="float" office:value="0.068051503838343" calcext:value-type="float">
            <text:p>0.068051503838343</text:p>
          </table:table-cell>
          <table:table-cell table:formula="of:=ABS([.B9]-[.F9])" office:value-type="float" office:value="0.49456270581363" calcext:value-type="float">
            <text:p>0.49456270581363</text:p>
          </table:table-cell>
          <table:table-cell table:formula="of:=ABS([.C9]-[.G9])" office:value-type="float" office:value="0.49456270581363" calcext:value-type="float">
            <text:p>0.49456270581363</text:p>
          </table:table-cell>
          <table:table-cell table:formula="of:=[.D9]-[.H9]" office:value-type="float" office:value="-0.068051503838343" calcext:value-type="float">
            <text:p>-0.068051503838343</text:p>
          </table:table-cell>
          <table:table-cell table:formula="of:=[.E9]-[.I9]" office:value-type="float" office:value="-0.068051503838343" calcext:value-type="float">
            <text:p>-0.068051503838343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2.1153846153846" calcext:value-type="float">
            <text:p>12.1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number-columns-repeated="2" office:value-type="float" office:value="12.206883329864" calcext:value-type="float">
            <text:p>12.206883329864</text:p>
          </table:table-cell>
          <table:table-cell table:number-columns-repeated="2" office:value-type="float" office:value="0.16767806923758" calcext:value-type="float">
            <text:p>0.16767806923758</text:p>
          </table:table-cell>
          <table:table-cell table:formula="of:=ABS([.B10]-[.F10])" office:value-type="float" office:value="0.0914987144793997" calcext:value-type="float">
            <text:p>0.0914987144794</text:p>
          </table:table-cell>
          <table:table-cell table:formula="of:=ABS([.C10]-[.G10])" office:value-type="float" office:value="0.0914987144793997" calcext:value-type="float">
            <text:p>0.0914987144794</text:p>
          </table:table-cell>
          <table:table-cell table:formula="of:=[.D10]-[.H10]" office:value-type="float" office:value="-0.16767806923758" calcext:value-type="float">
            <text:p>-0.16767806923758</text:p>
          </table:table-cell>
          <table:table-cell table:formula="of:=[.E10]-[.I10]" office:value-type="float" office:value="-0.16767806923758" calcext:value-type="float">
            <text:p>-0.1676780692375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17.5" calcext:value-type="float">
            <text:p>17.5</text:p>
          </table:table-cell>
          <table:table-cell table:number-columns-repeated="2" table:style-name="ce7" office:value-type="float" office:value="1.34615384615385" calcext:value-type="float">
            <text:p>1.3</text:p>
          </table:table-cell>
          <table:table-cell table:number-columns-repeated="2" office:value-type="float" office:value="16.689003008004" calcext:value-type="float">
            <text:p>16.689003008004</text:p>
          </table:table-cell>
          <table:table-cell table:number-columns-repeated="2" office:value-type="float" office:value="0.32463305255248" calcext:value-type="float">
            <text:p>0.32463305255248</text:p>
          </table:table-cell>
          <table:table-cell table:formula="of:=ABS([.B11]-[.F11])" office:value-type="float" office:value="0.810996991995999" calcext:value-type="float">
            <text:p>0.810996991995999</text:p>
          </table:table-cell>
          <table:table-cell table:formula="of:=ABS([.C11]-[.G11])" office:value-type="float" office:value="0.810996991995999" calcext:value-type="float">
            <text:p>0.810996991995999</text:p>
          </table:table-cell>
          <table:table-cell table:formula="of:=[.D11]-[.H11]" office:value-type="float" office:value="1.02152079360137" calcext:value-type="float">
            <text:p>1.02152079360137</text:p>
          </table:table-cell>
          <table:table-cell table:formula="of:=[.E11]-[.I11]" office:value-type="float" office:value="1.02152079360137" calcext:value-type="float">
            <text:p>1.02152079360137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2.8846153846154" calcext:value-type="float">
            <text:p>22.9</text:p>
          </table:table-cell>
          <table:table-cell table:number-columns-repeated="2" table:style-name="ce7" office:value-type="float" office:value="1.34615384615385" calcext:value-type="float">
            <text:p>1.3</text:p>
          </table:table-cell>
          <table:table-cell table:number-columns-repeated="2" office:value-type="float" office:value="22.81686601524" calcext:value-type="float">
            <text:p>22.81686601524</text:p>
          </table:table-cell>
          <table:table-cell table:number-columns-repeated="2" office:value-type="float" office:value="0.54743453685026" calcext:value-type="float">
            <text:p>0.54743453685026</text:p>
          </table:table-cell>
          <table:table-cell table:formula="of:=ABS([.B12]-[.F12])" office:value-type="float" office:value="0.0677493693754023" calcext:value-type="float">
            <text:p>0.067749369375402</text:p>
          </table:table-cell>
          <table:table-cell table:formula="of:=ABS([.C12]-[.G12])" office:value-type="float" office:value="0.0677493693754023" calcext:value-type="float">
            <text:p>0.067749369375402</text:p>
          </table:table-cell>
          <table:table-cell table:formula="of:=[.D12]-[.H12]" office:value-type="float" office:value="0.79871930930359" calcext:value-type="float">
            <text:p>0.79871930930359</text:p>
          </table:table-cell>
          <table:table-cell table:formula="of:=[.E12]-[.I12]" office:value-type="float" office:value="0.79871930930359" calcext:value-type="float">
            <text:p>0.79871930930359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9615384615385" calcext:value-type="float">
            <text:p>31.0</text:p>
          </table:table-cell>
          <table:table-cell table:style-name="ce2" office:value-type="float" office:value="30.9615384615385" calcext:value-type="float">
            <text:p>31.0</text:p>
          </table:table-cell>
          <table:table-cell table:number-columns-repeated="2" table:style-name="ce7" office:value-type="float" office:value="1.34615384615385" calcext:value-type="float">
            <text:p>1.3</text:p>
          </table:table-cell>
          <table:table-cell table:number-columns-repeated="2" office:value-type="float" office:value="31.194755882525" calcext:value-type="float">
            <text:p>31.194755882525</text:p>
          </table:table-cell>
          <table:table-cell table:number-columns-repeated="2" office:value-type="float" office:value="0.85021258352425" calcext:value-type="float">
            <text:p>0.85021258352425</text:p>
          </table:table-cell>
          <table:table-cell table:formula="of:=ABS([.B13]-[.F13])" office:value-type="float" office:value="0.233217420986502" calcext:value-type="float">
            <text:p>0.233217420986502</text:p>
          </table:table-cell>
          <table:table-cell table:formula="of:=ABS([.C13]-[.G13])" office:value-type="float" office:value="0.233217420986502" calcext:value-type="float">
            <text:p>0.233217420986502</text:p>
          </table:table-cell>
          <table:table-cell table:formula="of:=[.D13]-[.H13]" office:value-type="float" office:value="0.4959412626296" calcext:value-type="float">
            <text:p>0.4959412626296</text:p>
          </table:table-cell>
          <table:table-cell table:formula="of:=[.E13]-[.I13]" office:value-type="float" office:value="0.4959412626296" calcext:value-type="float">
            <text:p>0.4959412626296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43.0769230769231" calcext:value-type="float">
            <text:p>43.1</text:p>
          </table:table-cell>
          <table:table-cell table:number-columns-repeated="2" table:style-name="ce7" office:value-type="float" office:value="1.34615384615385" calcext:value-type="float">
            <text:p>1.3</text:p>
          </table:table-cell>
          <table:table-cell table:number-columns-repeated="2" office:value-type="float" office:value="42.64883678242" calcext:value-type="float">
            <text:p>42.64883678242</text:p>
          </table:table-cell>
          <table:table-cell table:number-columns-repeated="2" office:value-type="float" office:value="1.2560703403473" calcext:value-type="float">
            <text:p>1.2560703403473</text:p>
          </table:table-cell>
          <table:table-cell table:formula="of:=ABS([.B14]-[.F14])" office:value-type="float" office:value="0.428086294503103" calcext:value-type="float">
            <text:p>0.428086294503103</text:p>
          </table:table-cell>
          <table:table-cell table:formula="of:=ABS([.C14]-[.G14])" office:value-type="float" office:value="0.428086294503103" calcext:value-type="float">
            <text:p>0.428086294503103</text:p>
          </table:table-cell>
          <table:table-cell table:formula="of:=[.D14]-[.H14]" office:value-type="float" office:value="0.0900835058065501" calcext:value-type="float">
            <text:p>0.09008350580655</text:p>
          </table:table-cell>
          <table:table-cell table:formula="of:=[.E14]-[.I14]" office:value-type="float" office:value="0.0900835058065501" calcext:value-type="float">
            <text:p>0.09008350580655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59.2307692307692" calcext:value-type="float">
            <text:p>59.2</text:p>
          </table:table-cell>
          <table:table-cell table:number-columns-repeated="2" table:style-name="ce7" office:value-type="float" office:value="2.69230769230769" calcext:value-type="float">
            <text:p>2.7</text:p>
          </table:table-cell>
          <table:table-cell table:number-columns-repeated="2" office:value-type="float" office:value="58.308623595047" calcext:value-type="float">
            <text:p>58.308623595047</text:p>
          </table:table-cell>
          <table:table-cell table:number-columns-repeated="2" office:value-type="float" office:value="1.7998281809842" calcext:value-type="float">
            <text:p>1.7998281809842</text:p>
          </table:table-cell>
          <table:table-cell table:formula="of:=ABS([.B15]-[.F15])" office:value-type="float" office:value="0.922145635722195" calcext:value-type="float">
            <text:p>0.922145635722195</text:p>
          </table:table-cell>
          <table:table-cell table:formula="of:=ABS([.C15]-[.G15])" office:value-type="float" office:value="0.922145635722195" calcext:value-type="float">
            <text:p>0.922145635722195</text:p>
          </table:table-cell>
          <table:table-cell table:formula="of:=[.D15]-[.H15]" office:value-type="float" office:value="0.89247951132349" calcext:value-type="float">
            <text:p>0.89247951132349</text:p>
          </table:table-cell>
          <table:table-cell table:formula="of:=[.E15]-[.I15]" office:value-type="float" office:value="0.89247951132349" calcext:value-type="float">
            <text:p>0.89247951132349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79.4230769230769" calcext:value-type="float">
            <text:p>79.4</text:p>
          </table:table-cell>
          <table:table-cell table:number-columns-repeated="2" table:style-name="ce7" office:value-type="float" office:value="2.69230769230769" calcext:value-type="float">
            <text:p>2.7</text:p>
          </table:table-cell>
          <table:table-cell table:number-columns-repeated="2" office:value-type="float" office:value="79.718366127872" calcext:value-type="float">
            <text:p>79.718366127872</text:p>
          </table:table-cell>
          <table:table-cell table:number-columns-repeated="2" office:value-type="float" office:value="2.5313059438497" calcext:value-type="float">
            <text:p>2.5313059438497</text:p>
          </table:table-cell>
          <table:table-cell table:formula="of:=ABS([.B16]-[.F16])" office:value-type="float" office:value="0.295289204795097" calcext:value-type="float">
            <text:p>0.295289204795097</text:p>
          </table:table-cell>
          <table:table-cell table:formula="of:=ABS([.C16]-[.G16])" office:value-type="float" office:value="0.295289204795097" calcext:value-type="float">
            <text:p>0.295289204795097</text:p>
          </table:table-cell>
          <table:table-cell table:formula="of:=[.D16]-[.H16]" office:value-type="float" office:value="0.16100174845799" calcext:value-type="float">
            <text:p>0.16100174845799</text:p>
          </table:table-cell>
          <table:table-cell table:formula="of:=[.E16]-[.I16]" office:value-type="float" office:value="0.16100174845799" calcext:value-type="float">
            <text:p>0.16100174845799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109.045192307692" calcext:value-type="float">
            <text:p>109.0</text:p>
          </table:table-cell>
          <table:table-cell table:number-columns-repeated="2" table:style-name="ce7" office:value-type="float" office:value="4.03846153846154" calcext:value-type="float">
            <text:p>4.0</text:p>
          </table:table-cell>
          <table:table-cell table:number-columns-repeated="2" office:value-type="float" office:value="108.98933135917" calcext:value-type="float">
            <text:p>108.98933135917</text:p>
          </table:table-cell>
          <table:table-cell table:number-columns-repeated="2" office:value-type="float" office:value="3.5199211682604" calcext:value-type="float">
            <text:p>3.5199211682604</text:p>
          </table:table-cell>
          <table:table-cell table:formula="of:=ABS([.B17]-[.F17])" office:value-type="float" office:value="0.0558609485220103" calcext:value-type="float">
            <text:p>0.05586094852201</text:p>
          </table:table-cell>
          <table:table-cell table:formula="of:=ABS([.C17]-[.G17])" office:value-type="float" office:value="0.0558609485220103" calcext:value-type="float">
            <text:p>0.05586094852201</text:p>
          </table:table-cell>
          <table:table-cell table:formula="of:=[.D17]-[.H17]" office:value-type="float" office:value="0.51854037020114" calcext:value-type="float">
            <text:p>0.51854037020114</text:p>
          </table:table-cell>
          <table:table-cell table:formula="of:=[.E17]-[.I17]" office:value-type="float" office:value="0.51854037020114" calcext:value-type="float">
            <text:p>0.51854037020114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149.429807692308" calcext:value-type="float">
            <text:p>149.4</text:p>
          </table:table-cell>
          <table:table-cell table:number-columns-repeated="2" table:style-name="ce7" office:value-type="float" office:value="5.38461538461538" calcext:value-type="float">
            <text:p>5.4</text:p>
          </table:table-cell>
          <table:table-cell table:number-columns-repeated="2" office:value-type="float" office:value="149.00800062892" calcext:value-type="float">
            <text:p>149.00800062892</text:p>
          </table:table-cell>
          <table:table-cell table:number-columns-repeated="2" office:value-type="float" office:value="4.8612352085541" calcext:value-type="float">
            <text:p>4.8612352085541</text:p>
          </table:table-cell>
          <table:table-cell table:formula="of:=ABS([.B18]-[.F18])" office:value-type="float" office:value="0.421807063388002" calcext:value-type="float">
            <text:p>0.421807063388002</text:p>
          </table:table-cell>
          <table:table-cell table:formula="of:=ABS([.C18]-[.G18])" office:value-type="float" office:value="0.421807063388002" calcext:value-type="float">
            <text:p>0.421807063388002</text:p>
          </table:table-cell>
          <table:table-cell table:formula="of:=[.D18]-[.H18]" office:value-type="float" office:value="0.52338017606128" calcext:value-type="float">
            <text:p>0.52338017606128</text:p>
          </table:table-cell>
          <table:table-cell table:formula="of:=[.E18]-[.I18]" office:value-type="float" office:value="0.52338017606128" calcext:value-type="float">
            <text:p>0.52338017606128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203.275961538462" calcext:value-type="float">
            <text:p>203.3</text:p>
          </table:table-cell>
          <table:table-cell table:number-columns-repeated="2" table:style-name="ce7" office:value-type="float" office:value="8.07692307692308" calcext:value-type="float">
            <text:p>8.1</text:p>
          </table:table-cell>
          <table:table-cell table:number-columns-repeated="2" office:value-type="float" office:value="203.72071261046" calcext:value-type="float">
            <text:p>203.72071261046</text:p>
          </table:table-cell>
          <table:table-cell table:number-columns-repeated="2" office:value-type="float" office:value="6.6861423758481" calcext:value-type="float">
            <text:p>6.6861423758481</text:p>
          </table:table-cell>
          <table:table-cell table:formula="of:=ABS([.B19]-[.F19])" office:value-type="float" office:value="0.444751071997985" calcext:value-type="float">
            <text:p>0.444751071997985</text:p>
          </table:table-cell>
          <table:table-cell table:formula="of:=ABS([.C19]-[.G19])" office:value-type="float" office:value="0.444751071997985" calcext:value-type="float">
            <text:p>0.444751071997985</text:p>
          </table:table-cell>
          <table:table-cell table:formula="of:=[.D19]-[.H19]" office:value-type="float" office:value="1.39078070107498" calcext:value-type="float">
            <text:p>1.39078070107498</text:p>
          </table:table-cell>
          <table:table-cell table:formula="of:=[.E19]-[.I19]" office:value-type="float" office:value="1.39078070107498" calcext:value-type="float">
            <text:p>1.39078070107498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278.660576923077" calcext:value-type="float">
            <text:p>278.7</text:p>
          </table:table-cell>
          <table:table-cell table:number-columns-repeated="2" table:style-name="ce7" office:value-type="float" office:value="9.42307692307692" calcext:value-type="float">
            <text:p>9.4</text:p>
          </table:table-cell>
          <table:table-cell table:number-columns-repeated="2" office:value-type="float" office:value="278.52282140118" calcext:value-type="float">
            <text:p>278.52282140118</text:p>
          </table:table-cell>
          <table:table-cell table:number-columns-repeated="2" office:value-type="float" office:value="9.1736087748622" calcext:value-type="float">
            <text:p>9.1736087748622</text:p>
          </table:table-cell>
          <table:table-cell table:formula="of:=ABS([.B20]-[.F20])" office:value-type="float" office:value="0.137755521896963" calcext:value-type="float">
            <text:p>0.137755521896963</text:p>
          </table:table-cell>
          <table:table-cell table:formula="of:=ABS([.C20]-[.G20])" office:value-type="float" office:value="0.137755521896963" calcext:value-type="float">
            <text:p>0.137755521896963</text:p>
          </table:table-cell>
          <table:table-cell table:formula="of:=[.D20]-[.H20]" office:value-type="float" office:value="0.249468148214719" calcext:value-type="float">
            <text:p>0.249468148214719</text:p>
          </table:table-cell>
          <table:table-cell table:formula="of:=[.E20]-[.I20]" office:value-type="float" office:value="0.249468148214719" calcext:value-type="float">
            <text:p>0.249468148214719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379.622115384615" calcext:value-type="float">
            <text:p>379.6</text:p>
          </table:table-cell>
          <table:table-cell table:number-columns-repeated="2" table:style-name="ce7" office:value-type="float" office:value="13.4615384615385" calcext:value-type="float">
            <text:p>13.5</text:p>
          </table:table-cell>
          <table:table-cell table:number-columns-repeated="2" office:value-type="float" office:value="380.79074556158" calcext:value-type="float">
            <text:p>380.79074556158</text:p>
          </table:table-cell>
          <table:table-cell table:number-columns-repeated="2" office:value-type="float" office:value="12.568203471927" calcext:value-type="float">
            <text:p>12.568203471927</text:p>
          </table:table-cell>
          <table:table-cell table:formula="of:=ABS([.B21]-[.F21])" office:value-type="float" office:value="1.16863017696505" calcext:value-type="float">
            <text:p>1.16863017696505</text:p>
          </table:table-cell>
          <table:table-cell table:formula="of:=ABS([.C21]-[.G21])" office:value-type="float" office:value="1.16863017696505" calcext:value-type="float">
            <text:p>1.16863017696505</text:p>
          </table:table-cell>
          <table:table-cell table:formula="of:=[.D21]-[.H21]" office:value-type="float" office:value="0.893334989611502" calcext:value-type="float">
            <text:p>0.893334989611502</text:p>
          </table:table-cell>
          <table:table-cell table:formula="of:=[.E21]-[.I21]" office:value-type="float" office:value="0.893334989611502" calcext:value-type="float">
            <text:p>0.893334989611502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.622115384615" calcext:value-type="float">
            <text:p>519.6</text:p>
          </table:table-cell>
          <table:table-cell table:style-name="ce2" office:value-type="float" office:value="519.622115384615" calcext:value-type="float">
            <text:p>519.6</text:p>
          </table:table-cell>
          <table:table-cell table:number-columns-repeated="2" table:style-name="ce7" office:value-type="float" office:value="18.8461538461538" calcext:value-type="float">
            <text:p>18.8</text:p>
          </table:table-cell>
          <table:table-cell table:number-columns-repeated="2" office:value-type="float" office:value="520.60937475743" calcext:value-type="float">
            <text:p>520.60937475743</text:p>
          </table:table-cell>
          <table:table-cell table:number-columns-repeated="2" office:value-type="float" office:value="17.204136241625" calcext:value-type="float">
            <text:p>17.204136241625</text:p>
          </table:table-cell>
          <table:table-cell table:formula="of:=ABS([.B22]-[.F22])" office:value-type="float" office:value="0.987259372815061" calcext:value-type="float">
            <text:p>0.987259372815061</text:p>
          </table:table-cell>
          <table:table-cell table:formula="of:=ABS([.C22]-[.G22])" office:value-type="float" office:value="0.987259372815061" calcext:value-type="float">
            <text:p>0.987259372815061</text:p>
          </table:table-cell>
          <table:table-cell table:formula="of:=[.D22]-[.H22]" office:value-type="float" office:value="1.6420176045288" calcext:value-type="float">
            <text:p>1.6420176045288</text:p>
          </table:table-cell>
          <table:table-cell table:formula="of:=[.E22]-[.I22]" office:value-type="float" office:value="1.6420176045288" calcext:value-type="float">
            <text:p>1.6420176045288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7.122115384615" calcext:value-type="float">
            <text:p>467.1</text:p>
          </table:table-cell>
          <table:table-cell table:style-name="ce2" office:value-type="float" office:value="506.160576923077" calcext:value-type="float">
            <text:p>506.2</text:p>
          </table:table-cell>
          <table:table-cell table:number-columns-repeated="2" table:style-name="ce7" office:value-type="float" office:value="25.5769230769231" calcext:value-type="float">
            <text:p>25.6</text:p>
          </table:table-cell>
          <table:table-cell office:value-type="float" office:value="468.52001001405" calcext:value-type="float">
            <text:p>468.52001001405</text:p>
          </table:table-cell>
          <table:table-cell office:value-type="float" office:value="506.62258169568" calcext:value-type="float">
            <text:p>506.62258169568</text:p>
          </table:table-cell>
          <table:table-cell table:number-columns-repeated="2" office:value-type="float" office:value="23.538160630733" calcext:value-type="float">
            <text:p>23.538160630733</text:p>
          </table:table-cell>
          <table:table-cell table:formula="of:=ABS([.B23]-[.F23])" office:value-type="float" office:value="1.39789462943503" calcext:value-type="float">
            <text:p>1.39789462943503</text:p>
          </table:table-cell>
          <table:table-cell table:formula="of:=ABS([.C23]-[.G23])" office:value-type="float" office:value="0.462004772603052" calcext:value-type="float">
            <text:p>0.462004772603052</text:p>
          </table:table-cell>
          <table:table-cell table:formula="of:=[.D23]-[.H23]" office:value-type="float" office:value="2.0387624461901" calcext:value-type="float">
            <text:p>2.0387624461901</text:p>
          </table:table-cell>
          <table:table-cell table:formula="of:=[.E23]-[.I23]" office:value-type="float" office:value="2.0387624461901" calcext:value-type="float">
            <text:p>2.0387624461901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.352884615385" calcext:value-type="float">
            <text:p>421.4</text:p>
          </table:table-cell>
          <table:table-cell table:style-name="ce2" office:value-type="float" office:value="492.699038461539" calcext:value-type="float">
            <text:p>492.7</text:p>
          </table:table-cell>
          <table:table-cell table:number-columns-repeated="2" table:style-name="ce7" office:value-type="float" office:value="33.6538461538462" calcext:value-type="float">
            <text:p>33.7</text:p>
          </table:table-cell>
          <table:table-cell office:value-type="float" office:value="422.13653804532" calcext:value-type="float">
            <text:p>422.13653804532</text:p>
          </table:table-cell>
          <table:table-cell office:value-type="float" office:value="493.58930823845" calcext:value-type="float">
            <text:p>493.58930823845</text:p>
          </table:table-cell>
          <table:table-cell table:number-columns-repeated="2" office:value-type="float" office:value="32.19457858167" calcext:value-type="float">
            <text:p>32.19457858167</text:p>
          </table:table-cell>
          <table:table-cell table:formula="of:=ABS([.B24]-[.F24])" office:value-type="float" office:value="0.783653429934986" calcext:value-type="float">
            <text:p>0.783653429934986</text:p>
          </table:table-cell>
          <table:table-cell table:formula="of:=ABS([.C24]-[.G24])" office:value-type="float" office:value="0.890269776910998" calcext:value-type="float">
            <text:p>0.890269776910998</text:p>
          </table:table-cell>
          <table:table-cell table:formula="of:=[.D24]-[.H24]" office:value-type="float" office:value="1.4592675721762" calcext:value-type="float">
            <text:p>1.4592675721762</text:p>
          </table:table-cell>
          <table:table-cell table:formula="of:=[.E24]-[.I24]" office:value-type="float" office:value="1.4592675721762" calcext:value-type="float">
            <text:p>1.4592675721762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480.583653846154" calcext:value-type="float">
            <text:p>480.6</text:p>
          </table:table-cell>
          <table:table-cell table:number-columns-repeated="2" table:style-name="ce7" office:value-type="float" office:value="45.7692307692308" calcext:value-type="float">
            <text:p>45.8</text:p>
          </table:table-cell>
          <table:table-cell office:value-type="float" office:value="380.34502890825" calcext:value-type="float">
            <text:p>380.34502890825</text:p>
          </table:table-cell>
          <table:table-cell office:value-type="float" office:value="480.89132622528" calcext:value-type="float">
            <text:p>480.89132622528</text:p>
          </table:table-cell>
          <table:table-cell table:number-columns-repeated="2" office:value-type="float" office:value="44.026778888722" calcext:value-type="float">
            <text:p>44.026778888722</text:p>
          </table:table-cell>
          <table:table-cell table:formula="of:=ABS([.B25]-[.F25])" office:value-type="float" office:value="0.722913523635043" calcext:value-type="float">
            <text:p>0.722913523635043</text:p>
          </table:table-cell>
          <table:table-cell table:formula="of:=ABS([.C25]-[.G25])" office:value-type="float" office:value="0.307672379126018" calcext:value-type="float">
            <text:p>0.307672379126018</text:p>
          </table:table-cell>
          <table:table-cell table:formula="of:=[.D25]-[.H25]" office:value-type="float" office:value="1.7424518805088" calcext:value-type="float">
            <text:p>1.7424518805088</text:p>
          </table:table-cell>
          <table:table-cell table:formula="of:=[.E25]-[.I25]" office:value-type="float" office:value="1.7424518805088" calcext:value-type="float">
            <text:p>1.7424518805088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.929807692308" calcext:value-type="float">
            <text:p>341.9</text:p>
          </table:table-cell>
          <table:table-cell table:style-name="ce2" office:value-type="float" office:value="467.122115384615" calcext:value-type="float">
            <text:p>467.1</text:p>
          </table:table-cell>
          <table:table-cell table:number-columns-repeated="2" table:style-name="ce7" office:value-type="float" office:value="63.2692307692308" calcext:value-type="float">
            <text:p>63.3</text:p>
          </table:table-cell>
          <table:table-cell office:value-type="float" office:value="342.69087837094" calcext:value-type="float">
            <text:p>342.69087837094</text:p>
          </table:table-cell>
          <table:table-cell office:value-type="float" office:value="468.52001001405" calcext:value-type="float">
            <text:p>468.52001001405</text:p>
          </table:table-cell>
          <table:table-cell table:number-columns-repeated="2" office:value-type="float" office:value="60.201374125517" calcext:value-type="float">
            <text:p>60.201374125517</text:p>
          </table:table-cell>
          <table:table-cell table:formula="of:=ABS([.B26]-[.F26])" office:value-type="float" office:value="0.761070678632052" calcext:value-type="float">
            <text:p>0.761070678632052</text:p>
          </table:table-cell>
          <table:table-cell table:formula="of:=ABS([.C26]-[.G26])" office:value-type="float" office:value="1.39789462943503" calcext:value-type="float">
            <text:p>1.39789462943503</text:p>
          </table:table-cell>
          <table:table-cell table:formula="of:=[.D26]-[.H26]" office:value-type="float" office:value="3.0678566437138" calcext:value-type="float">
            <text:p>3.0678566437138</text:p>
          </table:table-cell>
          <table:table-cell table:formula="of:=[.E26]-[.I26]" office:value-type="float" office:value="3.0678566437138" calcext:value-type="float">
            <text:p>3.0678566437138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275961538461" calcext:value-type="float">
            <text:p>308.3</text:p>
          </table:table-cell>
          <table:table-cell table:style-name="ce2" office:value-type="float" office:value="456.352884615385" calcext:value-type="float">
            <text:p>456.4</text:p>
          </table:table-cell>
          <table:table-cell table:number-columns-repeated="2" table:style-name="ce7" office:value-type="float" office:value="86.1538461538462" calcext:value-type="float">
            <text:p>86.2</text:p>
          </table:table-cell>
          <table:table-cell office:value-type="float" office:value="308.76448801169" calcext:value-type="float">
            <text:p>308.76448801169</text:p>
          </table:table-cell>
          <table:table-cell office:value-type="float" office:value="456.46695586424" calcext:value-type="float">
            <text:p>456.46695586424</text:p>
          </table:table-cell>
          <table:table-cell table:number-columns-repeated="2" office:value-type="float" office:value="82.313230481777" calcext:value-type="float">
            <text:p>82.313230481777</text:p>
          </table:table-cell>
          <table:table-cell table:formula="of:=ABS([.B27]-[.F27])" office:value-type="float" office:value="0.488526473229001" calcext:value-type="float">
            <text:p>0.488526473229001</text:p>
          </table:table-cell>
          <table:table-cell table:formula="of:=ABS([.C27]-[.G27])" office:value-type="float" office:value="0.114071248854998" calcext:value-type="float">
            <text:p>0.114071248854998</text:p>
          </table:table-cell>
          <table:table-cell table:formula="of:=[.D27]-[.H27]" office:value-type="float" office:value="3.84061567206921" calcext:value-type="float">
            <text:p>3.84061567206921</text:p>
          </table:table-cell>
          <table:table-cell table:formula="of:=[.E27]-[.I27]" office:value-type="float" office:value="3.84061567206921" calcext:value-type="float">
            <text:p>3.84061567206921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444.2375" calcext:value-type="float">
            <text:p>444.2</text:p>
          </table:table-cell>
          <table:table-cell table:number-columns-repeated="2" table:style-name="ce7" office:value-type="float" office:value="118.468269230769" calcext:value-type="float">
            <text:p>118.5</text:p>
          </table:table-cell>
          <table:table-cell office:value-type="float" office:value="278.19680964465" calcext:value-type="float">
            <text:p>278.19680964465</text:p>
          </table:table-cell>
          <table:table-cell office:value-type="float" office:value="444.72397622828" calcext:value-type="float">
            <text:p>444.72397622828</text:p>
          </table:table-cell>
          <table:table-cell office:value-type="float" office:value="112.13591599077" calcext:value-type="float">
            <text:p>112.13591599077</text:p>
          </table:table-cell>
          <table:table-cell office:value-type="float" office:value="112.19964040882" calcext:value-type="float">
            <text:p>112.19964040882</text:p>
          </table:table-cell>
          <table:table-cell table:formula="of:=ABS([.B28]-[.F28])" office:value-type="float" office:value="0.463767278426985" calcext:value-type="float">
            <text:p>0.463767278426985</text:p>
          </table:table-cell>
          <table:table-cell table:formula="of:=ABS([.C28]-[.G28])" office:value-type="float" office:value="0.486476228279969" calcext:value-type="float">
            <text:p>0.486476228279969</text:p>
          </table:table-cell>
          <table:table-cell table:formula="of:=[.D28]-[.H28]" office:value-type="float" office:value="6.33235323999899" calcext:value-type="float">
            <text:p>6.33235323999899</text:p>
          </table:table-cell>
          <table:table-cell table:formula="of:=[.E28]-[.I28]" office:value-type="float" office:value="6.26862882194899" calcext:value-type="float">
            <text:p>6.26862882194899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391346153846" calcext:value-type="float">
            <text:p>250.4</text:p>
          </table:table-cell>
          <table:table-cell table:style-name="ce2" office:value-type="float" office:value="432.122115384615" calcext:value-type="float">
            <text:p>432.1</text:p>
          </table:table-cell>
          <table:table-cell table:style-name="ce7" office:value-type="float" office:value="156.160576923077" calcext:value-type="float">
            <text:p>156.2</text:p>
          </table:table-cell>
          <table:table-cell table:style-name="ce7" office:value-type="float" office:value="157.506730769231" calcext:value-type="float">
            <text:p>157.5</text:p>
          </table:table-cell>
          <table:table-cell office:value-type="float" office:value="250.65533084729" calcext:value-type="float">
            <text:p>250.65533084729</text:p>
          </table:table-cell>
          <table:table-cell office:value-type="float" office:value="433.28309418988" calcext:value-type="float">
            <text:p>433.28309418988</text:p>
          </table:table-cell>
          <table:table-cell office:value-type="float" office:value="149.23996115265" calcext:value-type="float">
            <text:p>149.23996115265</text:p>
          </table:table-cell>
          <table:table-cell office:value-type="float" office:value="149.94050105923" calcext:value-type="float">
            <text:p>149.94050105923</text:p>
          </table:table-cell>
          <table:table-cell table:formula="of:=ABS([.B29]-[.F29])" office:value-type="float" office:value="0.263984693444002" calcext:value-type="float">
            <text:p>0.263984693444002</text:p>
          </table:table-cell>
          <table:table-cell table:formula="of:=ABS([.C29]-[.G29])" office:value-type="float" office:value="1.16097880526502" calcext:value-type="float">
            <text:p>1.16097880526502</text:p>
          </table:table-cell>
          <table:table-cell table:formula="of:=[.D29]-[.H29]" office:value-type="float" office:value="6.92061577042699" calcext:value-type="float">
            <text:p>6.92061577042699</text:p>
          </table:table-cell>
          <table:table-cell table:formula="of:=[.E29]-[.I29]" office:value-type="float" office:value="7.56622971000101" calcext:value-type="float">
            <text:p>7.56622971000101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6.160576923077" calcext:value-type="float">
            <text:p>226.2</text:p>
          </table:table-cell>
          <table:table-cell table:style-name="ce2" office:value-type="float" office:value="421.352884615385" calcext:value-type="float">
            <text:p>421.4</text:p>
          </table:table-cell>
          <table:table-cell table:style-name="ce7" office:value-type="float" office:value="196.545192307692" calcext:value-type="float">
            <text:p>196.5</text:p>
          </table:table-cell>
          <table:table-cell table:style-name="ce7" office:value-type="float" office:value="199.2375" calcext:value-type="float">
            <text:p>199.2</text:p>
          </table:table-cell>
          <table:table-cell office:value-type="float" office:value="225.84045792048" calcext:value-type="float">
            <text:p>225.84045792048</text:p>
          </table:table-cell>
          <table:table-cell office:value-type="float" office:value="422.13653804532" calcext:value-type="float">
            <text:p>422.13653804532</text:p>
          </table:table-cell>
          <table:table-cell office:value-type="float" office:value="189.66027466894" calcext:value-type="float">
            <text:p>189.66027466894</text:p>
          </table:table-cell>
          <table:table-cell office:value-type="float" office:value="192.59748040578" calcext:value-type="float">
            <text:p>192.59748040578</text:p>
          </table:table-cell>
          <table:table-cell table:formula="of:=ABS([.B30]-[.F30])" office:value-type="float" office:value="0.320119002597011" calcext:value-type="float">
            <text:p>0.320119002597011</text:p>
          </table:table-cell>
          <table:table-cell table:formula="of:=ABS([.C30]-[.G30])" office:value-type="float" office:value="0.783653429934986" calcext:value-type="float">
            <text:p>0.783653429934986</text:p>
          </table:table-cell>
          <table:table-cell table:formula="of:=[.D30]-[.H30]" office:value-type="float" office:value="6.884917638752" calcext:value-type="float">
            <text:p>6.884917638752</text:p>
          </table:table-cell>
          <table:table-cell table:formula="of:=[.E30]-[.I30]" office:value-type="float" office:value="6.64001959422001" calcext:value-type="float">
            <text:p>6.64001959422001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410.583653846154" calcext:value-type="float">
            <text:p>410.6</text:p>
          </table:table-cell>
          <table:table-cell table:style-name="ce7" office:value-type="float" office:value="234.2375" calcext:value-type="float">
            <text:p>234.2</text:p>
          </table:table-cell>
          <table:table-cell table:style-name="ce7" office:value-type="float" office:value="242.314423076923" calcext:value-type="float">
            <text:p>242.3</text:p>
          </table:table-cell>
          <table:table-cell office:value-type="float" office:value="203.48225693554" calcext:value-type="float">
            <text:p>203.48225693554</text:p>
          </table:table-cell>
          <table:table-cell office:value-type="float" office:value="411.27673602422" calcext:value-type="float">
            <text:p>411.27673602422</text:p>
          </table:table-cell>
          <table:table-cell office:value-type="float" office:value="228.22244735453" calcext:value-type="float">
            <text:p>228.22244735453</text:p>
          </table:table-cell>
          <table:table-cell office:value-type="float" office:value="235.95951927245" calcext:value-type="float">
            <text:p>235.95951927245</text:p>
          </table:table-cell>
          <table:table-cell table:formula="of:=ABS([.B31]-[.F31])" office:value-type="float" office:value="0.20629539707798" calcext:value-type="float">
            <text:p>0.20629539707798</text:p>
          </table:table-cell>
          <table:table-cell table:formula="of:=ABS([.C31]-[.G31])" office:value-type="float" office:value="0.693082178065993" calcext:value-type="float">
            <text:p>0.693082178065993</text:p>
          </table:table-cell>
          <table:table-cell table:formula="of:=[.D31]-[.H31]" office:value-type="float" office:value="6.01505264547001" calcext:value-type="float">
            <text:p>6.01505264547001</text:p>
          </table:table-cell>
          <table:table-cell table:formula="of:=[.E31]-[.I31]" office:value-type="float" office:value="6.354903804473" calcext:value-type="float">
            <text:p>6.354903804473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083653846154" calcext:value-type="float">
            <text:p>183.1</text:p>
          </table:table-cell>
          <table:table-cell table:style-name="ce2" office:value-type="float" office:value="399.814423076923" calcext:value-type="float">
            <text:p>399.8</text:p>
          </table:table-cell>
          <table:table-cell table:style-name="ce7" office:value-type="float" office:value="265.199038461538" calcext:value-type="float">
            <text:p>265.2</text:p>
          </table:table-cell>
          <table:table-cell table:style-name="ce7" office:value-type="float" office:value="282.699038461538" calcext:value-type="float">
            <text:p>282.7</text:p>
          </table:table-cell>
          <table:table-cell office:value-type="float" office:value="183.33751741754" calcext:value-type="float">
            <text:p>183.33751741754</text:p>
          </table:table-cell>
          <table:table-cell office:value-type="float" office:value="400.69631114608" calcext:value-type="float">
            <text:p>400.69631114608</text:p>
          </table:table-cell>
          <table:table-cell office:value-type="float" office:value="260.87123008164" calcext:value-type="float">
            <text:p>260.87123008164</text:p>
          </table:table-cell>
          <table:table-cell office:value-type="float" office:value="276.43651052112" calcext:value-type="float">
            <text:p>276.43651052112</text:p>
          </table:table-cell>
          <table:table-cell table:formula="of:=ABS([.B32]-[.F32])" office:value-type="float" office:value="0.253863571386006" calcext:value-type="float">
            <text:p>0.253863571386006</text:p>
          </table:table-cell>
          <table:table-cell table:formula="of:=ABS([.C32]-[.G32])" office:value-type="float" office:value="0.881888069157014" calcext:value-type="float">
            <text:p>0.881888069157014</text:p>
          </table:table-cell>
          <table:table-cell table:formula="of:=[.D32]-[.H32]" office:value-type="float" office:value="4.32780837989799" calcext:value-type="float">
            <text:p>4.32780837989799</text:p>
          </table:table-cell>
          <table:table-cell table:formula="of:=[.E32]-[.I32]" office:value-type="float" office:value="6.26252794041801" calcext:value-type="float">
            <text:p>6.26252794041801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583653846154" calcext:value-type="float">
            <text:p>165.6</text:p>
          </table:table-cell>
          <table:table-cell table:style-name="ce2" office:value-type="float" office:value="390.391346153846" calcext:value-type="float">
            <text:p>390.4</text:p>
          </table:table-cell>
          <table:table-cell table:style-name="ce7" office:value-type="float" office:value="289.429807692308" calcext:value-type="float">
            <text:p>289.4</text:p>
          </table:table-cell>
          <table:table-cell table:style-name="ce7" office:value-type="float" office:value="317.699038461538" calcext:value-type="float">
            <text:p>317.7</text:p>
          </table:table-cell>
          <table:table-cell office:value-type="float" office:value="165.18710672388" calcext:value-type="float">
            <text:p>165.18710672388</text:p>
          </table:table-cell>
          <table:table-cell office:value-type="float" office:value="390.38807620916" calcext:value-type="float">
            <text:p>390.38807620916</text:p>
          </table:table-cell>
          <table:table-cell office:value-type="float" office:value="285.44239136828" calcext:value-type="float">
            <text:p>285.44239136828</text:p>
          </table:table-cell>
          <table:table-cell office:value-type="float" office:value="311.7873295416" calcext:value-type="float">
            <text:p>311.7873295416</text:p>
          </table:table-cell>
          <table:table-cell table:formula="of:=ABS([.B33]-[.F33])" office:value-type="float" office:value="0.396547122274001" calcext:value-type="float">
            <text:p>0.396547122274001</text:p>
          </table:table-cell>
          <table:table-cell table:formula="of:=ABS([.C33]-[.G33])" office:value-type="float" office:value="0.00326994468599651" calcext:value-type="float">
            <text:p>0.003269944685997</text:p>
          </table:table-cell>
          <table:table-cell table:formula="of:=[.D33]-[.H33]" office:value-type="float" office:value="3.98741632402795" calcext:value-type="float">
            <text:p>3.98741632402795</text:p>
          </table:table-cell>
          <table:table-cell table:formula="of:=[.E33]-[.I33]" office:value-type="float" office:value="5.91170891993801" calcext:value-type="float">
            <text:p>5.91170891993801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379.622115384615" calcext:value-type="float">
            <text:p>379.6</text:p>
          </table:table-cell>
          <table:table-cell table:style-name="ce7" office:value-type="float" office:value="305.583653846154" calcext:value-type="float">
            <text:p>305.6</text:p>
          </table:table-cell>
          <table:table-cell table:style-name="ce7" office:value-type="float" office:value="347.314423076923" calcext:value-type="float">
            <text:p>347.3</text:p>
          </table:table-cell>
          <table:table-cell office:value-type="float" office:value="148.83358633935" calcext:value-type="float">
            <text:p>148.83358633935</text:p>
          </table:table-cell>
          <table:table-cell office:value-type="float" office:value="380.34502890825" calcext:value-type="float">
            <text:p>380.34502890825</text:p>
          </table:table-cell>
          <table:table-cell office:value-type="float" office:value="301.40818783179" calcext:value-type="float">
            <text:p>301.40818783179</text:p>
          </table:table-cell>
          <table:table-cell office:value-type="float" office:value="341.02638445747" calcext:value-type="float">
            <text:p>341.02638445747</text:p>
          </table:table-cell>
          <table:table-cell table:formula="of:=ABS([.B34]-[.F34])" office:value-type="float" office:value="0.596221352957997" calcext:value-type="float">
            <text:p>0.596221352957997</text:p>
          </table:table-cell>
          <table:table-cell table:formula="of:=ABS([.C34]-[.G34])" office:value-type="float" office:value="0.722913523635043" calcext:value-type="float">
            <text:p>0.722913523635043</text:p>
          </table:table-cell>
          <table:table-cell table:formula="of:=[.D34]-[.H34]" office:value-type="float" office:value="4.17546601436402" calcext:value-type="float">
            <text:p>4.17546601436402</text:p>
          </table:table-cell>
          <table:table-cell table:formula="of:=[.E34]-[.I34]" office:value-type="float" office:value="6.28803861945301" calcext:value-type="float">
            <text:p>6.28803861945301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622115384615" calcext:value-type="float">
            <text:p>134.6</text:p>
          </table:table-cell>
          <table:table-cell table:style-name="ce2" office:value-type="float" office:value="370.199038461538" calcext:value-type="float">
            <text:p>370.2</text:p>
          </table:table-cell>
          <table:table-cell table:style-name="ce7" office:value-type="float" office:value="313.660576923077" calcext:value-type="float">
            <text:p>313.7</text:p>
          </table:table-cell>
          <table:table-cell table:style-name="ce7" office:value-type="float" office:value="370.199038461538" calcext:value-type="float">
            <text:p>370.2</text:p>
          </table:table-cell>
          <table:table-cell office:value-type="float" office:value="134.09906415796" calcext:value-type="float">
            <text:p>134.09906415796</text:p>
          </table:table-cell>
          <table:table-cell office:value-type="float" office:value="370.56034707811" calcext:value-type="float">
            <text:p>370.56034707811</text:p>
          </table:table-cell>
          <table:table-cell office:value-type="float" office:value="309.32153729651" calcext:value-type="float">
            <text:p>309.32153729651</text:p>
          </table:table-cell>
          <table:table-cell office:value-type="float" office:value="364.05971120256" calcext:value-type="float">
            <text:p>364.05971120256</text:p>
          </table:table-cell>
          <table:table-cell table:formula="of:=ABS([.B35]-[.F35])" office:value-type="float" office:value="0.523051226655014" calcext:value-type="float">
            <text:p>0.523051226655014</text:p>
          </table:table-cell>
          <table:table-cell table:formula="of:=ABS([.C35]-[.G35])" office:value-type="float" office:value="0.361308616571989" calcext:value-type="float">
            <text:p>0.361308616571989</text:p>
          </table:table-cell>
          <table:table-cell table:formula="of:=[.D35]-[.H35]" office:value-type="float" office:value="4.339039626567" calcext:value-type="float">
            <text:p>4.339039626567</text:p>
          </table:table-cell>
          <table:table-cell table:formula="of:=[.E35]-[.I35]" office:value-type="float" office:value="6.13932725897803" calcext:value-type="float">
            <text:p>6.13932725897803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.160576923077" calcext:value-type="float">
            <text:p>121.2</text:p>
          </table:table-cell>
          <table:table-cell table:style-name="ce2" office:value-type="float" office:value="360.775961538461" calcext:value-type="float">
            <text:p>360.8</text:p>
          </table:table-cell>
          <table:table-cell table:style-name="ce7" office:value-type="float" office:value="315.006730769231" calcext:value-type="float">
            <text:p>315.0</text:p>
          </table:table-cell>
          <table:table-cell table:style-name="ce7" office:value-type="float" office:value="387.699038461538" calcext:value-type="float">
            <text:p>387.7</text:p>
          </table:table-cell>
          <table:table-cell office:value-type="float" office:value="120.82325938878" calcext:value-type="float">
            <text:p>120.82325938878</text:p>
          </table:table-cell>
          <table:table-cell office:value-type="float" office:value="361.02738405915" calcext:value-type="float">
            <text:p>361.02738405915</text:p>
          </table:table-cell>
          <table:table-cell office:value-type="float" office:value="310.30277470101" calcext:value-type="float">
            <text:p>310.30277470101</text:p>
          </table:table-cell>
          <table:table-cell office:value-type="float" office:value="381.31970490829" calcext:value-type="float">
            <text:p>381.31970490829</text:p>
          </table:table-cell>
          <table:table-cell table:formula="of:=ABS([.B36]-[.F36])" office:value-type="float" office:value="0.337317534297" calcext:value-type="float">
            <text:p>0.337317534297</text:p>
          </table:table-cell>
          <table:table-cell table:formula="of:=ABS([.C36]-[.G36])" office:value-type="float" office:value="0.251422520689005" calcext:value-type="float">
            <text:p>0.251422520689005</text:p>
          </table:table-cell>
          <table:table-cell table:formula="of:=[.D36]-[.H36]" office:value-type="float" office:value="4.70395606822103" calcext:value-type="float">
            <text:p>4.70395606822103</text:p>
          </table:table-cell>
          <table:table-cell table:formula="of:=[.E36]-[.I36]" office:value-type="float" office:value="6.37933355324799" calcext:value-type="float">
            <text:p>6.37933355324799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351.352884615385" calcext:value-type="float">
            <text:p>351.4</text:p>
          </table:table-cell>
          <table:table-cell table:style-name="ce7" office:value-type="float" office:value="310.968269230769" calcext:value-type="float">
            <text:p>311.0</text:p>
          </table:table-cell>
          <table:table-cell table:style-name="ce7" office:value-type="float" office:value="401.160576923077" calcext:value-type="float">
            <text:p>401.2</text:p>
          </table:table-cell>
          <table:table-cell office:value-type="float" office:value="108.86175903608" calcext:value-type="float">
            <text:p>108.86175903608</text:p>
          </table:table-cell>
          <table:table-cell office:value-type="float" office:value="351.73966418246" calcext:value-type="float">
            <text:p>351.73966418246</text:p>
          </table:table-cell>
          <table:table-cell office:value-type="float" office:value="305.67576895666" calcext:value-type="float">
            <text:p>305.67576895666</text:p>
          </table:table-cell>
          <table:table-cell office:value-type="float" office:value="393.49236932782" calcext:value-type="float">
            <text:p>393.49236932782</text:p>
          </table:table-cell>
          <table:table-cell table:formula="of:=ABS([.B37]-[.F37])" office:value-type="float" office:value="0.183433271612003" calcext:value-type="float">
            <text:p>0.183433271612003</text:p>
          </table:table-cell>
          <table:table-cell table:formula="of:=ABS([.C37]-[.G37])" office:value-type="float" office:value="0.386779567074996" calcext:value-type="float">
            <text:p>0.386779567074996</text:p>
          </table:table-cell>
          <table:table-cell table:formula="of:=[.D37]-[.H37]" office:value-type="float" office:value="5.29250027410899" calcext:value-type="float">
            <text:p>5.29250027410899</text:p>
          </table:table-cell>
          <table:table-cell table:formula="of:=[.E37]-[.I37]" office:value-type="float" office:value="7.668207595257" calcext:value-type="float">
            <text:p>7.668207595257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2692307692308" calcext:value-type="float">
            <text:p>98.3</text:p>
          </table:table-cell>
          <table:table-cell table:style-name="ce2" office:value-type="float" office:value="341.929807692308" calcext:value-type="float">
            <text:p>341.9</text:p>
          </table:table-cell>
          <table:table-cell table:style-name="ce7" office:value-type="float" office:value="301.545192307692" calcext:value-type="float">
            <text:p>301.5</text:p>
          </table:table-cell>
          <table:table-cell table:style-name="ce7" office:value-type="float" office:value="409.2375" calcext:value-type="float">
            <text:p>409.2</text:p>
          </table:table-cell>
          <table:table-cell office:value-type="float" office:value="98.084446987944" calcext:value-type="float">
            <text:p>98.084446987944</text:p>
          </table:table-cell>
          <table:table-cell office:value-type="float" office:value="342.69087837094" calcext:value-type="float">
            <text:p>342.69087837094</text:p>
          </table:table-cell>
          <table:table-cell office:value-type="float" office:value="296.74748908494" calcext:value-type="float">
            <text:p>296.74748908494</text:p>
          </table:table-cell>
          <table:table-cell office:value-type="float" office:value="401.34210827884" calcext:value-type="float">
            <text:p>401.34210827884</text:p>
          </table:table-cell>
          <table:table-cell table:formula="of:=ABS([.B38]-[.F38])" office:value-type="float" office:value="0.184783781286797" calcext:value-type="float">
            <text:p>0.184783781286797</text:p>
          </table:table-cell>
          <table:table-cell table:formula="of:=ABS([.C38]-[.G38])" office:value-type="float" office:value="0.761070678632052" calcext:value-type="float">
            <text:p>0.761070678632052</text:p>
          </table:table-cell>
          <table:table-cell table:formula="of:=[.D38]-[.H38]" office:value-type="float" office:value="4.79770322275198" calcext:value-type="float">
            <text:p>4.79770322275198</text:p>
          </table:table-cell>
          <table:table-cell table:formula="of:=[.E38]-[.I38]" office:value-type="float" office:value="7.89539172116002" calcext:value-type="float">
            <text:p>7.89539172116002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8461538461538" calcext:value-type="float">
            <text:p>88.8</text:p>
          </table:table-cell>
          <table:table-cell table:style-name="ce2" office:value-type="float" office:value="333.852884615385" calcext:value-type="float">
            <text:p>333.9</text:p>
          </table:table-cell>
          <table:table-cell table:style-name="ce7" office:value-type="float" office:value="289.429807692308" calcext:value-type="float">
            <text:p>289.4</text:p>
          </table:table-cell>
          <table:table-cell table:style-name="ce7" office:value-type="float" office:value="413.275961538462" calcext:value-type="float">
            <text:p>413.3</text:p>
          </table:table-cell>
          <table:table-cell office:value-type="float" office:value="88.374088625028" calcext:value-type="float">
            <text:p>88.374088625028</text:p>
          </table:table-cell>
          <table:table-cell office:value-type="float" office:value="333.87487985355" calcext:value-type="float">
            <text:p>333.87487985355</text:p>
          </table:table-cell>
          <table:table-cell office:value-type="float" office:value="284.69322332904" calcext:value-type="float">
            <text:p>284.69322332904</text:p>
          </table:table-cell>
          <table:table-cell office:value-type="float" office:value="405.61164409848" calcext:value-type="float">
            <text:p>405.61164409848</text:p>
          </table:table-cell>
          <table:table-cell table:formula="of:=ABS([.B39]-[.F39])" office:value-type="float" office:value="0.472065221125803" calcext:value-type="float">
            <text:p>0.472065221125803</text:p>
          </table:table-cell>
          <table:table-cell table:formula="of:=ABS([.C39]-[.G39])" office:value-type="float" office:value="0.0219952381650046" calcext:value-type="float">
            <text:p>0.021995238165005</text:p>
          </table:table-cell>
          <table:table-cell table:formula="of:=[.D39]-[.H39]" office:value-type="float" office:value="4.73658436326798" calcext:value-type="float">
            <text:p>4.73658436326798</text:p>
          </table:table-cell>
          <table:table-cell table:formula="of:=[.E39]-[.I39]" office:value-type="float" office:value="7.66431743998203" calcext:value-type="float">
            <text:p>7.66431743998203</text:p>
          </table:table-cell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324.429807692308" calcext:value-type="float">
            <text:p>324.4</text:p>
          </table:table-cell>
          <table:table-cell table:style-name="ce7" office:value-type="float" office:value="274.622115384615" calcext:value-type="float">
            <text:p>274.6</text:p>
          </table:table-cell>
          <table:table-cell table:style-name="ce7" office:value-type="float" office:value="413.275961538462" calcext:value-type="float">
            <text:p>413.3</text:p>
          </table:table-cell>
          <table:table-cell office:value-type="float" office:value="79.62505555304" calcext:value-type="float">
            <text:p>79.62505555304</text:p>
          </table:table-cell>
          <table:table-cell office:value-type="float" office:value="325.28567998988" calcext:value-type="float">
            <text:p>325.28567998988</text:p>
          </table:table-cell>
          <table:table-cell office:value-type="float" office:value="270.5097271666" calcext:value-type="float">
            <text:p>270.5097271666</text:p>
          </table:table-cell>
          <table:table-cell office:value-type="float" office:value="406.97215403192" calcext:value-type="float">
            <text:p>406.97215403192</text:p>
          </table:table-cell>
          <table:table-cell table:formula="of:=ABS([.B40]-[.F40])" office:value-type="float" office:value="0.201978629963094" calcext:value-type="float">
            <text:p>0.201978629963094</text:p>
          </table:table-cell>
          <table:table-cell table:formula="of:=ABS([.C40]-[.G40])" office:value-type="float" office:value="0.855872297572034" calcext:value-type="float">
            <text:p>0.855872297572034</text:p>
          </table:table-cell>
          <table:table-cell table:formula="of:=[.D40]-[.H40]" office:value-type="float" office:value="4.11238821801499" calcext:value-type="float">
            <text:p>4.11238821801499</text:p>
          </table:table-cell>
          <table:table-cell table:formula="of:=[.E40]-[.I40]" office:value-type="float" office:value="6.303807506542" calcext:value-type="float">
            <text:p>6.303807506542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6923076923077" calcext:value-type="float">
            <text:p>72.7</text:p>
          </table:table-cell>
          <table:table-cell table:style-name="ce2" office:value-type="float" office:value="316.352884615385" calcext:value-type="float">
            <text:p>316.4</text:p>
          </table:table-cell>
          <table:table-cell table:style-name="ce7" office:value-type="float" office:value="258.468269230769" calcext:value-type="float">
            <text:p>258.5</text:p>
          </table:table-cell>
          <table:table-cell table:style-name="ce7" office:value-type="float" office:value="411.929807692308" calcext:value-type="float">
            <text:p>411.9</text:p>
          </table:table-cell>
          <table:table-cell office:value-type="float" office:value="71.742176586692" calcext:value-type="float">
            <text:p>71.742176586692</text:p>
          </table:table-cell>
          <table:table-cell office:value-type="float" office:value="316.91744420213" calcext:value-type="float">
            <text:p>316.91744420213</text:p>
          </table:table-cell>
          <table:table-cell office:value-type="float" office:value="255.00780362355" calcext:value-type="float">
            <text:p>255.00780362355</text:p>
          </table:table-cell>
          <table:table-cell office:value-type="float" office:value="406.00399144079" calcext:value-type="float">
            <text:p>406.00399144079</text:p>
          </table:table-cell>
          <table:table-cell table:formula="of:=ABS([.B41]-[.F41])" office:value-type="float" office:value="0.950131105615697" calcext:value-type="float">
            <text:p>0.950131105615697</text:p>
          </table:table-cell>
          <table:table-cell table:formula="of:=ABS([.C41]-[.G41])" office:value-type="float" office:value="0.56455958674502" calcext:value-type="float">
            <text:p>0.56455958674502</text:p>
          </table:table-cell>
          <table:table-cell table:formula="of:=[.D41]-[.H41]" office:value-type="float" office:value="3.46046560721902" calcext:value-type="float">
            <text:p>3.46046560721902</text:p>
          </table:table-cell>
          <table:table-cell table:formula="of:=[.E41]-[.I41]" office:value-type="float" office:value="5.92581625151797" calcext:value-type="float">
            <text:p>5.92581625151797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153846153846" calcext:value-type="float">
            <text:p>64.6</text:p>
          </table:table-cell>
          <table:table-cell table:style-name="ce2" office:value-type="float" office:value="308.275961538462" calcext:value-type="float">
            <text:p>308.3</text:p>
          </table:table-cell>
          <table:table-cell table:style-name="ce7" office:value-type="float" office:value="240.968269230769" calcext:value-type="float">
            <text:p>241.0</text:p>
          </table:table-cell>
          <table:table-cell table:style-name="ce7" office:value-type="float" office:value="409.2375" calcext:value-type="float">
            <text:p>409.2</text:p>
          </table:table-cell>
          <table:table-cell office:value-type="float" office:value="64.639702486205" calcext:value-type="float">
            <text:p>64.639702486205</text:p>
          </table:table-cell>
          <table:table-cell office:value-type="float" office:value="308.76448801169" calcext:value-type="float">
            <text:p>308.76448801169</text:p>
          </table:table-cell>
          <table:table-cell office:value-type="float" office:value="238.82537321028" calcext:value-type="float">
            <text:p>238.82537321028</text:p>
          </table:table-cell>
          <table:table-cell office:value-type="float" office:value="403.1945378982" calcext:value-type="float">
            <text:p>403.1945378982</text:p>
          </table:table-cell>
          <table:table-cell table:formula="of:=ABS([.B42]-[.F42])" office:value-type="float" office:value="0.024317870820397" calcext:value-type="float">
            <text:p>0.024317870820397</text:p>
          </table:table-cell>
          <table:table-cell table:formula="of:=ABS([.C42]-[.G42])" office:value-type="float" office:value="0.488526473227978" calcext:value-type="float">
            <text:p>0.488526473227978</text:p>
          </table:table-cell>
          <table:table-cell table:formula="of:=[.D42]-[.H42]" office:value-type="float" office:value="2.14289602048902" calcext:value-type="float">
            <text:p>2.14289602048902</text:p>
          </table:table-cell>
          <table:table-cell table:formula="of:=[.E42]-[.I42]" office:value-type="float" office:value="6.04296210180002" calcext:value-type="float">
            <text:p>6.04296210180002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300.199038461538" calcext:value-type="float">
            <text:p>300.2</text:p>
          </table:table-cell>
          <table:table-cell table:style-name="ce7" office:value-type="float" office:value="224.814423076923" calcext:value-type="float">
            <text:p>224.8</text:p>
          </table:table-cell>
          <table:table-cell table:style-name="ce7" office:value-type="float" office:value="403.852884615385" calcext:value-type="float">
            <text:p>403.9</text:p>
          </table:table-cell>
          <table:table-cell office:value-type="float" office:value="58.240373184889" calcext:value-type="float">
            <text:p>58.240373184889</text:p>
          </table:table-cell>
          <table:table-cell office:value-type="float" office:value="300.82127317774" calcext:value-type="float">
            <text:p>300.82127317774</text:p>
          </table:table-cell>
          <table:table-cell office:value-type="float" office:value="222.4494417711" calcext:value-type="float">
            <text:p>222.4494417711</text:p>
          </table:table-cell>
          <table:table-cell office:value-type="float" office:value="398.9446913231" calcext:value-type="float">
            <text:p>398.9446913231</text:p>
          </table:table-cell>
          <table:table-cell table:formula="of:=ABS([.B43]-[.F43])" office:value-type="float" office:value="0.990396045880196" calcext:value-type="float">
            <text:p>0.990396045880196</text:p>
          </table:table-cell>
          <table:table-cell table:formula="of:=ABS([.C43]-[.G43])" office:value-type="float" office:value="0.622234716202001" calcext:value-type="float">
            <text:p>0.622234716202001</text:p>
          </table:table-cell>
          <table:table-cell table:formula="of:=[.D43]-[.H43]" office:value-type="float" office:value="2.36498130582299" calcext:value-type="float">
            <text:p>2.36498130582299</text:p>
          </table:table-cell>
          <table:table-cell table:formula="of:=[.E43]-[.I43]" office:value-type="float" office:value="4.90819329228498" calcext:value-type="float">
            <text:p>4.90819329228498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5" calcext:value-type="float">
            <text:p>52.5</text:p>
          </table:table-cell>
          <table:table-cell table:style-name="ce2" office:value-type="float" office:value="293.468269230769" calcext:value-type="float">
            <text:p>293.5</text:p>
          </table:table-cell>
          <table:table-cell table:style-name="ce7" office:value-type="float" office:value="207.314423076923" calcext:value-type="float">
            <text:p>207.3</text:p>
          </table:table-cell>
          <table:table-cell table:style-name="ce7" office:value-type="float" office:value="398.468269230769" calcext:value-type="float">
            <text:p>398.5</text:p>
          </table:table-cell>
          <table:table-cell office:value-type="float" office:value="52.474577361166" calcext:value-type="float">
            <text:p>52.474577361166</text:p>
          </table:table-cell>
          <table:table-cell office:value-type="float" office:value="293.08240393517" calcext:value-type="float">
            <text:p>293.08240393517</text:p>
          </table:table-cell>
          <table:table-cell office:value-type="float" office:value="206.24035789961" calcext:value-type="float">
            <text:p>206.24035789961</text:p>
          </table:table-cell>
          <table:table-cell office:value-type="float" office:value="393.5789447466" calcext:value-type="float">
            <text:p>393.5789447466</text:p>
          </table:table-cell>
          <table:table-cell table:formula="of:=ABS([.B44]-[.F44])" office:value-type="float" office:value="0.0254226388340015" calcext:value-type="float">
            <text:p>0.025422638834002</text:p>
          </table:table-cell>
          <table:table-cell table:formula="of:=ABS([.C44]-[.G44])" office:value-type="float" office:value="0.38586529559899" calcext:value-type="float">
            <text:p>0.38586529559899</text:p>
          </table:table-cell>
          <table:table-cell table:formula="of:=[.D44]-[.H44]" office:value-type="float" office:value="1.074065177313" calcext:value-type="float">
            <text:p>1.074065177313</text:p>
          </table:table-cell>
          <table:table-cell table:formula="of:=[.E44]-[.I44]" office:value-type="float" office:value="4.88932448416904" calcext:value-type="float">
            <text:p>4.88932448416904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1153846153846" calcext:value-type="float">
            <text:p>47.1</text:p>
          </table:table-cell>
          <table:table-cell table:style-name="ce2" office:value-type="float" office:value="285.391346153846" calcext:value-type="float">
            <text:p>285.4</text:p>
          </table:table-cell>
          <table:table-cell table:style-name="ce7" office:value-type="float" office:value="191.160576923077" calcext:value-type="float">
            <text:p>191.2</text:p>
          </table:table-cell>
          <table:table-cell table:style-name="ce7" office:value-type="float" office:value="391.7375" calcext:value-type="float">
            <text:p>391.7</text:p>
          </table:table-cell>
          <table:table-cell office:value-type="float" office:value="47.279595212955" calcext:value-type="float">
            <text:p>47.279595212955</text:p>
          </table:table-cell>
          <table:table-cell office:value-type="float" office:value="285.54262332925" calcext:value-type="float">
            <text:p>285.54262332925</text:p>
          </table:table-cell>
          <table:table-cell office:value-type="float" office:value="190.45488279392" calcext:value-type="float">
            <text:p>190.45488279392</text:p>
          </table:table-cell>
          <table:table-cell office:value-type="float" office:value="387.35622626456" calcext:value-type="float">
            <text:p>387.35622626456</text:p>
          </table:table-cell>
          <table:table-cell table:formula="of:=ABS([.B45]-[.F45])" office:value-type="float" office:value="0.164210597570403" calcext:value-type="float">
            <text:p>0.164210597570403</text:p>
          </table:table-cell>
          <table:table-cell table:formula="of:=ABS([.C45]-[.G45])" office:value-type="float" office:value="0.151277175404005" calcext:value-type="float">
            <text:p>0.151277175404005</text:p>
          </table:table-cell>
          <table:table-cell table:formula="of:=[.D45]-[.H45]" office:value-type="float" office:value="0.705694129156996" calcext:value-type="float">
            <text:p>0.705694129156996</text:p>
          </table:table-cell>
          <table:table-cell table:formula="of:=[.E45]-[.I45]" office:value-type="float" office:value="4.38127373544" calcext:value-type="float">
            <text:p>4.38127373544</text:p>
          </table:table-cell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278.660576923077" calcext:value-type="float">
            <text:p>278.7</text:p>
          </table:table-cell>
          <table:table-cell table:style-name="ce7" office:value-type="float" office:value="175.006730769231" calcext:value-type="float">
            <text:p>175.0</text:p>
          </table:table-cell>
          <table:table-cell table:style-name="ce7" office:value-type="float" office:value="383.660576923077" calcext:value-type="float">
            <text:p>383.7</text:p>
          </table:table-cell>
          <table:table-cell office:value-type="float" office:value="42.598916197373" calcext:value-type="float">
            <text:p>42.598916197373</text:p>
          </table:table-cell>
          <table:table-cell office:value-type="float" office:value="278.19680964465" calcext:value-type="float">
            <text:p>278.19680964465</text:p>
          </table:table-cell>
          <table:table-cell office:value-type="float" office:value="175.26644990719" calcext:value-type="float">
            <text:p>175.26644990719</text:p>
          </table:table-cell>
          <table:table-cell office:value-type="float" office:value="380.48001537152" calcext:value-type="float">
            <text:p>380.48001537152</text:p>
          </table:table-cell>
          <table:table-cell table:formula="of:=ABS([.B46]-[.F46])" office:value-type="float" office:value="0.478006879550101" calcext:value-type="float">
            <text:p>0.478006879550101</text:p>
          </table:table-cell>
          <table:table-cell table:formula="of:=ABS([.C46]-[.G46])" office:value-type="float" office:value="0.463767278426985" calcext:value-type="float">
            <text:p>0.463767278426985</text:p>
          </table:table-cell>
          <table:table-cell table:formula="of:=[.D46]-[.H46]" office:value-type="float" office:value="-0.259719137958996" calcext:value-type="float">
            <text:p>-0.259719137958996</text:p>
          </table:table-cell>
          <table:table-cell table:formula="of:=[.E46]-[.I46]" office:value-type="float" office:value="3.18056155155699" calcext:value-type="float">
            <text:p>3.18056155155699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.0384615384615" calcext:value-type="float">
            <text:p>39.0</text:p>
          </table:table-cell>
          <table:table-cell table:style-name="ce2" office:value-type="float" office:value="270.583653846154" calcext:value-type="float">
            <text:p>270.6</text:p>
          </table:table-cell>
          <table:table-cell table:style-name="ce7" office:value-type="float" office:value="160.199038461538" calcext:value-type="float">
            <text:p>160.2</text:p>
          </table:table-cell>
          <table:table-cell table:style-name="ce7" office:value-type="float" office:value="375.583653846154" calcext:value-type="float">
            <text:p>375.6</text:p>
          </table:table-cell>
          <table:table-cell office:value-type="float" office:value="38.381624314194" calcext:value-type="float">
            <text:p>38.381624314194</text:p>
          </table:table-cell>
          <table:table-cell office:value-type="float" office:value="271.0399729263" calcext:value-type="float">
            <text:p>271.0399729263</text:p>
          </table:table-cell>
          <table:table-cell office:value-type="float" office:value="160.78202511944" calcext:value-type="float">
            <text:p>160.78202511944</text:p>
          </table:table-cell>
          <table:table-cell office:value-type="float" office:value="373.10702397701" calcext:value-type="float">
            <text:p>373.10702397701</text:p>
          </table:table-cell>
          <table:table-cell table:formula="of:=ABS([.B47]-[.F47])" office:value-type="float" office:value="0.656837224267498" calcext:value-type="float">
            <text:p>0.656837224267498</text:p>
          </table:table-cell>
          <table:table-cell table:formula="of:=ABS([.C47]-[.G47])" office:value-type="float" office:value="0.456319080145988" calcext:value-type="float">
            <text:p>0.456319080145988</text:p>
          </table:table-cell>
          <table:table-cell table:formula="of:=[.D47]-[.H47]" office:value-type="float" office:value="-0.582986657901984" calcext:value-type="float">
            <text:p>-0.582986657901984</text:p>
          </table:table-cell>
          <table:table-cell table:formula="of:=[.E47]-[.I47]" office:value-type="float" office:value="2.47662986914401" calcext:value-type="float">
            <text:p>2.47662986914401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.0</text:p>
          </table:table-cell>
          <table:table-cell table:style-name="ce2" office:value-type="float" office:value="263.852884615385" calcext:value-type="float">
            <text:p>263.9</text:p>
          </table:table-cell>
          <table:table-cell table:style-name="ce7" office:value-type="float" office:value="145.391346153846" calcext:value-type="float">
            <text:p>145.4</text:p>
          </table:table-cell>
          <table:table-cell table:style-name="ce7" office:value-type="float" office:value="367.506730769231" calcext:value-type="float">
            <text:p>367.5</text:p>
          </table:table-cell>
          <table:table-cell office:value-type="float" office:value="34.581844246235" calcext:value-type="float">
            <text:p>34.581844246235</text:p>
          </table:table-cell>
          <table:table-cell office:value-type="float" office:value="264.06725158971" calcext:value-type="float">
            <text:p>264.06725158971</text:p>
          </table:table-cell>
          <table:table-cell office:value-type="float" office:value="147.05550668444" calcext:value-type="float">
            <text:p>147.05550668444</text:p>
          </table:table-cell>
          <table:table-cell office:value-type="float" office:value="365.35414460825" calcext:value-type="float">
            <text:p>365.35414460825</text:p>
          </table:table-cell>
          <table:table-cell table:formula="of:=ABS([.B48]-[.F48])" office:value-type="float" office:value="0.418155753764999" calcext:value-type="float">
            <text:p>0.418155753764999</text:p>
          </table:table-cell>
          <table:table-cell table:formula="of:=ABS([.C48]-[.G48])" office:value-type="float" office:value="0.214366974325003" calcext:value-type="float">
            <text:p>0.214366974325003</text:p>
          </table:table-cell>
          <table:table-cell table:formula="of:=[.D48]-[.H48]" office:value-type="float" office:value="-1.66416053059399" calcext:value-type="float">
            <text:p>-1.66416053059399</text:p>
          </table:table-cell>
          <table:table-cell table:formula="of:=[.E48]-[.I48]" office:value-type="float" office:value="2.152586160981" calcext:value-type="float">
            <text:p>2.152586160981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9615384615384" calcext:value-type="float">
            <text:p>31.0</text:p>
          </table:table-cell>
          <table:table-cell table:style-name="ce2" office:value-type="float" office:value="257.122115384615" calcext:value-type="float">
            <text:p>257.1</text:p>
          </table:table-cell>
          <table:table-cell table:style-name="ce7" office:value-type="float" office:value="133.275961538461" calcext:value-type="float">
            <text:p>133.3</text:p>
          </table:table-cell>
          <table:table-cell table:style-name="ce7" office:value-type="float" office:value="359.429807692308" calcext:value-type="float">
            <text:p>359.4</text:p>
          </table:table-cell>
          <table:table-cell office:value-type="float" office:value="31.158242331827" calcext:value-type="float">
            <text:p>31.158242331827</text:p>
          </table:table-cell>
          <table:table-cell office:value-type="float" office:value="257.27390911858" calcext:value-type="float">
            <text:p>257.27390911858</text:p>
          </table:table-cell>
          <table:table-cell office:value-type="float" office:value="134.09783195287" calcext:value-type="float">
            <text:p>134.09783195287</text:p>
          </table:table-cell>
          <table:table-cell office:value-type="float" office:value="357.30356261024" calcext:value-type="float">
            <text:p>357.30356261024</text:p>
          </table:table-cell>
          <table:table-cell table:formula="of:=ABS([.B49]-[.F49])" office:value-type="float" office:value="0.196703870288601" calcext:value-type="float">
            <text:p>0.196703870288601</text:p>
          </table:table-cell>
          <table:table-cell table:formula="of:=ABS([.C49]-[.G49])" office:value-type="float" office:value="0.151793733965008" calcext:value-type="float">
            <text:p>0.151793733965008</text:p>
          </table:table-cell>
          <table:table-cell table:formula="of:=[.D49]-[.H49]" office:value-type="float" office:value="-0.821870414409005" calcext:value-type="float">
            <text:p>-0.821870414409005</text:p>
          </table:table-cell>
          <table:table-cell table:formula="of:=[.E49]-[.I49]" office:value-type="float" office:value="2.12624508206795" calcext:value-type="float">
            <text:p>2.12624508206795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2692307692307" calcext:value-type="float">
            <text:p>28.3</text:p>
          </table:table-cell>
          <table:table-cell table:style-name="ce2" office:value-type="float" office:value="250.391346153846" calcext:value-type="float">
            <text:p>250.4</text:p>
          </table:table-cell>
          <table:table-cell table:style-name="ce7" office:value-type="float" office:value="121.160576923077" calcext:value-type="float">
            <text:p>121.2</text:p>
          </table:table-cell>
          <table:table-cell table:style-name="ce7" office:value-type="float" office:value="351.352884615385" calcext:value-type="float">
            <text:p>351.4</text:p>
          </table:table-cell>
          <table:table-cell office:value-type="float" office:value="28.073576941015" calcext:value-type="float">
            <text:p>28.073576941015</text:p>
          </table:table-cell>
          <table:table-cell office:value-type="float" office:value="250.65533084729" calcext:value-type="float">
            <text:p>250.65533084729</text:p>
          </table:table-cell>
          <table:table-cell office:value-type="float" office:value="121.88400964662" calcext:value-type="float">
            <text:p>121.88400964662</text:p>
          </table:table-cell>
          <table:table-cell office:value-type="float" office:value="349.00598925207" calcext:value-type="float">
            <text:p>349.00598925207</text:p>
          </table:table-cell>
          <table:table-cell table:formula="of:=ABS([.B50]-[.F50])" office:value-type="float" office:value="0.195653828215701" calcext:value-type="float">
            <text:p>0.195653828215701</text:p>
          </table:table-cell>
          <table:table-cell table:formula="of:=ABS([.C50]-[.G50])" office:value-type="float" office:value="0.263984693444002" calcext:value-type="float">
            <text:p>0.263984693444002</text:p>
          </table:table-cell>
          <table:table-cell table:formula="of:=[.D50]-[.H50]" office:value-type="float" office:value="-0.723432723542999" calcext:value-type="float">
            <text:p>-0.723432723542999</text:p>
          </table:table-cell>
          <table:table-cell table:formula="of:=[.E50]-[.I50]" office:value-type="float" office:value="2.34689536331501" calcext:value-type="float">
            <text:p>2.34689536331501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5769230769231" calcext:value-type="float">
            <text:p>25.6</text:p>
          </table:table-cell>
          <table:table-cell table:style-name="ce2" office:value-type="float" office:value="243.660576923077" calcext:value-type="float">
            <text:p>243.7</text:p>
          </table:table-cell>
          <table:table-cell table:style-name="ce7" office:value-type="float" office:value="109.045192307692" calcext:value-type="float">
            <text:p>109.0</text:p>
          </table:table-cell>
          <table:table-cell table:style-name="ce7" office:value-type="float" office:value="341.929807692308" calcext:value-type="float">
            <text:p>341.9</text:p>
          </table:table-cell>
          <table:table-cell office:value-type="float" office:value="25.29429336449" calcext:value-type="float">
            <text:p>25.29429336449</text:p>
          </table:table-cell>
          <table:table-cell office:value-type="float" office:value="244.20702082623" calcext:value-type="float">
            <text:p>244.20702082623</text:p>
          </table:table-cell>
          <table:table-cell office:value-type="float" office:value="110.35724449086" calcext:value-type="float">
            <text:p>110.35724449086</text:p>
          </table:table-cell>
          <table:table-cell office:value-type="float" office:value="340.48194814402" calcext:value-type="float">
            <text:p>340.48194814402</text:p>
          </table:table-cell>
          <table:table-cell table:formula="of:=ABS([.B51]-[.F51])" office:value-type="float" office:value="0.282629712433103" calcext:value-type="float">
            <text:p>0.282629712433103</text:p>
          </table:table-cell>
          <table:table-cell table:formula="of:=ABS([.C51]-[.G51])" office:value-type="float" office:value="0.546443903153005" calcext:value-type="float">
            <text:p>0.546443903153005</text:p>
          </table:table-cell>
          <table:table-cell table:formula="of:=[.D51]-[.H51]" office:value-type="float" office:value="-1.31205218316799" calcext:value-type="float">
            <text:p>-1.31205218316799</text:p>
          </table:table-cell>
          <table:table-cell table:formula="of:=[.E51]-[.I51]" office:value-type="float" office:value="1.44785954828797" calcext:value-type="float">
            <text:p>1.44785954828797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38.275961538462" calcext:value-type="float">
            <text:p>238.3</text:p>
          </table:table-cell>
          <table:table-cell table:style-name="ce7" office:value-type="float" office:value="99.6153846153846" calcext:value-type="float">
            <text:p>99.6</text:p>
          </table:table-cell>
          <table:table-cell table:style-name="ce7" office:value-type="float" office:value="333.852884615385" calcext:value-type="float">
            <text:p>333.9</text:p>
          </table:table-cell>
          <table:table-cell office:value-type="float" office:value="22.790158808518" calcext:value-type="float">
            <text:p>22.790158808518</text:p>
          </table:table-cell>
          <table:table-cell office:value-type="float" office:value="237.92459876768" calcext:value-type="float">
            <text:p>237.92459876768</text:p>
          </table:table-cell>
          <table:table-cell office:value-type="float" office:value="99.430203615061" calcext:value-type="float">
            <text:p>99.430203615061</text:p>
          </table:table-cell>
          <table:table-cell office:value-type="float" office:value="331.72096405241" calcext:value-type="float">
            <text:p>331.72096405241</text:p>
          </table:table-cell>
          <table:table-cell table:formula="of:=ABS([.B52]-[.F52])" office:value-type="float" office:value="0.0944565760974001" calcext:value-type="float">
            <text:p>0.0944565760974</text:p>
          </table:table-cell>
          <table:table-cell table:formula="of:=ABS([.C52]-[.G52])" office:value-type="float" office:value="0.351362770782003" calcext:value-type="float">
            <text:p>0.351362770782003</text:p>
          </table:table-cell>
          <table:table-cell table:formula="of:=[.D52]-[.H52]" office:value-type="float" office:value="0.185181000323595" calcext:value-type="float">
            <text:p>0.185181000323595</text:p>
          </table:table-cell>
          <table:table-cell table:formula="of:=[.E52]-[.I52]" office:value-type="float" office:value="2.13192056297498" calcext:value-type="float">
            <text:p>2.13192056297498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.5384615384615" calcext:value-type="float">
            <text:p>21.5</text:p>
          </table:table-cell>
          <table:table-cell table:style-name="ce2" office:value-type="float" office:value="231.545192307692" calcext:value-type="float">
            <text:p>231.5</text:p>
          </table:table-cell>
          <table:table-cell table:style-name="ce7" office:value-type="float" office:value="90.1923076923076" calcext:value-type="float">
            <text:p>90.2</text:p>
          </table:table-cell>
          <table:table-cell table:style-name="ce7" office:value-type="float" office:value="325.775961538462" calcext:value-type="float">
            <text:p>325.8</text:p>
          </table:table-cell>
          <table:table-cell office:value-type="float" office:value="20.533933525363" calcext:value-type="float">
            <text:p>20.533933525363</text:p>
          </table:table-cell>
          <table:table-cell office:value-type="float" office:value="231.80379707036" calcext:value-type="float">
            <text:p>231.80379707036</text:p>
          </table:table-cell>
          <table:table-cell office:value-type="float" office:value="89.586615371976" calcext:value-type="float">
            <text:p>89.586615371976</text:p>
          </table:table-cell>
          <table:table-cell office:value-type="float" office:value="323.1871754054" calcext:value-type="float">
            <text:p>323.1871754054</text:p>
          </table:table-cell>
          <table:table-cell table:formula="of:=ABS([.B53]-[.F53])" office:value-type="float" office:value="1.0045280130985" calcext:value-type="float">
            <text:p>1.0045280130985</text:p>
          </table:table-cell>
          <table:table-cell table:formula="of:=ABS([.C53]-[.G53])" office:value-type="float" office:value="0.258604762668" calcext:value-type="float">
            <text:p>0.258604762668</text:p>
          </table:table-cell>
          <table:table-cell table:formula="of:=[.D53]-[.H53]" office:value-type="float" office:value="0.605692320331599" calcext:value-type="float">
            <text:p>0.605692320331599</text:p>
          </table:table-cell>
          <table:table-cell table:formula="of:=[.E53]-[.I53]" office:value-type="float" office:value="2.588786133062" calcext:value-type="float">
            <text:p>2.588786133062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8461538461538" calcext:value-type="float">
            <text:p>18.8</text:p>
          </table:table-cell>
          <table:table-cell table:style-name="ce2" office:value-type="float" office:value="226.160576923077" calcext:value-type="float">
            <text:p>226.2</text:p>
          </table:table-cell>
          <table:table-cell table:style-name="ce7" office:value-type="float" office:value="80.7692307692307" calcext:value-type="float">
            <text:p>80.8</text:p>
          </table:table-cell>
          <table:table-cell table:style-name="ce7" office:value-type="float" office:value="317.699038461539" calcext:value-type="float">
            <text:p>317.7</text:p>
          </table:table-cell>
          <table:table-cell office:value-type="float" office:value="18.50107450179" calcext:value-type="float">
            <text:p>18.50107450179</text:p>
          </table:table-cell>
          <table:table-cell office:value-type="float" office:value="225.84045792048" calcext:value-type="float">
            <text:p>225.84045792048</text:p>
          </table:table-cell>
          <table:table-cell office:value-type="float" office:value="80.717542175391" calcext:value-type="float">
            <text:p>80.717542175391</text:p>
          </table:table-cell>
          <table:table-cell office:value-type="float" office:value="314.87292533619" calcext:value-type="float">
            <text:p>314.87292533619</text:p>
          </table:table-cell>
          <table:table-cell table:formula="of:=ABS([.B54]-[.F54])" office:value-type="float" office:value="0.3450793443638" calcext:value-type="float">
            <text:p>0.3450793443638</text:p>
          </table:table-cell>
          <table:table-cell table:formula="of:=ABS([.C54]-[.G54])" office:value-type="float" office:value="0.320119002597011" calcext:value-type="float">
            <text:p>0.320119002597011</text:p>
          </table:table-cell>
          <table:table-cell table:formula="of:=[.D54]-[.H54]" office:value-type="float" office:value="0.0516885938396996" calcext:value-type="float">
            <text:p>0.0516885938397</text:p>
          </table:table-cell>
          <table:table-cell table:formula="of:=[.E54]-[.I54]" office:value-type="float" office:value="2.82611312534897" calcext:value-type="float">
            <text:p>2.82611312534897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219.429807692308" calcext:value-type="float">
            <text:p>219.4</text:p>
          </table:table-cell>
          <table:table-cell table:style-name="ce7" office:value-type="float" office:value="74.0384615384615" calcext:value-type="float">
            <text:p>74.0</text:p>
          </table:table-cell>
          <table:table-cell table:style-name="ce7" office:value-type="float" office:value="309.622115384616" calcext:value-type="float">
            <text:p>309.6</text:p>
          </table:table-cell>
          <table:table-cell office:value-type="float" office:value="16.669468482403" calcext:value-type="float">
            <text:p>16.669468482403</text:p>
          </table:table-cell>
          <table:table-cell office:value-type="float" office:value="220.03053046732" calcext:value-type="float">
            <text:p>220.03053046732</text:p>
          </table:table-cell>
          <table:table-cell office:value-type="float" office:value="72.726507054469" calcext:value-type="float">
            <text:p>72.726507054469</text:p>
          </table:table-cell>
          <table:table-cell office:value-type="float" office:value="306.77256603825" calcext:value-type="float">
            <text:p>306.77256603825</text:p>
          </table:table-cell>
          <table:table-cell table:formula="of:=ABS([.B55]-[.F55])" office:value-type="float" office:value="0.830531517596999" calcext:value-type="float">
            <text:p>0.830531517596999</text:p>
          </table:table-cell>
          <table:table-cell table:formula="of:=ABS([.C55]-[.G55])" office:value-type="float" office:value="0.600722775012002" calcext:value-type="float">
            <text:p>0.600722775012002</text:p>
          </table:table-cell>
          <table:table-cell table:formula="of:=[.D55]-[.H55]" office:value-type="float" office:value="1.31195448399251" calcext:value-type="float">
            <text:p>1.31195448399251</text:p>
          </table:table-cell>
          <table:table-cell table:formula="of:=[.E55]-[.I55]" office:value-type="float" office:value="2.84954934636602" calcext:value-type="float">
            <text:p>2.84954934636602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1538461538461" calcext:value-type="float">
            <text:p>16.2</text:p>
          </table:table-cell>
          <table:table-cell table:style-name="ce2" office:value-type="float" office:value="214.045192307692" calcext:value-type="float">
            <text:p>214.0</text:p>
          </table:table-cell>
          <table:table-cell table:style-name="ce7" office:value-type="float" office:value="65.9615384615384" calcext:value-type="float">
            <text:p>66.0</text:p>
          </table:table-cell>
          <table:table-cell table:style-name="ce7" office:value-type="float" office:value="301.545192307693" calcext:value-type="float">
            <text:p>301.5</text:p>
          </table:table-cell>
          <table:table-cell office:value-type="float" office:value="15.019191423662" calcext:value-type="float">
            <text:p>15.019191423662</text:p>
          </table:table-cell>
          <table:table-cell office:value-type="float" office:value="214.37006807158" calcext:value-type="float">
            <text:p>214.37006807158</text:p>
          </table:table-cell>
          <table:table-cell office:value-type="float" office:value="65.526584256628" calcext:value-type="float">
            <text:p>65.526584256628</text:p>
          </table:table-cell>
          <table:table-cell office:value-type="float" office:value="298.88059499943" calcext:value-type="float">
            <text:p>298.88059499943</text:p>
          </table:table-cell>
          <table:table-cell table:formula="of:=ABS([.B56]-[.F56])" office:value-type="float" office:value="1.1346547301841" calcext:value-type="float">
            <text:p>1.1346547301841</text:p>
          </table:table-cell>
          <table:table-cell table:formula="of:=ABS([.C56]-[.G56])" office:value-type="float" office:value="0.324875763888002" calcext:value-type="float">
            <text:p>0.324875763888002</text:p>
          </table:table-cell>
          <table:table-cell table:formula="of:=[.D56]-[.H56]" office:value-type="float" office:value="0.434954204910397" calcext:value-type="float">
            <text:p>0.434954204910397</text:p>
          </table:table-cell>
          <table:table-cell table:formula="of:=[.E56]-[.I56]" office:value-type="float" office:value="2.66459730826301" calcext:value-type="float">
            <text:p>2.66459730826301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4615384615384" calcext:value-type="float">
            <text:p>13.5</text:p>
          </table:table-cell>
          <table:table-cell table:style-name="ce2" office:value-type="float" office:value="208.660576923077" calcext:value-type="float">
            <text:p>208.7</text:p>
          </table:table-cell>
          <table:table-cell table:style-name="ce7" office:value-type="float" office:value="60.576923076923" calcext:value-type="float">
            <text:p>60.6</text:p>
          </table:table-cell>
          <table:table-cell table:style-name="ce7" office:value-type="float" office:value="294.814423076923" calcext:value-type="float">
            <text:p>294.8</text:p>
          </table:table-cell>
          <table:table-cell office:value-type="float" office:value="13.532291761956" calcext:value-type="float">
            <text:p>13.532291761956</text:p>
          </table:table-cell>
          <table:table-cell office:value-type="float" office:value="208.85522562443" calcext:value-type="float">
            <text:p>208.85522562443</text:p>
          </table:table-cell>
          <table:table-cell office:value-type="float" office:value="59.03945367712" calcext:value-type="float">
            <text:p>59.03945367712</text:p>
          </table:table-cell>
          <table:table-cell office:value-type="float" office:value="291.19165126414" calcext:value-type="float">
            <text:p>291.19165126414</text:p>
          </table:table-cell>
          <table:table-cell table:formula="of:=ABS([.B57]-[.F57])" office:value-type="float" office:value="0.0707533004176" calcext:value-type="float">
            <text:p>0.0707533004176</text:p>
          </table:table-cell>
          <table:table-cell table:formula="of:=ABS([.C57]-[.G57])" office:value-type="float" office:value="0.194648701353003" calcext:value-type="float">
            <text:p>0.194648701353003</text:p>
          </table:table-cell>
          <table:table-cell table:formula="of:=[.D57]-[.H57]" office:value-type="float" office:value="1.537469399803" calcext:value-type="float">
            <text:p>1.537469399803</text:p>
          </table:table-cell>
          <table:table-cell table:formula="of:=[.E57]-[.I57]" office:value-type="float" office:value="3.62277181278301" calcext:value-type="float">
            <text:p>3.62277181278301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203.275961538462" calcext:value-type="float">
            <text:p>203.3</text:p>
          </table:table-cell>
          <table:table-cell table:style-name="ce7" office:value-type="float" office:value="53.8461538461538" calcext:value-type="float">
            <text:p>53.8</text:p>
          </table:table-cell>
          <table:table-cell table:style-name="ce7" office:value-type="float" office:value="286.7375" calcext:value-type="float">
            <text:p>286.7</text:p>
          </table:table-cell>
          <table:table-cell office:value-type="float" office:value="12.192595138124" calcext:value-type="float">
            <text:p>12.192595138124</text:p>
          </table:table-cell>
          <table:table-cell office:value-type="float" office:value="203.48225693554" calcext:value-type="float">
            <text:p>203.48225693554</text:p>
          </table:table-cell>
          <table:table-cell office:value-type="float" office:value="53.194548900054" calcext:value-type="float">
            <text:p>53.194548900054</text:p>
          </table:table-cell>
          <table:table-cell office:value-type="float" office:value="283.70051179166" calcext:value-type="float">
            <text:p>283.70051179166</text:p>
          </table:table-cell>
          <table:table-cell table:formula="of:=ABS([.B58]-[.F58])" office:value-type="float" office:value="0.0772105227393993" calcext:value-type="float">
            <text:p>0.077210522739399</text:p>
          </table:table-cell>
          <table:table-cell table:formula="of:=ABS([.C58]-[.G58])" office:value-type="float" office:value="0.20629539707798" calcext:value-type="float">
            <text:p>0.20629539707798</text:p>
          </table:table-cell>
          <table:table-cell table:formula="of:=[.D58]-[.H58]" office:value-type="float" office:value="0.651604946099795" calcext:value-type="float">
            <text:p>0.651604946099795</text:p>
          </table:table-cell>
          <table:table-cell table:formula="of:=[.E58]-[.I58]" office:value-type="float" office:value="3.03698820834001" calcext:value-type="float">
            <text:p>3.03698820834001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97.891346153846" calcext:value-type="float">
            <text:p>197.9</text:p>
          </table:table-cell>
          <table:table-cell table:style-name="ce7" office:value-type="float" office:value="48.4615384615384" calcext:value-type="float">
            <text:p>48.5</text:p>
          </table:table-cell>
          <table:table-cell table:style-name="ce7" office:value-type="float" office:value="280.006730769231" calcext:value-type="float">
            <text:p>280.0</text:p>
          </table:table-cell>
          <table:table-cell office:value-type="float" office:value="10.985528454253" calcext:value-type="float">
            <text:p>10.985528454253</text:p>
          </table:table-cell>
          <table:table-cell office:value-type="float" office:value="198.24751218836" calcext:value-type="float">
            <text:p>198.24751218836</text:p>
          </table:table-cell>
          <table:table-cell office:value-type="float" office:value="47.928289583359" calcext:value-type="float">
            <text:p>47.928289583359</text:p>
          </table:table-cell>
          <table:table-cell office:value-type="float" office:value="276.40208790822" calcext:value-type="float">
            <text:p>276.40208790822</text:p>
          </table:table-cell>
          <table:table-cell table:formula="of:=ABS([.B59]-[.F59])" office:value-type="float" office:value="1.1298561611316" calcext:value-type="float">
            <text:p>1.1298561611316</text:p>
          </table:table-cell>
          <table:table-cell table:formula="of:=ABS([.C59]-[.G59])" office:value-type="float" office:value="0.35616603451399" calcext:value-type="float">
            <text:p>0.35616603451399</text:p>
          </table:table-cell>
          <table:table-cell table:formula="of:=[.D59]-[.H59]" office:value-type="float" office:value="0.5332488781794" calcext:value-type="float">
            <text:p>0.5332488781794</text:p>
          </table:table-cell>
          <table:table-cell table:formula="of:=[.E59]-[.I59]" office:value-type="float" office:value="3.60464286101103" calcext:value-type="float">
            <text:p>3.60464286101103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692307692308" calcext:value-type="float">
            <text:p>10.8</text:p>
          </table:table-cell>
          <table:table-cell table:style-name="ce2" office:value-type="float" office:value="193.852884615385" calcext:value-type="float">
            <text:p>193.9</text:p>
          </table:table-cell>
          <table:table-cell table:style-name="ce7" office:value-type="float" office:value="44.4230769230768" calcext:value-type="float">
            <text:p>44.4</text:p>
          </table:table-cell>
          <table:table-cell table:style-name="ce7" office:value-type="float" office:value="271.929807692308" calcext:value-type="float">
            <text:p>271.9</text:p>
          </table:table-cell>
          <table:table-cell office:value-type="float" office:value="9.8979613488386" calcext:value-type="float">
            <text:p>9.8979613488386</text:p>
          </table:table-cell>
          <table:table-cell office:value-type="float" office:value="193.14743546079" calcext:value-type="float">
            <text:p>193.14743546079</text:p>
          </table:table-cell>
          <table:table-cell office:value-type="float" office:value="43.183389837599" calcext:value-type="float">
            <text:p>43.183389837599</text:p>
          </table:table-cell>
          <table:table-cell office:value-type="float" office:value="269.29142185027" calcext:value-type="float">
            <text:p>269.29142185027</text:p>
          </table:table-cell>
          <table:table-cell table:formula="of:=ABS([.B60]-[.F60])" office:value-type="float" office:value="0.871269420392201" calcext:value-type="float">
            <text:p>0.871269420392201</text:p>
          </table:table-cell>
          <table:table-cell table:formula="of:=ABS([.C60]-[.G60])" office:value-type="float" office:value="0.705449154594987" calcext:value-type="float">
            <text:p>0.705449154594987</text:p>
          </table:table-cell>
          <table:table-cell table:formula="of:=[.D60]-[.H60]" office:value-type="float" office:value="1.2396870854778" calcext:value-type="float">
            <text:p>1.2396870854778</text:p>
          </table:table-cell>
          <table:table-cell table:formula="of:=[.E60]-[.I60]" office:value-type="float" office:value="2.63838584203796" calcext:value-type="float">
            <text:p>2.63838584203796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42307692307691" calcext:value-type="float">
            <text:p>9.4</text:p>
          </table:table-cell>
          <table:table-cell table:style-name="ce2" office:value-type="float" office:value="188.468269230769" calcext:value-type="float">
            <text:p>188.5</text:p>
          </table:table-cell>
          <table:table-cell table:style-name="ce7" office:value-type="float" office:value="40.3846153846153" calcext:value-type="float">
            <text:p>40.4</text:p>
          </table:table-cell>
          <table:table-cell table:style-name="ce7" office:value-type="float" office:value="265.199038461539" calcext:value-type="float">
            <text:p>265.2</text:p>
          </table:table-cell>
          <table:table-cell office:value-type="float" office:value="8.9180633659165" calcext:value-type="float">
            <text:p>8.9180633659165</text:p>
          </table:table-cell>
          <table:table-cell office:value-type="float" office:value="188.1785623097" calcext:value-type="float">
            <text:p>188.1785623097</text:p>
          </table:table-cell>
          <table:table-cell office:value-type="float" office:value="38.908235075294" calcext:value-type="float">
            <text:p>38.908235075294</text:p>
          </table:table-cell>
          <table:table-cell office:value-type="float" office:value="262.3636833967" calcext:value-type="float">
            <text:p>262.3636833967</text:p>
          </table:table-cell>
          <table:table-cell table:formula="of:=ABS([.B61]-[.F61])" office:value-type="float" office:value="0.505013557160408" calcext:value-type="float">
            <text:p>0.505013557160408</text:p>
          </table:table-cell>
          <table:table-cell table:formula="of:=ABS([.C61]-[.G61])" office:value-type="float" office:value="0.289706921069012" calcext:value-type="float">
            <text:p>0.289706921069012</text:p>
          </table:table-cell>
          <table:table-cell table:formula="of:=[.D61]-[.H61]" office:value-type="float" office:value="1.4763803093213" calcext:value-type="float">
            <text:p>1.4763803093213</text:p>
          </table:table-cell>
          <table:table-cell table:formula="of:=[.E61]-[.I61]" office:value-type="float" office:value="2.83535506483895" calcext:value-type="float">
            <text:p>2.83535506483895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83.083653846154" calcext:value-type="float">
            <text:p>183.1</text:p>
          </table:table-cell>
          <table:table-cell table:style-name="ce7" office:value-type="float" office:value="36.3461538461538" calcext:value-type="float">
            <text:p>36.3</text:p>
          </table:table-cell>
          <table:table-cell table:style-name="ce7" office:value-type="float" office:value="258.468269230769" calcext:value-type="float">
            <text:p>258.5</text:p>
          </table:table-cell>
          <table:table-cell office:value-type="float" office:value="8.0351752644329" calcext:value-type="float">
            <text:p>8.0351752644329</text:p>
          </table:table-cell>
          <table:table-cell office:value-type="float" office:value="183.33751741754" calcext:value-type="float">
            <text:p>183.33751741754</text:p>
          </table:table-cell>
          <table:table-cell office:value-type="float" office:value="35.056320552126" calcext:value-type="float">
            <text:p>35.056320552126</text:p>
          </table:table-cell>
          <table:table-cell office:value-type="float" office:value="255.61416658773" calcext:value-type="float">
            <text:p>255.61416658773</text:p>
          </table:table-cell>
          <table:table-cell table:formula="of:=ABS([.B62]-[.F62])" office:value-type="float" office:value="0.0417478124901702" calcext:value-type="float">
            <text:p>0.04174781249017</text:p>
          </table:table-cell>
          <table:table-cell table:formula="of:=ABS([.C62]-[.G62])" office:value-type="float" office:value="0.253863571386006" calcext:value-type="float">
            <text:p>0.253863571386006</text:p>
          </table:table-cell>
          <table:table-cell table:formula="of:=[.D62]-[.H62]" office:value-type="float" office:value="1.28983329402779" calcext:value-type="float">
            <text:p>1.28983329402779</text:p>
          </table:table-cell>
          <table:table-cell table:formula="of:=[.E62]-[.I62]" office:value-type="float" office:value="2.854102643039" calcext:value-type="float">
            <text:p>2.854102643039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79.045192307692" calcext:value-type="float">
            <text:p>179.0</text:p>
          </table:table-cell>
          <table:table-cell table:style-name="ce7" office:value-type="float" office:value="32.3076923076922" calcext:value-type="float">
            <text:p>32.3</text:p>
          </table:table-cell>
          <table:table-cell table:style-name="ce7" office:value-type="float" office:value="251.7375" calcext:value-type="float">
            <text:p>251.7</text:p>
          </table:table-cell>
          <table:table-cell office:value-type="float" office:value="7.2396930679938" calcext:value-type="float">
            <text:p>7.2396930679938</text:p>
          </table:table-cell>
          <table:table-cell office:value-type="float" office:value="178.62101229952" calcext:value-type="float">
            <text:p>178.62101229952</text:p>
          </table:table-cell>
          <table:table-cell office:value-type="float" office:value="31.585745492573" calcext:value-type="float">
            <text:p>31.585745492573</text:p>
          </table:table-cell>
          <table:table-cell office:value-type="float" office:value="249.0382865282" calcext:value-type="float">
            <text:p>249.0382865282</text:p>
          </table:table-cell>
          <table:table-cell table:formula="of:=ABS([.B63]-[.F63])" office:value-type="float" office:value="0.83723000892927" calcext:value-type="float">
            <text:p>0.83723000892927</text:p>
          </table:table-cell>
          <table:table-cell table:formula="of:=ABS([.C63]-[.G63])" office:value-type="float" office:value="0.424180008171987" calcext:value-type="float">
            <text:p>0.424180008171987</text:p>
          </table:table-cell>
          <table:table-cell table:formula="of:=[.D63]-[.H63]" office:value-type="float" office:value="0.7219468151192" calcext:value-type="float">
            <text:p>0.7219468151192</text:p>
          </table:table-cell>
          <table:table-cell table:formula="of:=[.E63]-[.I63]" office:value-type="float" office:value="2.69921347180002" calcext:value-type="float">
            <text:p>2.69921347180002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73.660576923077" calcext:value-type="float">
            <text:p>173.7</text:p>
          </table:table-cell>
          <table:table-cell table:style-name="ce7" office:value-type="float" office:value="29.6153846153845" calcext:value-type="float">
            <text:p>29.6</text:p>
          </table:table-cell>
          <table:table-cell table:style-name="ce7" office:value-type="float" office:value="245.006730769231" calcext:value-type="float">
            <text:p>245.0</text:p>
          </table:table-cell>
          <table:table-cell office:value-type="float" office:value="6.522963593683" calcext:value-type="float">
            <text:p>6.522963593683</text:p>
          </table:table-cell>
          <table:table-cell office:value-type="float" office:value="174.02584306976" calcext:value-type="float">
            <text:p>174.02584306976</text:p>
          </table:table-cell>
          <table:table-cell office:value-type="float" office:value="28.45875729708" calcext:value-type="float">
            <text:p>28.45875729708</text:p>
          </table:table-cell>
          <table:table-cell office:value-type="float" office:value="242.63157627305" calcext:value-type="float">
            <text:p>242.63157627305</text:p>
          </table:table-cell>
          <table:table-cell table:formula="of:=ABS([.B64]-[.F64])" office:value-type="float" office:value="0.20780563708622" calcext:value-type="float">
            <text:p>0.20780563708622</text:p>
          </table:table-cell>
          <table:table-cell table:formula="of:=ABS([.C64]-[.G64])" office:value-type="float" office:value="0.365266146682984" calcext:value-type="float">
            <text:p>0.365266146682984</text:p>
          </table:table-cell>
          <table:table-cell table:formula="of:=[.D64]-[.H64]" office:value-type="float" office:value="1.1566273183045" calcext:value-type="float">
            <text:p>1.1566273183045</text:p>
          </table:table-cell>
          <table:table-cell table:formula="of:=[.E64]-[.I64]" office:value-type="float" office:value="2.37515449618101" calcext:value-type="float">
            <text:p>2.37515449618101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69.622115384615" calcext:value-type="float">
            <text:p>169.6</text:p>
          </table:table-cell>
          <table:table-cell table:style-name="ce7" office:value-type="float" office:value="26.9230769230768" calcext:value-type="float">
            <text:p>26.9</text:p>
          </table:table-cell>
          <table:table-cell table:style-name="ce7" office:value-type="float" office:value="239.622115384616" calcext:value-type="float">
            <text:p>239.6</text:p>
          </table:table-cell>
          <table:table-cell office:value-type="float" office:value="5.8771903235262" calcext:value-type="float">
            <text:p>5.8771903235262</text:p>
          </table:table-cell>
          <table:table-cell office:value-type="float" office:value="169.54888826494" calcext:value-type="float">
            <text:p>169.54888826494</text:p>
          </table:table-cell>
          <table:table-cell office:value-type="float" office:value="25.641340872722" calcext:value-type="float">
            <text:p>25.641340872722</text:p>
          </table:table-cell>
          <table:table-cell office:value-type="float" office:value="236.38968379297" calcext:value-type="float">
            <text:p>236.38968379297</text:p>
          </table:table-cell>
          <table:table-cell table:formula="of:=ABS([.B65]-[.F65])" office:value-type="float" office:value="0.85357890724302" calcext:value-type="float">
            <text:p>0.85357890724302</text:p>
          </table:table-cell>
          <table:table-cell table:formula="of:=ABS([.C65]-[.G65])" office:value-type="float" office:value="0.0732271196750105" calcext:value-type="float">
            <text:p>0.073227119675011</text:p>
          </table:table-cell>
          <table:table-cell table:formula="of:=[.D65]-[.H65]" office:value-type="float" office:value="1.2817360503548" calcext:value-type="float">
            <text:p>1.2817360503548</text:p>
          </table:table-cell>
          <table:table-cell table:formula="of:=[.E65]-[.I65]" office:value-type="float" office:value="3.23243159164599" calcext:value-type="float">
            <text:p>3.23243159164599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5.583653846154" calcext:value-type="float">
            <text:p>165.6</text:p>
          </table:table-cell>
          <table:table-cell table:style-name="ce7" office:value-type="float" office:value="24.2307692307692" calcext:value-type="float">
            <text:p>24.2</text:p>
          </table:table-cell>
          <table:table-cell table:style-name="ce7" office:value-type="float" office:value="232.891346153846" calcext:value-type="float">
            <text:p>232.9</text:p>
          </table:table-cell>
          <table:table-cell office:value-type="float" office:value="5.2953485946788" calcext:value-type="float">
            <text:p>5.2953485946788</text:p>
          </table:table-cell>
          <table:table-cell office:value-type="float" office:value="165.18710672388" calcext:value-type="float">
            <text:p>165.18710672388</text:p>
          </table:table-cell>
          <table:table-cell office:value-type="float" office:value="23.102848620118" calcext:value-type="float">
            <text:p>23.102848620118</text:p>
          </table:table-cell>
          <table:table-cell office:value-type="float" office:value="230.30836901811" calcext:value-type="float">
            <text:p>230.30836901811</text:p>
          </table:table-cell>
          <table:table-cell table:formula="of:=ABS([.B66]-[.F66])" office:value-type="float" office:value="0.0892667899365698" calcext:value-type="float">
            <text:p>0.08926678993657</text:p>
          </table:table-cell>
          <table:table-cell table:formula="of:=ABS([.C66]-[.G66])" office:value-type="float" office:value="0.396547122274001" calcext:value-type="float">
            <text:p>0.396547122274001</text:p>
          </table:table-cell>
          <table:table-cell table:formula="of:=[.D66]-[.H66]" office:value-type="float" office:value="1.1279206106512" calcext:value-type="float">
            <text:p>1.1279206106512</text:p>
          </table:table-cell>
          <table:table-cell table:formula="of:=[.E66]-[.I66]" office:value-type="float" office:value="2.582977135736" calcext:value-type="float">
            <text:p>2.582977135736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1.545192307692" calcext:value-type="float">
            <text:p>161.5</text:p>
          </table:table-cell>
          <table:table-cell table:style-name="ce7" office:value-type="float" office:value="21.5384615384615" calcext:value-type="float">
            <text:p>21.5</text:p>
          </table:table-cell>
          <table:table-cell table:style-name="ce7" office:value-type="float" office:value="227.506730769231" calcext:value-type="float">
            <text:p>227.5</text:p>
          </table:table-cell>
          <table:table-cell office:value-type="float" office:value="4.7711091857824" calcext:value-type="float">
            <text:p>4.7711091857824</text:p>
          </table:table-cell>
          <table:table-cell office:value-type="float" office:value="160.93753552171" calcext:value-type="float">
            <text:p>160.93753552171</text:p>
          </table:table-cell>
          <table:table-cell office:value-type="float" office:value="20.815667051636" calcext:value-type="float">
            <text:p>20.815667051636</text:p>
          </table:table-cell>
          <table:table-cell office:value-type="float" office:value="224.38350095784" calcext:value-type="float">
            <text:p>224.38350095784</text:p>
          </table:table-cell>
          <table:table-cell table:formula="of:=ABS([.B67]-[.F67])" office:value-type="float" office:value="0.61350619883297" calcext:value-type="float">
            <text:p>0.61350619883297</text:p>
          </table:table-cell>
          <table:table-cell table:formula="of:=ABS([.C67]-[.G67])" office:value-type="float" office:value="0.607656785981988" calcext:value-type="float">
            <text:p>0.607656785981988</text:p>
          </table:table-cell>
          <table:table-cell table:formula="of:=[.D67]-[.H67]" office:value-type="float" office:value="0.722794486825499" calcext:value-type="float">
            <text:p>0.722794486825499</text:p>
          </table:table-cell>
          <table:table-cell table:formula="of:=[.E67]-[.I67]" office:value-type="float" office:value="3.12322981139101" calcext:value-type="float">
            <text:p>3.12322981139101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57.506730769231" calcext:value-type="float">
            <text:p>157.5</text:p>
          </table:table-cell>
          <table:table-cell table:style-name="ce7" office:value-type="float" office:value="20.1923076923076" calcext:value-type="float">
            <text:p>20.2</text:p>
          </table:table-cell>
          <table:table-cell table:style-name="ce7" office:value-type="float" office:value="220.775961538462" calcext:value-type="float">
            <text:p>220.8</text:p>
          </table:table-cell>
          <table:table-cell office:value-type="float" office:value="4.2987694682709" calcext:value-type="float">
            <text:p>4.2987694682709</text:p>
          </table:table-cell>
          <table:table-cell office:value-type="float" office:value="156.79728795721" calcext:value-type="float">
            <text:p>156.79728795721</text:p>
          </table:table-cell>
          <table:table-cell office:value-type="float" office:value="18.754916414388" calcext:value-type="float">
            <text:p>18.754916414388</text:p>
          </table:table-cell>
          <table:table-cell office:value-type="float" office:value="218.61105489457" calcext:value-type="float">
            <text:p>218.61105489457</text:p>
          </table:table-cell>
          <table:table-cell table:formula="of:=ABS([.B68]-[.F68])" office:value-type="float" office:value="1.08584591634447" calcext:value-type="float">
            <text:p>1.08584591634447</text:p>
          </table:table-cell>
          <table:table-cell table:formula="of:=ABS([.C68]-[.G68])" office:value-type="float" office:value="0.709442812021024" calcext:value-type="float">
            <text:p>0.709442812021024</text:p>
          </table:table-cell>
          <table:table-cell table:formula="of:=[.D68]-[.H68]" office:value-type="float" office:value="1.4373912779196" calcext:value-type="float">
            <text:p>1.4373912779196</text:p>
          </table:table-cell>
          <table:table-cell table:formula="of:=[.E68]-[.I68]" office:value-type="float" office:value="2.16490664389201" calcext:value-type="float">
            <text:p>2.1649066438920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53.468269230769" calcext:value-type="float">
            <text:p>153.5</text:p>
          </table:table-cell>
          <table:table-cell table:style-name="ce7" office:value-type="float" office:value="17.4999999999999" calcext:value-type="float">
            <text:p>17.5</text:p>
          </table:table-cell>
          <table:table-cell table:style-name="ce7" office:value-type="float" office:value="215.391346153846" calcext:value-type="float">
            <text:p>215.4</text:p>
          </table:table-cell>
          <table:table-cell office:value-type="float" office:value="3.8731913736969" calcext:value-type="float">
            <text:p>3.8731913736969</text:p>
          </table:table-cell>
          <table:table-cell office:value-type="float" office:value="152.76355159185" calcext:value-type="float">
            <text:p>152.76355159185</text:p>
          </table:table-cell>
          <table:table-cell office:value-type="float" office:value="16.898180050542" calcext:value-type="float">
            <text:p>16.898180050542</text:p>
          </table:table-cell>
          <table:table-cell office:value-type="float" office:value="212.98710964981" calcext:value-type="float">
            <text:p>212.98710964981</text:p>
          </table:table-cell>
          <table:table-cell table:formula="of:=ABS([.B69]-[.F69])" office:value-type="float" office:value="0.16527016476463" calcext:value-type="float">
            <text:p>0.16527016476463</text:p>
          </table:table-cell>
          <table:table-cell table:formula="of:=ABS([.C69]-[.G69])" office:value-type="float" office:value="0.704717638919021" calcext:value-type="float">
            <text:p>0.704717638919021</text:p>
          </table:table-cell>
          <table:table-cell table:formula="of:=[.D69]-[.H69]" office:value-type="float" office:value="0.601819949457902" calcext:value-type="float">
            <text:p>0.601819949457902</text:p>
          </table:table-cell>
          <table:table-cell table:formula="of:=[.E69]-[.I69]" office:value-type="float" office:value="2.40423650403599" calcext:value-type="float">
            <text:p>2.40423650403599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9.429807692308" calcext:value-type="float">
            <text:p>149.4</text:p>
          </table:table-cell>
          <table:table-cell table:style-name="ce7" office:value-type="float" office:value="16.1538461538461" calcext:value-type="float">
            <text:p>16.2</text:p>
          </table:table-cell>
          <table:table-cell table:style-name="ce7" office:value-type="float" office:value="210.006730769231" calcext:value-type="float">
            <text:p>210.0</text:p>
          </table:table-cell>
          <table:table-cell office:value-type="float" office:value="3.4897455022901" calcext:value-type="float">
            <text:p>3.4897455022901</text:p>
          </table:table-cell>
          <table:table-cell office:value-type="float" office:value="148.83358633935" calcext:value-type="float">
            <text:p>148.83358633935</text:p>
          </table:table-cell>
          <table:table-cell office:value-type="float" office:value="15.22526055096" calcext:value-type="float">
            <text:p>15.22526055096</text:p>
          </table:table-cell>
          <table:table-cell office:value-type="float" office:value="207.50784492055" calcext:value-type="float">
            <text:p>207.50784492055</text:p>
          </table:table-cell>
          <table:table-cell table:formula="of:=ABS([.B70]-[.F70])" office:value-type="float" office:value="0.548716036171431" calcext:value-type="float">
            <text:p>0.548716036171431</text:p>
          </table:table-cell>
          <table:table-cell table:formula="of:=ABS([.C70]-[.G70])" office:value-type="float" office:value="0.596221352957997" calcext:value-type="float">
            <text:p>0.596221352957997</text:p>
          </table:table-cell>
          <table:table-cell table:formula="of:=[.D70]-[.H70]" office:value-type="float" office:value="0.9285856028861" calcext:value-type="float">
            <text:p>0.9285856028861</text:p>
          </table:table-cell>
          <table:table-cell table:formula="of:=[.E70]-[.I70]" office:value-type="float" office:value="2.498885848681" calcext:value-type="float">
            <text:p>2.498885848681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5.391346153846" calcext:value-type="float">
            <text:p>145.4</text:p>
          </table:table-cell>
          <table:table-cell table:style-name="ce7" office:value-type="float" office:value="14.8076923076922" calcext:value-type="float">
            <text:p>14.8</text:p>
          </table:table-cell>
          <table:table-cell table:style-name="ce7" office:value-type="float" office:value="204.622115384615" calcext:value-type="float">
            <text:p>204.6</text:p>
          </table:table-cell>
          <table:table-cell office:value-type="float" office:value="3.1442607647681" calcext:value-type="float">
            <text:p>3.1442607647681</text:p>
          </table:table-cell>
          <table:table-cell office:value-type="float" office:value="145.00472260437" calcext:value-type="float">
            <text:p>145.00472260437</text:p>
          </table:table-cell>
          <table:table-cell office:value-type="float" office:value="13.71796004962" calcext:value-type="float">
            <text:p>13.71796004962</text:p>
          </table:table-cell>
          <table:table-cell office:value-type="float" office:value="202.16953868414" calcext:value-type="float">
            <text:p>202.16953868414</text:p>
          </table:table-cell>
          <table:table-cell table:formula="of:=ABS([.B71]-[.F71])" office:value-type="float" office:value="0.89420077369343" calcext:value-type="float">
            <text:p>0.89420077369343</text:p>
          </table:table-cell>
          <table:table-cell table:formula="of:=ABS([.C71]-[.G71])" office:value-type="float" office:value="0.386623549476013" calcext:value-type="float">
            <text:p>0.386623549476013</text:p>
          </table:table-cell>
          <table:table-cell table:formula="of:=[.D71]-[.H71]" office:value-type="float" office:value="1.0897322580722" calcext:value-type="float">
            <text:p>1.0897322580722</text:p>
          </table:table-cell>
          <table:table-cell table:formula="of:=[.E71]-[.I71]" office:value-type="float" office:value="2.45257670047499" calcext:value-type="float">
            <text:p>2.45257670047499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41.352884615385" calcext:value-type="float">
            <text:p>141.4</text:p>
          </table:table-cell>
          <table:table-cell table:style-name="ce7" office:value-type="float" office:value="13.4615384615384" calcext:value-type="float">
            <text:p>13.5</text:p>
          </table:table-cell>
          <table:table-cell table:style-name="ce7" office:value-type="float" office:value="199.2375" calcext:value-type="float">
            <text:p>199.2</text:p>
          </table:table-cell>
          <table:table-cell office:value-type="float" office:value="2.8329790096076" calcext:value-type="float">
            <text:p>2.8329790096076</text:p>
          </table:table-cell>
          <table:table-cell office:value-type="float" office:value="141.27435946902" calcext:value-type="float">
            <text:p>141.27435946902</text:p>
          </table:table-cell>
          <table:table-cell office:value-type="float" office:value="12.359882268885" calcext:value-type="float">
            <text:p>12.359882268885</text:p>
          </table:table-cell>
          <table:table-cell office:value-type="float" office:value="196.96856466997" calcext:value-type="float">
            <text:p>196.96856466997</text:p>
          </table:table-cell>
          <table:table-cell table:formula="of:=ABS([.B72]-[.F72])" office:value-type="float" office:value="0.14067131729992" calcext:value-type="float">
            <text:p>0.14067131729992</text:p>
          </table:table-cell>
          <table:table-cell table:formula="of:=ABS([.C72]-[.G72])" office:value-type="float" office:value="0.0785251463649956" calcext:value-type="float">
            <text:p>0.078525146364996</text:p>
          </table:table-cell>
          <table:table-cell table:formula="of:=[.D72]-[.H72]" office:value-type="float" office:value="1.1016561926534" calcext:value-type="float">
            <text:p>1.1016561926534</text:p>
          </table:table-cell>
          <table:table-cell table:formula="of:=[.E72]-[.I72]" office:value-type="float" office:value="2.26893533003002" calcext:value-type="float">
            <text:p>2.26893533003002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7.314423076923" calcext:value-type="float">
            <text:p>137.3</text:p>
          </table:table-cell>
          <table:table-cell table:style-name="ce7" office:value-type="float" office:value="12.1153846153845" calcext:value-type="float">
            <text:p>12.1</text:p>
          </table:table-cell>
          <table:table-cell table:style-name="ce7" office:value-type="float" office:value="193.852884615385" calcext:value-type="float">
            <text:p>193.9</text:p>
          </table:table-cell>
          <table:table-cell office:value-type="float" office:value="2.5525141422134" calcext:value-type="float">
            <text:p>2.5525141422134</text:p>
          </table:table-cell>
          <table:table-cell office:value-type="float" office:value="137.63996292615" calcext:value-type="float">
            <text:p>137.63996292615</text:p>
          </table:table-cell>
          <table:table-cell office:value-type="float" office:value="11.13625416229" calcext:value-type="float">
            <text:p>11.13625416229</text:p>
          </table:table-cell>
          <table:table-cell office:value-type="float" office:value="191.90138989614" calcext:value-type="float">
            <text:p>191.90138989614</text:p>
          </table:table-cell>
          <table:table-cell table:formula="of:=ABS([.B73]-[.F73])" office:value-type="float" office:value="0.13979355009428" calcext:value-type="float">
            <text:p>0.13979355009428</text:p>
          </table:table-cell>
          <table:table-cell table:formula="of:=ABS([.C73]-[.G73])" office:value-type="float" office:value="0.325539849226999" calcext:value-type="float">
            <text:p>0.325539849226999</text:p>
          </table:table-cell>
          <table:table-cell table:formula="of:=[.D73]-[.H73]" office:value-type="float" office:value="0.9791304530945" calcext:value-type="float">
            <text:p>0.9791304530945</text:p>
          </table:table-cell>
          <table:table-cell table:formula="of:=[.E73]-[.I73]" office:value-type="float" office:value="1.95149471924501" calcext:value-type="float">
            <text:p>1.95149471924501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4.622115384615" calcext:value-type="float">
            <text:p>134.6</text:p>
          </table:table-cell>
          <table:table-cell table:style-name="ce7" office:value-type="float" office:value="10.7692307692307" calcext:value-type="float">
            <text:p>10.8</text:p>
          </table:table-cell>
          <table:table-cell table:style-name="ce7" office:value-type="float" office:value="189.814423076923" calcext:value-type="float">
            <text:p>189.8</text:p>
          </table:table-cell>
          <table:table-cell office:value-type="float" office:value="2.2998152912901" calcext:value-type="float">
            <text:p>2.2998152912901</text:p>
          </table:table-cell>
          <table:table-cell office:value-type="float" office:value="134.09906415796" calcext:value-type="float">
            <text:p>134.09906415796</text:p>
          </table:table-cell>
          <table:table-cell office:value-type="float" office:value="10.033765214683" calcext:value-type="float">
            <text:p>10.033765214683</text:p>
          </table:table-cell>
          <table:table-cell office:value-type="float" office:value="186.96457226956" calcext:value-type="float">
            <text:p>186.96457226956</text:p>
          </table:table-cell>
          <table:table-cell table:formula="of:=ABS([.B74]-[.F74])" office:value-type="float" office:value="0.39249240101758" calcext:value-type="float">
            <text:p>0.39249240101758</text:p>
          </table:table-cell>
          <table:table-cell table:formula="of:=ABS([.C74]-[.G74])" office:value-type="float" office:value="0.523051226655014" calcext:value-type="float">
            <text:p>0.523051226655014</text:p>
          </table:table-cell>
          <table:table-cell table:formula="of:=[.D74]-[.H74]" office:value-type="float" office:value="0.735465554547702" calcext:value-type="float">
            <text:p>0.735465554547702</text:p>
          </table:table-cell>
          <table:table-cell table:formula="of:=[.E74]-[.I74]" office:value-type="float" office:value="2.849850807363" calcext:value-type="float">
            <text:p>2.849850807363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0.583653846154" calcext:value-type="float">
            <text:p>130.6</text:p>
          </table:table-cell>
          <table:table-cell table:style-name="ce7" office:value-type="float" office:value="9.42307692307685" calcext:value-type="float">
            <text:p>9.4</text:p>
          </table:table-cell>
          <table:table-cell table:style-name="ce7" office:value-type="float" office:value="184.429807692308" calcext:value-type="float">
            <text:p>184.4</text:p>
          </table:table-cell>
          <table:table-cell office:value-type="float" office:value="2.0721336217417" calcext:value-type="float">
            <text:p>2.0721336217417</text:p>
          </table:table-cell>
          <table:table-cell office:value-type="float" office:value="130.649257859" calcext:value-type="float">
            <text:p>130.649257859</text:p>
          </table:table-cell>
          <table:table-cell office:value-type="float" office:value="9.0404226516573" calcext:value-type="float">
            <text:p>9.0404226516573</text:p>
          </table:table-cell>
          <table:table-cell office:value-type="float" office:value="182.15475824775" calcext:value-type="float">
            <text:p>182.15475824775</text:p>
          </table:table-cell>
          <table:table-cell table:formula="of:=ABS([.B75]-[.F75])" office:value-type="float" office:value="0.62017407056598" calcext:value-type="float">
            <text:p>0.62017407056598</text:p>
          </table:table-cell>
          <table:table-cell table:formula="of:=ABS([.C75]-[.G75])" office:value-type="float" office:value="0.0656040128459949" calcext:value-type="float">
            <text:p>0.065604012845995</text:p>
          </table:table-cell>
          <table:table-cell table:formula="of:=[.D75]-[.H75]" office:value-type="float" office:value="0.38265427141955" calcext:value-type="float">
            <text:p>0.38265427141955</text:p>
          </table:table-cell>
          <table:table-cell table:formula="of:=[.E75]-[.I75]" office:value-type="float" office:value="2.27504944455799" calcext:value-type="float">
            <text:p>2.27504944455799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7.891346153846" calcext:value-type="float">
            <text:p>127.9</text:p>
          </table:table-cell>
          <table:table-cell table:style-name="ce7" office:value-type="float" office:value="9.42307692307685" calcext:value-type="float">
            <text:p>9.4</text:p>
          </table:table-cell>
          <table:table-cell table:style-name="ce7" office:value-type="float" office:value="180.391346153846" calcext:value-type="float">
            <text:p>180.4</text:p>
          </table:table-cell>
          <table:table-cell office:value-type="float" office:value="1.866992433094" calcext:value-type="float">
            <text:p>1.866992433094</text:p>
          </table:table-cell>
          <table:table-cell office:value-type="float" office:value="127.28820060222" calcext:value-type="float">
            <text:p>127.28820060222</text:p>
          </table:table-cell>
          <table:table-cell office:value-type="float" office:value="8.1454209832418" calcext:value-type="float">
            <text:p>8.1454209832418</text:p>
          </table:table-cell>
          <table:table-cell office:value-type="float" office:value="177.46868056082" calcext:value-type="float">
            <text:p>177.46868056082</text:p>
          </table:table-cell>
          <table:table-cell table:formula="of:=ABS([.B76]-[.F76])" office:value-type="float" office:value="0.82531525921368" calcext:value-type="float">
            <text:p>0.82531525921368</text:p>
          </table:table-cell>
          <table:table-cell table:formula="of:=ABS([.C76]-[.G76])" office:value-type="float" office:value="0.603145551626" calcext:value-type="float">
            <text:p>0.603145551626</text:p>
          </table:table-cell>
          <table:table-cell table:formula="of:=[.D76]-[.H76]" office:value-type="float" office:value="1.27765593983505" calcext:value-type="float">
            <text:p>1.27765593983505</text:p>
          </table:table-cell>
          <table:table-cell table:formula="of:=[.E76]-[.I76]" office:value-type="float" office:value="2.92266559302601" calcext:value-type="float">
            <text:p>2.92266559302601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3.852884615385" calcext:value-type="float">
            <text:p>123.9</text:p>
          </table:table-cell>
          <table:table-cell table:style-name="ce7" office:value-type="float" office:value="8.07692307692301" calcext:value-type="float">
            <text:p>8.1</text:p>
          </table:table-cell>
          <table:table-cell table:style-name="ce7" office:value-type="float" office:value="175.006730769231" calcext:value-type="float">
            <text:p>175.0</text:p>
          </table:table-cell>
          <table:table-cell office:value-type="float" office:value="1.6821602181718" calcext:value-type="float">
            <text:p>1.6821602181718</text:p>
          </table:table-cell>
          <table:table-cell office:value-type="float" office:value="124.0136092471" calcext:value-type="float">
            <text:p>124.0136092471</text:p>
          </table:table-cell>
          <table:table-cell office:value-type="float" office:value="7.3390244627637" calcext:value-type="float">
            <text:p>7.3390244627637</text:p>
          </table:table-cell>
          <table:table-cell office:value-type="float" office:value="172.90315599202" calcext:value-type="float">
            <text:p>172.90315599202</text:p>
          </table:table-cell>
          <table:table-cell table:formula="of:=ABS([.B77]-[.F77])" office:value-type="float" office:value="1.01014747413588" calcext:value-type="float">
            <text:p>1.01014747413588</text:p>
          </table:table-cell>
          <table:table-cell table:formula="of:=ABS([.C77]-[.G77])" office:value-type="float" office:value="0.160724631715013" calcext:value-type="float">
            <text:p>0.160724631715013</text:p>
          </table:table-cell>
          <table:table-cell table:formula="of:=[.D77]-[.H77]" office:value-type="float" office:value="0.73789861415931" calcext:value-type="float">
            <text:p>0.73789861415931</text:p>
          </table:table-cell>
          <table:table-cell table:formula="of:=[.E77]-[.I77]" office:value-type="float" office:value="2.10357477721101" calcext:value-type="float">
            <text:p>2.10357477721101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21.160576923077" calcext:value-type="float">
            <text:p>121.2</text:p>
          </table:table-cell>
          <table:table-cell table:style-name="ce7" office:value-type="float" office:value="6.73076923076916" calcext:value-type="float">
            <text:p>6.7</text:p>
          </table:table-cell>
          <table:table-cell table:style-name="ce7" office:value-type="float" office:value="170.968269230769" calcext:value-type="float">
            <text:p>171.0</text:p>
          </table:table-cell>
          <table:table-cell office:value-type="float" office:value="1.5156263889675" calcext:value-type="float">
            <text:p>1.5156263889675</text:p>
          </table:table-cell>
          <table:table-cell office:value-type="float" office:value="120.82325938878" calcext:value-type="float">
            <text:p>120.82325938878</text:p>
          </table:table-cell>
          <table:table-cell office:value-type="float" office:value="6.6124611822835" calcext:value-type="float">
            <text:p>6.6124611822835</text:p>
          </table:table-cell>
          <table:table-cell office:value-type="float" office:value="168.4550832154" calcext:value-type="float">
            <text:p>168.4550832154</text:p>
          </table:table-cell>
          <table:table-cell table:formula="of:=ABS([.B78]-[.F78])" office:value-type="float" office:value="0.16947254281367" calcext:value-type="float">
            <text:p>0.16947254281367</text:p>
          </table:table-cell>
          <table:table-cell table:formula="of:=ABS([.C78]-[.G78])" office:value-type="float" office:value="0.337317534297" calcext:value-type="float">
            <text:p>0.337317534297</text:p>
          </table:table-cell>
          <table:table-cell table:formula="of:=[.D78]-[.H78]" office:value-type="float" office:value="0.11830804848566" calcext:value-type="float">
            <text:p>0.11830804848566</text:p>
          </table:table-cell>
          <table:table-cell table:formula="of:=[.E78]-[.I78]" office:value-type="float" office:value="2.513186015369" calcext:value-type="float">
            <text:p>2.513186015369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8.468269230769" calcext:value-type="float">
            <text:p>118.5</text:p>
          </table:table-cell>
          <table:table-cell table:style-name="ce7" office:value-type="float" office:value="6.73076923076916" calcext:value-type="float">
            <text:p>6.7</text:p>
          </table:table-cell>
          <table:table-cell table:style-name="ce7" office:value-type="float" office:value="165.583653846154" calcext:value-type="float">
            <text:p>165.6</text:p>
          </table:table-cell>
          <table:table-cell office:value-type="float" office:value="1.3655794056474" calcext:value-type="float">
            <text:p>1.3655794056474</text:p>
          </table:table-cell>
          <table:table-cell office:value-type="float" office:value="117.71498384698" calcext:value-type="float">
            <text:p>117.71498384698</text:p>
          </table:table-cell>
          <table:table-cell office:value-type="float" office:value="5.9578276525788" calcext:value-type="float">
            <text:p>5.9578276525788</text:p>
          </table:table-cell>
          <table:table-cell office:value-type="float" office:value="164.12144068912" calcext:value-type="float">
            <text:p>164.12144068912</text:p>
          </table:table-cell>
          <table:table-cell table:formula="of:=ABS([.B79]-[.F79])" office:value-type="float" office:value="0.0194255594935699" calcext:value-type="float">
            <text:p>0.01942555949357</text:p>
          </table:table-cell>
          <table:table-cell table:formula="of:=ABS([.C79]-[.G79])" office:value-type="float" office:value="0.753285383788992" calcext:value-type="float">
            <text:p>0.753285383788992</text:p>
          </table:table-cell>
          <table:table-cell table:formula="of:=[.D79]-[.H79]" office:value-type="float" office:value="0.77294157819036" calcext:value-type="float">
            <text:p>0.77294157819036</text:p>
          </table:table-cell>
          <table:table-cell table:formula="of:=[.E79]-[.I79]" office:value-type="float" office:value="1.462213157034" calcext:value-type="float">
            <text:p>1.462213157034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4.429807692308" calcext:value-type="float">
            <text:p>114.4</text:p>
          </table:table-cell>
          <table:table-cell table:style-name="ce7" office:value-type="float" office:value="5.38461538461531" calcext:value-type="float">
            <text:p>5.4</text:p>
          </table:table-cell>
          <table:table-cell table:style-name="ce7" office:value-type="float" office:value="161.545192307692" calcext:value-type="float">
            <text:p>161.5</text:p>
          </table:table-cell>
          <table:table-cell office:value-type="float" office:value="1.2303870707863" calcext:value-type="float">
            <text:p>1.2303870707863</text:p>
          </table:table-cell>
          <table:table-cell office:value-type="float" office:value="114.68667119389" calcext:value-type="float">
            <text:p>114.68667119389</text:p>
          </table:table-cell>
          <table:table-cell office:value-type="float" office:value="5.3680028297081" calcext:value-type="float">
            <text:p>5.3680028297081</text:p>
          </table:table-cell>
          <table:table-cell office:value-type="float" office:value="159.89928460296" calcext:value-type="float">
            <text:p>159.89928460296</text:p>
          </table:table-cell>
          <table:table-cell table:formula="of:=ABS([.B80]-[.F80])" office:value-type="float" office:value="0.11576677536753" calcext:value-type="float">
            <text:p>0.11576677536753</text:p>
          </table:table-cell>
          <table:table-cell table:formula="of:=ABS([.C80]-[.G80])" office:value-type="float" office:value="0.256863501582004" calcext:value-type="float">
            <text:p>0.256863501582004</text:p>
          </table:table-cell>
          <table:table-cell table:formula="of:=[.D80]-[.H80]" office:value-type="float" office:value="0.0166125549072103" calcext:value-type="float">
            <text:p>0.01661255490721</text:p>
          </table:table-cell>
          <table:table-cell table:formula="of:=[.E80]-[.I80]" office:value-type="float" office:value="1.645907704732" calcext:value-type="float">
            <text:p>1.645907704732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1.7375" calcext:value-type="float">
            <text:p>111.7</text:p>
          </table:table-cell>
          <table:table-cell table:style-name="ce7" office:value-type="float" office:value="5.38461538461531" calcext:value-type="float">
            <text:p>5.4</text:p>
          </table:table-cell>
          <table:table-cell table:style-name="ce7" office:value-type="float" office:value="157.506730769231" calcext:value-type="float">
            <text:p>157.5</text:p>
          </table:table-cell>
          <table:table-cell office:value-type="float" office:value="1.108578774473" calcext:value-type="float">
            <text:p>1.108578774473</text:p>
          </table:table-cell>
          <table:table-cell office:value-type="float" office:value="111.73626431987" calcext:value-type="float">
            <text:p>111.73626431987</text:p>
          </table:table-cell>
          <table:table-cell office:value-type="float" office:value="4.8365706529429" calcext:value-type="float">
            <text:p>4.8365706529429</text:p>
          </table:table-cell>
          <table:table-cell office:value-type="float" office:value="155.78574687854" calcext:value-type="float">
            <text:p>155.78574687854</text:p>
          </table:table-cell>
          <table:table-cell table:formula="of:=ABS([.B81]-[.F81])" office:value-type="float" office:value="0.23757507168083" calcext:value-type="float">
            <text:p>0.23757507168083</text:p>
          </table:table-cell>
          <table:table-cell table:formula="of:=ABS([.C81]-[.G81])" office:value-type="float" office:value="0.00123568012999442" calcext:value-type="float">
            <text:p>0.001235680129994</text:p>
          </table:table-cell>
          <table:table-cell table:formula="of:=[.D81]-[.H81]" office:value-type="float" office:value="0.548044731672411" calcext:value-type="float">
            <text:p>0.548044731672411</text:p>
          </table:table-cell>
          <table:table-cell table:formula="of:=[.E81]-[.I81]" office:value-type="float" office:value="1.720983890691" calcext:value-type="float">
            <text:p>1.720983890691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09.045192307692" calcext:value-type="float">
            <text:p>109.0</text:p>
          </table:table-cell>
          <table:table-cell table:style-name="ce7" office:value-type="float" office:value="5.38461538461531" calcext:value-type="float">
            <text:p>5.4</text:p>
          </table:table-cell>
          <table:table-cell table:style-name="ce7" office:value-type="float" office:value="153.468269230769" calcext:value-type="float">
            <text:p>153.5</text:p>
          </table:table-cell>
          <table:table-cell office:value-type="float" office:value="0.99882949714896" calcext:value-type="float">
            <text:p>0.99882949714896</text:p>
          </table:table-cell>
          <table:table-cell office:value-type="float" office:value="108.86175903608" calcext:value-type="float">
            <text:p>108.86175903608</text:p>
          </table:table-cell>
          <table:table-cell office:value-type="float" office:value="4.3577502514433" calcext:value-type="float">
            <text:p>4.3577502514433</text:p>
          </table:table-cell>
          <table:table-cell office:value-type="float" office:value="151.77803322115" calcext:value-type="float">
            <text:p>151.77803322115</text:p>
          </table:table-cell>
          <table:table-cell table:formula="of:=ABS([.B82]-[.F82])" office:value-type="float" office:value="0.34732434900487" calcext:value-type="float">
            <text:p>0.34732434900487</text:p>
          </table:table-cell>
          <table:table-cell table:formula="of:=ABS([.C82]-[.G82])" office:value-type="float" office:value="0.183433271612003" calcext:value-type="float">
            <text:p>0.183433271612003</text:p>
          </table:table-cell>
          <table:table-cell table:formula="of:=[.D82]-[.H82]" office:value-type="float" office:value="1.02686513317201" calcext:value-type="float">
            <text:p>1.02686513317201</text:p>
          </table:table-cell>
          <table:table-cell table:formula="of:=[.E82]-[.I82]" office:value-type="float" office:value="1.69023600961901" calcext:value-type="float">
            <text:p>1.69023600961901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formula="of:=MAX([.J2:.J82])" office:value-type="float" office:value="1.39789462943503" calcext:value-type="float">
            <text:p>1.39789462943503</text:p>
          </table:table-cell>
          <table:table-cell table:formula="of:=MAX([.K2:.K82])" office:value-type="float" office:value="1.39789462943503" calcext:value-type="float">
            <text:p>1.39789462943503</text:p>
          </table:table-cell>
          <table:table-cell table:formula="of:=MAX([.L2:.L82])" office:value-type="float" office:value="6.92061577042699" calcext:value-type="float">
            <text:p>6.92061577042699</text:p>
          </table:table-cell>
          <table:table-cell table:formula="of:=MAX([.M2:.M82])" office:value-type="float" office:value="7.89539172116002" calcext:value-type="float">
            <text:p>7.89539172116002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formula="of:=MIN([.L7:.L82])" office:value-type="float" office:value="-1.66416053059399" calcext:value-type="float">
            <text:p>-1.66416053059399</text:p>
          </table:table-cell>
          <table:table-cell table:formula="of:=MIN([.M7:.M82])" office:value-type="float" office:value="-0.16767806923758" calcext:value-type="float">
            <text:p>-0.16767806923758</text:p>
          </table:table-cell>
          <table:table-cell table:number-columns-repeated="1007"/>
        </table:table-row>
        <table:table-row table:style-name="ro1" table:number-rows-repeated="104849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1_2" table:style-name="ta1">
        <table:shapes>
          <draw:frame draw:z-index="0" draw:style-name="gr1" draw:text-style-name="P1" svg:width="245.24mm" svg:height="137.94mm" svg:x="57.36mm" svg:y="138.6mm">
            <draw:object draw:notify-on-update-of-ranges="Sheet1_2.A2:Sheet1_2.A82 Sheet1_2.B1:Sheet1_2.B1 Sheet1_2.B2:Sheet1_2.B82 Sheet1_2.A2:Sheet1_2.A82 Sheet1_2.C1:Sheet1_2.C1 Sheet1_2.C2:Sheet1_2.C82 Sheet1_2.A2:Sheet1_2.A82 Sheet1_2.D1:Sheet1_2.D1 Sheet1_2.D2:Sheet1_2.D82 Sheet1_2.A2:Sheet1_2.A82 Sheet1_2.E1:Sheet1_2.E1 Sheet1_2.E2:Sheet1_2.E82 Sheet1_2.A2:Sheet1_2.A82 Sheet1_2.F1:Sheet1_2.F1 Sheet1_2.F2:Sheet1_2.F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5" table:default-cell-style-name="ce2"/>
        <table:table-column table:style-name="co5" table:default-cell-style-name="ce3"/>
        <table:table-column table:style-name="co6" table:number-columns-repeated="3" table:default-cell-style-name="ce3"/>
        <table:table-column table:style-name="co3" table:number-columns-repeated="3" table:default-cell-style-name="ce3"/>
        <table:table-column table:style-name="co4" table:number-columns-repeated="1015" table:default-cell-style-name="ce3"/>
        <table:table-row table:style-name="ro1">
          <table:table-cell office:value-type="string" calcext:value-type="string">
            <text:p>流行時刻（日）</text:p>
          </table:table-cell>
          <table:table-cell office:value-type="string" calcext:value-type="string">
            <text:p>感染日 80%削減</text:p>
          </table:table-cell>
          <table:table-cell table:style-name="ce2" office:value-type="string" calcext:value-type="string">
            <text:p>感染日 65%削減</text:p>
          </table:table-cell>
          <table:table-cell office:value-type="string" calcext:value-type="string">
            <text:p>指数関数 R=2.5</text:p>
          </table:table-cell>
          <table:table-cell office:value-type="string" calcext:value-type="string">
            <text:p>指数関数 R=0.5</text:p>
          </table:table-cell>
          <table:table-cell office:value-type="string" calcext:value-type="string">
            <text:p>指数関数 R=0.875</text:p>
          </table:table-cell>
          <table:table-cell office:value-type="string" calcext:value-type="string">
            <text:p>diff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formula="of:=EXP(0.3127*[.A2])" office:value-type="float" office:value="1" calcext:value-type="float">
            <text:p>1</text:p>
          </table:table-cell>
          <table:table-cell table:number-columns-repeated="2"/>
          <table:table-cell table:formula="of:=ABS([.B2]-[.D2])" office:value-type="float" office:value="0.34615384615385" calcext:value-type="float">
            <text:p>0.34615384615385</text:p>
          </table:table-cell>
          <table:table-cell table:number-columns-repeated="2"/>
          <table:table-cell table:formula="of:=POWER(1.5; [.A2]*0.771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formula="of:=EXP(0.3127*[.A3])" office:value-type="float" office:value="1.36711133610061" calcext:value-type="float">
            <text:p>1.36711133610061</text:p>
          </table:table-cell>
          <table:table-cell table:number-columns-repeated="2"/>
          <table:table-cell table:formula="of:=ABS([.B3]-[.D3])" office:value-type="float" office:value="0.0209574899467626" calcext:value-type="float">
            <text:p>0.020957489946763</text:p>
          </table:table-cell>
          <table:table-cell table:number-columns-repeated="2"/>
          <table:table-cell table:formula="of:=POWER(1.5; [.A3]*0.771)" office:value-type="float" office:value="1.36699322053011" calcext:value-type="float">
            <text:p>1.3669932205301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EXP(0.3127*[.A4])" office:value-type="float" office:value="1.8689934052948" calcext:value-type="float">
            <text:p>1.8689934052948</text:p>
          </table:table-cell>
          <table:table-cell table:number-columns-repeated="2"/>
          <table:table-cell table:formula="of:=ABS([.B4]-[.D4])" office:value-type="float" office:value="0.823314287012898" calcext:value-type="float">
            <text:p>0.823314287012898</text:p>
          </table:table-cell>
          <table:table-cell table:number-columns-repeated="2"/>
          <table:table-cell table:formula="of:=POWER(1.5; [.A4]*0.771)" office:value-type="float" office:value="1.86867046497528" calcext:value-type="float">
            <text:p>1.8686704649752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EXP(0.3127*[.A5])" office:value-type="float" office:value="2.55512207147581" calcext:value-type="float">
            <text:p>2.55512207147581</text:p>
          </table:table-cell>
          <table:table-cell table:number-columns-repeated="2"/>
          <table:table-cell table:formula="of:=ABS([.B5]-[.D5])" office:value-type="float" office:value="0.13718562083189" calcext:value-type="float">
            <text:p>0.13718562083189</text:p>
          </table:table-cell>
          <table:table-cell table:number-columns-repeated="2"/>
          <table:table-cell table:formula="of:=POWER(1.5; [.A5]*0.771)" office:value-type="float" office:value="2.55445985702606" calcext:value-type="float">
            <text:p>2.55445985702606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3846153846154" calcext:value-type="float">
            <text:p>4.0</text:p>
          </table:table-cell>
          <table:table-cell table:style-name="ce2" office:value-type="float" office:value="4.03846153846154" calcext:value-type="float">
            <text:p>4.0</text:p>
          </table:table-cell>
          <table:table-cell table:formula="of:=EXP(0.3127*[.A6])" office:value-type="float" office:value="3.49313634903546" calcext:value-type="float">
            <text:p>3.49313634903546</text:p>
          </table:table-cell>
          <table:table-cell table:number-columns-repeated="2"/>
          <table:table-cell table:formula="of:=ABS([.B6]-[.D6])" office:value-type="float" office:value="0.54532518942608" calcext:value-type="float">
            <text:p>0.54532518942608</text:p>
          </table:table-cell>
          <table:table-cell table:number-columns-repeated="2"/>
          <table:table-cell table:formula="of:=POWER(1.5; [.A6]*0.771)" office:value-type="float" office:value="3.49192930667094" calcext:value-type="float">
            <text:p>3.4919293066709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8461538461539" calcext:value-type="float">
            <text:p>5.4</text:p>
          </table:table-cell>
          <table:table-cell table:style-name="ce2" office:value-type="float" office:value="5.38461538461539" calcext:value-type="float">
            <text:p>5.4</text:p>
          </table:table-cell>
          <table:table-cell table:formula="of:=EXP(0.3127*[.A7])" office:value-type="float" office:value="4.77550630131148" calcext:value-type="float">
            <text:p>4.77550630131148</text:p>
          </table:table-cell>
          <table:table-cell table:number-columns-repeated="2"/>
          <table:table-cell table:formula="of:=ABS([.B7]-[.D7])" office:value-type="float" office:value="0.609109083303908" calcext:value-type="float">
            <text:p>0.609109083303908</text:p>
          </table:table-cell>
          <table:table-cell table:number-columns-repeated="2"/>
          <table:table-cell table:formula="of:=POWER(1.5; [.A7]*0.771)" office:value-type="float" office:value="4.77344368878958" calcext:value-type="float">
            <text:p>4.7734436887895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3076923076923" calcext:value-type="float">
            <text:p>6.7</text:p>
          </table:table-cell>
          <table:table-cell table:style-name="ce2" office:value-type="float" office:value="6.73076923076923" calcext:value-type="float">
            <text:p>6.7</text:p>
          </table:table-cell>
          <table:table-cell table:formula="of:=EXP(0.3127*[.A8])" office:value-type="float" office:value="6.52864880014284" calcext:value-type="float">
            <text:p>6.52864880014284</text:p>
          </table:table-cell>
          <table:table-cell table:number-columns-repeated="2"/>
          <table:table-cell table:formula="of:=ABS([.B8]-[.D8])" office:value-type="float" office:value="0.202120430626393" calcext:value-type="float">
            <text:p>0.202120430626393</text:p>
          </table:table-cell>
          <table:table-cell table:number-columns-repeated="2"/>
          <table:table-cell table:formula="of:=POWER(1.5; [.A8]*0.771)" office:value-type="float" office:value="6.52526516115759" calcext:value-type="float">
            <text:p>6.52526516115759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2307692307693" calcext:value-type="float">
            <text:p>9.4</text:p>
          </table:table-cell>
          <table:table-cell table:style-name="ce2" office:value-type="float" office:value="9.42307692307693" calcext:value-type="float">
            <text:p>9.4</text:p>
          </table:table-cell>
          <table:table-cell table:formula="of:=EXP(0.3127*[.A9])" office:value-type="float" office:value="8.92538978409493" calcext:value-type="float">
            <text:p>8.92538978409493</text:p>
          </table:table-cell>
          <table:table-cell table:number-columns-repeated="2"/>
          <table:table-cell table:formula="of:=ABS([.B9]-[.D9])" office:value-type="float" office:value="0.497687138981997" calcext:value-type="float">
            <text:p>0.497687138981997</text:p>
          </table:table-cell>
          <table:table-cell table:number-columns-repeated="2"/>
          <table:table-cell table:formula="of:=POWER(1.5; [.A9]*0.771)" office:value-type="float" office:value="8.91999323746374" calcext:value-type="float">
            <text:p>8.91999323746374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2.1153846153846" calcext:value-type="float">
            <text:p>12.1</text:p>
          </table:table-cell>
          <table:table-cell table:formula="of:=EXP(0.3127*[.A10])" office:value-type="float" office:value="12.2020015529528" calcext:value-type="float">
            <text:p>12.2020015529528</text:p>
          </table:table-cell>
          <table:table-cell table:number-columns-repeated="2"/>
          <table:table-cell table:formula="of:=ABS([.B10]-[.D10])" office:value-type="float" office:value="0.0866169375681807" calcext:value-type="float">
            <text:p>0.086616937568181</text:p>
          </table:table-cell>
          <table:table-cell table:number-columns-repeated="2"/>
          <table:table-cell table:formula="of:=POWER(1.5; [.A10]*0.771)" office:value-type="float" office:value="12.1935702827874" calcext:value-type="float">
            <text:p>12.193570282787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17.5" calcext:value-type="float">
            <text:p>17.5</text:p>
          </table:table-cell>
          <table:table-cell table:formula="of:=EXP(0.3127*[.A11])" office:value-type="float" office:value="16.681494646159" calcext:value-type="float">
            <text:p>16.681494646159</text:p>
          </table:table-cell>
          <table:table-cell table:number-columns-repeated="2"/>
          <table:table-cell table:formula="of:=ABS([.B11]-[.D11])" office:value-type="float" office:value="0.818505353840973" calcext:value-type="float">
            <text:p>0.818505353840973</text:p>
          </table:table-cell>
          <table:table-cell table:number-columns-repeated="2"/>
          <table:table-cell table:formula="of:=POWER(1.5; [.A11]*0.771)" office:value-type="float" office:value="16.6685279106277" calcext:value-type="float">
            <text:p>16.668527910627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2.8846153846154" calcext:value-type="float">
            <text:p>22.9</text:p>
          </table:table-cell>
          <table:table-cell table:formula="of:=EXP(0.3127*[.A12])" office:value-type="float" office:value="22.8054604338657" calcext:value-type="float">
            <text:p>22.8054604338657</text:p>
          </table:table-cell>
          <table:table-cell table:number-columns-repeated="2"/>
          <table:table-cell table:formula="of:=ABS([.B12]-[.D12])" office:value-type="float" office:value="0.0791549507497216" calcext:value-type="float">
            <text:p>0.079154950749722</text:p>
          </table:table-cell>
          <table:table-cell table:number-columns-repeated="2"/>
          <table:table-cell table:formula="of:=POWER(1.5; [.A12]*0.771)" office:value-type="float" office:value="22.785764650045" calcext:value-type="float">
            <text:p>22.785764650045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9615384615385" calcext:value-type="float">
            <text:p>31.0</text:p>
          </table:table-cell>
          <table:table-cell table:style-name="ce2" office:value-type="float" office:value="30.9615384615385" calcext:value-type="float">
            <text:p>31.0</text:p>
          </table:table-cell>
          <table:table-cell table:formula="of:=EXP(0.3127*[.A13])" office:value-type="float" office:value="31.1776034841318" calcext:value-type="float">
            <text:p>31.1776034841318</text:p>
          </table:table-cell>
          <table:table-cell table:number-columns-repeated="2"/>
          <table:table-cell table:formula="of:=ABS([.B13]-[.D13])" office:value-type="float" office:value="0.216065022593263" calcext:value-type="float">
            <text:p>0.216065022593263</text:p>
          </table:table-cell>
          <table:table-cell table:number-columns-repeated="2"/>
          <table:table-cell table:formula="of:=POWER(1.5; [.A13]*0.771)" office:value-type="float" office:value="31.1479858012062" calcext:value-type="float">
            <text:p>31.1479858012062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43.0769230769231" calcext:value-type="float">
            <text:p>43.1</text:p>
          </table:table-cell>
          <table:table-cell table:formula="of:=EXP(0.3127*[.A14])" office:value-type="float" office:value="42.6232551556065" calcext:value-type="float">
            <text:p>42.6232551556065</text:p>
          </table:table-cell>
          <table:table-cell table:number-columns-repeated="2"/>
          <table:table-cell table:formula="of:=ABS([.B14]-[.D14])" office:value-type="float" office:value="0.453667921316601" calcext:value-type="float">
            <text:p>0.453667921316601</text:p>
          </table:table-cell>
          <table:table-cell table:number-columns-repeated="2"/>
          <table:table-cell table:formula="of:=POWER(1.5; [.A14]*0.771)" office:value-type="float" office:value="42.579085423417" calcext:value-type="float">
            <text:p>42.579085423417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59.2307692307692" calcext:value-type="float">
            <text:p>59.2</text:p>
          </table:table-cell>
          <table:table-cell table:formula="of:=EXP(0.3127*[.A15])" office:value-type="float" office:value="58.2707353047385" calcext:value-type="float">
            <text:p>58.2707353047385</text:p>
          </table:table-cell>
          <table:table-cell table:number-columns-repeated="2"/>
          <table:table-cell table:formula="of:=ABS([.B15]-[.D15])" office:value-type="float" office:value="0.960033926030697" calcext:value-type="float">
            <text:p>0.960033926030697</text:p>
          </table:table-cell>
          <table:table-cell table:number-columns-repeated="2"/>
          <table:table-cell table:formula="of:=POWER(1.5; [.A15]*0.771)" office:value-type="float" office:value="58.2053211101835" calcext:value-type="float">
            <text:p>58.2053211101835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79.4230769230769" calcext:value-type="float">
            <text:p>79.4</text:p>
          </table:table-cell>
          <table:table-cell table:formula="of:=EXP(0.3127*[.A16])" office:value-type="float" office:value="79.6625827980262" calcext:value-type="float">
            <text:p>79.6625827980262</text:p>
          </table:table-cell>
          <table:table-cell table:number-columns-repeated="2"/>
          <table:table-cell table:formula="of:=ABS([.B16]-[.D16])" office:value-type="float" office:value="0.239505874949302" calcext:value-type="float">
            <text:p>0.239505874949302</text:p>
          </table:table-cell>
          <table:table-cell table:number-columns-repeated="2"/>
          <table:table-cell table:formula="of:=POWER(1.5; [.A16]*0.771)" office:value-type="float" office:value="79.5662793563989" calcext:value-type="float">
            <text:p>79.5662793563989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109.045192307692" calcext:value-type="float">
            <text:p>109.0</text:p>
          </table:table-cell>
          <table:table-cell table:formula="of:=EXP(0.3127*[.A17])" office:value-type="float" office:value="108.907620006235" calcext:value-type="float">
            <text:p>108.907620006235</text:p>
          </table:table-cell>
          <table:table-cell table:number-columns-repeated="2"/>
          <table:table-cell table:formula="of:=ABS([.B17]-[.D17])" office:value-type="float" office:value="0.137572301456771" calcext:value-type="float">
            <text:p>0.137572301456771</text:p>
          </table:table-cell>
          <table:table-cell table:number-columns-repeated="2"/>
          <table:table-cell table:formula="of:=POWER(1.5; [.A17]*0.771)" office:value-type="float" office:value="108.766564463002" calcext:value-type="float">
            <text:p>108.766564463002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149.429807692308" calcext:value-type="float">
            <text:p>149.4</text:p>
          </table:table-cell>
          <table:table-cell table:formula="of:=EXP(0.3127*[.A18])" office:value-type="float" office:value="148.888841898262" calcext:value-type="float">
            <text:p>148.888841898262</text:p>
          </table:table-cell>
          <table:table-cell table:number-columns-repeated="2"/>
          <table:table-cell table:formula="of:=ABS([.B18]-[.D18])" office:value-type="float" office:value="0.540965794045889" calcext:value-type="float">
            <text:p>0.540965794045889</text:p>
          </table:table-cell>
          <table:table-cell table:number-columns-repeated="2"/>
          <table:table-cell table:formula="of:=POWER(1.5; [.A18]*0.771)" office:value-type="float" office:value="148.683156241275" calcext:value-type="float">
            <text:p>148.683156241275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203.275961538462" calcext:value-type="float">
            <text:p>203.3</text:p>
          </table:table-cell>
          <table:table-cell table:formula="of:=EXP(0.3127*[.A19])" office:value-type="float" office:value="203.547623578006" calcext:value-type="float">
            <text:p>203.547623578006</text:p>
          </table:table-cell>
          <table:table-cell table:number-columns-repeated="2"/>
          <table:table-cell table:formula="of:=ABS([.B19]-[.D19])" office:value-type="float" office:value="0.271662039544026" calcext:value-type="float">
            <text:p>0.271662039544026</text:p>
          </table:table-cell>
          <table:table-cell table:number-columns-repeated="2"/>
          <table:table-cell table:formula="of:=POWER(1.5; [.A19]*0.771)" office:value-type="float" office:value="203.248866588842" calcext:value-type="float">
            <text:p>203.24886658884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278.660576923077" calcext:value-type="float">
            <text:p>278.7</text:p>
          </table:table-cell>
          <table:table-cell table:formula="of:=EXP(0.3127*[.A20])" office:value-type="float" office:value="278.272263629832" calcext:value-type="float">
            <text:p>278.272263629832</text:p>
          </table:table-cell>
          <table:table-cell table:number-columns-repeated="2"/>
          <table:table-cell table:formula="of:=ABS([.B20]-[.D20])" office:value-type="float" office:value="0.388313293244721" calcext:value-type="float">
            <text:p>0.388313293244721</text:p>
          </table:table-cell>
          <table:table-cell table:number-columns-repeated="2"/>
          <table:table-cell table:formula="of:=POWER(1.5; [.A20]*0.771)" office:value-type="float" office:value="277.839822707376" calcext:value-type="float">
            <text:p>277.83982270737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379.622115384615" calcext:value-type="float">
            <text:p>379.6</text:p>
          </table:table-cell>
          <table:table-cell table:formula="of:=EXP(0.3127*[.A21])" office:value-type="float" office:value="380.429166130722" calcext:value-type="float">
            <text:p>380.429166130722</text:p>
          </table:table-cell>
          <table:table-cell table:number-columns-repeated="2"/>
          <table:table-cell table:formula="of:=ABS([.B21]-[.D21])" office:value-type="float" office:value="0.807050746107052" calcext:value-type="float">
            <text:p>0.807050746107052</text:p>
          </table:table-cell>
          <table:table-cell table:number-columns-repeated="2"/>
          <table:table-cell table:formula="of:=POWER(1.5; [.A21]*0.771)" office:value-type="float" office:value="379.805154034271" calcext:value-type="float">
            <text:p>379.80515403427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.622115384615" calcext:value-type="float">
            <text:p>519.6</text:p>
          </table:table-cell>
          <table:table-cell table:style-name="ce2" office:value-type="float" office:value="519.622115384615" calcext:value-type="float">
            <text:p>519.6</text:p>
          </table:table-cell>
          <table:table-cell table:formula="of:=EXP(0.3127*[.A22])" office:value-type="float" office:value="520.089025600613" calcext:value-type="float">
            <text:p>520.089025600613</text:p>
          </table:table-cell>
          <table:table-cell table:number-columns-repeated="2"/>
          <table:table-cell table:formula="of:=ABS([.B22]-[.D22])" office:value-type="float" office:value="0.466910215998041" calcext:value-type="float">
            <text:p>0.466910215998041</text:p>
          </table:table-cell>
          <table:table-cell table:number-columns-repeated="2"/>
          <table:table-cell table:formula="of:=POWER(1.5; [.A22]*0.771)" office:value-type="float" office:value="519.191070687242" calcext:value-type="float">
            <text:p>519.191070687242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7.122115384615" calcext:value-type="float">
            <text:p>467.1</text:p>
          </table:table-cell>
          <table:table-cell table:style-name="ce2" office:value-type="float" office:value="506.160576923077" calcext:value-type="float">
            <text:p>506.2</text:p>
          </table:table-cell>
          <table:table-cell/>
          <table:table-cell table:formula="of:=520*EXP(-0.1042*([.A23]-20))" office:value-type="float" office:value="468.543436600213" calcext:value-type="float">
            <text:p>468.543436600213</text:p>
          </table:table-cell>
          <table:table-cell table:formula="of:=520*EXP(-0.0261*([.A23]-20))" office:value-type="float" office:value="506.603583705077" calcext:value-type="float">
            <text:p>506.603583705077</text:p>
          </table:table-cell>
          <table:table-cell/>
          <table:table-cell table:formula="of:=ABS([.B23]-[.E23])" office:value-type="float" office:value="1.42132121559797" calcext:value-type="float">
            <text:p>1.42132121559797</text:p>
          </table:table-cell>
          <table:table-cell table:formula="of:=ABS([.C23]-[.F23])" office:value-type="float" office:value="0.443006781999827" calcext:value-type="float">
            <text:p>0.44300678199982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.352884615385" calcext:value-type="float">
            <text:p>421.4</text:p>
          </table:table-cell>
          <table:table-cell table:style-name="ce2" office:value-type="float" office:value="492.699038461539" calcext:value-type="float">
            <text:p>492.7</text:p>
          </table:table-cell>
          <table:table-cell/>
          <table:table-cell table:formula="of:=520*EXP(-0.1042*([.A24]-20))" office:value-type="float" office:value="422.17875380988" calcext:value-type="float">
            <text:p>422.17875380988</text:p>
          </table:table-cell>
          <table:table-cell table:formula="of:=520*EXP(-0.0261*([.A24]-20))" office:value-type="float" office:value="493.552290428513" calcext:value-type="float">
            <text:p>493.552290428513</text:p>
          </table:table-cell>
          <table:table-cell/>
          <table:table-cell table:formula="of:=ABS([.B24]-[.E24])" office:value-type="float" office:value="0.825869194495397" calcext:value-type="float">
            <text:p>0.825869194495397</text:p>
          </table:table-cell>
          <table:table-cell table:formula="of:=ABS([.C24]-[.F24])" office:value-type="float" office:value="0.853251966973971" calcext:value-type="float">
            <text:p>0.85325196697397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480.583653846154" calcext:value-type="float">
            <text:p>480.6</text:p>
          </table:table-cell>
          <table:table-cell/>
          <table:table-cell table:formula="of:=520*EXP(-0.1042*([.A25]-20))" office:value-type="float" office:value="380.402084941686" calcext:value-type="float">
            <text:p>380.402084941686</text:p>
          </table:table-cell>
          <table:table-cell table:formula="of:=520*EXP(-0.0261*([.A25]-20))" office:value-type="float" office:value="480.837228994103" calcext:value-type="float">
            <text:p>480.837228994103</text:p>
          </table:table-cell>
          <table:table-cell/>
          <table:table-cell table:formula="of:=ABS([.B25]-[.E25])" office:value-type="float" office:value="0.779969557070785" calcext:value-type="float">
            <text:p>0.779969557070785</text:p>
          </table:table-cell>
          <table:table-cell table:formula="of:=ABS([.C25]-[.F25])" office:value-type="float" office:value="0.253575147948936" calcext:value-type="float">
            <text:p>0.253575147948936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.929807692308" calcext:value-type="float">
            <text:p>341.9</text:p>
          </table:table-cell>
          <table:table-cell table:style-name="ce2" office:value-type="float" office:value="467.122115384615" calcext:value-type="float">
            <text:p>467.1</text:p>
          </table:table-cell>
          <table:table-cell/>
          <table:table-cell table:formula="of:=520*EXP(-0.1042*([.A26]-20))" office:value-type="float" office:value="342.759423400891" calcext:value-type="float">
            <text:p>342.759423400891</text:p>
          </table:table-cell>
          <table:table-cell table:formula="of:=520*EXP(-0.0261*([.A26]-20))" office:value-type="float" office:value="468.449737283137" calcext:value-type="float">
            <text:p>468.449737283137</text:p>
          </table:table-cell>
          <table:table-cell/>
          <table:table-cell table:formula="of:=ABS([.B26]-[.E26])" office:value-type="float" office:value="0.829615708583447" calcext:value-type="float">
            <text:p>0.829615708583447</text:p>
          </table:table-cell>
          <table:table-cell table:formula="of:=ABS([.C26]-[.F26])" office:value-type="float" office:value="1.32762189852195" calcext:value-type="float">
            <text:p>1.32762189852195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275961538461" calcext:value-type="float">
            <text:p>308.3</text:p>
          </table:table-cell>
          <table:table-cell table:style-name="ce2" office:value-type="float" office:value="456.352884615385" calcext:value-type="float">
            <text:p>456.4</text:p>
          </table:table-cell>
          <table:table-cell/>
          <table:table-cell table:formula="of:=520*EXP(-0.1042*([.A27]-20))" office:value-type="float" office:value="308.841688783387" calcext:value-type="float">
            <text:p>308.841688783387</text:p>
          </table:table-cell>
          <table:table-cell table:formula="of:=520*EXP(-0.0261*([.A27]-20))" office:value-type="float" office:value="456.381376333344" calcext:value-type="float">
            <text:p>456.381376333344</text:p>
          </table:table-cell>
          <table:table-cell/>
          <table:table-cell table:formula="of:=ABS([.B27]-[.E27])" office:value-type="float" office:value="0.565727244925768" calcext:value-type="float">
            <text:p>0.565727244925768</text:p>
          </table:table-cell>
          <table:table-cell table:formula="of:=ABS([.C27]-[.F27])" office:value-type="float" office:value="0.0284917179590138" calcext:value-type="float">
            <text:p>0.028491717959014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444.2375" calcext:value-type="float">
            <text:p>444.2</text:p>
          </table:table-cell>
          <table:table-cell/>
          <table:table-cell table:formula="of:=520*EXP(-0.1042*([.A28]-20))" office:value-type="float" office:value="278.280281207657" calcext:value-type="float">
            <text:p>278.280281207657</text:p>
          </table:table-cell>
          <table:table-cell table:formula="of:=520*EXP(-0.0261*([.A28]-20))" office:value-type="float" office:value="444.62392458986" calcext:value-type="float">
            <text:p>444.62392458986</text:p>
          </table:table-cell>
          <table:table-cell/>
          <table:table-cell table:formula="of:=ABS([.B28]-[.E28])" office:value-type="float" office:value="0.380295715420232" calcext:value-type="float">
            <text:p>0.380295715420232</text:p>
          </table:table-cell>
          <table:table-cell table:formula="of:=ABS([.C28]-[.F28])" office:value-type="float" office:value="0.386424589860383" calcext:value-type="float">
            <text:p>0.386424589860383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391346153846" calcext:value-type="float">
            <text:p>250.4</text:p>
          </table:table-cell>
          <table:table-cell table:style-name="ce2" office:value-type="float" office:value="432.122115384615" calcext:value-type="float">
            <text:p>432.1</text:p>
          </table:table-cell>
          <table:table-cell/>
          <table:table-cell table:formula="of:=520*EXP(-0.1042*([.A29]-20))" office:value-type="float" office:value="250.743075567518" calcext:value-type="float">
            <text:p>250.743075567518</text:p>
          </table:table-cell>
          <table:table-cell table:formula="of:=520*EXP(-0.0261*([.A29]-20))" office:value-type="float" office:value="433.169372304306" calcext:value-type="float">
            <text:p>433.169372304306</text:p>
          </table:table-cell>
          <table:table-cell/>
          <table:table-cell table:formula="of:=ABS([.B29]-[.E29])" office:value-type="float" office:value="0.351729413671563" calcext:value-type="float">
            <text:p>0.351729413671563</text:p>
          </table:table-cell>
          <table:table-cell table:formula="of:=ABS([.C29]-[.F29])" office:value-type="float" office:value="1.04725691969099" calcext:value-type="float">
            <text:p>1.0472569196909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6.160576923077" calcext:value-type="float">
            <text:p>226.2</text:p>
          </table:table-cell>
          <table:table-cell table:style-name="ce2" office:value-type="float" office:value="421.352884615385" calcext:value-type="float">
            <text:p>421.4</text:p>
          </table:table-cell>
          <table:table-cell/>
          <table:table-cell table:formula="of:=520*EXP(-0.1042*([.A30]-20))" office:value-type="float" office:value="225.930812173291" calcext:value-type="float">
            <text:p>225.930812173291</text:p>
          </table:table-cell>
          <table:table-cell table:formula="of:=520*EXP(-0.0261*([.A30]-20))" office:value-type="float" office:value="422.009916078154" calcext:value-type="float">
            <text:p>422.009916078154</text:p>
          </table:table-cell>
          <table:table-cell/>
          <table:table-cell table:formula="of:=ABS([.B30]-[.E30])" office:value-type="float" office:value="0.229764749785517" calcext:value-type="float">
            <text:p>0.229764749785517</text:p>
          </table:table-cell>
          <table:table-cell table:formula="of:=ABS([.C30]-[.F30])" office:value-type="float" office:value="0.657031462768941" calcext:value-type="float">
            <text:p>0.657031462768941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410.583653846154" calcext:value-type="float">
            <text:p>410.6</text:p>
          </table:table-cell>
          <table:table-cell/>
          <table:table-cell table:formula="of:=520*EXP(-0.1042*([.A31]-20))" office:value-type="float" office:value="203.573844556829" calcext:value-type="float">
            <text:p>203.573844556829</text:p>
          </table:table-cell>
          <table:table-cell table:formula="of:=520*EXP(-0.0261*([.A31]-20))" office:value-type="float" office:value="411.137953546676" calcext:value-type="float">
            <text:p>411.137953546676</text:p>
          </table:table-cell>
          <table:table-cell/>
          <table:table-cell table:formula="of:=ABS([.B31]-[.E31])" office:value-type="float" office:value="0.297883018367287" calcext:value-type="float">
            <text:p>0.297883018367287</text:p>
          </table:table-cell>
          <table:table-cell table:formula="of:=ABS([.C31]-[.F31])" office:value-type="float" office:value="0.554299700521938" calcext:value-type="float">
            <text:p>0.55429970052193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083653846154" calcext:value-type="float">
            <text:p>183.1</text:p>
          </table:table-cell>
          <table:table-cell table:style-name="ce2" office:value-type="float" office:value="399.814423076923" calcext:value-type="float">
            <text:p>399.8</text:p>
          </table:table-cell>
          <table:table-cell/>
          <table:table-cell table:formula="of:=520*EXP(-0.1042*([.A32]-20))" office:value-type="float" office:value="183.429209097258" calcext:value-type="float">
            <text:p>183.429209097258</text:p>
          </table:table-cell>
          <table:table-cell table:formula="of:=520*EXP(-0.0261*([.A32]-20))" office:value-type="float" office:value="400.546078199841" calcext:value-type="float">
            <text:p>400.546078199841</text:p>
          </table:table-cell>
          <table:table-cell/>
          <table:table-cell table:formula="of:=ABS([.B32]-[.E32])" office:value-type="float" office:value="0.345555251104344" calcext:value-type="float">
            <text:p>0.345555251104344</text:p>
          </table:table-cell>
          <table:table-cell table:formula="of:=ABS([.C32]-[.F32])" office:value-type="float" office:value="0.731655122918198" calcext:value-type="float">
            <text:p>0.731655122918198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583653846154" calcext:value-type="float">
            <text:p>165.6</text:p>
          </table:table-cell>
          <table:table-cell table:style-name="ce2" office:value-type="float" office:value="390.391346153846" calcext:value-type="float">
            <text:p>390.4</text:p>
          </table:table-cell>
          <table:table-cell/>
          <table:table-cell table:formula="of:=520*EXP(-0.1042*([.A33]-20))" office:value-type="float" office:value="165.277984621709" calcext:value-type="float">
            <text:p>165.277984621709</text:p>
          </table:table-cell>
          <table:table-cell table:formula="of:=520*EXP(-0.0261*([.A33]-20))" office:value-type="float" office:value="390.227074336641" calcext:value-type="float">
            <text:p>390.227074336641</text:p>
          </table:table-cell>
          <table:table-cell/>
          <table:table-cell table:formula="of:=ABS([.B33]-[.E33])" office:value-type="float" office:value="0.305669224445381" calcext:value-type="float">
            <text:p>0.305669224445381</text:p>
          </table:table-cell>
          <table:table-cell table:formula="of:=ABS([.C33]-[.F33])" office:value-type="float" office:value="0.164271817204735" calcext:value-type="float">
            <text:p>0.164271817204735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379.622115384615" calcext:value-type="float">
            <text:p>379.6</text:p>
          </table:table-cell>
          <table:table-cell/>
          <table:table-cell table:formula="of:=520*EXP(-0.1042*([.A34]-20))" office:value-type="float" office:value="148.922913286563" calcext:value-type="float">
            <text:p>148.922913286563</text:p>
          </table:table-cell>
          <table:table-cell table:formula="of:=520*EXP(-0.0261*([.A34]-20))" office:value-type="float" office:value="380.173912149404" calcext:value-type="float">
            <text:p>380.173912149404</text:p>
          </table:table-cell>
          <table:table-cell/>
          <table:table-cell table:formula="of:=ABS([.B34]-[.E34])" office:value-type="float" office:value="0.506894405745499" calcext:value-type="float">
            <text:p>0.506894405745499</text:p>
          </table:table-cell>
          <table:table-cell table:formula="of:=ABS([.C34]-[.F34])" office:value-type="float" office:value="0.551796764788605" calcext:value-type="float">
            <text:p>0.551796764788605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622115384615" calcext:value-type="float">
            <text:p>134.6</text:p>
          </table:table-cell>
          <table:table-cell table:style-name="ce2" office:value-type="float" office:value="370.199038461538" calcext:value-type="float">
            <text:p>370.2</text:p>
          </table:table-cell>
          <table:table-cell/>
          <table:table-cell table:formula="of:=520*EXP(-0.1042*([.A35]-20))" office:value-type="float" office:value="134.186256884234" calcext:value-type="float">
            <text:p>134.186256884234</text:p>
          </table:table-cell>
          <table:table-cell table:formula="of:=520*EXP(-0.0261*([.A35]-20))" office:value-type="float" office:value="370.379742934744" calcext:value-type="float">
            <text:p>370.379742934744</text:p>
          </table:table-cell>
          <table:table-cell/>
          <table:table-cell table:formula="of:=ABS([.B35]-[.E35])" office:value-type="float" office:value="0.435858500381329" calcext:value-type="float">
            <text:p>0.435858500381329</text:p>
          </table:table-cell>
          <table:table-cell table:formula="of:=ABS([.C35]-[.F35])" office:value-type="float" office:value="0.180704473205992" calcext:value-type="float">
            <text:p>0.180704473205992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.160576923077" calcext:value-type="float">
            <text:p>121.2</text:p>
          </table:table-cell>
          <table:table-cell table:style-name="ce2" office:value-type="float" office:value="360.775961538461" calcext:value-type="float">
            <text:p>360.8</text:p>
          </table:table-cell>
          <table:table-cell/>
          <table:table-cell table:formula="of:=520*EXP(-0.1042*([.A36]-20))" office:value-type="float" office:value="120.907865278957" calcext:value-type="float">
            <text:p>120.907865278957</text:p>
          </table:table-cell>
          <table:table-cell table:formula="of:=520*EXP(-0.0261*([.A36]-20))" office:value-type="float" office:value="360.837894427897" calcext:value-type="float">
            <text:p>360.837894427897</text:p>
          </table:table-cell>
          <table:table-cell/>
          <table:table-cell table:formula="of:=ABS([.B36]-[.E36])" office:value-type="float" office:value="0.252711644119657" calcext:value-type="float">
            <text:p>0.252711644119657</text:p>
          </table:table-cell>
          <table:table-cell table:formula="of:=ABS([.C36]-[.F36])" office:value-type="float" office:value="0.0619328894359796" calcext:value-type="float">
            <text:p>0.06193288943598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351.352884615385" calcext:value-type="float">
            <text:p>351.4</text:p>
          </table:table-cell>
          <table:table-cell/>
          <table:table-cell table:formula="of:=520*EXP(-0.1042*([.A37]-20))" office:value-type="float" office:value="108.943435980381" calcext:value-type="float">
            <text:p>108.943435980381</text:p>
          </table:table-cell>
          <table:table-cell table:formula="of:=520*EXP(-0.0261*([.A37]-20))" office:value-type="float" office:value="351.541866257244" calcext:value-type="float">
            <text:p>351.541866257244</text:p>
          </table:table-cell>
          <table:table-cell/>
          <table:table-cell table:formula="of:=ABS([.B37]-[.E37])" office:value-type="float" office:value="0.101756327310753" calcext:value-type="float">
            <text:p>0.101756327310753</text:p>
          </table:table-cell>
          <table:table-cell table:formula="of:=ABS([.C37]-[.F37])" office:value-type="float" office:value="0.188981641858788" calcext:value-type="float">
            <text:p>0.188981641858788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2692307692308" calcext:value-type="float">
            <text:p>98.3</text:p>
          </table:table-cell>
          <table:table-cell table:style-name="ce2" office:value-type="float" office:value="341.929807692308" calcext:value-type="float">
            <text:p>341.9</text:p>
          </table:table-cell>
          <table:table-cell/>
          <table:table-cell table:formula="of:=520*EXP(-0.1042*([.A38]-20))" office:value-type="float" office:value="98.1629459409291" calcext:value-type="float">
            <text:p>98.1629459409291</text:p>
          </table:table-cell>
          <table:table-cell table:formula="of:=520*EXP(-0.0261*([.A38]-20))" office:value-type="float" office:value="342.485325515943" calcext:value-type="float">
            <text:p>342.485325515943</text:p>
          </table:table-cell>
          <table:table-cell/>
          <table:table-cell table:formula="of:=ABS([.B38]-[.E38])" office:value-type="float" office:value="0.106284828301725" calcext:value-type="float">
            <text:p>0.106284828301725</text:p>
          </table:table-cell>
          <table:table-cell table:formula="of:=ABS([.C38]-[.F38])" office:value-type="float" office:value="0.555517823635284" calcext:value-type="float">
            <text:p>0.555517823635284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8461538461538" calcext:value-type="float">
            <text:p>88.8</text:p>
          </table:table-cell>
          <table:table-cell table:style-name="ce2" office:value-type="float" office:value="333.852884615385" calcext:value-type="float">
            <text:p>333.9</text:p>
          </table:table-cell>
          <table:table-cell/>
          <table:table-cell table:formula="of:=520*EXP(-0.1042*([.A39]-20))" office:value-type="float" office:value="88.4492385345458" calcext:value-type="float">
            <text:p>88.4492385345458</text:p>
          </table:table-cell>
          <table:table-cell table:formula="of:=520*EXP(-0.0261*([.A39]-20))" office:value-type="float" office:value="333.662102447647" calcext:value-type="float">
            <text:p>333.662102447647</text:p>
          </table:table-cell>
          <table:table-cell/>
          <table:table-cell table:formula="of:=ABS([.B39]-[.E39])" office:value-type="float" office:value="0.39691531160797" calcext:value-type="float">
            <text:p>0.39691531160797</text:p>
          </table:table-cell>
          <table:table-cell table:formula="of:=ABS([.C39]-[.F39])" office:value-type="float" office:value="0.190782167737666" calcext:value-type="float">
            <text:p>0.190782167737666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324.429807692308" calcext:value-type="float">
            <text:p>324.4</text:p>
          </table:table-cell>
          <table:table-cell/>
          <table:table-cell table:formula="of:=520*EXP(-0.1042*([.A40]-20))" office:value-type="float" office:value="79.6967503608617" calcext:value-type="float">
            <text:p>79.6967503608617</text:p>
          </table:table-cell>
          <table:table-cell table:formula="of:=520*EXP(-0.0261*([.A40]-20))" office:value-type="float" office:value="325.066186243363" calcext:value-type="float">
            <text:p>325.066186243363</text:p>
          </table:table-cell>
          <table:table-cell/>
          <table:table-cell table:formula="of:=ABS([.B40]-[.E40])" office:value-type="float" office:value="0.273673437784794" calcext:value-type="float">
            <text:p>0.273673437784794</text:p>
          </table:table-cell>
          <table:table-cell table:formula="of:=ABS([.C40]-[.F40])" office:value-type="float" office:value="0.636378551054747" calcext:value-type="float">
            <text:p>0.636378551054747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6923076923077" calcext:value-type="float">
            <text:p>72.7</text:p>
          </table:table-cell>
          <table:table-cell table:style-name="ce2" office:value-type="float" office:value="316.352884615385" calcext:value-type="float">
            <text:p>316.4</text:p>
          </table:table-cell>
          <table:table-cell/>
          <table:table-cell table:formula="of:=520*EXP(-0.1042*([.A41]-20))" office:value-type="float" office:value="71.8103640383604" calcext:value-type="float">
            <text:p>71.8103640383604</text:p>
          </table:table-cell>
          <table:table-cell table:formula="of:=520*EXP(-0.0261*([.A41]-20))" office:value-type="float" office:value="316.691720946595" calcext:value-type="float">
            <text:p>316.691720946595</text:p>
          </table:table-cell>
          <table:table-cell/>
          <table:table-cell table:formula="of:=ABS([.B41]-[.E41])" office:value-type="float" office:value="0.881943653947303" calcext:value-type="float">
            <text:p>0.881943653947303</text:p>
          </table:table-cell>
          <table:table-cell table:formula="of:=ABS([.C41]-[.F41])" office:value-type="float" office:value="0.338836331210189" calcext:value-type="float">
            <text:p>0.338836331210189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153846153846" calcext:value-type="float">
            <text:p>64.6</text:p>
          </table:table-cell>
          <table:table-cell table:style-name="ce2" office:value-type="float" office:value="308.275961538462" calcext:value-type="float">
            <text:p>308.3</text:p>
          </table:table-cell>
          <table:table-cell/>
          <table:table-cell table:formula="of:=520*EXP(-0.1042*([.A42]-20))" office:value-type="float" office:value="64.7043745193187" calcext:value-type="float">
            <text:p>64.7043745193187</text:p>
          </table:table-cell>
          <table:table-cell table:formula="of:=520*EXP(-0.0261*([.A42]-20))" office:value-type="float" office:value="308.533001463987" calcext:value-type="float">
            <text:p>308.533001463987</text:p>
          </table:table-cell>
          <table:table-cell/>
          <table:table-cell table:formula="of:=ABS([.B42]-[.E42])" office:value-type="float" office:value="0.0889899039340918" calcext:value-type="float">
            <text:p>0.088989903934092</text:p>
          </table:table-cell>
          <table:table-cell table:formula="of:=ABS([.C42]-[.F42])" office:value-type="float" office:value="0.257039925525021" calcext:value-type="float">
            <text:p>0.257039925525021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300.199038461538" calcext:value-type="float">
            <text:p>300.2</text:p>
          </table:table-cell>
          <table:table-cell/>
          <table:table-cell table:formula="of:=520*EXP(-0.1042*([.A43]-20))" office:value-type="float" office:value="58.3015576929785" calcext:value-type="float">
            <text:p>58.3015576929785</text:p>
          </table:table-cell>
          <table:table-cell table:formula="of:=520*EXP(-0.0261*([.A43]-20))" office:value-type="float" office:value="300.58446967873" calcext:value-type="float">
            <text:p>300.58446967873</text:p>
          </table:table-cell>
          <table:table-cell/>
          <table:table-cell table:formula="of:=ABS([.B43]-[.E43])" office:value-type="float" office:value="0.929211537790671" calcext:value-type="float">
            <text:p>0.929211537790671</text:p>
          </table:table-cell>
          <table:table-cell table:formula="of:=ABS([.C43]-[.F43])" office:value-type="float" office:value="0.385431217191865" calcext:value-type="float">
            <text:p>0.385431217191865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5" calcext:value-type="float">
            <text:p>52.5</text:p>
          </table:table-cell>
          <table:table-cell table:style-name="ce2" office:value-type="float" office:value="293.468269230769" calcext:value-type="float">
            <text:p>293.5</text:p>
          </table:table-cell>
          <table:table-cell/>
          <table:table-cell table:formula="of:=520*EXP(-0.1042*([.A44]-20))" office:value-type="float" office:value="52.5323311550264" calcext:value-type="float">
            <text:p>52.5323311550264</text:p>
          </table:table-cell>
          <table:table-cell table:formula="of:=520*EXP(-0.0261*([.A44]-20))" office:value-type="float" office:value="292.840710664105" calcext:value-type="float">
            <text:p>292.840710664105</text:p>
          </table:table-cell>
          <table:table-cell/>
          <table:table-cell table:formula="of:=ABS([.B44]-[.E44])" office:value-type="float" office:value="0.0323311550264194" calcext:value-type="float">
            <text:p>0.032331155026419</text:p>
          </table:table-cell>
          <table:table-cell table:formula="of:=ABS([.C44]-[.F44])" office:value-type="float" office:value="0.627558566664106" calcext:value-type="float">
            <text:p>0.627558566664106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1153846153846" calcext:value-type="float">
            <text:p>47.1</text:p>
          </table:table-cell>
          <table:table-cell table:style-name="ce2" office:value-type="float" office:value="285.391346153846" calcext:value-type="float">
            <text:p>285.4</text:p>
          </table:table-cell>
          <table:table-cell/>
          <table:table-cell table:formula="of:=520*EXP(-0.1042*([.A45]-20))" office:value-type="float" office:value="47.3339980230703" calcext:value-type="float">
            <text:p>47.3339980230703</text:p>
          </table:table-cell>
          <table:table-cell table:formula="of:=520*EXP(-0.0261*([.A45]-20))" office:value-type="float" office:value="285.296448994571" calcext:value-type="float">
            <text:p>285.296448994571</text:p>
          </table:table-cell>
          <table:table-cell/>
          <table:table-cell table:formula="of:=ABS([.B45]-[.E45])" office:value-type="float" office:value="0.218613407685645" calcext:value-type="float">
            <text:p>0.218613407685645</text:p>
          </table:table-cell>
          <table:table-cell table:formula="of:=ABS([.C45]-[.F45])" office:value-type="float" office:value="0.0948971592746943" calcext:value-type="float">
            <text:p>0.094897159274694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278.660576923077" calcext:value-type="float">
            <text:p>278.7</text:p>
          </table:table-cell>
          <table:table-cell/>
          <table:table-cell table:formula="of:=520*EXP(-0.1042*([.A46]-20))" office:value-type="float" office:value="42.650065580302" calcext:value-type="float">
            <text:p>42.650065580302</text:p>
          </table:table-cell>
          <table:table-cell table:formula="of:=520*EXP(-0.0261*([.A46]-20))" office:value-type="float" office:value="277.946545151889" calcext:value-type="float">
            <text:p>277.946545151889</text:p>
          </table:table-cell>
          <table:table-cell/>
          <table:table-cell table:formula="of:=ABS([.B46]-[.E46])" office:value-type="float" office:value="0.426857496621153" calcext:value-type="float">
            <text:p>0.426857496621153</text:p>
          </table:table-cell>
          <table:table-cell table:formula="of:=ABS([.C46]-[.F46])" office:value-type="float" office:value="0.714031771187649" calcext:value-type="float">
            <text:p>0.71403177118764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.0384615384615" calcext:value-type="float">
            <text:p>39.0</text:p>
          </table:table-cell>
          <table:table-cell table:style-name="ce2" office:value-type="float" office:value="270.583653846154" calcext:value-type="float">
            <text:p>270.6</text:p>
          </table:table-cell>
          <table:table-cell/>
          <table:table-cell table:formula="of:=520*EXP(-0.1042*([.A47]-20))" office:value-type="float" office:value="38.4296313427291" calcext:value-type="float">
            <text:p>38.4296313427291</text:p>
          </table:table-cell>
          <table:table-cell table:formula="of:=520*EXP(-0.0261*([.A47]-20))" office:value-type="float" office:value="270.785992023831" calcext:value-type="float">
            <text:p>270.785992023831</text:p>
          </table:table-cell>
          <table:table-cell/>
          <table:table-cell table:formula="of:=ABS([.B47]-[.E47])" office:value-type="float" office:value="0.608830195732402" calcext:value-type="float">
            <text:p>0.608830195732402</text:p>
          </table:table-cell>
          <table:table-cell table:formula="of:=ABS([.C47]-[.F47])" office:value-type="float" office:value="0.202338177676836" calcext:value-type="float">
            <text:p>0.202338177676836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.0</text:p>
          </table:table-cell>
          <table:table-cell table:style-name="ce2" office:value-type="float" office:value="263.852884615385" calcext:value-type="float">
            <text:p>263.9</text:p>
          </table:table-cell>
          <table:table-cell/>
          <table:table-cell table:formula="of:=520*EXP(-0.1042*([.A48]-20))" office:value-type="float" office:value="34.6268298780799" calcext:value-type="float">
            <text:p>34.6268298780799</text:p>
          </table:table-cell>
          <table:table-cell table:formula="of:=520*EXP(-0.0261*([.A48]-20))" office:value-type="float" office:value="263.809911493091" calcext:value-type="float">
            <text:p>263.809911493091</text:p>
          </table:table-cell>
          <table:table-cell/>
          <table:table-cell table:formula="of:=ABS([.B48]-[.E48])" office:value-type="float" office:value="0.373170121920104" calcext:value-type="float">
            <text:p>0.373170121920104</text:p>
          </table:table-cell>
          <table:table-cell table:formula="of:=ABS([.C48]-[.F48])" office:value-type="float" office:value="0.0429731222944838" calcext:value-type="float">
            <text:p>0.042973122294484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9615384615384" calcext:value-type="float">
            <text:p>31.0</text:p>
          </table:table-cell>
          <table:table-cell table:style-name="ce2" office:value-type="float" office:value="257.122115384615" calcext:value-type="float">
            <text:p>257.1</text:p>
          </table:table-cell>
          <table:table-cell/>
          <table:table-cell table:formula="of:=520*EXP(-0.1042*([.A49]-20))" office:value-type="float" office:value="31.2003343647048" calcext:value-type="float">
            <text:p>31.2003343647048</text:p>
          </table:table-cell>
          <table:table-cell table:formula="of:=520*EXP(-0.0261*([.A49]-20))" office:value-type="float" office:value="257.013551114075" calcext:value-type="float">
            <text:p>257.013551114075</text:p>
          </table:table-cell>
          <table:table-cell/>
          <table:table-cell table:formula="of:=ABS([.B49]-[.E49])" office:value-type="float" office:value="0.238795903166384" calcext:value-type="float">
            <text:p>0.238795903166384</text:p>
          </table:table-cell>
          <table:table-cell table:formula="of:=ABS([.C49]-[.F49])" office:value-type="float" office:value="0.108564270540398" calcext:value-type="float">
            <text:p>0.108564270540398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2692307692307" calcext:value-type="float">
            <text:p>28.3</text:p>
          </table:table-cell>
          <table:table-cell table:style-name="ce2" office:value-type="float" office:value="250.391346153846" calcext:value-type="float">
            <text:p>250.4</text:p>
          </table:table-cell>
          <table:table-cell/>
          <table:table-cell table:formula="of:=520*EXP(-0.1042*([.A50]-20))" office:value-type="float" office:value="28.1129074736817" calcext:value-type="float">
            <text:p>28.1129074736817</text:p>
          </table:table-cell>
          <table:table-cell table:formula="of:=520*EXP(-0.0261*([.A50]-20))" office:value-type="float" office:value="250.392280875304" calcext:value-type="float">
            <text:p>250.392280875304</text:p>
          </table:table-cell>
          <table:table-cell/>
          <table:table-cell table:formula="of:=ABS([.B50]-[.E50])" office:value-type="float" office:value="0.156323295548972" calcext:value-type="float">
            <text:p>0.156323295548972</text:p>
          </table:table-cell>
          <table:table-cell table:formula="of:=ABS([.C50]-[.F50])" office:value-type="float" office:value="0.000934721458065724" calcext:value-type="float">
            <text:p>0.000934721458066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5769230769231" calcext:value-type="float">
            <text:p>25.6</text:p>
          </table:table-cell>
          <table:table-cell table:style-name="ce2" office:value-type="float" office:value="243.660576923077" calcext:value-type="float">
            <text:p>243.7</text:p>
          </table:table-cell>
          <table:table-cell/>
          <table:table-cell table:formula="of:=520*EXP(-0.1042*([.A51]-20))" office:value-type="float" office:value="25.3309966933513" calcext:value-type="float">
            <text:p>25.3309966933513</text:p>
          </table:table-cell>
          <table:table-cell table:formula="of:=520*EXP(-0.0261*([.A51]-20))" office:value-type="float" office:value="243.941590045225" calcext:value-type="float">
            <text:p>243.941590045225</text:p>
          </table:table-cell>
          <table:table-cell/>
          <table:table-cell table:formula="of:=ABS([.B51]-[.E51])" office:value-type="float" office:value="0.245926383571845" calcext:value-type="float">
            <text:p>0.245926383571845</text:p>
          </table:table-cell>
          <table:table-cell table:formula="of:=ABS([.C51]-[.F51])" office:value-type="float" office:value="0.281013122148352" calcext:value-type="float">
            <text:p>0.281013122148352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38.275961538462" calcext:value-type="float">
            <text:p>238.3</text:p>
          </table:table-cell>
          <table:table-cell/>
          <table:table-cell table:formula="of:=520*EXP(-0.1042*([.A52]-20))" office:value-type="float" office:value="22.8243696984835" calcext:value-type="float">
            <text:p>22.8243696984835</text:p>
          </table:table-cell>
          <table:table-cell table:formula="of:=520*EXP(-0.0261*([.A52]-20))" office:value-type="float" office:value="237.65708409928" calcext:value-type="float">
            <text:p>237.65708409928</text:p>
          </table:table-cell>
          <table:table-cell/>
          <table:table-cell table:formula="of:=ABS([.B52]-[.E52])" office:value-type="float" office:value="0.0602456861318856" calcext:value-type="float">
            <text:p>0.060245686131886</text:p>
          </table:table-cell>
          <table:table-cell table:formula="of:=ABS([.C52]-[.F52])" office:value-type="float" office:value="0.618877439181517" calcext:value-type="float">
            <text:p>0.6188774391815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.5384615384615" calcext:value-type="float">
            <text:p>21.5</text:p>
          </table:table-cell>
          <table:table-cell table:style-name="ce2" office:value-type="float" office:value="231.545192307692" calcext:value-type="float">
            <text:p>231.5</text:p>
          </table:table-cell>
          <table:table-cell/>
          <table:table-cell table:formula="of:=520*EXP(-0.1042*([.A53]-20))" office:value-type="float" office:value="20.5657858014639" calcext:value-type="float">
            <text:p>20.5657858014639</text:p>
          </table:table-cell>
          <table:table-cell table:formula="of:=520*EXP(-0.0261*([.A53]-20))" office:value-type="float" office:value="231.534481726143" calcext:value-type="float">
            <text:p>231.534481726143</text:p>
          </table:table-cell>
          <table:table-cell/>
          <table:table-cell table:formula="of:=ABS([.B53]-[.E53])" office:value-type="float" office:value="0.972675736997594" calcext:value-type="float">
            <text:p>0.972675736997594</text:p>
          </table:table-cell>
          <table:table-cell table:formula="of:=ABS([.C53]-[.F53])" office:value-type="float" office:value="0.0107105815490911" calcext:value-type="float">
            <text:p>0.010710581549091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8461538461538" calcext:value-type="float">
            <text:p>18.8</text:p>
          </table:table-cell>
          <table:table-cell table:style-name="ce2" office:value-type="float" office:value="226.160576923077" calcext:value-type="float">
            <text:p>226.2</text:p>
          </table:table-cell>
          <table:table-cell/>
          <table:table-cell table:formula="of:=520*EXP(-0.1042*([.A54]-20))" office:value-type="float" office:value="18.5306999150034" calcext:value-type="float">
            <text:p>18.5306999150034</text:p>
          </table:table-cell>
          <table:table-cell table:formula="of:=520*EXP(-0.0261*([.A54]-20))" office:value-type="float" office:value="225.56961191108" calcext:value-type="float">
            <text:p>225.56961191108</text:p>
          </table:table-cell>
          <table:table-cell/>
          <table:table-cell table:formula="of:=ABS([.B54]-[.E54])" office:value-type="float" office:value="0.315453931150412" calcext:value-type="float">
            <text:p>0.315453931150412</text:p>
          </table:table-cell>
          <table:table-cell table:formula="of:=ABS([.C54]-[.F54])" office:value-type="float" office:value="0.590965011996985" calcext:value-type="float">
            <text:p>0.590965011996985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219.429807692308" calcext:value-type="float">
            <text:p>219.4</text:p>
          </table:table-cell>
          <table:table-cell/>
          <table:table-cell table:formula="of:=520*EXP(-0.1042*([.A55]-20))" office:value-type="float" office:value="16.696995809198" calcext:value-type="float">
            <text:p>16.696995809198</text:p>
          </table:table-cell>
          <table:table-cell table:formula="of:=520*EXP(-0.0261*([.A55]-20))" office:value-type="float" office:value="219.758411094455" calcext:value-type="float">
            <text:p>219.758411094455</text:p>
          </table:table-cell>
          <table:table-cell/>
          <table:table-cell table:formula="of:=ABS([.B55]-[.E55])" office:value-type="float" office:value="0.803004190801996" calcext:value-type="float">
            <text:p>0.803004190801996</text:p>
          </table:table-cell>
          <table:table-cell table:formula="of:=ABS([.C55]-[.F55])" office:value-type="float" office:value="0.328603402146825" calcext:value-type="float">
            <text:p>0.328603402146825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1538461538461" calcext:value-type="float">
            <text:p>16.2</text:p>
          </table:table-cell>
          <table:table-cell table:style-name="ce2" office:value-type="float" office:value="214.045192307692" calcext:value-type="float">
            <text:p>214.0</text:p>
          </table:table-cell>
          <table:table-cell/>
          <table:table-cell table:formula="of:=520*EXP(-0.1042*([.A56]-20))" office:value-type="float" office:value="15.0447457641173" calcext:value-type="float">
            <text:p>15.0447457641173</text:p>
          </table:table-cell>
          <table:table-cell table:formula="of:=520*EXP(-0.0261*([.A56]-20))" office:value-type="float" office:value="214.096920403431" calcext:value-type="float">
            <text:p>214.096920403431</text:p>
          </table:table-cell>
          <table:table-cell/>
          <table:table-cell table:formula="of:=ABS([.B56]-[.E56])" office:value-type="float" office:value="1.10910038972882" calcext:value-type="float">
            <text:p>1.10910038972882</text:p>
          </table:table-cell>
          <table:table-cell table:formula="of:=ABS([.C56]-[.F56])" office:value-type="float" office:value="0.0517280957394064" calcext:value-type="float">
            <text:p>0.051728095739406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4615384615384" calcext:value-type="float">
            <text:p>13.5</text:p>
          </table:table-cell>
          <table:table-cell table:style-name="ce2" office:value-type="float" office:value="208.660576923077" calcext:value-type="float">
            <text:p>208.7</text:p>
          </table:table-cell>
          <table:table-cell/>
          <table:table-cell table:formula="of:=520*EXP(-0.1042*([.A57]-20))" office:value-type="float" office:value="13.5559940059539" calcext:value-type="float">
            <text:p>13.5559940059539</text:p>
          </table:table-cell>
          <table:table-cell table:formula="of:=520*EXP(-0.0261*([.A57]-20))" office:value-type="float" office:value="208.581282954998" calcext:value-type="float">
            <text:p>208.581282954998</text:p>
          </table:table-cell>
          <table:table-cell/>
          <table:table-cell table:formula="of:=ABS([.B57]-[.E57])" office:value-type="float" office:value="0.0944555444154602" calcext:value-type="float">
            <text:p>0.09445554441546</text:p>
          </table:table-cell>
          <table:table-cell table:formula="of:=ABS([.C57]-[.F57])" office:value-type="float" office:value="0.079293968079071" calcext:value-type="float">
            <text:p>0.079293968079071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203.275961538462" calcext:value-type="float">
            <text:p>203.3</text:p>
          </table:table-cell>
          <table:table-cell/>
          <table:table-cell table:formula="of:=520*EXP(-0.1042*([.A58]-20))" office:value-type="float" office:value="12.2145615732337" calcext:value-type="float">
            <text:p>12.2145615732337</text:p>
          </table:table-cell>
          <table:table-cell table:formula="of:=520*EXP(-0.0261*([.A58]-20))" office:value-type="float" office:value="203.20774122847" calcext:value-type="float">
            <text:p>203.20774122847</text:p>
          </table:table-cell>
          <table:table-cell/>
          <table:table-cell table:formula="of:=ABS([.B58]-[.E58])" office:value-type="float" office:value="0.0991769578490747" calcext:value-type="float">
            <text:p>0.099176957849075</text:p>
          </table:table-cell>
          <table:table-cell table:formula="of:=ABS([.C58]-[.F58])" office:value-type="float" office:value="0.0682203099916308" calcext:value-type="float">
            <text:p>0.068220309991631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97.891346153846" calcext:value-type="float">
            <text:p>197.9</text:p>
          </table:table-cell>
          <table:table-cell/>
          <table:table-cell table:formula="of:=520*EXP(-0.1042*([.A59]-20))" office:value-type="float" office:value="11.0058704924766" calcext:value-type="float">
            <text:p>11.0058704924766</text:p>
          </table:table-cell>
          <table:table-cell table:formula="of:=520*EXP(-0.0261*([.A59]-20))" office:value-type="float" office:value="197.972634505686" calcext:value-type="float">
            <text:p>197.972634505686</text:p>
          </table:table-cell>
          <table:table-cell/>
          <table:table-cell table:formula="of:=ABS([.B59]-[.E59])" office:value-type="float" office:value="1.10951412290804" calcext:value-type="float">
            <text:p>1.10951412290804</text:p>
          </table:table-cell>
          <table:table-cell table:formula="of:=ABS([.C59]-[.F59])" office:value-type="float" office:value="0.0812883518404703" calcext:value-type="float">
            <text:p>0.08128835184047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692307692308" calcext:value-type="float">
            <text:p>10.8</text:p>
          </table:table-cell>
          <table:table-cell table:style-name="ce2" office:value-type="float" office:value="193.852884615385" calcext:value-type="float">
            <text:p>193.9</text:p>
          </table:table-cell>
          <table:table-cell/>
          <table:table-cell table:formula="of:=520*EXP(-0.1042*([.A60]-20))" office:value-type="float" office:value="9.91678535254201" calcext:value-type="float">
            <text:p>9.91678535254201</text:p>
          </table:table-cell>
          <table:table-cell table:formula="of:=520*EXP(-0.0261*([.A60]-20))" office:value-type="float" office:value="192.872396377146" calcext:value-type="float">
            <text:p>192.872396377146</text:p>
          </table:table-cell>
          <table:table-cell/>
          <table:table-cell table:formula="of:=ABS([.B60]-[.E60])" office:value-type="float" office:value="0.852445416688793" calcext:value-type="float">
            <text:p>0.852445416688793</text:p>
          </table:table-cell>
          <table:table-cell table:formula="of:=ABS([.C60]-[.F60])" office:value-type="float" office:value="0.980488238238593" calcext:value-type="float">
            <text:p>0.980488238238593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42307692307691" calcext:value-type="float">
            <text:p>9.4</text:p>
          </table:table-cell>
          <table:table-cell table:style-name="ce2" office:value-type="float" office:value="188.468269230769" calcext:value-type="float">
            <text:p>188.5</text:p>
          </table:table-cell>
          <table:table-cell/>
          <table:table-cell table:formula="of:=520*EXP(-0.1042*([.A61]-20))" office:value-type="float" office:value="8.9354705559744" calcext:value-type="float">
            <text:p>8.9354705559744</text:p>
          </table:table-cell>
          <table:table-cell table:formula="of:=520*EXP(-0.0261*([.A61]-20))" office:value-type="float" office:value="187.903552312401" calcext:value-type="float">
            <text:p>187.903552312401</text:p>
          </table:table-cell>
          <table:table-cell/>
          <table:table-cell table:formula="of:=ABS([.B61]-[.E61])" office:value-type="float" office:value="0.48760636710251" calcext:value-type="float">
            <text:p>0.48760636710251</text:p>
          </table:table-cell>
          <table:table-cell table:formula="of:=ABS([.C61]-[.F61])" office:value-type="float" office:value="0.564716918368191" calcext:value-type="float">
            <text:p>0.56471691836819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83.083653846154" calcext:value-type="float">
            <text:p>183.1</text:p>
          </table:table-cell>
          <table:table-cell/>
          <table:table-cell table:formula="of:=520*EXP(-0.1042*([.A62]-20))" office:value-type="float" office:value="8.05126169603127" calcext:value-type="float">
            <text:p>8.05126169603127</text:p>
          </table:table-cell>
          <table:table-cell table:formula="of:=520*EXP(-0.0261*([.A62]-20))" office:value-type="float" office:value="183.062717293032" calcext:value-type="float">
            <text:p>183.062717293032</text:p>
          </table:table-cell>
          <table:table-cell/>
          <table:table-cell table:formula="of:=ABS([.B62]-[.E62])" office:value-type="float" office:value="0.0256613808918011" calcext:value-type="float">
            <text:p>0.025661380891801</text:p>
          </table:table-cell>
          <table:table-cell table:formula="of:=ABS([.C62]-[.F62])" office:value-type="float" office:value="0.0209365531219987" calcext:value-type="float">
            <text:p>0.020936553121999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79.045192307692" calcext:value-type="float">
            <text:p>179.0</text:p>
          </table:table-cell>
          <table:table-cell/>
          <table:table-cell table:formula="of:=520*EXP(-0.1042*([.A63]-20))" office:value-type="float" office:value="7.25454966158875" calcext:value-type="float">
            <text:p>7.25454966158875</text:p>
          </table:table-cell>
          <table:table-cell table:formula="of:=520*EXP(-0.0261*([.A63]-20))" office:value-type="float" office:value="178.346593506614" calcext:value-type="float">
            <text:p>178.346593506614</text:p>
          </table:table-cell>
          <table:table-cell/>
          <table:table-cell table:formula="of:=ABS([.B63]-[.E63])" office:value-type="float" office:value="0.822373415334319" calcext:value-type="float">
            <text:p>0.822373415334319</text:p>
          </table:table-cell>
          <table:table-cell table:formula="of:=ABS([.C63]-[.F63])" office:value-type="float" office:value="0.698598801077907" calcext:value-type="float">
            <text:p>0.698598801077907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73.660576923077" calcext:value-type="float">
            <text:p>173.7</text:p>
          </table:table-cell>
          <table:table-cell/>
          <table:table-cell table:formula="of:=520*EXP(-0.1042*([.A64]-20))" office:value-type="float" office:value="6.53667621043789" calcext:value-type="float">
            <text:p>6.53667621043789</text:p>
          </table:table-cell>
          <table:table-cell table:formula="of:=520*EXP(-0.0261*([.A64]-20))" office:value-type="float" office:value="173.751968100083" calcext:value-type="float">
            <text:p>173.751968100083</text:p>
          </table:table-cell>
          <table:table-cell/>
          <table:table-cell table:formula="of:=ABS([.B64]-[.E64])" office:value-type="float" office:value="0.194093020331328" calcext:value-type="float">
            <text:p>0.194093020331328</text:p>
          </table:table-cell>
          <table:table-cell table:formula="of:=ABS([.C64]-[.F64])" office:value-type="float" office:value="0.0913911770062441" calcext:value-type="float">
            <text:p>0.091391177006244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69.622115384615" calcext:value-type="float">
            <text:p>169.6</text:p>
          </table:table-cell>
          <table:table-cell/>
          <table:table-cell table:formula="of:=520*EXP(-0.1042*([.A65]-20))" office:value-type="float" office:value="5.88983987611813" calcext:value-type="float">
            <text:p>5.88983987611813</text:p>
          </table:table-cell>
          <table:table-cell table:formula="of:=520*EXP(-0.0261*([.A65]-20))" office:value-type="float" office:value="169.275710990985" calcext:value-type="float">
            <text:p>169.275710990985</text:p>
          </table:table-cell>
          <table:table-cell/>
          <table:table-cell table:formula="of:=ABS([.B65]-[.E65])" office:value-type="float" office:value="0.840929354651091" calcext:value-type="float">
            <text:p>0.840929354651091</text:p>
          </table:table-cell>
          <table:table-cell table:formula="of:=ABS([.C65]-[.F65])" office:value-type="float" office:value="0.346404393629712" calcext:value-type="float">
            <text:p>0.346404393629712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5.583653846154" calcext:value-type="float">
            <text:p>165.6</text:p>
          </table:table-cell>
          <table:table-cell/>
          <table:table-cell table:formula="of:=520*EXP(-0.1042*([.A66]-20))" office:value-type="float" office:value="5.30701118573338" calcext:value-type="float">
            <text:p>5.30701118573338</text:p>
          </table:table-cell>
          <table:table-cell table:formula="of:=520*EXP(-0.0261*([.A66]-20))" office:value-type="float" office:value="164.914772735112" calcext:value-type="float">
            <text:p>164.914772735112</text:p>
          </table:table-cell>
          <table:table-cell/>
          <table:table-cell table:formula="of:=ABS([.B66]-[.E66])" office:value-type="float" office:value="0.0776041988819856" calcext:value-type="float">
            <text:p>0.077604198881986</text:p>
          </table:table-cell>
          <table:table-cell table:formula="of:=ABS([.C66]-[.F66])" office:value-type="float" office:value="0.668881111042452" calcext:value-type="float">
            <text:p>0.668881111042452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1.545192307692" calcext:value-type="float">
            <text:p>161.5</text:p>
          </table:table-cell>
          <table:table-cell/>
          <table:table-cell table:formula="of:=520*EXP(-0.1042*([.A67]-20))" office:value-type="float" office:value="4.78185626738325" calcext:value-type="float">
            <text:p>4.78185626738325</text:p>
          </table:table-cell>
          <table:table-cell table:formula="of:=520*EXP(-0.0261*([.A67]-20))" office:value-type="float" office:value="160.666182449069" calcext:value-type="float">
            <text:p>160.666182449069</text:p>
          </table:table-cell>
          <table:table-cell/>
          <table:table-cell table:formula="of:=ABS([.B67]-[.E67])" office:value-type="float" office:value="0.602759117232117" calcext:value-type="float">
            <text:p>0.602759117232117</text:p>
          </table:table-cell>
          <table:table-cell table:formula="of:=ABS([.C67]-[.F67])" office:value-type="float" office:value="0.879009858623164" calcext:value-type="float">
            <text:p>0.879009858623164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57.506730769231" calcext:value-type="float">
            <text:p>157.5</text:p>
          </table:table-cell>
          <table:table-cell/>
          <table:table-cell table:formula="of:=520*EXP(-0.1042*([.A68]-20))" office:value-type="float" office:value="4.30866801701542" calcext:value-type="float">
            <text:p>4.30866801701542</text:p>
          </table:table-cell>
          <table:table-cell table:formula="of:=520*EXP(-0.0261*([.A68]-20))" office:value-type="float" office:value="156.527045786369" calcext:value-type="float">
            <text:p>156.527045786369</text:p>
          </table:table-cell>
          <table:table-cell/>
          <table:table-cell table:formula="of:=ABS([.B68]-[.E68])" office:value-type="float" office:value="1.07594736759995" calcext:value-type="float">
            <text:p>1.07594736759995</text:p>
          </table:table-cell>
          <table:table-cell table:formula="of:=ABS([.C68]-[.F68])" office:value-type="float" office:value="0.979684982861812" calcext:value-type="float">
            <text:p>0.979684982861812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53.468269230769" calcext:value-type="float">
            <text:p>153.5</text:p>
          </table:table-cell>
          <table:table-cell/>
          <table:table-cell table:formula="of:=520*EXP(-0.1042*([.A69]-20))" office:value-type="float" office:value="3.88230407665736" calcext:value-type="float">
            <text:p>3.88230407665736</text:p>
          </table:table-cell>
          <table:table-cell table:formula="of:=520*EXP(-0.0261*([.A69]-20))" office:value-type="float" office:value="152.49454296566" calcext:value-type="float">
            <text:p>152.49454296566</text:p>
          </table:table-cell>
          <table:table-cell/>
          <table:table-cell table:formula="of:=ABS([.B69]-[.E69])" office:value-type="float" office:value="0.156157461804169" calcext:value-type="float">
            <text:p>0.156157461804169</text:p>
          </table:table-cell>
          <table:table-cell table:formula="of:=ABS([.C69]-[.F69])" office:value-type="float" office:value="0.973726265108866" calcext:value-type="float">
            <text:p>0.973726265108866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9.429807692308" calcext:value-type="float">
            <text:p>149.4</text:p>
          </table:table-cell>
          <table:table-cell/>
          <table:table-cell table:formula="of:=520*EXP(-0.1042*([.A70]-20))" office:value-type="float" office:value="3.4981309500078" calcext:value-type="float">
            <text:p>3.4981309500078</text:p>
          </table:table-cell>
          <table:table-cell table:formula="of:=520*EXP(-0.0261*([.A70]-20))" office:value-type="float" office:value="148.565926849752" calcext:value-type="float">
            <text:p>148.565926849752</text:p>
          </table:table-cell>
          <table:table-cell/>
          <table:table-cell table:formula="of:=ABS([.B70]-[.E70])" office:value-type="float" office:value="0.540330588453728" calcext:value-type="float">
            <text:p>0.540330588453728</text:p>
          </table:table-cell>
          <table:table-cell table:formula="of:=ABS([.C70]-[.F70])" office:value-type="float" office:value="0.863880842555631" calcext:value-type="float">
            <text:p>0.863880842555631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5.391346153846" calcext:value-type="float">
            <text:p>145.4</text:p>
          </table:table-cell>
          <table:table-cell/>
          <table:table-cell table:formula="of:=520*EXP(-0.1042*([.A71]-20))" office:value-type="float" office:value="3.15197364806581" calcext:value-type="float">
            <text:p>3.15197364806581</text:p>
          </table:table-cell>
          <table:table-cell table:formula="of:=520*EXP(-0.0261*([.A71]-20))" office:value-type="float" office:value="144.738521074136" calcext:value-type="float">
            <text:p>144.738521074136</text:p>
          </table:table-cell>
          <table:table-cell/>
          <table:table-cell table:formula="of:=ABS([.B71]-[.E71])" office:value-type="float" office:value="0.886487890395718" calcext:value-type="float">
            <text:p>0.886487890395718</text:p>
          </table:table-cell>
          <table:table-cell table:formula="of:=ABS([.C71]-[.F71])" office:value-type="float" office:value="0.652825079709771" calcext:value-type="float">
            <text:p>0.652825079709771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41.352884615385" calcext:value-type="float">
            <text:p>141.4</text:p>
          </table:table-cell>
          <table:table-cell/>
          <table:table-cell table:formula="of:=520*EXP(-0.1042*([.A72]-20))" office:value-type="float" office:value="2.8400703175732" calcext:value-type="float">
            <text:p>2.8400703175732</text:p>
          </table:table-cell>
          <table:table-cell table:formula="of:=520*EXP(-0.0261*([.A72]-20))" office:value-type="float" office:value="141.009718223712" calcext:value-type="float">
            <text:p>141.009718223712</text:p>
          </table:table-cell>
          <table:table-cell/>
          <table:table-cell table:formula="of:=ABS([.B72]-[.E72])" office:value-type="float" office:value="0.147762625265525" calcext:value-type="float">
            <text:p>0.147762625265525</text:p>
          </table:table-cell>
          <table:table-cell table:formula="of:=ABS([.C72]-[.F72])" office:value-type="float" office:value="0.343166391673066" calcext:value-type="float">
            <text:p>0.343166391673066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7.314423076923" calcext:value-type="float">
            <text:p>137.3</text:p>
          </table:table-cell>
          <table:table-cell/>
          <table:table-cell table:formula="of:=520*EXP(-0.1042*([.A73]-20))" office:value-type="float" office:value="2.55903135919617" calcext:value-type="float">
            <text:p>2.55903135919617</text:p>
          </table:table-cell>
          <table:table-cell table:formula="of:=520*EXP(-0.0261*([.A73]-20))" office:value-type="float" office:value="137.376978056491" calcext:value-type="float">
            <text:p>137.376978056491</text:p>
          </table:table-cell>
          <table:table-cell/>
          <table:table-cell table:formula="of:=ABS([.B73]-[.E73])" office:value-type="float" office:value="0.133276333111513" calcext:value-type="float">
            <text:p>0.133276333111513</text:p>
          </table:table-cell>
          <table:table-cell table:formula="of:=ABS([.C73]-[.F73])" office:value-type="float" office:value="0.0625549795684037" calcext:value-type="float">
            <text:p>0.062554979568404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4.622115384615" calcext:value-type="float">
            <text:p>134.6</text:p>
          </table:table-cell>
          <table:table-cell/>
          <table:table-cell table:formula="of:=520*EXP(-0.1042*([.A74]-20))" office:value-type="float" office:value="2.3058025911644" calcext:value-type="float">
            <text:p>2.3058025911644</text:p>
          </table:table-cell>
          <table:table-cell table:formula="of:=520*EXP(-0.0261*([.A74]-20))" office:value-type="float" office:value="133.837825773062" calcext:value-type="float">
            <text:p>133.837825773062</text:p>
          </table:table-cell>
          <table:table-cell/>
          <table:table-cell table:formula="of:=ABS([.B74]-[.E74])" office:value-type="float" office:value="0.386505101143283" calcext:value-type="float">
            <text:p>0.386505101143283</text:p>
          </table:table-cell>
          <table:table-cell table:formula="of:=ABS([.C74]-[.F74])" office:value-type="float" office:value="0.784289611552993" calcext:value-type="float">
            <text:p>0.784289611552993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0.583653846154" calcext:value-type="float">
            <text:p>130.6</text:p>
          </table:table-cell>
          <table:table-cell/>
          <table:table-cell table:formula="of:=520*EXP(-0.1042*([.A75]-20))" office:value-type="float" office:value="2.0776320580497" calcext:value-type="float">
            <text:p>2.0776320580497</text:p>
          </table:table-cell>
          <table:table-cell table:formula="of:=520*EXP(-0.0261*([.A75]-20))" office:value-type="float" office:value="130.389850330633" calcext:value-type="float">
            <text:p>130.389850330633</text:p>
          </table:table-cell>
          <table:table-cell/>
          <table:table-cell table:formula="of:=ABS([.B75]-[.E75])" office:value-type="float" office:value="0.614675634257982" calcext:value-type="float">
            <text:p>0.614675634257982</text:p>
          </table:table-cell>
          <table:table-cell table:formula="of:=ABS([.C75]-[.F75])" office:value-type="float" office:value="0.193803515521495" calcext:value-type="float">
            <text:p>0.193803515521495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7.891346153846" calcext:value-type="float">
            <text:p>127.9</text:p>
          </table:table-cell>
          <table:table-cell/>
          <table:table-cell table:formula="of:=520*EXP(-0.1042*([.A76]-20))" office:value-type="float" office:value="1.87204012397957" calcext:value-type="float">
            <text:p>1.87204012397957</text:p>
          </table:table-cell>
          <table:table-cell table:formula="of:=520*EXP(-0.0261*([.A76]-20))" office:value-type="float" office:value="127.030702800514" calcext:value-type="float">
            <text:p>127.030702800514</text:p>
          </table:table-cell>
          <table:table-cell/>
          <table:table-cell table:formula="of:=ABS([.B76]-[.E76])" office:value-type="float" office:value="0.820267568328107" calcext:value-type="float">
            <text:p>0.820267568328107</text:p>
          </table:table-cell>
          <table:table-cell table:formula="of:=ABS([.C76]-[.F76])" office:value-type="float" office:value="0.860643353332492" calcext:value-type="float">
            <text:p>0.860643353332492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3.852884615385" calcext:value-type="float">
            <text:p>123.9</text:p>
          </table:table-cell>
          <table:table-cell/>
          <table:table-cell table:formula="of:=520*EXP(-0.1042*([.A77]-20))" office:value-type="float" office:value="1.68679252527477" calcext:value-type="float">
            <text:p>1.68679252527477</text:p>
          </table:table-cell>
          <table:table-cell table:formula="of:=520*EXP(-0.0261*([.A77]-20))" office:value-type="float" office:value="123.758094767913" calcext:value-type="float">
            <text:p>123.758094767913</text:p>
          </table:table-cell>
          <table:table-cell/>
          <table:table-cell table:formula="of:=ABS([.B77]-[.E77])" office:value-type="float" office:value="1.00551516703291" calcext:value-type="float">
            <text:p>1.00551516703291</text:p>
          </table:table-cell>
          <table:table-cell table:formula="of:=ABS([.C77]-[.F77])" office:value-type="float" office:value="0.0947898474721569" calcext:value-type="float">
            <text:p>0.094789847472157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21.160576923077" calcext:value-type="float">
            <text:p>121.2</text:p>
          </table:table-cell>
          <table:table-cell/>
          <table:table-cell table:formula="of:=520*EXP(-0.1042*([.A78]-20))" office:value-type="float" office:value="1.51987608966113" calcext:value-type="float">
            <text:p>1.51987608966113</text:p>
          </table:table-cell>
          <table:table-cell table:formula="of:=520*EXP(-0.0261*([.A78]-20))" office:value-type="float" office:value="120.569796772956" calcext:value-type="float">
            <text:p>120.569796772956</text:p>
          </table:table-cell>
          <table:table-cell/>
          <table:table-cell table:formula="of:=ABS([.B78]-[.E78])" office:value-type="float" office:value="0.173722243507305" calcext:value-type="float">
            <text:p>0.173722243507305</text:p>
          </table:table-cell>
          <table:table-cell table:formula="of:=ABS([.C78]-[.F78])" office:value-type="float" office:value="0.590780150120935" calcext:value-type="float">
            <text:p>0.590780150120935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8.468269230769" calcext:value-type="float">
            <text:p>118.5</text:p>
          </table:table-cell>
          <table:table-cell/>
          <table:table-cell table:formula="of:=520*EXP(-0.1042*([.A79]-20))" office:value-type="float" office:value="1.36947685818523" calcext:value-type="float">
            <text:p>1.36947685818523</text:p>
          </table:table-cell>
          <table:table-cell table:formula="of:=520*EXP(-0.0261*([.A79]-20))" office:value-type="float" office:value="117.46363679187" calcext:value-type="float">
            <text:p>117.46363679187</text:p>
          </table:table-cell>
          <table:table-cell/>
          <table:table-cell table:formula="of:=ABS([.B79]-[.E79])" office:value-type="float" office:value="0.0233230120314039" calcext:value-type="float">
            <text:p>0.023323012031404</text:p>
          </table:table-cell>
          <table:table-cell table:formula="of:=ABS([.C79]-[.F79])" office:value-type="float" office:value="1.00463243889909" calcext:value-type="float">
            <text:p>1.00463243889909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4.429807692308" calcext:value-type="float">
            <text:p>114.4</text:p>
          </table:table-cell>
          <table:table-cell/>
          <table:table-cell table:formula="of:=520*EXP(-0.1042*([.A80]-20))" office:value-type="float" office:value="1.23396037207418" calcext:value-type="float">
            <text:p>1.23396037207418</text:p>
          </table:table-cell>
          <table:table-cell table:formula="of:=520*EXP(-0.0261*([.A80]-20))" office:value-type="float" office:value="114.437498757294" calcext:value-type="float">
            <text:p>114.437498757294</text:p>
          </table:table-cell>
          <table:table-cell/>
          <table:table-cell table:formula="of:=ABS([.B80]-[.E80])" office:value-type="float" office:value="0.112193474079653" calcext:value-type="float">
            <text:p>0.112193474079653</text:p>
          </table:table-cell>
          <table:table-cell table:formula="of:=ABS([.C80]-[.F80])" office:value-type="float" office:value="0.00769106498583483" calcext:value-type="float">
            <text:p>0.007691064985835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1.7375" calcext:value-type="float">
            <text:p>111.7</text:p>
          </table:table-cell>
          <table:table-cell/>
          <table:table-cell table:formula="of:=520*EXP(-0.1042*([.A81]-20))" office:value-type="float" office:value="1.11185391030791" calcext:value-type="float">
            <text:p>1.11185391030791</text:p>
          </table:table-cell>
          <table:table-cell table:formula="of:=520*EXP(-0.0261*([.A81]-20))" office:value-type="float" office:value="111.489321116712" calcext:value-type="float">
            <text:p>111.489321116712</text:p>
          </table:table-cell>
          <table:table-cell/>
          <table:table-cell table:formula="of:=ABS([.B81]-[.E81])" office:value-type="float" office:value="0.234299935845922" calcext:value-type="float">
            <text:p>0.234299935845922</text:p>
          </table:table-cell>
          <table:table-cell table:formula="of:=ABS([.C81]-[.F81])" office:value-type="float" office:value="0.248178883287821" calcext:value-type="float">
            <text:p>0.248178883287821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09.045192307692" calcext:value-type="float">
            <text:p>109.0</text:p>
          </table:table-cell>
          <table:table-cell/>
          <table:table-cell table:formula="of:=520*EXP(-0.1042*([.A82]-20))" office:value-type="float" office:value="1.00183048487125" calcext:value-type="float">
            <text:p>1.00183048487125</text:p>
          </table:table-cell>
          <table:table-cell table:formula="of:=520*EXP(-0.0261*([.A82]-20))" office:value-type="float" office:value="108.617095428024" calcext:value-type="float">
            <text:p>108.617095428024</text:p>
          </table:table-cell>
          <table:table-cell/>
          <table:table-cell table:formula="of:=ABS([.B82]-[.E82])" office:value-type="float" office:value="0.344323361282575" calcext:value-type="float">
            <text:p>0.344323361282575</text:p>
          </table:table-cell>
          <table:table-cell table:formula="of:=ABS([.C82]-[.F82])" office:value-type="float" office:value="0.428096879668004" calcext:value-type="float">
            <text:p>0.428096879668004</text:p>
          </table:table-cell>
          <table:table-cell table:number-columns-repeated="1015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frame draw:z-index="0" draw:style-name="gr1" draw:text-style-name="P1" svg:width="159.99mm" svg:height="89.99mm" svg:x="224.67mm" svg:y="28.09mm">
            <draw:object draw:notify-on-update-of-ranges="Sheet3.A1:Sheet3.A1 Sheet3.A2:Sheet3.A82 Sheet3.B1:Sheet3.B1 Sheet3.B2:Sheet3.B82 Sheet3.A1:Sheet3.A1 Sheet3.A2:Sheet3.A82 Sheet3.C1:Sheet3.C1 Sheet3.C2:Sheet3.C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58.01mm" svg:y="1mm">
            <draw:object draw:notify-on-update-of-ranges="Sheet3.A1:Sheet3.A1 Sheet3.A2:Sheet3.A82 Sheet3.F1:Sheet3.F1 Sheet3.F2:Sheet3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5" table:default-cell-style-name="ce2"/>
        <table:table-column table:style-name="co5" table:default-cell-style-name="ce3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流行時刻（日）</text:p>
          </table:table-cell>
          <table:table-cell office:value-type="string" calcext:value-type="string">
            <text:p>感染日 80%削減</text:p>
          </table:table-cell>
          <table:table-cell table:style-name="ce2" office:value-type="string" calcext:value-type="string">
            <text:p>感染日 65%削減</text:p>
          </table:table-cell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差分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formula="of:=LN([.B3])-LN([.B2])" office:value-type="float" office:value="0" calcext:value-type="float">
            <text:p>0</text:p>
          </table:table-cell>
          <table:table-cell/>
          <table:table-cell table:formula="of:=[.B3]-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LN([.B4])-LN([.B3])" office:value-type="float" office:value="0.693147180559945" calcext:value-type="float">
            <text:p>0.693147180559945</text:p>
          </table:table-cell>
          <table:table-cell/>
          <table:table-cell table:formula="of:=[.B4]-[.B3]" office:value-type="float" office:value="1.34615384615385" calcext:value-type="float">
            <text:p>1.34615384615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LN([.B5])-LN([.B4])" office:value-type="float" office:value="0" calcext:value-type="float">
            <text:p>0</text:p>
          </table:table-cell>
          <table:table-cell table:formula="of:=AVERAGE([.D3:.D7])" office:value-type="float" office:value="0.277258872223978" calcext:value-type="float">
            <text:p>0.277258872223978</text:p>
          </table:table-cell>
          <table:table-cell table:formula="of:=[.B5]-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3846153846154" calcext:value-type="float">
            <text:p>4.0</text:p>
          </table:table-cell>
          <table:table-cell table:style-name="ce2" office:value-type="float" office:value="4.03846153846154" calcext:value-type="float">
            <text:p>4.0</text:p>
          </table:table-cell>
          <table:table-cell table:formula="of:=LN([.B6])-LN([.B5])" office:value-type="float" office:value="0.405465108108162" calcext:value-type="float">
            <text:p>0.405465108108162</text:p>
          </table:table-cell>
          <table:table-cell table:formula="of:=AVERAGE([.D4:.D8])" office:value-type="float" office:value="0.321887582486819" calcext:value-type="float">
            <text:p>0.321887582486819</text:p>
          </table:table-cell>
          <table:table-cell table:formula="of:=[.B6]-[.B5]" office:value-type="float" office:value="1.34615384615384" calcext:value-type="float">
            <text:p>1.34615384615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8461538461539" calcext:value-type="float">
            <text:p>5.4</text:p>
          </table:table-cell>
          <table:table-cell table:style-name="ce2" office:value-type="float" office:value="5.38461538461539" calcext:value-type="float">
            <text:p>5.4</text:p>
          </table:table-cell>
          <table:table-cell table:formula="of:=LN([.B7])-LN([.B6])" office:value-type="float" office:value="0.287682072451781" calcext:value-type="float">
            <text:p>0.287682072451781</text:p>
          </table:table-cell>
          <table:table-cell table:formula="of:=AVERAGE([.D5:.D9])" office:value-type="float" office:value="0.250552593699073" calcext:value-type="float">
            <text:p>0.250552593699073</text:p>
          </table:table-cell>
          <table:table-cell table:formula="of:=[.B7]-[.B6]" office:value-type="float" office:value="1.34615384615385" calcext:value-type="float">
            <text:p>1.346153846153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3076923076923" calcext:value-type="float">
            <text:p>6.7</text:p>
          </table:table-cell>
          <table:table-cell table:style-name="ce2" office:value-type="float" office:value="6.73076923076923" calcext:value-type="float">
            <text:p>6.7</text:p>
          </table:table-cell>
          <table:table-cell table:formula="of:=LN([.B8])-LN([.B7])" office:value-type="float" office:value="0.223143551314209" calcext:value-type="float">
            <text:p>0.223143551314209</text:p>
          </table:table-cell>
          <table:table-cell table:formula="of:=AVERAGE([.D6:.D10])" office:value-type="float" office:value="0.300815479355254" calcext:value-type="float">
            <text:p>0.300815479355254</text:p>
          </table:table-cell>
          <table:table-cell table:formula="of:=[.B8]-[.B7]" office:value-type="float" office:value="1.34615384615384" calcext:value-type="float">
            <text:p>1.346153846153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2307692307693" calcext:value-type="float">
            <text:p>9.4</text:p>
          </table:table-cell>
          <table:table-cell table:style-name="ce2" office:value-type="float" office:value="9.42307692307693" calcext:value-type="float">
            <text:p>9.4</text:p>
          </table:table-cell>
          <table:table-cell table:formula="of:=LN([.B9])-LN([.B8])" office:value-type="float" office:value="0.336472236621214" calcext:value-type="float">
            <text:p>0.336472236621214</text:p>
          </table:table-cell>
          <table:table-cell table:formula="of:=AVERAGE([.D7:.D11])" office:value-type="float" office:value="0.293267413758685" calcext:value-type="float">
            <text:p>0.293267413758685</text:p>
          </table:table-cell>
          <table:table-cell table:formula="of:=[.B9]-[.B8]" office:value-type="float" office:value="2.6923076923077" calcext:value-type="float">
            <text:p>2.6923076923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2.1153846153846" calcext:value-type="float">
            <text:p>12.1</text:p>
          </table:table-cell>
          <table:table-cell table:formula="of:=LN([.B10])-LN([.B9])" office:value-type="float" office:value="0.251314428280904" calcext:value-type="float">
            <text:p>0.251314428280904</text:p>
          </table:table-cell>
          <table:table-cell table:formula="of:=AVERAGE([.D8:.D12])" office:value-type="float" office:value="0.289383796587265" calcext:value-type="float">
            <text:p>0.289383796587265</text:p>
          </table:table-cell>
          <table:table-cell table:formula="of:=[.B10]-[.B9]" office:value-type="float" office:value="2.69230769230767" calcext:value-type="float">
            <text:p>2.692307692307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17.5" calcext:value-type="float">
            <text:p>17.5</text:p>
          </table:table-cell>
          <table:table-cell table:formula="of:=LN([.B11])-LN([.B10])" office:value-type="float" office:value="0.367724780125319" calcext:value-type="float">
            <text:p>0.367724780125319</text:p>
          </table:table-cell>
          <table:table-cell table:formula="of:=AVERAGE([.D9:.D13])" office:value-type="float" office:value="0.30521126069901" calcext:value-type="float">
            <text:p>0.30521126069901</text:p>
          </table:table-cell>
          <table:table-cell table:formula="of:=[.B11]-[.B10]" office:value-type="float" office:value="5.3846153846154" calcext:value-type="float">
            <text:p>5.3846153846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2.8846153846154" calcext:value-type="float">
            <text:p>22.9</text:p>
          </table:table-cell>
          <table:table-cell table:formula="of:=LN([.B12])-LN([.B11])" office:value-type="float" office:value="0.26826398659468" calcext:value-type="float">
            <text:p>0.26826398659468</text:p>
          </table:table-cell>
          <table:table-cell table:formula="of:=AVERAGE([.D10:.D14])" office:value-type="float" office:value="0.303965150748883" calcext:value-type="float">
            <text:p>0.303965150748883</text:p>
          </table:table-cell>
          <table:table-cell table:formula="of:=[.B12]-[.B11]" office:value-type="float" office:value="5.3846153846154" calcext:value-type="float">
            <text:p>5.38461538461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9615384615385" calcext:value-type="float">
            <text:p>31.0</text:p>
          </table:table-cell>
          <table:table-cell table:style-name="ce2" office:value-type="float" office:value="30.9615384615385" calcext:value-type="float">
            <text:p>31.0</text:p>
          </table:table-cell>
          <table:table-cell table:formula="of:=LN([.B13])-LN([.B12])" office:value-type="float" office:value="0.302280871872934" calcext:value-type="float">
            <text:p>0.302280871872934</text:p>
          </table:table-cell>
          <table:table-cell table:formula="of:=AVERAGE([.D11:.D15])" office:value-type="float" office:value="0.317393011316408" calcext:value-type="float">
            <text:p>0.317393011316408</text:p>
          </table:table-cell>
          <table:table-cell table:formula="of:=[.B13]-[.B12]" office:value-type="float" office:value="8.0769230769231" calcext:value-type="float">
            <text:p>8.07692307692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43.0769230769231" calcext:value-type="float">
            <text:p>43.1</text:p>
          </table:table-cell>
          <table:table-cell table:formula="of:=LN([.B14])-LN([.B13])" office:value-type="float" office:value="0.330241686870576" calcext:value-type="float">
            <text:p>0.330241686870576</text:p>
          </table:table-cell>
          <table:table-cell table:formula="of:=AVERAGE([.D12:.D16])" office:value-type="float" office:value="0.302517617288836" calcext:value-type="float">
            <text:p>0.302517617288836</text:p>
          </table:table-cell>
          <table:table-cell table:formula="of:=[.B14]-[.B13]" office:value-type="float" office:value="12.1153846153846" calcext:value-type="float">
            <text:p>12.11538461538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59.2307692307692" calcext:value-type="float">
            <text:p>59.2</text:p>
          </table:table-cell>
          <table:table-cell table:formula="of:=LN([.B15])-LN([.B14])" office:value-type="float" office:value="0.318453731118533" calcext:value-type="float">
            <text:p>0.318453731118533</text:p>
          </table:table-cell>
          <table:table-cell table:formula="of:=AVERAGE([.D13:.D17])" office:value-type="float" office:value="0.312259507421232" calcext:value-type="float">
            <text:p>0.312259507421232</text:p>
          </table:table-cell>
          <table:table-cell table:formula="of:=[.B15]-[.B14]" office:value-type="float" office:value="16.1538461538461" calcext:value-type="float">
            <text:p>16.15384615384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79.4230769230769" calcext:value-type="float">
            <text:p>79.4</text:p>
          </table:table-cell>
          <table:table-cell table:formula="of:=LN([.B16])-LN([.B15])" office:value-type="float" office:value="0.293347809987459" calcext:value-type="float">
            <text:p>0.293347809987459</text:p>
          </table:table-cell>
          <table:table-cell table:formula="of:=AVERAGE([.D14:.D18])" office:value-type="float" office:value="0.314816205882747" calcext:value-type="float">
            <text:p>0.314816205882747</text:p>
          </table:table-cell>
          <table:table-cell table:formula="of:=[.B16]-[.B15]" office:value-type="float" office:value="20.1923076923077" calcext:value-type="float">
            <text:p>20.1923076923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109.045192307692" calcext:value-type="float">
            <text:p>109.0</text:p>
          </table:table-cell>
          <table:table-cell table:formula="of:=LN([.B17])-LN([.B16])" office:value-type="float" office:value="0.316973437256659" calcext:value-type="float">
            <text:p>0.316973437256659</text:p>
          </table:table-cell>
          <table:table-cell table:formula="of:=AVERAGE([.D15:.D19])" office:value-type="float" office:value="0.310315409209954" calcext:value-type="float">
            <text:p>0.310315409209954</text:p>
          </table:table-cell>
          <table:table-cell table:formula="of:=[.B17]-[.B16]" office:value-type="float" office:value="29.6221153846151" calcext:value-type="float">
            <text:p>29.62211538461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149.429807692308" calcext:value-type="float">
            <text:p>149.4</text:p>
          </table:table-cell>
          <table:table-cell table:formula="of:=LN([.B18])-LN([.B17])" office:value-type="float" office:value="0.315064364180505" calcext:value-type="float">
            <text:p>0.315064364180505</text:p>
          </table:table-cell>
          <table:table-cell table:formula="of:=AVERAGE([.D16:.D20])" office:value-type="float" office:value="0.309710662728953" calcext:value-type="float">
            <text:p>0.309710662728953</text:p>
          </table:table-cell>
          <table:table-cell table:formula="of:=[.B18]-[.B17]" office:value-type="float" office:value="40.384615384616" calcext:value-type="float">
            <text:p>40.3846153846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203.275961538462" calcext:value-type="float">
            <text:p>203.3</text:p>
          </table:table-cell>
          <table:table-cell table:formula="of:=LN([.B19])-LN([.B18])" office:value-type="float" office:value="0.307737703506615" calcext:value-type="float">
            <text:p>0.307737703506615</text:p>
          </table:table-cell>
          <table:table-cell table:formula="of:=AVERAGE([.D17:.D21])" office:value-type="float" office:value="0.312877471474333" calcext:value-type="float">
            <text:p>0.312877471474333</text:p>
          </table:table-cell>
          <table:table-cell table:formula="of:=[.B19]-[.B18]" office:value-type="float" office:value="53.846153846154" calcext:value-type="float">
            <text:p>53.846153846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278.660576923077" calcext:value-type="float">
            <text:p>278.7</text:p>
          </table:table-cell>
          <table:table-cell table:formula="of:=LN([.B20])-LN([.B19])" office:value-type="float" office:value="0.315429998713525" calcext:value-type="float">
            <text:p>0.315429998713525</text:p>
          </table:table-cell>
          <table:table-cell table:formula="of:=AVERAGE([.D18:.D22])" office:value-type="float" office:value="0.312267888317287" calcext:value-type="float">
            <text:p>0.312267888317287</text:p>
          </table:table-cell>
          <table:table-cell table:formula="of:=[.B20]-[.B19]" office:value-type="float" office:value="75.384615384615" calcext:value-type="float">
            <text:p>75.3846153846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379.622115384615" calcext:value-type="float">
            <text:p>379.6</text:p>
          </table:table-cell>
          <table:table-cell table:formula="of:=LN([.B21])-LN([.B20])" office:value-type="float" office:value="0.309181853714359" calcext:value-type="float">
            <text:p>0.309181853714359</text:p>
          </table:table-cell>
          <table:table-cell table:formula="of:=AVERAGE([.D19:.D23])" office:value-type="float" office:value="0.227952788744413" calcext:value-type="float">
            <text:p>0.227952788744413</text:p>
          </table:table-cell>
          <table:table-cell table:formula="of:=[.B21]-[.B20]" office:value-type="float" office:value="100.961538461538" calcext:value-type="float">
            <text:p>100.9615384615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.622115384615" calcext:value-type="float">
            <text:p>519.6</text:p>
          </table:table-cell>
          <table:table-cell table:style-name="ce2" office:value-type="float" office:value="519.622115384615" calcext:value-type="float">
            <text:p>519.6</text:p>
          </table:table-cell>
          <table:table-cell table:formula="of:=LN([.B22])-LN([.B21])" office:value-type="float" office:value="0.313925521471428" calcext:value-type="float">
            <text:p>0.313925521471428</text:p>
          </table:table-cell>
          <table:table-cell table:formula="of:=AVERAGE([.D20:.D24])" office:value-type="float" office:value="0.145781243200792" calcext:value-type="float">
            <text:p>0.145781243200792</text:p>
          </table:table-cell>
          <table:table-cell table:formula="of:=[.B22]-[.B21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7.122115384615" calcext:value-type="float">
            <text:p>467.1</text:p>
          </table:table-cell>
          <table:table-cell table:style-name="ce2" office:value-type="float" office:value="506.160576923077" calcext:value-type="float">
            <text:p>506.2</text:p>
          </table:table-cell>
          <table:table-cell table:formula="of:=LN([.B23])-LN([.B22])" office:value-type="float" office:value="-0.106511133683862" calcext:value-type="float">
            <text:p>-0.106511133683862</text:p>
          </table:table-cell>
          <table:table-cell table:formula="of:=AVERAGE([.D21:.D25])" office:value-type="float" office:value="0.0618363707428719" calcext:value-type="float">
            <text:p>0.061836370742872</text:p>
          </table:table-cell>
          <table:table-cell table:formula="of:=[.B23]-[.B22]" office:value-type="float" office:value="-52.5" calcext:value-type="float">
            <text:p>-52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.352884615385" calcext:value-type="float">
            <text:p>421.4</text:p>
          </table:table-cell>
          <table:table-cell table:style-name="ce2" office:value-type="float" office:value="492.699038461539" calcext:value-type="float">
            <text:p>492.7</text:p>
          </table:table-cell>
          <table:table-cell table:formula="of:=LN([.B24])-LN([.B23])" office:value-type="float" office:value="-0.10312002421149" calcext:value-type="float">
            <text:p>-0.10312002421149</text:p>
          </table:table-cell>
          <table:table-cell table:formula="of:=AVERAGE([.D22:.D26])" office:value-type="float" office:value="-0.0209141698826448" calcext:value-type="float">
            <text:p>-0.020914169882645</text:p>
          </table:table-cell>
          <table:table-cell table:formula="of:=[.B24]-[.B23]" office:value-type="float" office:value="-45.76923076923" calcext:value-type="float">
            <text:p>-45.769230769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480.583653846154" calcext:value-type="float">
            <text:p>480.6</text:p>
          </table:table-cell>
          <table:table-cell table:formula="of:=LN([.B25])-LN([.B24])" office:value-type="float" office:value="-0.104294363576075" calcext:value-type="float">
            <text:p>-0.104294363576075</text:p>
          </table:table-cell>
          <table:table-cell table:formula="of:=AVERAGE([.D23:.D27])" office:value-type="float" office:value="-0.10442129707436" calcext:value-type="float">
            <text:p>-0.10442129707436</text:p>
          </table:table-cell>
          <table:table-cell table:formula="of:=[.B25]-[.B24]" office:value-type="float" office:value="-41.73076923077" calcext:value-type="float">
            <text:p>-41.730769230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.929807692308" calcext:value-type="float">
            <text:p>341.9</text:p>
          </table:table-cell>
          <table:table-cell table:style-name="ce2" office:value-type="float" office:value="467.122115384615" calcext:value-type="float">
            <text:p>467.1</text:p>
          </table:table-cell>
          <table:table-cell table:formula="of:=LN([.B26])-LN([.B25])" office:value-type="float" office:value="-0.104570849413224" calcext:value-type="float">
            <text:p>-0.104570849413224</text:p>
          </table:table-cell>
          <table:table-cell table:formula="of:=AVERAGE([.D24:.D28])" office:value-type="float" office:value="-0.103319248300385" calcext:value-type="float">
            <text:p>-0.103319248300385</text:p>
          </table:table-cell>
          <table:table-cell table:formula="of:=[.B26]-[.B25]" office:value-type="float" office:value="-37.692307692307" calcext:value-type="float">
            <text:p>-37.6923076923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275961538461" calcext:value-type="float">
            <text:p>308.3</text:p>
          </table:table-cell>
          <table:table-cell table:style-name="ce2" office:value-type="float" office:value="456.352884615385" calcext:value-type="float">
            <text:p>456.4</text:p>
          </table:table-cell>
          <table:table-cell table:formula="of:=LN([.B27])-LN([.B26])" office:value-type="float" office:value="-0.103610114487146" calcext:value-type="float">
            <text:p>-0.103610114487146</text:p>
          </table:table-cell>
          <table:table-cell table:formula="of:=AVERAGE([.D25:.D29])" office:value-type="float" office:value="-0.104089121956227" calcext:value-type="float">
            <text:p>-0.104089121956227</text:p>
          </table:table-cell>
          <table:table-cell table:formula="of:=[.B27]-[.B26]" office:value-type="float" office:value="-33.653846153847" calcext:value-type="float">
            <text:p>-33.6538461538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444.2375" calcext:value-type="float">
            <text:p>444.2</text:p>
          </table:table-cell>
          <table:table-cell table:formula="of:=LN([.B28])-LN([.B27])" office:value-type="float" office:value="-0.10100088981399" calcext:value-type="float">
            <text:p>-0.10100088981399</text:p>
          </table:table-cell>
          <table:table-cell table:formula="of:=AVERAGE([.D26:.D30])" office:value-type="float" office:value="-0.103586212082448" calcext:value-type="float">
            <text:p>-0.103586212082448</text:p>
          </table:table-cell>
          <table:table-cell table:formula="of:=[.B28]-[.B27]" office:value-type="float" office:value="-29.615384615384" calcext:value-type="float">
            <text:p>-29.6153846153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391346153846" calcext:value-type="float">
            <text:p>250.4</text:p>
          </table:table-cell>
          <table:table-cell table:style-name="ce2" office:value-type="float" office:value="432.122115384615" calcext:value-type="float">
            <text:p>432.1</text:p>
          </table:table-cell>
          <table:table-cell table:formula="of:=LN([.B29])-LN([.B28])" office:value-type="float" office:value="-0.1069693924907" calcext:value-type="float">
            <text:p>-0.1069693924907</text:p>
          </table:table-cell>
          <table:table-cell table:formula="of:=AVERAGE([.D27:.D31])" office:value-type="float" office:value="-0.104008200602932" calcext:value-type="float">
            <text:p>-0.104008200602932</text:p>
          </table:table-cell>
          <table:table-cell table:formula="of:=[.B29]-[.B28]" office:value-type="float" office:value="-28.269230769231" calcext:value-type="float">
            <text:p>-28.2692307692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6.160576923077" calcext:value-type="float">
            <text:p>226.2</text:p>
          </table:table-cell>
          <table:table-cell table:style-name="ce2" office:value-type="float" office:value="421.352884615385" calcext:value-type="float">
            <text:p>421.4</text:p>
          </table:table-cell>
          <table:table-cell table:formula="of:=LN([.B30])-LN([.B29])" office:value-type="float" office:value="-0.10177981420718" calcext:value-type="float">
            <text:p>-0.10177981420718</text:p>
          </table:table-cell>
          <table:table-cell table:formula="of:=AVERAGE([.D28:.D32])" office:value-type="float" office:value="-0.104210437522177" calcext:value-type="float">
            <text:p>-0.104210437522177</text:p>
          </table:table-cell>
          <table:table-cell table:formula="of:=[.B30]-[.B29]" office:value-type="float" office:value="-24.230769230769" calcext:value-type="float">
            <text:p>-24.2307692307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410.583653846154" calcext:value-type="float">
            <text:p>410.6</text:p>
          </table:table-cell>
          <table:table-cell table:formula="of:=LN([.B31])-LN([.B30])" office:value-type="float" office:value="-0.106680792015646" calcext:value-type="float">
            <text:p>-0.106680792015646</text:p>
          </table:table-cell>
          <table:table-cell table:formula="of:=AVERAGE([.D29:.D33])" office:value-type="float" office:value="-0.104103588522061" calcext:value-type="float">
            <text:p>-0.104103588522061</text:p>
          </table:table-cell>
          <table:table-cell table:formula="of:=[.B31]-[.B30]" office:value-type="float" office:value="-22.884615384615" calcext:value-type="float">
            <text:p>-22.8846153846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083653846154" calcext:value-type="float">
            <text:p>183.1</text:p>
          </table:table-cell>
          <table:table-cell table:style-name="ce2" office:value-type="float" office:value="399.814423076923" calcext:value-type="float">
            <text:p>399.8</text:p>
          </table:table-cell>
          <table:table-cell table:formula="of:=LN([.B32])-LN([.B31])" office:value-type="float" office:value="-0.104621299083369" calcext:value-type="float">
            <text:p>-0.104621299083369</text:p>
          </table:table-cell>
          <table:table-cell table:formula="of:=AVERAGE([.D30:.D34])" office:value-type="float" office:value="-0.103239661945888" calcext:value-type="float">
            <text:p>-0.103239661945888</text:p>
          </table:table-cell>
          <table:table-cell table:formula="of:=[.B32]-[.B31]" office:value-type="float" office:value="-20.192307692308" calcext:value-type="float">
            <text:p>-20.1923076923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583653846154" calcext:value-type="float">
            <text:p>165.6</text:p>
          </table:table-cell>
          <table:table-cell table:style-name="ce2" office:value-type="float" office:value="390.391346153846" calcext:value-type="float">
            <text:p>390.4</text:p>
          </table:table-cell>
          <table:table-cell table:formula="of:=LN([.B33])-LN([.B32])" office:value-type="float" office:value="-0.100466644813413" calcext:value-type="float">
            <text:p>-0.100466644813413</text:p>
          </table:table-cell>
          <table:table-cell table:formula="of:=AVERAGE([.D31:.D35])" office:value-type="float" office:value="-0.103754711225403" calcext:value-type="float">
            <text:p>-0.103754711225403</text:p>
          </table:table-cell>
          <table:table-cell table:formula="of:=[.B33]-[.B32]" office:value-type="float" office:value="-17.5" calcext:value-type="float">
            <text:p>-17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379.622115384615" calcext:value-type="float">
            <text:p>379.6</text:p>
          </table:table-cell>
          <table:table-cell table:formula="of:=LN([.B34])-LN([.B33])" office:value-type="float" office:value="-0.102649759609833" calcext:value-type="float">
            <text:p>-0.102649759609833</text:p>
          </table:table-cell>
          <table:table-cell table:formula="of:=AVERAGE([.D32:.D36])" office:value-type="float" office:value="-0.103489544901366" calcext:value-type="float">
            <text:p>-0.103489544901366</text:p>
          </table:table-cell>
          <table:table-cell table:formula="of:=[.B34]-[.B33]" office:value-type="float" office:value="-16.153846153846" calcext:value-type="float">
            <text:p>-16.1538461538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622115384615" calcext:value-type="float">
            <text:p>134.6</text:p>
          </table:table-cell>
          <table:table-cell table:style-name="ce2" office:value-type="float" office:value="370.199038461538" calcext:value-type="float">
            <text:p>370.2</text:p>
          </table:table-cell>
          <table:table-cell table:formula="of:=LN([.B35])-LN([.B34])" office:value-type="float" office:value="-0.104355060604753" calcext:value-type="float">
            <text:p>-0.104355060604753</text:p>
          </table:table-cell>
          <table:table-cell table:formula="of:=AVERAGE([.D33:.D37])" office:value-type="float" office:value="-0.10363615372075" calcext:value-type="float">
            <text:p>-0.10363615372075</text:p>
          </table:table-cell>
          <table:table-cell table:formula="of:=[.B35]-[.B34]" office:value-type="float" office:value="-14.807692307693" calcext:value-type="float">
            <text:p>-14.8076923076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.160576923077" calcext:value-type="float">
            <text:p>121.2</text:p>
          </table:table-cell>
          <table:table-cell table:style-name="ce2" office:value-type="float" office:value="360.775961538461" calcext:value-type="float">
            <text:p>360.8</text:p>
          </table:table-cell>
          <table:table-cell table:formula="of:=LN([.B36])-LN([.B35])" office:value-type="float" office:value="-0.105354960395462" calcext:value-type="float">
            <text:p>-0.105354960395462</text:p>
          </table:table-cell>
          <table:table-cell table:formula="of:=AVERAGE([.D34:.D38])" office:value-type="float" office:value="-0.104353112760865" calcext:value-type="float">
            <text:p>-0.104353112760865</text:p>
          </table:table-cell>
          <table:table-cell table:formula="of:=[.B36]-[.B35]" office:value-type="float" office:value="-13.461538461538" calcext:value-type="float">
            <text:p>-13.4615384615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351.352884615385" calcext:value-type="float">
            <text:p>351.4</text:p>
          </table:table-cell>
          <table:table-cell table:formula="of:=LN([.B37])-LN([.B36])" office:value-type="float" office:value="-0.10535434318029" calcext:value-type="float">
            <text:p>-0.10535434318029</text:p>
          </table:table-cell>
          <table:table-cell table:formula="of:=AVERAGE([.D35:.D39])" office:value-type="float" office:value="-0.103984100663292" calcext:value-type="float">
            <text:p>-0.103984100663292</text:p>
          </table:table-cell>
          <table:table-cell table:formula="of:=[.B37]-[.B36]" office:value-type="float" office:value="-12.115384615385" calcext:value-type="float">
            <text:p>-12.1153846153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2692307692308" calcext:value-type="float">
            <text:p>98.3</text:p>
          </table:table-cell>
          <table:table-cell table:style-name="ce2" office:value-type="float" office:value="341.929807692308" calcext:value-type="float">
            <text:p>341.9</text:p>
          </table:table-cell>
          <table:table-cell table:formula="of:=LN([.B38])-LN([.B37])" office:value-type="float" office:value="-0.104051440013987" calcext:value-type="float">
            <text:p>-0.104051440013987</text:p>
          </table:table-cell>
          <table:table-cell table:formula="of:=AVERAGE([.D36:.D40])" office:value-type="float" office:value="-0.105536548166482" calcext:value-type="float">
            <text:p>-0.105536548166482</text:p>
          </table:table-cell>
          <table:table-cell table:formula="of:=[.B38]-[.B37]" office:value-type="float" office:value="-10.7759615384612" calcext:value-type="float">
            <text:p>-10.77596153846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8461538461538" calcext:value-type="float">
            <text:p>88.8</text:p>
          </table:table-cell>
          <table:table-cell table:style-name="ce2" office:value-type="float" office:value="333.852884615385" calcext:value-type="float">
            <text:p>333.9</text:p>
          </table:table-cell>
          <table:table-cell table:formula="of:=LN([.B39])-LN([.B38])" office:value-type="float" office:value="-0.100804699121967" calcext:value-type="float">
            <text:p>-0.100804699121967</text:p>
          </table:table-cell>
          <table:table-cell table:formula="of:=AVERAGE([.D37:.D41])" office:value-type="float" office:value="-0.102176235555679" calcext:value-type="float">
            <text:p>-0.102176235555679</text:p>
          </table:table-cell>
          <table:table-cell table:formula="of:=[.B39]-[.B38]" office:value-type="float" office:value="-9.42307692307701" calcext:value-type="float">
            <text:p>-9.423076923077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324.429807692308" calcext:value-type="float">
            <text:p>324.4</text:p>
          </table:table-cell>
          <table:table-cell table:formula="of:=LN([.B40])-LN([.B39])" office:value-type="float" office:value="-0.112117298120705" calcext:value-type="float">
            <text:p>-0.112117298120705</text:p>
          </table:table-cell>
          <table:table-cell table:formula="of:=AVERAGE([.D38:.D42])" office:value-type="float" office:value="-0.104661974050898" calcext:value-type="float">
            <text:p>-0.104661974050898</text:p>
          </table:table-cell>
          <table:table-cell table:formula="of:=[.B40]-[.B39]" office:value-type="float" office:value="-9.42307692307689" calcext:value-type="float">
            <text:p>-9.423076923076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6923076923077" calcext:value-type="float">
            <text:p>72.7</text:p>
          </table:table-cell>
          <table:table-cell table:style-name="ce2" office:value-type="float" office:value="316.352884615385" calcext:value-type="float">
            <text:p>316.4</text:p>
          </table:table-cell>
          <table:table-cell table:formula="of:=LN([.B41])-LN([.B40])" office:value-type="float" office:value="-0.0885533973414452" calcext:value-type="float">
            <text:p>-0.088553397341445</text:p>
          </table:table-cell>
          <table:table-cell table:formula="of:=AVERAGE([.D39:.D43])" office:value-type="float" office:value="-0.101253961446026" calcext:value-type="float">
            <text:p>-0.101253961446026</text:p>
          </table:table-cell>
          <table:table-cell table:formula="of:=[.B41]-[.B40]" office:value-type="float" office:value="-6.73076923076921" calcext:value-type="float">
            <text:p>-6.730769230769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153846153846" calcext:value-type="float">
            <text:p>64.6</text:p>
          </table:table-cell>
          <table:table-cell table:style-name="ce2" office:value-type="float" office:value="308.275961538462" calcext:value-type="float">
            <text:p>308.3</text:p>
          </table:table-cell>
          <table:table-cell table:formula="of:=LN([.B42])-LN([.B41])" office:value-type="float" office:value="-0.117783035656384" calcext:value-type="float">
            <text:p>-0.117783035656384</text:p>
          </table:table-cell>
          <table:table-cell table:formula="of:=AVERAGE([.D40:.D44])" office:value-type="float" office:value="-0.105218619179356" calcext:value-type="float">
            <text:p>-0.105218619179356</text:p>
          </table:table-cell>
          <table:table-cell table:formula="of:=[.B42]-[.B41]" office:value-type="float" office:value="-8.07692307692309" calcext:value-type="float">
            <text:p>-8.076923076923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300.199038461538" calcext:value-type="float">
            <text:p>300.2</text:p>
          </table:table-cell>
          <table:table-cell table:formula="of:=LN([.B43])-LN([.B42])" office:value-type="float" office:value="-0.0870113769896301" calcext:value-type="float">
            <text:p>-0.08701137698963</text:p>
          </table:table-cell>
          <table:table-cell table:formula="of:=AVERAGE([.D41:.D45])" office:value-type="float" office:value="-0.104437876483261" calcext:value-type="float">
            <text:p>-0.104437876483261</text:p>
          </table:table-cell>
          <table:table-cell table:formula="of:=[.B43]-[.B42]" office:value-type="float" office:value="-5.3846153846154" calcext:value-type="float">
            <text:p>-5.38461538461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5" calcext:value-type="float">
            <text:p>52.5</text:p>
          </table:table-cell>
          <table:table-cell table:style-name="ce2" office:value-type="float" office:value="293.468269230769" calcext:value-type="float">
            <text:p>293.5</text:p>
          </table:table-cell>
          <table:table-cell table:formula="of:=LN([.B44])-LN([.B43])" office:value-type="float" office:value="-0.120627987788614" calcext:value-type="float">
            <text:p>-0.120627987788614</text:p>
          </table:table-cell>
          <table:table-cell table:formula="of:=AVERAGE([.D42:.D46])" office:value-type="float" office:value="-0.104649628752909" calcext:value-type="float">
            <text:p>-0.104649628752909</text:p>
          </table:table-cell>
          <table:table-cell table:formula="of:=[.B44]-[.B43]" office:value-type="float" office:value="-6.7307692307692" calcext:value-type="float">
            <text:p>-6.73076923076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1153846153846" calcext:value-type="float">
            <text:p>47.1</text:p>
          </table:table-cell>
          <table:table-cell table:style-name="ce2" office:value-type="float" office:value="285.391346153846" calcext:value-type="float">
            <text:p>285.4</text:p>
          </table:table-cell>
          <table:table-cell table:formula="of:=LN([.B45])-LN([.B44])" office:value-type="float" office:value="-0.108213584640233" calcext:value-type="float">
            <text:p>-0.108213584640233</text:p>
          </table:table-cell>
          <table:table-cell table:formula="of:=AVERAGE([.D43:.D47])" office:value-type="float" office:value="-0.100781036184284" calcext:value-type="float">
            <text:p>-0.100781036184284</text:p>
          </table:table-cell>
          <table:table-cell table:formula="of:=[.B45]-[.B44]" office:value-type="float" office:value="-5.3846153846154" calcext:value-type="float">
            <text:p>-5.38461538461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278.660576923077" calcext:value-type="float">
            <text:p>278.7</text:p>
          </table:table-cell>
          <table:table-cell table:formula="of:=LN([.B46])-LN([.B45])" office:value-type="float" office:value="-0.0896121586896861" calcext:value-type="float">
            <text:p>-0.089612158689686</text:p>
          </table:table-cell>
          <table:table-cell table:formula="of:=AVERAGE([.D44:.D48])" office:value-type="float" office:value="-0.105218619179356" calcext:value-type="float">
            <text:p>-0.105218619179356</text:p>
          </table:table-cell>
          <table:table-cell table:formula="of:=[.B46]-[.B45]" office:value-type="float" office:value="-4.0384615384615" calcext:value-type="float">
            <text:p>-4.03846153846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.0384615384615" calcext:value-type="float">
            <text:p>39.0</text:p>
          </table:table-cell>
          <table:table-cell table:style-name="ce2" office:value-type="float" office:value="270.583653846154" calcext:value-type="float">
            <text:p>270.6</text:p>
          </table:table-cell>
          <table:table-cell table:formula="of:=LN([.B47])-LN([.B46])" office:value-type="float" office:value="-0.0984400728132542" calcext:value-type="float">
            <text:p>-0.098440072813254</text:p>
          </table:table-cell>
          <table:table-cell table:formula="of:=AVERAGE([.D45:.D49])" office:value-type="float" office:value="-0.1056134860401" calcext:value-type="float">
            <text:p>-0.1056134860401</text:p>
          </table:table-cell>
          <table:table-cell table:formula="of:=[.B47]-[.B46]" office:value-type="float" office:value="-4.0384615384616" calcext:value-type="float">
            <text:p>-4.03846153846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.0</text:p>
          </table:table-cell>
          <table:table-cell table:style-name="ce2" office:value-type="float" office:value="263.852884615385" calcext:value-type="float">
            <text:p>263.9</text:p>
          </table:table-cell>
          <table:table-cell table:formula="of:=LN([.B48])-LN([.B47])" office:value-type="float" office:value="-0.109199291964991" calcext:value-type="float">
            <text:p>-0.109199291964991</text:p>
          </table:table-cell>
          <table:table-cell table:formula="of:=AVERAGE([.D46:.D50])" office:value-type="float" office:value="-0.102165124753199" calcext:value-type="float">
            <text:p>-0.102165124753199</text:p>
          </table:table-cell>
          <table:table-cell table:formula="of:=[.B48]-[.B47]" office:value-type="float" office:value="-4.0384615384615" calcext:value-type="float">
            <text:p>-4.03846153846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9615384615384" calcext:value-type="float">
            <text:p>31.0</text:p>
          </table:table-cell>
          <table:table-cell table:style-name="ce2" office:value-type="float" office:value="257.122115384615" calcext:value-type="float">
            <text:p>257.1</text:p>
          </table:table-cell>
          <table:table-cell table:formula="of:=LN([.B49])-LN([.B48])" office:value-type="float" office:value="-0.122602322092334" calcext:value-type="float">
            <text:p>-0.122602322092334</text:p>
          </table:table-cell>
          <table:table-cell table:formula="of:=AVERAGE([.D47:.D51])" office:value-type="float" office:value="-0.104259384726657" calcext:value-type="float">
            <text:p>-0.104259384726657</text:p>
          </table:table-cell>
          <table:table-cell table:formula="of:=[.B49]-[.B48]" office:value-type="float" office:value="-4.0384615384616" calcext:value-type="float">
            <text:p>-4.03846153846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2692307692307" calcext:value-type="float">
            <text:p>28.3</text:p>
          </table:table-cell>
          <table:table-cell table:style-name="ce2" office:value-type="float" office:value="250.391346153846" calcext:value-type="float">
            <text:p>250.4</text:p>
          </table:table-cell>
          <table:table-cell table:formula="of:=LN([.B50])-LN([.B49])" office:value-type="float" office:value="-0.0909717782057271" calcext:value-type="float">
            <text:p>-0.090971778205727</text:p>
          </table:table-cell>
          <table:table-cell table:formula="of:=AVERAGE([.D48:.D52])" office:value-type="float" office:value="-0.106816497186051" calcext:value-type="float">
            <text:p>-0.106816497186051</text:p>
          </table:table-cell>
          <table:table-cell table:formula="of:=[.B50]-[.B49]" office:value-type="float" office:value="-2.6923076923077" calcext:value-type="float">
            <text:p>-2.69230769230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5769230769231" calcext:value-type="float">
            <text:p>25.6</text:p>
          </table:table-cell>
          <table:table-cell table:style-name="ce2" office:value-type="float" office:value="243.660576923077" calcext:value-type="float">
            <text:p>243.7</text:p>
          </table:table-cell>
          <table:table-cell table:formula="of:=LN([.B51])-LN([.B50])" office:value-type="float" office:value="-0.100083458556979" calcext:value-type="float">
            <text:p>-0.100083458556979</text:p>
          </table:table-cell>
          <table:table-cell table:formula="of:=AVERAGE([.D49:.D53])" office:value-type="float" office:value="-0.0971015631563405" calcext:value-type="float">
            <text:p>-0.097101563156341</text:p>
          </table:table-cell>
          <table:table-cell table:formula="of:=[.B51]-[.B50]" office:value-type="float" office:value="-2.6923076923076" calcext:value-type="float">
            <text:p>-2.69230769230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38.275961538462" calcext:value-type="float">
            <text:p>238.3</text:p>
          </table:table-cell>
          <table:table-cell table:formula="of:=LN([.B52])-LN([.B51])" office:value-type="float" office:value="-0.111225635110225" calcext:value-type="float">
            <text:p>-0.111225635110225</text:p>
          </table:table-cell>
          <table:table-cell table:formula="of:=AVERAGE([.D50:.D54])" office:value-type="float" office:value="-0.0992873772627783" calcext:value-type="float">
            <text:p>-0.099287377262778</text:p>
          </table:table-cell>
          <table:table-cell table:formula="of:=[.B52]-[.B51]" office:value-type="float" office:value="-2.6923076923077" calcext:value-type="float">
            <text:p>-2.69230769230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.5384615384615" calcext:value-type="float">
            <text:p>21.5</text:p>
          </table:table-cell>
          <table:table-cell table:style-name="ce2" office:value-type="float" office:value="231.545192307692" calcext:value-type="float">
            <text:p>231.5</text:p>
          </table:table-cell>
          <table:table-cell table:formula="of:=LN([.B53])-LN([.B52])" office:value-type="float" office:value="-0.0606246218164372" calcext:value-type="float">
            <text:p>-0.060624621816437</text:p>
          </table:table-cell>
          <table:table-cell table:formula="of:=AVERAGE([.D51:.D55])" office:value-type="float" office:value="-0.0959146160523767" calcext:value-type="float">
            <text:p>-0.095914616052377</text:p>
          </table:table-cell>
          <table:table-cell table:formula="of:=[.B53]-[.B52]" office:value-type="float" office:value="-1.3461538461539" calcext:value-type="float">
            <text:p>-1.34615384615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8461538461538" calcext:value-type="float">
            <text:p>18.8</text:p>
          </table:table-cell>
          <table:table-cell table:style-name="ce2" office:value-type="float" office:value="226.160576923077" calcext:value-type="float">
            <text:p>226.2</text:p>
          </table:table-cell>
          <table:table-cell table:formula="of:=LN([.B54])-LN([.B53])" office:value-type="float" office:value="-0.133531392624523" calcext:value-type="float">
            <text:p>-0.133531392624523</text:p>
          </table:table-cell>
          <table:table-cell table:formula="of:=AVERAGE([.D52:.D56])" office:value-type="float" office:value="-0.0919064658756889" calcext:value-type="float">
            <text:p>-0.091906465875689</text:p>
          </table:table-cell>
          <table:table-cell table:formula="of:=[.B54]-[.B53]" office:value-type="float" office:value="-2.6923076923077" calcext:value-type="float">
            <text:p>-2.69230769230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219.429807692308" calcext:value-type="float">
            <text:p>219.4</text:p>
          </table:table-cell>
          <table:table-cell table:formula="of:=LN([.B55])-LN([.B54])" office:value-type="float" office:value="-0.0741079721537195" calcext:value-type="float">
            <text:p>-0.07410797215372</text:p>
          </table:table-cell>
          <table:table-cell table:formula="of:=AVERAGE([.D53:.D57])" office:value-type="float" office:value="-0.106125650212435" calcext:value-type="float">
            <text:p>-0.106125650212435</text:p>
          </table:table-cell>
          <table:table-cell table:formula="of:=[.B55]-[.B54]" office:value-type="float" office:value="-1.3461538461538" calcext:value-type="float">
            <text:p>-1.34615384615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1538461538461" calcext:value-type="float">
            <text:p>16.2</text:p>
          </table:table-cell>
          <table:table-cell table:style-name="ce2" office:value-type="float" office:value="214.045192307692" calcext:value-type="float">
            <text:p>214.0</text:p>
          </table:table-cell>
          <table:table-cell table:formula="of:=LN([.B56])-LN([.B55])" office:value-type="float" office:value="-0.0800427076735399" calcext:value-type="float">
            <text:p>-0.08004270767354</text:p>
          </table:table-cell>
          <table:table-cell table:formula="of:=AVERAGE([.D54:.D58])" office:value-type="float" office:value="-0.115072828980712" calcext:value-type="float">
            <text:p>-0.115072828980712</text:p>
          </table:table-cell>
          <table:table-cell table:formula="of:=[.B56]-[.B55]" office:value-type="float" office:value="-1.3461538461539" calcext:value-type="float">
            <text:p>-1.34615384615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4615384615384" calcext:value-type="float">
            <text:p>13.5</text:p>
          </table:table-cell>
          <table:table-cell table:style-name="ce2" office:value-type="float" office:value="208.660576923077" calcext:value-type="float">
            <text:p>208.7</text:p>
          </table:table-cell>
          <table:table-cell table:formula="of:=LN([.B57])-LN([.B56])" office:value-type="float" office:value="-0.182321556793956" calcext:value-type="float">
            <text:p>-0.182321556793956</text:p>
          </table:table-cell>
          <table:table-cell table:formula="of:=AVERAGE([.D55:.D59])" office:value-type="float" office:value="-0.0883665504558077" calcext:value-type="float">
            <text:p>-0.088366550455808</text:p>
          </table:table-cell>
          <table:table-cell table:formula="of:=[.B57]-[.B56]" office:value-type="float" office:value="-2.6923076923077" calcext:value-type="float">
            <text:p>-2.69230769230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203.275961538462" calcext:value-type="float">
            <text:p>203.3</text:p>
          </table:table-cell>
          <table:table-cell table:formula="of:=LN([.B58])-LN([.B57])" office:value-type="float" office:value="-0.105360515657823" calcext:value-type="float">
            <text:p>-0.105360515657823</text:p>
          </table:table-cell>
          <table:table-cell table:formula="of:=AVERAGE([.D56:.D60])" office:value-type="float" office:value="-0.0971015631563397" calcext:value-type="float">
            <text:p>-0.09710156315634</text:p>
          </table:table-cell>
          <table:table-cell table:formula="of:=[.B58]-[.B57]" office:value-type="float" office:value="-1.3461538461538" calcext:value-type="float">
            <text:p>-1.34615384615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97.891346153846" calcext:value-type="float">
            <text:p>197.9</text:p>
          </table:table-cell>
          <table:table-cell table:formula="of:=LN([.B59])-LN([.B58])" office:value-type="float" office:value="0" calcext:value-type="float">
            <text:p>0</text:p>
          </table:table-cell>
          <table:table-cell table:formula="of:=AVERAGE([.D57:.D61])" office:value-type="float" office:value="-0.107799300146537" calcext:value-type="float">
            <text:p>-0.107799300146537</text:p>
          </table:table-cell>
          <table:table-cell table:formula="of:=[.B59]-[.B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692307692308" calcext:value-type="float">
            <text:p>10.8</text:p>
          </table:table-cell>
          <table:table-cell table:style-name="ce2" office:value-type="float" office:value="193.852884615385" calcext:value-type="float">
            <text:p>193.9</text:p>
          </table:table-cell>
          <table:table-cell table:formula="of:=LN([.B60])-LN([.B59])" office:value-type="float" office:value="-0.117783035656379" calcext:value-type="float">
            <text:p>-0.117783035656379</text:p>
          </table:table-cell>
          <table:table-cell table:formula="of:=AVERAGE([.D58:.D62])" office:value-type="float" office:value="-0.102165124753197" calcext:value-type="float">
            <text:p>-0.102165124753197</text:p>
          </table:table-cell>
          <table:table-cell table:formula="of:=[.B60]-[.B59]" office:value-type="float" office:value="-1.3461538461538" calcext:value-type="float">
            <text:p>-1.34615384615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42307692307691" calcext:value-type="float">
            <text:p>9.4</text:p>
          </table:table-cell>
          <table:table-cell table:style-name="ce2" office:value-type="float" office:value="188.468269230769" calcext:value-type="float">
            <text:p>188.5</text:p>
          </table:table-cell>
          <table:table-cell table:formula="of:=LN([.B61])-LN([.B60])" office:value-type="float" office:value="-0.133531392624527" calcext:value-type="float">
            <text:p>-0.133531392624527</text:p>
          </table:table-cell>
          <table:table-cell table:formula="of:=AVERAGE([.D59:.D63])" office:value-type="float" office:value="-0.0810930216216327" calcext:value-type="float">
            <text:p>-0.081093021621633</text:p>
          </table:table-cell>
          <table:table-cell table:formula="of:=[.B61]-[.B60]" office:value-type="float" office:value="-1.34615384615389" calcext:value-type="float">
            <text:p>-1.346153846153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83.083653846154" calcext:value-type="float">
            <text:p>183.1</text:p>
          </table:table-cell>
          <table:table-cell table:formula="of:=LN([.B62])-LN([.B61])" office:value-type="float" office:value="-0.154150679827258" calcext:value-type="float">
            <text:p>-0.154150679827258</text:p>
          </table:table-cell>
          <table:table-cell table:formula="of:=AVERAGE([.D60:.D64])" office:value-type="float" office:value="-0.117557332980424" calcext:value-type="float">
            <text:p>-0.117557332980424</text:p>
          </table:table-cell>
          <table:table-cell table:formula="of:=[.B62]-[.B61]" office:value-type="float" office:value="-1.34615384615384" calcext:value-type="float">
            <text:p>-1.346153846153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79.045192307692" calcext:value-type="float">
            <text:p>179.0</text:p>
          </table:table-cell>
          <table:table-cell table:formula="of:=LN([.B63])-LN([.B62])" office:value-type="float" office:value="0" calcext:value-type="float">
            <text:p>0</text:p>
          </table:table-cell>
          <table:table-cell table:formula="of:=AVERAGE([.D61:.D65])" office:value-type="float" office:value="-0.094000725849148" calcext:value-type="float">
            <text:p>-0.094000725849148</text:p>
          </table:table-cell>
          <table:table-cell table:formula="of:=[.B63]-[.B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73.660576923077" calcext:value-type="float">
            <text:p>173.7</text:p>
          </table:table-cell>
          <table:table-cell table:formula="of:=LN([.B64])-LN([.B63])" office:value-type="float" office:value="-0.182321556793956" calcext:value-type="float">
            <text:p>-0.182321556793956</text:p>
          </table:table-cell>
          <table:table-cell table:formula="of:=AVERAGE([.D62:.D66])" office:value-type="float" office:value="-0.111923157587085" calcext:value-type="float">
            <text:p>-0.111923157587085</text:p>
          </table:table-cell>
          <table:table-cell table:formula="of:=[.B64]-[.B63]" office:value-type="float" office:value="-1.34615384615385" calcext:value-type="float">
            <text:p>-1.346153846153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69.622115384615" calcext:value-type="float">
            <text:p>169.6</text:p>
          </table:table-cell>
          <table:table-cell table:formula="of:=LN([.B65])-LN([.B64])" office:value-type="float" office:value="0" calcext:value-type="float">
            <text:p>0</text:p>
          </table:table-cell>
          <table:table-cell table:formula="of:=AVERAGE([.D63:.D67])" office:value-type="float" office:value="-0.0810930216216333" calcext:value-type="float">
            <text:p>-0.081093021621633</text:p>
          </table:table-cell>
          <table:table-cell table:formula="of:=[.B65]-[.B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5.583653846154" calcext:value-type="float">
            <text:p>165.6</text:p>
          </table:table-cell>
          <table:table-cell table:formula="of:=LN([.B66])-LN([.B65])" office:value-type="float" office:value="-0.223143551314211" calcext:value-type="float">
            <text:p>-0.223143551314211</text:p>
          </table:table-cell>
          <table:table-cell table:formula="of:=AVERAGE([.D64:.D68])" office:value-type="float" office:value="-0.0810930216216333" calcext:value-type="float">
            <text:p>-0.081093021621633</text:p>
          </table:table-cell>
          <table:table-cell table:formula="of:=[.B66]-[.B65]" office:value-type="float" office:value="-1.34615384615385" calcext:value-type="float">
            <text:p>-1.346153846153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1.545192307692" calcext:value-type="float">
            <text:p>161.5</text:p>
          </table:table-cell>
          <table:table-cell table:formula="of:=LN([.B67])-LN([.B66])" office:value-type="float" office:value="0" calcext:value-type="float">
            <text:p>0</text:p>
          </table:table-cell>
          <table:table-cell table:formula="of:=AVERAGE([.D65:.D69])" office:value-type="float" office:value="-0.102165124753198" calcext:value-type="float">
            <text:p>-0.102165124753198</text:p>
          </table:table-cell>
          <table:table-cell table:formula="of:=[.B67]-[.B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57.506730769231" calcext:value-type="float">
            <text:p>157.5</text:p>
          </table:table-cell>
          <table:table-cell table:formula="of:=LN([.B68])-LN([.B67])" office:value-type="float" office:value="0" calcext:value-type="float">
            <text:p>0</text:p>
          </table:table-cell>
          <table:table-cell table:formula="of:=AVERAGE([.D66:.D70])" office:value-type="float" office:value="-0.102165124753198" calcext:value-type="float">
            <text:p>-0.102165124753198</text:p>
          </table:table-cell>
          <table:table-cell table:formula="of:=[.B68]-[.B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53.468269230769" calcext:value-type="float">
            <text:p>153.5</text:p>
          </table:table-cell>
          <table:table-cell table:formula="of:=LN([.B69])-LN([.B68])" office:value-type="float" office:value="-0.28768207245178" calcext:value-type="float">
            <text:p>-0.28768207245178</text:p>
          </table:table-cell>
          <table:table-cell table:formula="of:=AVERAGE([.D67:.D71])" office:value-type="float" office:value="-0.057536414490356" calcext:value-type="float">
            <text:p>-0.057536414490356</text:p>
          </table:table-cell>
          <table:table-cell table:formula="of:=[.B69]-[.B68]" office:value-type="float" office:value="-1.34615384615384" calcext:value-type="float">
            <text:p>-1.346153846153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9.429807692308" calcext:value-type="float">
            <text:p>149.4</text:p>
          </table:table-cell>
          <table:table-cell table:formula="of:=LN([.B70])-LN([.B69])" office:value-type="float" office:value="0" calcext:value-type="float">
            <text:p>0</text:p>
          </table:table-cell>
          <table:table-cell table:formula="of:=AVERAGE([.D68:.D72])" office:value-type="float" office:value="-0.138629436111989" calcext:value-type="float">
            <text:p>-0.138629436111989</text:p>
          </table:table-cell>
          <table:table-cell table:formula="of:=[.B70]-[.B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5.391346153846" calcext:value-type="float">
            <text:p>145.4</text:p>
          </table:table-cell>
          <table:table-cell table:formula="of:=LN([.B71])-LN([.B70])" office:value-type="float" office:value="0" calcext:value-type="float">
            <text:p>0</text:p>
          </table:table-cell>
          <table:table-cell table:formula="of:=AVERAGE([.D69:.D73])" office:value-type="float" office:value="-0.138629436111989" calcext:value-type="float">
            <text:p>-0.138629436111989</text:p>
          </table:table-cell>
          <table:table-cell table:formula="of:=[.B71]-[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41.352884615385" calcext:value-type="float">
            <text:p>141.4</text:p>
          </table:table-cell>
          <table:table-cell table:formula="of:=LN([.B72])-LN([.B71])" office:value-type="float" office:value="-0.405465108108167" calcext:value-type="float">
            <text:p>-0.405465108108167</text:p>
          </table:table-cell>
          <table:table-cell table:formula="of:=AVERAGE([.D70:.D74])" office:value-type="float" office:value="-0.0810930216216334" calcext:value-type="float">
            <text:p>-0.081093021621633</text:p>
          </table:table-cell>
          <table:table-cell table:formula="of:=[.B72]-[.B71]" office:value-type="float" office:value="-1.34615384615385" calcext:value-type="float">
            <text:p>-1.346153846153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7.314423076923" calcext:value-type="float">
            <text:p>137.3</text:p>
          </table:table-cell>
          <table:table-cell table:formula="of:=LN([.B73])-LN([.B72])" office:value-type="float" office:value="0" calcext:value-type="float">
            <text:p>0</text:p>
          </table:table-cell>
          <table:table-cell table:formula="of:=AVERAGE([.D71:.D75])" office:value-type="float" office:value="-0.0810930216216334" calcext:value-type="float">
            <text:p>-0.081093021621633</text:p>
          </table:table-cell>
          <table:table-cell table:formula="of:=[.B73]-[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4.622115384615" calcext:value-type="float">
            <text:p>134.6</text:p>
          </table:table-cell>
          <table:table-cell table:formula="of:=LN([.B74])-LN([.B73])" office:value-type="float" office:value="0" calcext:value-type="float">
            <text:p>0</text:p>
          </table:table-cell>
          <table:table-cell table:formula="of:=AVERAGE([.D72:.D76])" office:value-type="float" office:value="-0.0810930216216334" calcext:value-type="float">
            <text:p>-0.081093021621633</text:p>
          </table:table-cell>
          <table:table-cell table:formula="of:=[.B74]-[.B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0.583653846154" calcext:value-type="float">
            <text:p>130.6</text:p>
          </table:table-cell>
          <table:table-cell table:formula="of:=LN([.B75])-LN([.B74])" office:value-type="float" office:value="0" calcext:value-type="float">
            <text:p>0</text:p>
          </table:table-cell>
          <table:table-cell table:formula="of:=AVERAGE([.D73:.D77])" office:value-type="float" office:value="0" calcext:value-type="float">
            <text:p>0</text:p>
          </table:table-cell>
          <table:table-cell table:formula="of:=[.B75]-[.B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7.891346153846" calcext:value-type="float">
            <text:p>127.9</text:p>
          </table:table-cell>
          <table:table-cell table:formula="of:=LN([.B76])-LN([.B75])" office:value-type="float" office:value="0" calcext:value-type="float">
            <text:p>0</text:p>
          </table:table-cell>
          <table:table-cell table:formula="of:=AVERAGE([.D74:.D78])" office:value-type="float" office:value="-0.138629436111991" calcext:value-type="float">
            <text:p>-0.138629436111991</text:p>
          </table:table-cell>
          <table:table-cell table:formula="of:=[.B76]-[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3.852884615385" calcext:value-type="float">
            <text:p>123.9</text:p>
          </table:table-cell>
          <table:table-cell table:formula="of:=LN([.B77])-LN([.B76])" office:value-type="float" office:value="0" calcext:value-type="float">
            <text:p>0</text:p>
          </table:table-cell>
          <table:table-cell table:formula="of:=AVERAGE([.D75:.D79])" office:value-type="float" office:value="-0.138629436111991" calcext:value-type="float">
            <text:p>-0.138629436111991</text:p>
          </table:table-cell>
          <table:table-cell table:formula="of:=[.B77]-[.B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21.160576923077" calcext:value-type="float">
            <text:p>121.2</text:p>
          </table:table-cell>
          <table:table-cell table:formula="of:=LN([.B78])-LN([.B77])" office:value-type="float" office:value="-0.693147180559953" calcext:value-type="float">
            <text:p>-0.693147180559953</text:p>
          </table:table-cell>
          <table:table-cell table:formula="of:=AVERAGE([.D76:.D80])" office:value-type="float" office:value="-0.138629436111991" calcext:value-type="float">
            <text:p>-0.138629436111991</text:p>
          </table:table-cell>
          <table:table-cell table:formula="of:=[.B78]-[.B77]" office:value-type="float" office:value="-1.34615384615385" calcext:value-type="float">
            <text:p>-1.346153846153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8.468269230769" calcext:value-type="float">
            <text:p>118.5</text:p>
          </table:table-cell>
          <table:table-cell table:formula="of:=LN([.B79])-LN([.B78])" office:value-type="float" office:value="0" calcext:value-type="float">
            <text:p>0</text:p>
          </table:table-cell>
          <table:table-cell table:formula="of:=AVERAGE([.D77:.D81])" office:value-type="float" office:value="-0.138629436111991" calcext:value-type="float">
            <text:p>-0.138629436111991</text:p>
          </table:table-cell>
          <table:table-cell table:formula="of:=[.B79]-[.B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4.429807692308" calcext:value-type="float">
            <text:p>114.4</text:p>
          </table:table-cell>
          <table:table-cell table:formula="of:=LN([.B80])-LN([.B79])" office:value-type="float" office:value="0" calcext:value-type="float">
            <text:p>0</text:p>
          </table:table-cell>
          <table:table-cell table:formula="of:=AVERAGE([.D78:.D82])" office:value-type="float" office:value="-0.138629436111991" calcext:value-type="float">
            <text:p>-0.138629436111991</text:p>
          </table:table-cell>
          <table:table-cell table:formula="of:=[.B80]-[.B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1.7375" calcext:value-type="float">
            <text:p>111.7</text:p>
          </table:table-cell>
          <table:table-cell table:formula="of:=LN([.B81])-LN([.B80])" office:value-type="float" office:value="0" calcext:value-type="float">
            <text:p>0</text:p>
          </table:table-cell>
          <table:table-cell/>
          <table:table-cell table:formula="of:=[.B81]-[.B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09.045192307692" calcext:value-type="float">
            <text:p>109.0</text:p>
          </table:table-cell>
          <table:table-cell table:formula="of:=LN([.B82])-LN([.B81])" office:value-type="float" office:value="0" calcext:value-type="float">
            <text:p>0</text:p>
          </table:table-cell>
          <table:table-cell/>
          <table:table-cell table:formula="of:=[.B82]-[.B81]" office:value-type="float" office:value="0" calcext:value-type="float">
            <text:p>0</text:p>
          </table:table-cell>
        </table:table-row>
        <table:table-row table:style-name="ro1" table:number-rows-repeated="104849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>
        <table:shapes>
          <draw:frame draw:z-index="0" draw:style-name="gr1" draw:text-style-name="P1" svg:width="159.99mm" svg:height="89.99mm" svg:x="121mm" svg:y="1mm">
            <draw:object draw:notify-on-update-of-ranges="Sheet4.A1:Sheet4.A1 Sheet4.A2:Sheet4.A82 Sheet4.B1:Sheet4.B1 Sheet4.B2:Sheet4.B82 Sheet4.A1:Sheet4.A1 Sheet4.A2:Sheet4.A82 Sheet4.C1:Sheet4.C1 Sheet4.C2:Sheet4.C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流行時刻（日）</text:p>
          </table:table-cell>
          <table:table-cell office:value-type="string" calcext:value-type="string">
            <text:p>点列: 感染日（80%削減）</text:p>
          </table:table-cell>
          <table:table-cell table:style-name="ce2" office:value-type="string" calcext:value-type="string">
            <text:p><text:span text:style-name="T1">点列: </text:span>感染日（65%削減）</text:p>
          </table:table-cell>
          <table:table-cell table:style-name="ce2" office:value-type="string" calcext:value-type="string">
            <text:p>累計感染者数（80%削減）</text:p>
          </table:table-cell>
          <table:table-cell table:style-name="ce2" office:value-type="string" calcext:value-type="string">
            <text:p>累計感染者数（65%削減）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style-name="ce9" table:formula="of:=[.B2]" office:value-type="float" office:value="1.34615384615385" calcext:value-type="float">
            <text:p>1.3</text:p>
          </table:table-cell>
          <table:table-cell table:style-name="ce9" table:formula="of:=[.C2]" office:value-type="float" office:value="1.34615384615385" calcext:value-type="float">
            <text:p>1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formula="of:=[.B2]+[.D2]" office:value-type="float" office:value="2.6923076923077" calcext:value-type="float">
            <text:p>2.6923076923077</text:p>
          </table:table-cell>
          <table:table-cell table:formula="of:=[.C2]+[.E2]" office:value-type="float" office:value="2.6923076923077" calcext:value-type="float">
            <text:p>2.6923076923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[.B3]+[.D3]" office:value-type="float" office:value="4.03846153846155" calcext:value-type="float">
            <text:p>4.03846153846155</text:p>
          </table:table-cell>
          <table:table-cell table:formula="of:=[.C3]+[.E3]" office:value-type="float" office:value="4.03846153846155" calcext:value-type="float">
            <text:p>4.03846153846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[.B4]+[.D4]" office:value-type="float" office:value="6.73076923076925" calcext:value-type="float">
            <text:p>6.73076923076925</text:p>
          </table:table-cell>
          <table:table-cell table:formula="of:=[.C4]+[.E4]" office:value-type="float" office:value="6.73076923076925" calcext:value-type="float">
            <text:p>6.730769230769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3846153846154" calcext:value-type="float">
            <text:p>4.0</text:p>
          </table:table-cell>
          <table:table-cell table:style-name="ce2" office:value-type="float" office:value="4.03846153846154" calcext:value-type="float">
            <text:p>4.0</text:p>
          </table:table-cell>
          <table:table-cell table:formula="of:=[.B5]+[.D5]" office:value-type="float" office:value="9.42307692307695" calcext:value-type="float">
            <text:p>9.42307692307695</text:p>
          </table:table-cell>
          <table:table-cell table:formula="of:=[.C5]+[.E5]" office:value-type="float" office:value="9.42307692307695" calcext:value-type="float">
            <text:p>9.423076923076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8461538461539" calcext:value-type="float">
            <text:p>5.4</text:p>
          </table:table-cell>
          <table:table-cell table:style-name="ce2" office:value-type="float" office:value="5.38461538461539" calcext:value-type="float">
            <text:p>5.4</text:p>
          </table:table-cell>
          <table:table-cell table:formula="of:=[.B6]+[.D6]" office:value-type="float" office:value="13.4615384615385" calcext:value-type="float">
            <text:p>13.4615384615385</text:p>
          </table:table-cell>
          <table:table-cell table:formula="of:=[.C6]+[.E6]" office:value-type="float" office:value="13.4615384615385" calcext:value-type="float">
            <text:p>13.46153846153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3076923076923" calcext:value-type="float">
            <text:p>6.7</text:p>
          </table:table-cell>
          <table:table-cell table:style-name="ce2" office:value-type="float" office:value="6.73076923076923" calcext:value-type="float">
            <text:p>6.7</text:p>
          </table:table-cell>
          <table:table-cell table:formula="of:=[.B7]+[.D7]" office:value-type="float" office:value="18.8461538461539" calcext:value-type="float">
            <text:p>18.8461538461539</text:p>
          </table:table-cell>
          <table:table-cell table:formula="of:=[.C7]+[.E7]" office:value-type="float" office:value="18.8461538461539" calcext:value-type="float">
            <text:p>18.84615384615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2307692307693" calcext:value-type="float">
            <text:p>9.4</text:p>
          </table:table-cell>
          <table:table-cell table:style-name="ce2" office:value-type="float" office:value="9.42307692307693" calcext:value-type="float">
            <text:p>9.4</text:p>
          </table:table-cell>
          <table:table-cell table:formula="of:=[.B8]+[.D8]" office:value-type="float" office:value="25.5769230769231" calcext:value-type="float">
            <text:p>25.5769230769231</text:p>
          </table:table-cell>
          <table:table-cell table:formula="of:=[.C8]+[.E8]" office:value-type="float" office:value="25.5769230769231" calcext:value-type="float">
            <text:p>25.5769230769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2.1153846153846" calcext:value-type="float">
            <text:p>12.1</text:p>
          </table:table-cell>
          <table:table-cell table:formula="of:=[.B9]+[.D9]" office:value-type="float" office:value="35" calcext:value-type="float">
            <text:p>35</text:p>
          </table:table-cell>
          <table:table-cell table:formula="of:=[.C9]+[.E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17.5" calcext:value-type="float">
            <text:p>17.5</text:p>
          </table:table-cell>
          <table:table-cell table:formula="of:=[.B10]+[.D10]" office:value-type="float" office:value="47.1153846153846" calcext:value-type="float">
            <text:p>47.1153846153846</text:p>
          </table:table-cell>
          <table:table-cell table:formula="of:=[.C10]+[.E10]" office:value-type="float" office:value="47.1153846153846" calcext:value-type="float">
            <text:p>47.11538461538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2.8846153846154" calcext:value-type="float">
            <text:p>22.9</text:p>
          </table:table-cell>
          <table:table-cell table:formula="of:=[.B11]+[.D11]" office:value-type="float" office:value="64.6153846153846" calcext:value-type="float">
            <text:p>64.6153846153846</text:p>
          </table:table-cell>
          <table:table-cell table:formula="of:=[.C11]+[.E11]" office:value-type="float" office:value="64.6153846153846" calcext:value-type="float">
            <text:p>64.61538461538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9615384615385" calcext:value-type="float">
            <text:p>31.0</text:p>
          </table:table-cell>
          <table:table-cell table:style-name="ce2" office:value-type="float" office:value="30.9615384615385" calcext:value-type="float">
            <text:p>31.0</text:p>
          </table:table-cell>
          <table:table-cell table:formula="of:=[.B12]+[.D12]" office:value-type="float" office:value="87.5" calcext:value-type="float">
            <text:p>87.5</text:p>
          </table:table-cell>
          <table:table-cell table:formula="of:=[.C12]+[.E12]"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43.0769230769231" calcext:value-type="float">
            <text:p>43.1</text:p>
          </table:table-cell>
          <table:table-cell table:formula="of:=[.B13]+[.D13]" office:value-type="float" office:value="118.461538461539" calcext:value-type="float">
            <text:p>118.461538461539</text:p>
          </table:table-cell>
          <table:table-cell table:formula="of:=[.C13]+[.E13]" office:value-type="float" office:value="118.461538461539" calcext:value-type="float">
            <text:p>118.4615384615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59.2307692307692" calcext:value-type="float">
            <text:p>59.2</text:p>
          </table:table-cell>
          <table:table-cell table:formula="of:=[.B14]+[.D14]" office:value-type="float" office:value="161.538461538462" calcext:value-type="float">
            <text:p>161.538461538462</text:p>
          </table:table-cell>
          <table:table-cell table:formula="of:=[.C14]+[.E14]" office:value-type="float" office:value="161.538461538462" calcext:value-type="float">
            <text:p>161.5384615384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79.4230769230769" calcext:value-type="float">
            <text:p>79.4</text:p>
          </table:table-cell>
          <table:table-cell table:formula="of:=[.B15]+[.D15]-[.B2]" office:value-type="float" office:value="219.423076923077" calcext:value-type="float">
            <text:p>219.423076923077</text:p>
          </table:table-cell>
          <table:table-cell table:formula="of:=[.C15]+[.E15]-[.C2]" office:value-type="float" office:value="219.423076923077" calcext:value-type="float">
            <text:p>219.423076923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109.045192307692" calcext:value-type="float">
            <text:p>109.0</text:p>
          </table:table-cell>
          <table:table-cell table:formula="of:=[.B16]+[.D16]-[.B3]" office:value-type="float" office:value="297.5" calcext:value-type="float">
            <text:p>297.5</text:p>
          </table:table-cell>
          <table:table-cell table:formula="of:=[.C16]+[.E16]-[.C3]" office:value-type="float" office:value="297.5" calcext:value-type="float">
            <text:p>297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149.429807692308" calcext:value-type="float">
            <text:p>149.4</text:p>
          </table:table-cell>
          <table:table-cell table:formula="of:=[.B17]+[.D17]-[.B4]" office:value-type="float" office:value="403.852884615384" calcext:value-type="float">
            <text:p>403.852884615384</text:p>
          </table:table-cell>
          <table:table-cell table:formula="of:=[.C17]+[.E17]-[.C4]" office:value-type="float" office:value="403.852884615384" calcext:value-type="float">
            <text:p>403.8528846153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203.275961538462" calcext:value-type="float">
            <text:p>203.3</text:p>
          </table:table-cell>
          <table:table-cell table:formula="of:=[.B18]+[.D18]-[.B5]" office:value-type="float" office:value="550.590384615385" calcext:value-type="float">
            <text:p>550.590384615385</text:p>
          </table:table-cell>
          <table:table-cell table:formula="of:=[.C18]+[.E18]-[.C5]" office:value-type="float" office:value="550.590384615385" calcext:value-type="float">
            <text:p>550.5903846153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278.660576923077" calcext:value-type="float">
            <text:p>278.7</text:p>
          </table:table-cell>
          <table:table-cell table:formula="of:=[.B19]+[.D19]-[.B6]" office:value-type="float" office:value="749.827884615385" calcext:value-type="float">
            <text:p>749.827884615385</text:p>
          </table:table-cell>
          <table:table-cell table:formula="of:=[.C19]+[.E19]-[.C6]" office:value-type="float" office:value="749.827884615385" calcext:value-type="float">
            <text:p>749.8278846153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379.622115384615" calcext:value-type="float">
            <text:p>379.6</text:p>
          </table:table-cell>
          <table:table-cell table:formula="of:=[.B20]+[.D20]-[.B7]" office:value-type="float" office:value="1023.10384615385" calcext:value-type="float">
            <text:p>1023.10384615385</text:p>
          </table:table-cell>
          <table:table-cell table:formula="of:=[.C20]+[.E20]-[.C7]" office:value-type="float" office:value="1023.10384615385" calcext:value-type="float">
            <text:p>1023.103846153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.622115384615" calcext:value-type="float">
            <text:p>519.6</text:p>
          </table:table-cell>
          <table:table-cell table:style-name="ce2" office:value-type="float" office:value="519.622115384615" calcext:value-type="float">
            <text:p>519.6</text:p>
          </table:table-cell>
          <table:table-cell table:formula="of:=[.B21]+[.D21]-[.B8]" office:value-type="float" office:value="1395.99519230769" calcext:value-type="float">
            <text:p>1395.99519230769</text:p>
          </table:table-cell>
          <table:table-cell table:formula="of:=[.C21]+[.E21]-[.C8]" office:value-type="float" office:value="1395.99519230769" calcext:value-type="float">
            <text:p>1395.995192307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7.122115384615" calcext:value-type="float">
            <text:p>467.1</text:p>
          </table:table-cell>
          <table:table-cell table:style-name="ce2" office:value-type="float" office:value="506.160576923077" calcext:value-type="float">
            <text:p>506.2</text:p>
          </table:table-cell>
          <table:table-cell table:formula="of:=[.B22]+[.D22]-[.B9]" office:value-type="float" office:value="1906.19423076923" calcext:value-type="float">
            <text:p>1906.19423076923</text:p>
          </table:table-cell>
          <table:table-cell table:formula="of:=[.C22]+[.E22]-[.C9]" office:value-type="float" office:value="1906.19423076923" calcext:value-type="float">
            <text:p>1906.194230769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.352884615385" calcext:value-type="float">
            <text:p>421.4</text:p>
          </table:table-cell>
          <table:table-cell table:style-name="ce2" office:value-type="float" office:value="492.699038461539" calcext:value-type="float">
            <text:p>492.7</text:p>
          </table:table-cell>
          <table:table-cell table:formula="of:=[.B23]+[.D23]-[.B10]" office:value-type="float" office:value="2361.20096153846" calcext:value-type="float">
            <text:p>2361.20096153846</text:p>
          </table:table-cell>
          <table:table-cell table:formula="of:=[.C23]+[.E23]-[.C10]" office:value-type="float" office:value="2400.23942307692" calcext:value-type="float">
            <text:p>2400.239423076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480.583653846154" calcext:value-type="float">
            <text:p>480.6</text:p>
          </table:table-cell>
          <table:table-cell table:formula="of:=[.B24]+[.D24]-[.B11]" office:value-type="float" office:value="2765.05384615385" calcext:value-type="float">
            <text:p>2765.05384615385</text:p>
          </table:table-cell>
          <table:table-cell table:formula="of:=[.C24]+[.E24]-[.C11]" office:value-type="float" office:value="2875.43846153846" calcext:value-type="float">
            <text:p>2875.438461538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.929807692308" calcext:value-type="float">
            <text:p>341.9</text:p>
          </table:table-cell>
          <table:table-cell table:style-name="ce2" office:value-type="float" office:value="467.122115384615" calcext:value-type="float">
            <text:p>467.1</text:p>
          </table:table-cell>
          <table:table-cell table:formula="of:=[.B25]+[.D25]-[.B12]" office:value-type="float" office:value="3121.79134615385" calcext:value-type="float">
            <text:p>3121.79134615385</text:p>
          </table:table-cell>
          <table:table-cell table:formula="of:=[.C25]+[.E25]-[.C12]" office:value-type="float" office:value="3333.1375" calcext:value-type="float">
            <text:p>3333.13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275961538461" calcext:value-type="float">
            <text:p>308.3</text:p>
          </table:table-cell>
          <table:table-cell table:style-name="ce2" office:value-type="float" office:value="456.352884615385" calcext:value-type="float">
            <text:p>456.4</text:p>
          </table:table-cell>
          <table:table-cell table:formula="of:=[.B26]+[.D26]-[.B13]" office:value-type="float" office:value="3432.75961538461" calcext:value-type="float">
            <text:p>3432.75961538461</text:p>
          </table:table-cell>
          <table:table-cell table:formula="of:=[.C26]+[.E26]-[.C13]" office:value-type="float" office:value="3769.29807692308" calcext:value-type="float">
            <text:p>3769.298076923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444.2375" calcext:value-type="float">
            <text:p>444.2</text:p>
          </table:table-cell>
          <table:table-cell table:formula="of:=[.B27]+[.D27]-[.B14]" office:value-type="float" office:value="3697.95865384615" calcext:value-type="float">
            <text:p>3697.95865384615</text:p>
          </table:table-cell>
          <table:table-cell table:formula="of:=[.C27]+[.E27]-[.C14]" office:value-type="float" office:value="4182.57403846154" calcext:value-type="float">
            <text:p>4182.574038461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391346153846" calcext:value-type="float">
            <text:p>250.4</text:p>
          </table:table-cell>
          <table:table-cell table:style-name="ce2" office:value-type="float" office:value="432.122115384615" calcext:value-type="float">
            <text:p>432.1</text:p>
          </table:table-cell>
          <table:table-cell table:formula="of:=[.B28]+[.D28]-[.B15]" office:value-type="float" office:value="3917.38846153846" calcext:value-type="float">
            <text:p>3917.38846153846</text:p>
          </table:table-cell>
          <table:table-cell table:formula="of:=[.C28]+[.E28]-[.C15]" office:value-type="float" office:value="4567.58076923077" calcext:value-type="float">
            <text:p>4567.580769230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6.160576923077" calcext:value-type="float">
            <text:p>226.2</text:p>
          </table:table-cell>
          <table:table-cell table:style-name="ce2" office:value-type="float" office:value="421.352884615385" calcext:value-type="float">
            <text:p>421.4</text:p>
          </table:table-cell>
          <table:table-cell table:formula="of:=[.B29]+[.D29]-[.B16]" office:value-type="float" office:value="4088.35673076923" calcext:value-type="float">
            <text:p>4088.35673076923</text:p>
          </table:table-cell>
          <table:table-cell table:formula="of:=[.C29]+[.E29]-[.C16]" office:value-type="float" office:value="4920.27980769231" calcext:value-type="float">
            <text:p>4920.279807692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410.583653846154" calcext:value-type="float">
            <text:p>410.6</text:p>
          </table:table-cell>
          <table:table-cell table:formula="of:=[.B30]+[.D30]-[.B17]" office:value-type="float" office:value="4205.47211538462" calcext:value-type="float">
            <text:p>4205.47211538462</text:p>
          </table:table-cell>
          <table:table-cell table:formula="of:=[.C30]+[.E30]-[.C17]" office:value-type="float" office:value="5232.5875" calcext:value-type="float">
            <text:p>5232.58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083653846154" calcext:value-type="float">
            <text:p>183.1</text:p>
          </table:table-cell>
          <table:table-cell table:style-name="ce2" office:value-type="float" office:value="399.814423076923" calcext:value-type="float">
            <text:p>399.8</text:p>
          </table:table-cell>
          <table:table-cell table:formula="of:=[.B31]+[.D31]-[.B18]" office:value-type="float" office:value="4259.31826923077" calcext:value-type="float">
            <text:p>4259.31826923077</text:p>
          </table:table-cell>
          <table:table-cell table:formula="of:=[.C31]+[.E31]-[.C18]" office:value-type="float" office:value="5493.74134615385" calcext:value-type="float">
            <text:p>5493.741346153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583653846154" calcext:value-type="float">
            <text:p>165.6</text:p>
          </table:table-cell>
          <table:table-cell table:style-name="ce2" office:value-type="float" office:value="390.391346153846" calcext:value-type="float">
            <text:p>390.4</text:p>
          </table:table-cell>
          <table:table-cell table:formula="of:=[.B32]+[.D32]-[.B19]" office:value-type="float" office:value="4239.12596153846" calcext:value-type="float">
            <text:p>4239.12596153846</text:p>
          </table:table-cell>
          <table:table-cell table:formula="of:=[.C32]+[.E32]-[.C19]" office:value-type="float" office:value="5690.27980769231" calcext:value-type="float">
            <text:p>5690.279807692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379.622115384615" calcext:value-type="float">
            <text:p>379.6</text:p>
          </table:table-cell>
          <table:table-cell table:formula="of:=[.B33]+[.D33]-[.B20]" office:value-type="float" office:value="4126.04903846154" calcext:value-type="float">
            <text:p>4126.04903846154</text:p>
          </table:table-cell>
          <table:table-cell table:formula="of:=[.C33]+[.E33]-[.C20]" office:value-type="float" office:value="5802.01057692308" calcext:value-type="float">
            <text:p>5802.010576923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622115384615" calcext:value-type="float">
            <text:p>134.6</text:p>
          </table:table-cell>
          <table:table-cell table:style-name="ce2" office:value-type="float" office:value="370.199038461538" calcext:value-type="float">
            <text:p>370.2</text:p>
          </table:table-cell>
          <table:table-cell table:formula="of:=[.B34]+[.D34]-[.B21]" office:value-type="float" office:value="3895.85673076923" calcext:value-type="float">
            <text:p>3895.85673076923</text:p>
          </table:table-cell>
          <table:table-cell table:formula="of:=[.C34]+[.E34]-[.C21]" office:value-type="float" office:value="5802.01057692308" calcext:value-type="float">
            <text:p>5802.010576923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.160576923077" calcext:value-type="float">
            <text:p>121.2</text:p>
          </table:table-cell>
          <table:table-cell table:style-name="ce2" office:value-type="float" office:value="360.775961538461" calcext:value-type="float">
            <text:p>360.8</text:p>
          </table:table-cell>
          <table:table-cell table:formula="of:=[.B35]+[.D35]-[.B22]" office:value-type="float" office:value="3510.85673076923" calcext:value-type="float">
            <text:p>3510.85673076923</text:p>
          </table:table-cell>
          <table:table-cell table:formula="of:=[.C35]+[.E35]-[.C22]" office:value-type="float" office:value="5652.5875" calcext:value-type="float">
            <text:p>5652.58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351.352884615385" calcext:value-type="float">
            <text:p>351.4</text:p>
          </table:table-cell>
          <table:table-cell table:formula="of:=[.B36]+[.D36]-[.B23]" office:value-type="float" office:value="3164.89519230769" calcext:value-type="float">
            <text:p>3164.89519230769</text:p>
          </table:table-cell>
          <table:table-cell table:formula="of:=[.C36]+[.E36]-[.C23]" office:value-type="float" office:value="5507.20288461539" calcext:value-type="float">
            <text:p>5507.202884615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2692307692308" calcext:value-type="float">
            <text:p>98.3</text:p>
          </table:table-cell>
          <table:table-cell table:style-name="ce2" office:value-type="float" office:value="341.929807692308" calcext:value-type="float">
            <text:p>341.9</text:p>
          </table:table-cell>
          <table:table-cell table:formula="of:=[.B37]+[.D37]-[.B24]" office:value-type="float" office:value="2852.5875" calcext:value-type="float">
            <text:p>2852.5875</text:p>
          </table:table-cell>
          <table:table-cell table:formula="of:=[.C37]+[.E37]-[.C24]" office:value-type="float" office:value="5365.85673076923" calcext:value-type="float">
            <text:p>5365.856730769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8461538461538" calcext:value-type="float">
            <text:p>88.8</text:p>
          </table:table-cell>
          <table:table-cell table:style-name="ce2" office:value-type="float" office:value="333.852884615385" calcext:value-type="float">
            <text:p>333.9</text:p>
          </table:table-cell>
          <table:table-cell table:formula="of:=[.B38]+[.D38]-[.B25]" office:value-type="float" office:value="2571.23461538461" calcext:value-type="float">
            <text:p>2571.23461538461</text:p>
          </table:table-cell>
          <table:table-cell table:formula="of:=[.C38]+[.E38]-[.C25]" office:value-type="float" office:value="5227.20288461538" calcext:value-type="float">
            <text:p>5227.202884615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324.429807692308" calcext:value-type="float">
            <text:p>324.4</text:p>
          </table:table-cell>
          <table:table-cell table:formula="of:=[.B39]+[.D39]-[.B26]" office:value-type="float" office:value="2318.15096153846" calcext:value-type="float">
            <text:p>2318.15096153846</text:p>
          </table:table-cell>
          <table:table-cell table:formula="of:=[.C39]+[.E39]-[.C26]" office:value-type="float" office:value="5093.93365384615" calcext:value-type="float">
            <text:p>5093.933653846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6923076923077" calcext:value-type="float">
            <text:p>72.7</text:p>
          </table:table-cell>
          <table:table-cell table:style-name="ce2" office:value-type="float" office:value="316.352884615385" calcext:value-type="float">
            <text:p>316.4</text:p>
          </table:table-cell>
          <table:table-cell table:formula="of:=[.B40]+[.D40]-[.B27]" office:value-type="float" office:value="2089.29807692308" calcext:value-type="float">
            <text:p>2089.29807692308</text:p>
          </table:table-cell>
          <table:table-cell table:formula="of:=[.C40]+[.E40]-[.C27]" office:value-type="float" office:value="4962.01057692308" calcext:value-type="float">
            <text:p>4962.010576923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153846153846" calcext:value-type="float">
            <text:p>64.6</text:p>
          </table:table-cell>
          <table:table-cell table:style-name="ce2" office:value-type="float" office:value="308.275961538462" calcext:value-type="float">
            <text:p>308.3</text:p>
          </table:table-cell>
          <table:table-cell table:formula="of:=[.B41]+[.D41]-[.B28]" office:value-type="float" office:value="1883.32980769231" calcext:value-type="float">
            <text:p>1883.32980769231</text:p>
          </table:table-cell>
          <table:table-cell table:formula="of:=[.C41]+[.E41]-[.C28]" office:value-type="float" office:value="4834.12596153846" calcext:value-type="float">
            <text:p>4834.125961538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300.199038461538" calcext:value-type="float">
            <text:p>300.2</text:p>
          </table:table-cell>
          <table:table-cell table:formula="of:=[.B42]+[.D42]-[.B29]" office:value-type="float" office:value="1697.55384615385" calcext:value-type="float">
            <text:p>1697.55384615385</text:p>
          </table:table-cell>
          <table:table-cell table:formula="of:=[.C42]+[.E42]-[.C29]" office:value-type="float" office:value="4710.27980769231" calcext:value-type="float">
            <text:p>4710.279807692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5" calcext:value-type="float">
            <text:p>52.5</text:p>
          </table:table-cell>
          <table:table-cell table:style-name="ce2" office:value-type="float" office:value="293.468269230769" calcext:value-type="float">
            <text:p>293.5</text:p>
          </table:table-cell>
          <table:table-cell table:formula="of:=[.B43]+[.D43]-[.B30]" office:value-type="float" office:value="1530.62403846154" calcext:value-type="float">
            <text:p>1530.62403846154</text:p>
          </table:table-cell>
          <table:table-cell table:formula="of:=[.C43]+[.E43]-[.C30]" office:value-type="float" office:value="4589.12596153846" calcext:value-type="float">
            <text:p>4589.125961538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1153846153846" calcext:value-type="float">
            <text:p>47.1</text:p>
          </table:table-cell>
          <table:table-cell table:style-name="ce2" office:value-type="float" office:value="285.391346153846" calcext:value-type="float">
            <text:p>285.4</text:p>
          </table:table-cell>
          <table:table-cell table:formula="of:=[.B44]+[.D44]-[.B31]" office:value-type="float" office:value="1379.84807692308" calcext:value-type="float">
            <text:p>1379.84807692308</text:p>
          </table:table-cell>
          <table:table-cell table:formula="of:=[.C44]+[.E44]-[.C31]" office:value-type="float" office:value="4472.01057692308" calcext:value-type="float">
            <text:p>4472.010576923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278.660576923077" calcext:value-type="float">
            <text:p>278.7</text:p>
          </table:table-cell>
          <table:table-cell table:formula="of:=[.B45]+[.D45]-[.B32]" office:value-type="float" office:value="1243.87980769231" calcext:value-type="float">
            <text:p>1243.87980769231</text:p>
          </table:table-cell>
          <table:table-cell table:formula="of:=[.C45]+[.E45]-[.C32]" office:value-type="float" office:value="4357.5875" calcext:value-type="float">
            <text:p>4357.5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.0384615384615" calcext:value-type="float">
            <text:p>39.0</text:p>
          </table:table-cell>
          <table:table-cell table:style-name="ce2" office:value-type="float" office:value="270.583653846154" calcext:value-type="float">
            <text:p>270.6</text:p>
          </table:table-cell>
          <table:table-cell table:formula="of:=[.B46]+[.D46]-[.B33]" office:value-type="float" office:value="1121.37307692308" calcext:value-type="float">
            <text:p>1121.37307692308</text:p>
          </table:table-cell>
          <table:table-cell table:formula="of:=[.C46]+[.E46]-[.C33]" office:value-type="float" office:value="4245.85673076923" calcext:value-type="float">
            <text:p>4245.856730769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.0</text:p>
          </table:table-cell>
          <table:table-cell table:style-name="ce2" office:value-type="float" office:value="263.852884615385" calcext:value-type="float">
            <text:p>263.9</text:p>
          </table:table-cell>
          <table:table-cell table:formula="of:=[.B47]+[.D47]-[.B34]" office:value-type="float" office:value="1010.98173076923" calcext:value-type="float">
            <text:p>1010.98173076923</text:p>
          </table:table-cell>
          <table:table-cell table:formula="of:=[.C47]+[.E47]-[.C34]" office:value-type="float" office:value="4136.81826923077" calcext:value-type="float">
            <text:p>4136.818269230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9615384615384" calcext:value-type="float">
            <text:p>31.0</text:p>
          </table:table-cell>
          <table:table-cell table:style-name="ce2" office:value-type="float" office:value="257.122115384615" calcext:value-type="float">
            <text:p>257.1</text:p>
          </table:table-cell>
          <table:table-cell table:formula="of:=[.B48]+[.D48]-[.B35]" office:value-type="float" office:value="911.359615384614" calcext:value-type="float">
            <text:p>911.359615384614</text:p>
          </table:table-cell>
          <table:table-cell table:formula="of:=[.C48]+[.E48]-[.C35]" office:value-type="float" office:value="4030.47211538462" calcext:value-type="float">
            <text:p>4030.472115384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2692307692307" calcext:value-type="float">
            <text:p>28.3</text:p>
          </table:table-cell>
          <table:table-cell table:style-name="ce2" office:value-type="float" office:value="250.391346153846" calcext:value-type="float">
            <text:p>250.4</text:p>
          </table:table-cell>
          <table:table-cell table:formula="of:=[.B49]+[.D49]-[.B36]" office:value-type="float" office:value="821.160576923075" calcext:value-type="float">
            <text:p>821.160576923075</text:p>
          </table:table-cell>
          <table:table-cell table:formula="of:=[.C49]+[.E49]-[.C36]" office:value-type="float" office:value="3926.81826923077" calcext:value-type="float">
            <text:p>3926.818269230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5769230769231" calcext:value-type="float">
            <text:p>25.6</text:p>
          </table:table-cell>
          <table:table-cell table:style-name="ce2" office:value-type="float" office:value="243.660576923077" calcext:value-type="float">
            <text:p>243.7</text:p>
          </table:table-cell>
          <table:table-cell table:formula="of:=[.B50]+[.D50]-[.B37]" office:value-type="float" office:value="740.384615384614" calcext:value-type="float">
            <text:p>740.384615384614</text:p>
          </table:table-cell>
          <table:table-cell table:formula="of:=[.C50]+[.E50]-[.C37]" office:value-type="float" office:value="3825.85673076923" calcext:value-type="float">
            <text:p>3825.856730769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38.275961538462" calcext:value-type="float">
            <text:p>238.3</text:p>
          </table:table-cell>
          <table:table-cell table:formula="of:=[.B51]+[.D51]-[.B38]" office:value-type="float" office:value="667.692307692306" calcext:value-type="float">
            <text:p>667.692307692306</text:p>
          </table:table-cell>
          <table:table-cell table:formula="of:=[.C51]+[.E51]-[.C38]" office:value-type="float" office:value="3727.5875" calcext:value-type="float">
            <text:p>3727.58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.5384615384615" calcext:value-type="float">
            <text:p>21.5</text:p>
          </table:table-cell>
          <table:table-cell table:style-name="ce2" office:value-type="float" office:value="231.545192307692" calcext:value-type="float">
            <text:p>231.5</text:p>
          </table:table-cell>
          <table:table-cell table:formula="of:=[.B52]+[.D52]-[.B39]" office:value-type="float" office:value="601.730769230768" calcext:value-type="float">
            <text:p>601.730769230768</text:p>
          </table:table-cell>
          <table:table-cell table:formula="of:=[.C52]+[.E52]-[.C39]" office:value-type="float" office:value="3632.01057692308" calcext:value-type="float">
            <text:p>3632.010576923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8461538461538" calcext:value-type="float">
            <text:p>18.8</text:p>
          </table:table-cell>
          <table:table-cell table:style-name="ce2" office:value-type="float" office:value="226.160576923077" calcext:value-type="float">
            <text:p>226.2</text:p>
          </table:table-cell>
          <table:table-cell table:formula="of:=[.B53]+[.D53]-[.B40]" office:value-type="float" office:value="543.846153846152" calcext:value-type="float">
            <text:p>543.846153846152</text:p>
          </table:table-cell>
          <table:table-cell table:formula="of:=[.C53]+[.E53]-[.C40]" office:value-type="float" office:value="3539.12596153846" calcext:value-type="float">
            <text:p>3539.125961538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219.429807692308" calcext:value-type="float">
            <text:p>219.4</text:p>
          </table:table-cell>
          <table:table-cell table:formula="of:=[.B54]+[.D54]-[.B41]" office:value-type="float" office:value="489.999999999999" calcext:value-type="float">
            <text:p>489.999999999999</text:p>
          </table:table-cell>
          <table:table-cell table:formula="of:=[.C54]+[.E54]-[.C41]" office:value-type="float" office:value="3448.93365384615" calcext:value-type="float">
            <text:p>3448.933653846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1538461538461" calcext:value-type="float">
            <text:p>16.2</text:p>
          </table:table-cell>
          <table:table-cell table:style-name="ce2" office:value-type="float" office:value="214.045192307692" calcext:value-type="float">
            <text:p>214.0</text:p>
          </table:table-cell>
          <table:table-cell table:formula="of:=[.B55]+[.D55]-[.B42]" office:value-type="float" office:value="442.884615384614" calcext:value-type="float">
            <text:p>442.884615384614</text:p>
          </table:table-cell>
          <table:table-cell table:formula="of:=[.C55]+[.E55]-[.C42]" office:value-type="float" office:value="3360.0875" calcext:value-type="float">
            <text:p>3360.0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4615384615384" calcext:value-type="float">
            <text:p>13.5</text:p>
          </table:table-cell>
          <table:table-cell table:style-name="ce2" office:value-type="float" office:value="208.660576923077" calcext:value-type="float">
            <text:p>208.7</text:p>
          </table:table-cell>
          <table:table-cell table:formula="of:=[.B56]+[.D56]-[.B43]" office:value-type="float" office:value="399.807692307691" calcext:value-type="float">
            <text:p>399.807692307691</text:p>
          </table:table-cell>
          <table:table-cell table:formula="of:=[.C56]+[.E56]-[.C43]" office:value-type="float" office:value="3273.93365384615" calcext:value-type="float">
            <text:p>3273.933653846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203.275961538462" calcext:value-type="float">
            <text:p>203.3</text:p>
          </table:table-cell>
          <table:table-cell table:formula="of:=[.B57]+[.D57]-[.B44]" office:value-type="float" office:value="360.769230769229" calcext:value-type="float">
            <text:p>360.769230769229</text:p>
          </table:table-cell>
          <table:table-cell table:formula="of:=[.C57]+[.E57]-[.C44]" office:value-type="float" office:value="3189.12596153846" calcext:value-type="float">
            <text:p>3189.125961538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97.891346153846" calcext:value-type="float">
            <text:p>197.9</text:p>
          </table:table-cell>
          <table:table-cell table:formula="of:=[.B58]+[.D58]-[.B45]" office:value-type="float" office:value="325.769230769229" calcext:value-type="float">
            <text:p>325.769230769229</text:p>
          </table:table-cell>
          <table:table-cell table:formula="of:=[.C58]+[.E58]-[.C45]" office:value-type="float" office:value="3107.01057692308" calcext:value-type="float">
            <text:p>3107.010576923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692307692308" calcext:value-type="float">
            <text:p>10.8</text:p>
          </table:table-cell>
          <table:table-cell table:style-name="ce2" office:value-type="float" office:value="193.852884615385" calcext:value-type="float">
            <text:p>193.9</text:p>
          </table:table-cell>
          <table:table-cell table:formula="of:=[.B59]+[.D59]-[.B46]" office:value-type="float" office:value="294.807692307691" calcext:value-type="float">
            <text:p>294.807692307691</text:p>
          </table:table-cell>
          <table:table-cell table:formula="of:=[.C59]+[.E59]-[.C46]" office:value-type="float" office:value="3026.24134615385" calcext:value-type="float">
            <text:p>3026.241346153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42307692307691" calcext:value-type="float">
            <text:p>9.4</text:p>
          </table:table-cell>
          <table:table-cell table:style-name="ce2" office:value-type="float" office:value="188.468269230769" calcext:value-type="float">
            <text:p>188.5</text:p>
          </table:table-cell>
          <table:table-cell table:formula="of:=[.B60]+[.D60]-[.B47]" office:value-type="float" office:value="266.53846153846" calcext:value-type="float">
            <text:p>266.53846153846</text:p>
          </table:table-cell>
          <table:table-cell table:formula="of:=[.C60]+[.E60]-[.C47]" office:value-type="float" office:value="2949.51057692308" calcext:value-type="float">
            <text:p>2949.510576923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83.083653846154" calcext:value-type="float">
            <text:p>183.1</text:p>
          </table:table-cell>
          <table:table-cell table:formula="of:=[.B61]+[.D61]-[.B48]" office:value-type="float" office:value="240.961538461537" calcext:value-type="float">
            <text:p>240.961538461537</text:p>
          </table:table-cell>
          <table:table-cell table:formula="of:=[.C61]+[.E61]-[.C48]" office:value-type="float" office:value="2874.12596153846" calcext:value-type="float">
            <text:p>2874.125961538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79.045192307692" calcext:value-type="float">
            <text:p>179.0</text:p>
          </table:table-cell>
          <table:table-cell table:formula="of:=[.B62]+[.D62]-[.B49]" office:value-type="float" office:value="218.076923076922" calcext:value-type="float">
            <text:p>218.076923076922</text:p>
          </table:table-cell>
          <table:table-cell table:formula="of:=[.C62]+[.E62]-[.C49]" office:value-type="float" office:value="2800.0875" calcext:value-type="float">
            <text:p>2800.08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73.660576923077" calcext:value-type="float">
            <text:p>173.7</text:p>
          </table:table-cell>
          <table:table-cell table:formula="of:=[.B63]+[.D63]-[.B50]" office:value-type="float" office:value="197.884615384614" calcext:value-type="float">
            <text:p>197.884615384614</text:p>
          </table:table-cell>
          <table:table-cell table:formula="of:=[.C63]+[.E63]-[.C50]" office:value-type="float" office:value="2728.74134615385" calcext:value-type="float">
            <text:p>2728.741346153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69.622115384615" calcext:value-type="float">
            <text:p>169.6</text:p>
          </table:table-cell>
          <table:table-cell table:formula="of:=[.B64]+[.D64]-[.B51]" office:value-type="float" office:value="179.03846153846" calcext:value-type="float">
            <text:p>179.03846153846</text:p>
          </table:table-cell>
          <table:table-cell table:formula="of:=[.C64]+[.E64]-[.C51]" office:value-type="float" office:value="2658.74134615385" calcext:value-type="float">
            <text:p>2658.741346153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5.583653846154" calcext:value-type="float">
            <text:p>165.6</text:p>
          </table:table-cell>
          <table:table-cell table:formula="of:=[.B65]+[.D65]-[.B52]" office:value-type="float" office:value="162.884615384614" calcext:value-type="float">
            <text:p>162.884615384614</text:p>
          </table:table-cell>
          <table:table-cell table:formula="of:=[.C65]+[.E65]-[.C52]" office:value-type="float" office:value="2590.0875" calcext:value-type="float">
            <text:p>2590.08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1.545192307692" calcext:value-type="float">
            <text:p>161.5</text:p>
          </table:table-cell>
          <table:table-cell table:formula="of:=[.B66]+[.D66]-[.B53]" office:value-type="float" office:value="146.730769230768" calcext:value-type="float">
            <text:p>146.730769230768</text:p>
          </table:table-cell>
          <table:table-cell table:formula="of:=[.C66]+[.E66]-[.C53]" office:value-type="float" office:value="2524.12596153846" calcext:value-type="float">
            <text:p>2524.125961538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57.506730769231" calcext:value-type="float">
            <text:p>157.5</text:p>
          </table:table-cell>
          <table:table-cell table:formula="of:=[.B67]+[.D67]-[.B54]" office:value-type="float" office:value="133.269230769229" calcext:value-type="float">
            <text:p>133.269230769229</text:p>
          </table:table-cell>
          <table:table-cell table:formula="of:=[.C67]+[.E67]-[.C54]" office:value-type="float" office:value="2459.51057692308" calcext:value-type="float">
            <text:p>2459.510576923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53.468269230769" calcext:value-type="float">
            <text:p>153.5</text:p>
          </table:table-cell>
          <table:table-cell table:formula="of:=[.B68]+[.D68]-[.B55]" office:value-type="float" office:value="121.153846153845" calcext:value-type="float">
            <text:p>121.153846153845</text:p>
          </table:table-cell>
          <table:table-cell table:formula="of:=[.C68]+[.E68]-[.C55]" office:value-type="float" office:value="2397.5875" calcext:value-type="float">
            <text:p>2397.58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9.429807692308" calcext:value-type="float">
            <text:p>149.4</text:p>
          </table:table-cell>
          <table:table-cell table:formula="of:=[.B69]+[.D69]-[.B56]" office:value-type="float" office:value="109.03846153846" calcext:value-type="float">
            <text:p>109.03846153846</text:p>
          </table:table-cell>
          <table:table-cell table:formula="of:=[.C69]+[.E69]-[.C56]" office:value-type="float" office:value="2337.01057692308" calcext:value-type="float">
            <text:p>2337.010576923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5.391346153846" calcext:value-type="float">
            <text:p>145.4</text:p>
          </table:table-cell>
          <table:table-cell table:formula="of:=[.B70]+[.D70]-[.B57]" office:value-type="float" office:value="99.6153846153833" calcext:value-type="float">
            <text:p>99.6153846153833</text:p>
          </table:table-cell>
          <table:table-cell table:formula="of:=[.C70]+[.E70]-[.C57]" office:value-type="float" office:value="2277.77980769231" calcext:value-type="float">
            <text:p>2277.779807692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41.352884615385" calcext:value-type="float">
            <text:p>141.4</text:p>
          </table:table-cell>
          <table:table-cell table:formula="of:=[.B71]+[.D71]-[.B58]" office:value-type="float" office:value="91.5384615384603" calcext:value-type="float">
            <text:p>91.5384615384603</text:p>
          </table:table-cell>
          <table:table-cell table:formula="of:=[.C71]+[.E71]-[.C58]" office:value-type="float" office:value="2219.89519230769" calcext:value-type="float">
            <text:p>2219.895192307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7.314423076923" calcext:value-type="float">
            <text:p>137.3</text:p>
          </table:table-cell>
          <table:table-cell table:formula="of:=[.B72]+[.D72]-[.B59]" office:value-type="float" office:value="82.1153846153834" calcext:value-type="float">
            <text:p>82.1153846153834</text:p>
          </table:table-cell>
          <table:table-cell table:formula="of:=[.C72]+[.E72]-[.C59]" office:value-type="float" office:value="2163.35673076923" calcext:value-type="float">
            <text:p>2163.356730769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4.622115384615" calcext:value-type="float">
            <text:p>134.6</text:p>
          </table:table-cell>
          <table:table-cell table:formula="of:=[.B73]+[.D73]-[.B60]" office:value-type="float" office:value="74.0384615384602" calcext:value-type="float">
            <text:p>74.0384615384602</text:p>
          </table:table-cell>
          <table:table-cell table:formula="of:=[.C73]+[.E73]-[.C60]" office:value-type="float" office:value="2106.81826923077" calcext:value-type="float">
            <text:p>2106.818269230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0.583653846154" calcext:value-type="float">
            <text:p>130.6</text:p>
          </table:table-cell>
          <table:table-cell table:formula="of:=[.B74]+[.D74]-[.B61]" office:value-type="float" office:value="67.307692307691" calcext:value-type="float">
            <text:p>67.307692307691</text:p>
          </table:table-cell>
          <table:table-cell table:formula="of:=[.C74]+[.E74]-[.C61]" office:value-type="float" office:value="2052.97211538461" calcext:value-type="float">
            <text:p>2052.972115384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7.891346153846" calcext:value-type="float">
            <text:p>127.9</text:p>
          </table:table-cell>
          <table:table-cell table:formula="of:=[.B75]+[.D75]-[.B62]" office:value-type="float" office:value="61.9230769230756" calcext:value-type="float">
            <text:p>61.9230769230756</text:p>
          </table:table-cell>
          <table:table-cell table:formula="of:=[.C75]+[.E75]-[.C62]" office:value-type="float" office:value="2000.47211538461" calcext:value-type="float">
            <text:p>2000.472115384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3.852884615385" calcext:value-type="float">
            <text:p>123.9</text:p>
          </table:table-cell>
          <table:table-cell table:formula="of:=[.B76]+[.D76]-[.B63]" office:value-type="float" office:value="56.5384615384602" calcext:value-type="float">
            <text:p>56.5384615384602</text:p>
          </table:table-cell>
          <table:table-cell table:formula="of:=[.C76]+[.E76]-[.C63]" office:value-type="float" office:value="1949.31826923077" calcext:value-type="float">
            <text:p>1949.318269230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21.160576923077" calcext:value-type="float">
            <text:p>121.2</text:p>
          </table:table-cell>
          <table:table-cell table:formula="of:=[.B77]+[.D77]-[.B64]" office:value-type="float" office:value="52.4999999999987" calcext:value-type="float">
            <text:p>52.4999999999987</text:p>
          </table:table-cell>
          <table:table-cell table:formula="of:=[.C77]+[.E77]-[.C64]" office:value-type="float" office:value="1899.51057692308" calcext:value-type="float">
            <text:p>1899.510576923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8.468269230769" calcext:value-type="float">
            <text:p>118.5</text:p>
          </table:table-cell>
          <table:table-cell table:formula="of:=[.B78]+[.D78]-[.B65]" office:value-type="float" office:value="47.1153846153833" calcext:value-type="float">
            <text:p>47.1153846153833</text:p>
          </table:table-cell>
          <table:table-cell table:formula="of:=[.C78]+[.E78]-[.C65]" office:value-type="float" office:value="1851.04903846154" calcext:value-type="float">
            <text:p>1851.049038461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4.429807692308" calcext:value-type="float">
            <text:p>114.4</text:p>
          </table:table-cell>
          <table:table-cell table:formula="of:=[.B79]+[.D79]-[.B66]" office:value-type="float" office:value="43.0769230769218" calcext:value-type="float">
            <text:p>43.0769230769218</text:p>
          </table:table-cell>
          <table:table-cell table:formula="of:=[.C79]+[.E79]-[.C66]" office:value-type="float" office:value="1803.93365384615" calcext:value-type="float">
            <text:p>1803.933653846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1.7375" calcext:value-type="float">
            <text:p>111.7</text:p>
          </table:table-cell>
          <table:table-cell table:formula="of:=[.B80]+[.D80]-[.B67]" office:value-type="float" office:value="39.0384615384602" calcext:value-type="float">
            <text:p>39.0384615384602</text:p>
          </table:table-cell>
          <table:table-cell table:formula="of:=[.C80]+[.E80]-[.C67]" office:value-type="float" office:value="1756.81826923077" calcext:value-type="float">
            <text:p>1756.818269230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09.045192307692" calcext:value-type="float">
            <text:p>109.0</text:p>
          </table:table-cell>
          <table:table-cell table:formula="of:=[.B81]+[.D81]-[.B68]" office:value-type="float" office:value="34.9999999999987" calcext:value-type="float">
            <text:p>34.9999999999987</text:p>
          </table:table-cell>
          <table:table-cell table:formula="of:=[.C81]+[.E81]-[.C68]" office:value-type="float" office:value="1711.04903846154" calcext:value-type="float">
            <text:p>1711.04903846154</text:p>
          </table:table-cell>
        </table:table-row>
        <table:table-row table:style-name="ro1" table:number-rows-repeated="104849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5" table:style-name="ta1">
        <table:shapes>
          <draw:frame draw:z-index="0" draw:style-name="gr1" draw:text-style-name="P1" svg:width="223.67mm" svg:height="125.81mm" svg:x="144.02mm" svg:y="1mm">
            <draw:object draw:notify-on-update-of-ranges="Sheet5.A1:Sheet5.A1 Sheet5.A2:Sheet5.A115 Sheet5.D1:Sheet5.D1 Sheet5.D2:Sheet5.D115 Sheet5.A1:Sheet5.A1 Sheet5.A2:Sheet5.A115 Sheet5.C1:Sheet5.C1 Sheet5.C2:Sheet5.C115 Sheet5.A1:Sheet5.A1 Sheet5.A2:Sheet5.A115 Sheet5.B1:Sheet5.B1 Sheet5.B2:Sheet5.B1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8" table:default-cell-style-name="ce3"/>
        <table:table-column table:style-name="co9" table:number-columns-repeated="3" table:default-cell-style-name="ce3"/>
        <table:table-column table:style-name="co4" table:number-columns-repeated="1020" table:default-cell-style-name="ce3"/>
        <table:table-row table:style-name="ro1">
          <table:table-cell office:value-type="string" calcext:value-type="string">
            <text:p>時刻（日）</text:p>
          </table:table-cell>
          <table:table-cell office:value-type="string" calcext:value-type="string">
            <text:p>流行対策なし</text:p>
          </table:table-cell>
          <table:table-cell office:value-type="string" calcext:value-type="string">
            <text:p>20%の接触減</text:p>
          </table:table-cell>
          <table:table-cell office:value-type="string" calcext:value-type="string">
            <text:p>80%の接触減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71245136330768" calcext:value-type="float">
            <text:p>0.71245136330768</text:p>
          </table:table-cell>
          <table:table-cell table:style-name="Default" office:value-type="float" office:value="0.71245136330768" calcext:value-type="float">
            <text:p>0.7124513633076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9739889072975" calcext:value-type="float">
            <text:p>0.9739889072975</text:p>
          </table:table-cell>
          <table:table-cell table:style-name="Default" office:value-type="float" office:value="0.9739889072975" calcext:value-type="float">
            <text:p>0.973988907297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.3315355443514" calcext:value-type="float">
            <text:p>1.3315355443514</text:p>
          </table:table-cell>
          <table:table-cell table:style-name="Default" office:value-type="float" office:value="1.3315355443514" calcext:value-type="float">
            <text:p>1.33153554435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.8203356261358" calcext:value-type="float">
            <text:p>1.8203356261358</text:p>
          </table:table-cell>
          <table:table-cell table:style-name="Default" office:value-type="float" office:value="1.8203356261358" calcext:value-type="float">
            <text:p>1.820335626135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.4885714082317" calcext:value-type="float">
            <text:p>2.4885714082317</text:p>
          </table:table-cell>
          <table:table-cell table:style-name="Default" office:value-type="float" office:value="2.4885714082317" calcext:value-type="float">
            <text:p>2.488571408231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.40211237389" calcext:value-type="float">
            <text:p>3.40211237389</text:p>
          </table:table-cell>
          <table:table-cell table:style-name="Default" office:value-type="float" office:value="3.40211237389" calcext:value-type="float">
            <text:p>3.4021123738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.6510079060225" calcext:value-type="float">
            <text:p>4.6510079060225</text:p>
          </table:table-cell>
          <table:table-cell table:style-name="Default" office:value-type="float" office:value="4.6510079060225" calcext:value-type="float">
            <text:p>4.651007906022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.358363189378" calcext:value-type="float">
            <text:p>6.358363189378</text:p>
          </table:table-cell>
          <table:table-cell table:style-name="Default" office:value-type="float" office:value="6.358363189378" calcext:value-type="float">
            <text:p>6.35836318937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6924730414446" calcext:value-type="float">
            <text:p>8.6924730414446</text:p>
          </table:table-cell>
          <table:table-cell table:style-name="Default" office:value-type="float" office:value="8.6924730414446" calcext:value-type="float">
            <text:p>8.692473041444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1.883409316739" calcext:value-type="float">
            <text:p>11.883409316739</text:p>
          </table:table-cell>
          <table:table-cell table:style-name="Default" office:value-type="float" office:value="11.883409316739" calcext:value-type="float">
            <text:p>11.88340931673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6.245696161216" calcext:value-type="float">
            <text:p>16.245696161216</text:p>
          </table:table-cell>
          <table:table-cell table:style-name="Default" office:value-type="float" office:value="16.245696161216" calcext:value-type="float">
            <text:p>16.24569616121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2.20930679892" calcext:value-type="float">
            <text:p>22.20930679892</text:p>
          </table:table-cell>
          <table:table-cell table:style-name="Default" office:value-type="float" office:value="22.20930679892" calcext:value-type="float">
            <text:p>22.2093067989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0.362034516573" calcext:value-type="float">
            <text:p>30.362034516573</text:p>
          </table:table-cell>
          <table:table-cell table:style-name="Default" office:value-type="float" office:value="30.362034516573" calcext:value-type="float">
            <text:p>30.36203451657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1.507409279519" calcext:value-type="float">
            <text:p>41.507409279519</text:p>
          </table:table-cell>
          <table:table-cell table:style-name="Default" office:value-type="float" office:value="41.507409279519" calcext:value-type="float">
            <text:p>41.50740927951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6.743859265419" calcext:value-type="float">
            <text:p>56.743859265419</text:p>
          </table:table-cell>
          <table:table-cell table:style-name="Default" office:value-type="float" office:value="56.743859265419" calcext:value-type="float">
            <text:p>56.74385926541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77.572902316196" calcext:value-type="float">
            <text:p>77.572902316196</text:p>
          </table:table-cell>
          <table:table-cell table:style-name="Default" office:value-type="float" office:value="77.572902316196" calcext:value-type="float">
            <text:p>77.57290231619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06.0469980606" calcext:value-type="float">
            <text:p>106.0469980606</text:p>
          </table:table-cell>
          <table:table-cell table:style-name="Default" office:value-type="float" office:value="106.0469980606" calcext:value-type="float">
            <text:p>106.04699806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44.97157137786" calcext:value-type="float">
            <text:p>144.97157137786</text:p>
          </table:table-cell>
          <table:table-cell table:style-name="Default" office:value-type="float" office:value="144.97157137786" calcext:value-type="float">
            <text:p>144.9715713778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98.18100248409" calcext:value-type="float">
            <text:p>198.18100248409</text:p>
          </table:table-cell>
          <table:table-cell table:style-name="Default" office:value-type="float" office:value="198.18100248409" calcext:value-type="float">
            <text:p>198.1810024840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70.91556687206" calcext:value-type="float">
            <text:p>270.91556687206</text:p>
          </table:table-cell>
          <table:table-cell table:style-name="Default" office:value-type="float" office:value="270.91556687206" calcext:value-type="float">
            <text:p>270.915566872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70.33606657502" calcext:value-type="float">
            <text:p>370.33606657502</text:p>
          </table:table-cell>
          <table:table-cell table:style-name="Default" office:value-type="float" office:value="370.33606657502" calcext:value-type="float">
            <text:p>370.336066575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506.22610705775" calcext:value-type="float">
            <text:p>506.22610705775</text:p>
          </table:table-cell>
          <table:table-cell table:style-name="Default" office:value-type="float" office:value="506.22610705775" calcext:value-type="float">
            <text:p>506.2261070577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691.94979917356" calcext:value-type="float">
            <text:p>691.94979917356</text:p>
          </table:table-cell>
          <table:table-cell table:style-name="Default" office:value-type="float" office:value="691.94979917356" calcext:value-type="float">
            <text:p>691.9497991735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945.75659046867" calcext:value-type="float">
            <text:p>945.75659046867</text:p>
          </table:table-cell>
          <table:table-cell table:style-name="Default" office:value-type="float" office:value="945.75659046867" calcext:value-type="float">
            <text:p>945.7565904686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292.5568110255" calcext:value-type="float">
            <text:p>1292.5568110255</text:p>
          </table:table-cell>
          <table:table-cell table:style-name="Default" office:value-type="float" office:value="1292.5568110255" calcext:value-type="float">
            <text:p>1292.556811025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766.3335656041" calcext:value-type="float">
            <text:p>1766.3335656041</text:p>
          </table:table-cell>
          <table:table-cell table:style-name="Default" office:value-type="float" office:value="1766.3335656041" calcext:value-type="float">
            <text:p>1766.333565604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413.4112301417" calcext:value-type="float">
            <text:p>2413.4112301417</text:p>
          </table:table-cell>
          <table:table-cell table:style-name="Default" office:value-type="float" office:value="2413.4112301417" calcext:value-type="float">
            <text:p>2413.411230141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296.8702005174" calcext:value-type="float">
            <text:p>3296.8702005174</text:p>
          </table:table-cell>
          <table:table-cell table:style-name="Default" office:value-type="float" office:value="3296.8702005174" calcext:value-type="float">
            <text:p>3296.870200517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4502.482637609" calcext:value-type="float">
            <text:p>4502.482637609</text:p>
          </table:table-cell>
          <table:table-cell table:style-name="Default" office:value-type="float" office:value="4502.482637609" calcext:value-type="float">
            <text:p>4502.48263760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6146.6423369723" calcext:value-type="float">
            <text:p>6146.6423369723</text:p>
          </table:table-cell>
          <table:table-cell table:style-name="Default" office:value-type="float" office:value="6146.6423369723" calcext:value-type="float">
            <text:p>6146.642336972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015632633122" calcext:value-type="float">
            <text:p>30.015632633122</text:p>
          </table:table-cell>
          <table:table-cell office:value-type="float" office:value="6176.6025362064" calcext:value-type="float">
            <text:p>6176.6025362064</text:p>
          </table:table-cell>
          <table:table-cell office:value-type="float" office:value="4933.2941667208" calcext:value-type="float">
            <text:p>4933.2941667208</text:p>
          </table:table-cell>
          <table:table-cell table:style-name="Default" office:value-type="float" office:value="1227.3518718555" calcext:value-type="float">
            <text:p>1227.351871855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031265266243" calcext:value-type="float">
            <text:p>30.031265266243</text:p>
          </table:table-cell>
          <table:table-cell office:value-type="float" office:value="6206.7079878039" calcext:value-type="float">
            <text:p>6206.7079878039</text:p>
          </table:table-cell>
          <table:table-cell office:value-type="float" office:value="4949.2946220452" calcext:value-type="float">
            <text:p>4949.2946220452</text:p>
          </table:table-cell>
          <table:table-cell table:style-name="Default" office:value-type="float" office:value="1225.3473560668" calcext:value-type="float">
            <text:p>1225.347356066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046897899365" calcext:value-type="float">
            <text:p>30.046897899365</text:p>
          </table:table-cell>
          <table:table-cell office:value-type="float" office:value="6236.9593883261" calcext:value-type="float">
            <text:p>6236.9593883261</text:p>
          </table:table-cell>
          <table:table-cell office:value-type="float" office:value="4965.3465973032" calcext:value-type="float">
            <text:p>4965.3465973032</text:p>
          </table:table-cell>
          <table:table-cell table:style-name="Default" office:value-type="float" office:value="1223.3461140761" calcext:value-type="float">
            <text:p>1223.346114076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062530532487" calcext:value-type="float">
            <text:p>30.062530532487</text:p>
          </table:table-cell>
          <table:table-cell office:value-type="float" office:value="6267.3574375995" calcext:value-type="float">
            <text:p>6267.3574375995</text:p>
          </table:table-cell>
          <table:table-cell office:value-type="float" office:value="4981.4502559377" calcext:value-type="float">
            <text:p>4981.4502559377</text:p>
          </table:table-cell>
          <table:table-cell table:style-name="Default" office:value-type="float" office:value="1221.3481405365" calcext:value-type="float">
            <text:p>1221.348140536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078163165608" calcext:value-type="float">
            <text:p>30.078163165608</text:p>
          </table:table-cell>
          <table:table-cell office:value-type="float" office:value="6297.9028387306" calcext:value-type="float">
            <text:p>6297.9028387306</text:p>
          </table:table-cell>
          <table:table-cell office:value-type="float" office:value="4997.6057618942" calcext:value-type="float">
            <text:p>4997.6057618942</text:p>
          </table:table-cell>
          <table:table-cell table:style-name="Default" office:value-type="float" office:value="1219.3534301099" calcext:value-type="float">
            <text:p>1219.353430109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09379579873" calcext:value-type="float">
            <text:p>30.09379579873</text:p>
          </table:table-cell>
          <table:table-cell office:value-type="float" office:value="6328.5962981204" calcext:value-type="float">
            <text:p>6328.5962981204</text:p>
          </table:table-cell>
          <table:table-cell office:value-type="float" office:value="5013.8132796223" calcext:value-type="float">
            <text:p>5013.8132796223</text:p>
          </table:table-cell>
          <table:table-cell table:style-name="Default" office:value-type="float" office:value="1217.361977467" calcext:value-type="float">
            <text:p>1217.36197746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109428431851" calcext:value-type="float">
            <text:p>30.109428431851</text:p>
          </table:table-cell>
          <table:table-cell office:value-type="float" office:value="6359.4385254792" calcext:value-type="float">
            <text:p>6359.4385254792</text:p>
          </table:table-cell>
          <table:table-cell office:value-type="float" office:value="5030.0729740768" calcext:value-type="float">
            <text:p>5030.0729740768</text:p>
          </table:table-cell>
          <table:table-cell table:style-name="Default" office:value-type="float" office:value="1215.373777287" calcext:value-type="float">
            <text:p>1215.37377728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125061064973" calcext:value-type="float">
            <text:p>30.125061064973</text:p>
          </table:table-cell>
          <table:table-cell office:value-type="float" office:value="6390.4302338414" calcext:value-type="float">
            <text:p>6390.4302338414</text:p>
          </table:table-cell>
          <table:table-cell office:value-type="float" office:value="5046.3850107195" calcext:value-type="float">
            <text:p>5046.3850107195</text:p>
          </table:table-cell>
          <table:table-cell table:style-name="Default" office:value-type="float" office:value="1213.3888242579" calcext:value-type="float">
            <text:p>1213.388824257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140693698095" calcext:value-type="float">
            <text:p>30.140693698095</text:p>
          </table:table-cell>
          <table:table-cell office:value-type="float" office:value="6421.57213958" calcext:value-type="float">
            <text:p>6421.57213958</text:p>
          </table:table-cell>
          <table:table-cell office:value-type="float" office:value="5062.7495555205" calcext:value-type="float">
            <text:p>5062.7495555205</text:p>
          </table:table-cell>
          <table:table-cell table:style-name="Default" office:value-type="float" office:value="1211.4071130765" calcext:value-type="float">
            <text:p>1211.407113076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156326331216" calcext:value-type="float">
            <text:p>30.156326331216</text:p>
          </table:table-cell>
          <table:table-cell office:value-type="float" office:value="6452.8649624217" calcext:value-type="float">
            <text:p>6452.8649624217</text:p>
          </table:table-cell>
          <table:table-cell office:value-type="float" office:value="5079.1667749597" calcext:value-type="float">
            <text:p>5079.1667749597</text:p>
          </table:table-cell>
          <table:table-cell table:style-name="Default" office:value-type="float" office:value="1209.4286384481" calcext:value-type="float">
            <text:p>1209.428638448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171958964338" calcext:value-type="float">
            <text:p>30.171958964338</text:p>
          </table:table-cell>
          <table:table-cell office:value-type="float" office:value="6484.3094254618" calcext:value-type="float">
            <text:p>6484.3094254618</text:p>
          </table:table-cell>
          <table:table-cell office:value-type="float" office:value="5095.6368360283" calcext:value-type="float">
            <text:p>5095.6368360283</text:p>
          </table:table-cell>
          <table:table-cell table:style-name="Default" office:value-type="float" office:value="1207.4533950867" calcext:value-type="float">
            <text:p>1207.453395086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18759159746" calcext:value-type="float">
            <text:p>30.18759159746</text:p>
          </table:table-cell>
          <table:table-cell office:value-type="float" office:value="6515.9062551791" calcext:value-type="float">
            <text:p>6515.9062551791</text:p>
          </table:table-cell>
          <table:table-cell office:value-type="float" office:value="5112.1599062299" calcext:value-type="float">
            <text:p>5112.1599062299</text:p>
          </table:table-cell>
          <table:table-cell table:style-name="Default" office:value-type="float" office:value="1205.4813777148" calcext:value-type="float">
            <text:p>1205.481377714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203224230581" calcext:value-type="float">
            <text:p>30.203224230581</text:p>
          </table:table-cell>
          <table:table-cell office:value-type="float" office:value="6547.6561814511" calcext:value-type="float">
            <text:p>6547.6561814511</text:p>
          </table:table-cell>
          <table:table-cell office:value-type="float" office:value="5128.7361535827" calcext:value-type="float">
            <text:p>5128.7361535827</text:p>
          </table:table-cell>
          <table:table-cell table:style-name="Default" office:value-type="float" office:value="1203.5125810638" calcext:value-type="float">
            <text:p>1203.512581063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218856863703" calcext:value-type="float">
            <text:p>30.218856863703</text:p>
          </table:table-cell>
          <table:table-cell office:value-type="float" office:value="6579.5599375687" calcext:value-type="float">
            <text:p>6579.5599375687</text:p>
          </table:table-cell>
          <table:table-cell office:value-type="float" office:value="5145.3657466201" calcext:value-type="float">
            <text:p>5145.3657466201</text:p>
          </table:table-cell>
          <table:table-cell table:style-name="Default" office:value-type="float" office:value="1201.5469998735" calcext:value-type="float">
            <text:p>1201.546999873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234489496825" calcext:value-type="float">
            <text:p>30.234489496825</text:p>
          </table:table-cell>
          <table:table-cell office:value-type="float" office:value="6611.618260252" calcext:value-type="float">
            <text:p>6611.618260252</text:p>
          </table:table-cell>
          <table:table-cell office:value-type="float" office:value="5162.0488543928" calcext:value-type="float">
            <text:p>5162.0488543928</text:p>
          </table:table-cell>
          <table:table-cell table:style-name="Default" office:value-type="float" office:value="1199.5846288923" calcext:value-type="float">
            <text:p>1199.584628892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250122129946" calcext:value-type="float">
            <text:p>30.250122129946</text:p>
          </table:table-cell>
          <table:table-cell office:value-type="float" office:value="6643.8318896647" calcext:value-type="float">
            <text:p>6643.8318896647</text:p>
          </table:table-cell>
          <table:table-cell office:value-type="float" office:value="5178.7856464702" calcext:value-type="float">
            <text:p>5178.7856464702</text:p>
          </table:table-cell>
          <table:table-cell table:style-name="Default" office:value-type="float" office:value="1197.6254628773" calcext:value-type="float">
            <text:p>1197.625462877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265754763068" calcext:value-type="float">
            <text:p>30.265754763068</text:p>
          </table:table-cell>
          <table:table-cell office:value-type="float" office:value="6676.2015694301" calcext:value-type="float">
            <text:p>6676.2015694301</text:p>
          </table:table-cell>
          <table:table-cell office:value-type="float" office:value="5195.5762929414" calcext:value-type="float">
            <text:p>5195.5762929414</text:p>
          </table:table-cell>
          <table:table-cell table:style-name="Default" office:value-type="float" office:value="1195.669496594" calcext:value-type="float">
            <text:p>1195.66949659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28138739619" calcext:value-type="float">
            <text:p>30.28138739619</text:p>
          </table:table-cell>
          <table:table-cell office:value-type="float" office:value="6708.728046646" calcext:value-type="float">
            <text:p>6708.728046646</text:p>
          </table:table-cell>
          <table:table-cell office:value-type="float" office:value="5212.4209644174" calcext:value-type="float">
            <text:p>5212.4209644174</text:p>
          </table:table-cell>
          <table:table-cell table:style-name="Default" office:value-type="float" office:value="1193.7167248165" calcext:value-type="float">
            <text:p>1193.716724816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297020029311" calcext:value-type="float">
            <text:p>30.297020029311</text:p>
          </table:table-cell>
          <table:table-cell office:value-type="float" office:value="6741.4120719002" calcext:value-type="float">
            <text:p>6741.4120719002</text:p>
          </table:table-cell>
          <table:table-cell office:value-type="float" office:value="5229.319832032" calcext:value-type="float">
            <text:p>5229.319832032</text:p>
          </table:table-cell>
          <table:table-cell table:style-name="Default" office:value-type="float" office:value="1191.7671423276" calcext:value-type="float">
            <text:p>1191.767142327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312652662433" calcext:value-type="float">
            <text:p>30.312652662433</text:p>
          </table:table-cell>
          <table:table-cell office:value-type="float" office:value="6774.2543992861" calcext:value-type="float">
            <text:p>6774.2543992861</text:p>
          </table:table-cell>
          <table:table-cell office:value-type="float" office:value="5246.2730674434" calcext:value-type="float">
            <text:p>5246.2730674434</text:p>
          </table:table-cell>
          <table:table-cell table:style-name="Default" office:value-type="float" office:value="1189.8207439183" calcext:value-type="float">
            <text:p>1189.820743918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328285295554" calcext:value-type="float">
            <text:p>30.328285295554</text:p>
          </table:table-cell>
          <table:table-cell office:value-type="float" office:value="6807.2557864179" calcext:value-type="float">
            <text:p>6807.2557864179</text:p>
          </table:table-cell>
          <table:table-cell office:value-type="float" office:value="5263.2808428362" calcext:value-type="float">
            <text:p>5263.2808428362</text:p>
          </table:table-cell>
          <table:table-cell office:value-type="float" office:value="1187.8775243885" calcext:value-type="float">
            <text:p>1187.877524388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343917928676" calcext:value-type="float">
            <text:p>30.343917928676</text:p>
          </table:table-cell>
          <table:table-cell office:value-type="float" office:value="6840.4169944464" calcext:value-type="float">
            <text:p>6840.4169944464</text:p>
          </table:table-cell>
          <table:table-cell office:value-type="float" office:value="5280.3433309221" calcext:value-type="float">
            <text:p>5280.3433309221</text:p>
          </table:table-cell>
          <table:table-cell office:value-type="float" office:value="1185.9374785462" calcext:value-type="float">
            <text:p>1185.937478546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359550561798" calcext:value-type="float">
            <text:p>30.359550561798</text:p>
          </table:table-cell>
          <table:table-cell office:value-type="float" office:value="6873.7387880746" calcext:value-type="float">
            <text:p>6873.7387880746</text:p>
          </table:table-cell>
          <table:table-cell office:value-type="float" office:value="5297.4607049419" calcext:value-type="float">
            <text:p>5297.4607049419</text:p>
          </table:table-cell>
          <table:table-cell office:value-type="float" office:value="1184.0006012082" calcext:value-type="float">
            <text:p>1184.000601208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375183194919" calcext:value-type="float">
            <text:p>30.375183194919</text:p>
          </table:table-cell>
          <table:table-cell office:value-type="float" office:value="6907.2219355733" calcext:value-type="float">
            <text:p>6907.2219355733</text:p>
          </table:table-cell>
          <table:table-cell office:value-type="float" office:value="5314.6331386669" calcext:value-type="float">
            <text:p>5314.6331386669</text:p>
          </table:table-cell>
          <table:table-cell office:value-type="float" office:value="1182.0668871996" calcext:value-type="float">
            <text:p>1182.066887199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390815828041" calcext:value-type="float">
            <text:p>30.390815828041</text:p>
          </table:table-cell>
          <table:table-cell office:value-type="float" office:value="6940.8672087969" calcext:value-type="float">
            <text:p>6940.8672087969</text:p>
          </table:table-cell>
          <table:table-cell office:value-type="float" office:value="5331.8608064006" calcext:value-type="float">
            <text:p>5331.8608064006</text:p>
          </table:table-cell>
          <table:table-cell office:value-type="float" office:value="1180.1363313539" calcext:value-type="float">
            <text:p>1180.136331353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406448461163" calcext:value-type="float">
            <text:p>30.406448461163</text:p>
          </table:table-cell>
          <table:table-cell office:value-type="float" office:value="6974.6753831993" calcext:value-type="float">
            <text:p>6974.6753831993</text:p>
          </table:table-cell>
          <table:table-cell office:value-type="float" office:value="5349.1438829796" calcext:value-type="float">
            <text:p>5349.1438829796</text:p>
          </table:table-cell>
          <table:table-cell office:value-type="float" office:value="1178.2089285131" calcext:value-type="float">
            <text:p>1178.208928513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422081094284" calcext:value-type="float">
            <text:p>30.422081094284</text:p>
          </table:table-cell>
          <table:table-cell office:value-type="float" office:value="7008.6472378497" calcext:value-type="float">
            <text:p>7008.6472378497</text:p>
          </table:table-cell>
          <table:table-cell office:value-type="float" office:value="5366.4825437758" calcext:value-type="float">
            <text:p>5366.4825437758</text:p>
          </table:table-cell>
          <table:table-cell office:value-type="float" office:value="1176.2846735279" calcext:value-type="float">
            <text:p>1176.284673527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437713727406" calcext:value-type="float">
            <text:p>30.437713727406</text:p>
          </table:table-cell>
          <table:table-cell office:value-type="float" office:value="7042.7835554483" calcext:value-type="float">
            <text:p>7042.7835554483</text:p>
          </table:table-cell>
          <table:table-cell office:value-type="float" office:value="5383.8769646977" calcext:value-type="float">
            <text:p>5383.8769646977</text:p>
          </table:table-cell>
          <table:table-cell office:value-type="float" office:value="1174.3635612568" calcext:value-type="float">
            <text:p>1174.363561256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453346360528" calcext:value-type="float">
            <text:p>30.453346360528</text:p>
          </table:table-cell>
          <table:table-cell office:value-type="float" office:value="7077.0851223427" calcext:value-type="float">
            <text:p>7077.0851223427</text:p>
          </table:table-cell>
          <table:table-cell office:value-type="float" office:value="5401.3273221916" calcext:value-type="float">
            <text:p>5401.3273221916</text:p>
          </table:table-cell>
          <table:table-cell office:value-type="float" office:value="1172.4455865673" calcext:value-type="float">
            <text:p>1172.445586567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468978993649" calcext:value-type="float">
            <text:p>30.468978993649</text:p>
          </table:table-cell>
          <table:table-cell office:value-type="float" office:value="7111.5527285437" calcext:value-type="float">
            <text:p>7111.5527285437</text:p>
          </table:table-cell>
          <table:table-cell office:value-type="float" office:value="5418.8337932435" calcext:value-type="float">
            <text:p>5418.8337932435</text:p>
          </table:table-cell>
          <table:table-cell office:value-type="float" office:value="1170.530744335" calcext:value-type="float">
            <text:p>1170.53074433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484611626771" calcext:value-type="float">
            <text:p>30.484611626771</text:p>
          </table:table-cell>
          <table:table-cell office:value-type="float" office:value="7146.1871677415" calcext:value-type="float">
            <text:p>7146.1871677415</text:p>
          </table:table-cell>
          <table:table-cell office:value-type="float" office:value="5436.3965553806" calcext:value-type="float">
            <text:p>5436.3965553806</text:p>
          </table:table-cell>
          <table:table-cell office:value-type="float" office:value="1168.6190294438" calcext:value-type="float">
            <text:p>1168.619029443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500244259892" calcext:value-type="float">
            <text:p>30.500244259892</text:p>
          </table:table-cell>
          <table:table-cell office:value-type="float" office:value="7180.9892373218" calcext:value-type="float">
            <text:p>7180.9892373218</text:p>
          </table:table-cell>
          <table:table-cell office:value-type="float" office:value="5454.0157866727" calcext:value-type="float">
            <text:p>5454.0157866727</text:p>
          </table:table-cell>
          <table:table-cell office:value-type="float" office:value="1166.7104367862" calcext:value-type="float">
            <text:p>1166.710436786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515876893014" calcext:value-type="float">
            <text:p>30.515876893014</text:p>
          </table:table-cell>
          <table:table-cell office:value-type="float" office:value="7215.9597383822" calcext:value-type="float">
            <text:p>7215.9597383822</text:p>
          </table:table-cell>
          <table:table-cell office:value-type="float" office:value="5471.6916657335" calcext:value-type="float">
            <text:p>5471.6916657335</text:p>
          </table:table-cell>
          <table:table-cell office:value-type="float" office:value="1164.8049612627" calcext:value-type="float">
            <text:p>1164.804961262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531509526136" calcext:value-type="float">
            <text:p>30.531509526136</text:p>
          </table:table-cell>
          <table:table-cell office:value-type="float" office:value="7251.0994757481" calcext:value-type="float">
            <text:p>7251.0994757481</text:p>
          </table:table-cell>
          <table:table-cell office:value-type="float" office:value="5489.4243717229" calcext:value-type="float">
            <text:p>5489.4243717229</text:p>
          </table:table-cell>
          <table:table-cell office:value-type="float" office:value="1162.9025977826" calcext:value-type="float">
            <text:p>1162.902597782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547142159257" calcext:value-type="float">
            <text:p>30.547142159257</text:p>
          </table:table-cell>
          <table:table-cell office:value-type="float" office:value="7286.4092579897" calcext:value-type="float">
            <text:p>7286.4092579897</text:p>
          </table:table-cell>
          <table:table-cell office:value-type="float" office:value="5507.2140843476" calcext:value-type="float">
            <text:p>5507.2140843476</text:p>
          </table:table-cell>
          <table:table-cell office:value-type="float" office:value="1161.003341263" calcext:value-type="float">
            <text:p>1161.00334126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562774792379" calcext:value-type="float">
            <text:p>30.562774792379</text:p>
          </table:table-cell>
          <table:table-cell office:value-type="float" office:value="7321.8898974379" calcext:value-type="float">
            <text:p>7321.8898974379</text:p>
          </table:table-cell>
          <table:table-cell office:value-type="float" office:value="5525.0609838633" calcext:value-type="float">
            <text:p>5525.0609838633</text:p>
          </table:table-cell>
          <table:table-cell office:value-type="float" office:value="1159.1071866297" calcext:value-type="float">
            <text:p>1159.107186629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578407425501" calcext:value-type="float">
            <text:p>30.578407425501</text:p>
          </table:table-cell>
          <table:table-cell office:value-type="float" office:value="7357.5422102009" calcext:value-type="float">
            <text:p>7357.5422102009</text:p>
          </table:table-cell>
          <table:table-cell office:value-type="float" office:value="5542.9652510761" calcext:value-type="float">
            <text:p>5542.9652510761</text:p>
          </table:table-cell>
          <table:table-cell office:value-type="float" office:value="1157.2141288165" calcext:value-type="float">
            <text:p>1157.214128816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594040058622" calcext:value-type="float">
            <text:p>30.594040058622</text:p>
          </table:table-cell>
          <table:table-cell office:value-type="float" office:value="7393.3670161809" calcext:value-type="float">
            <text:p>7393.3670161809</text:p>
          </table:table-cell>
          <table:table-cell office:value-type="float" office:value="5560.9270673438" calcext:value-type="float">
            <text:p>5560.9270673438</text:p>
          </table:table-cell>
          <table:table-cell office:value-type="float" office:value="1155.3241627657" calcext:value-type="float">
            <text:p>1155.324162765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609672691744" calcext:value-type="float">
            <text:p>30.609672691744</text:p>
          </table:table-cell>
          <table:table-cell office:value-type="float" office:value="7429.3651390905" calcext:value-type="float">
            <text:p>7429.3651390905</text:p>
          </table:table-cell>
          <table:table-cell office:value-type="float" office:value="5578.9466145777" calcext:value-type="float">
            <text:p>5578.9466145777</text:p>
          </table:table-cell>
          <table:table-cell office:value-type="float" office:value="1153.4372834278" calcext:value-type="float">
            <text:p>1153.437283427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625305324866" calcext:value-type="float">
            <text:p>30.625305324866</text:p>
          </table:table-cell>
          <table:table-cell office:value-type="float" office:value="7465.5374064696" calcext:value-type="float">
            <text:p>7465.5374064696</text:p>
          </table:table-cell>
          <table:table-cell office:value-type="float" office:value="5597.0240752443" calcext:value-type="float">
            <text:p>5597.0240752443</text:p>
          </table:table-cell>
          <table:table-cell office:value-type="float" office:value="1151.5534857614" calcext:value-type="float">
            <text:p>1151.55348576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640937957987" calcext:value-type="float">
            <text:p>30.640937957987</text:p>
          </table:table-cell>
          <table:table-cell office:value-type="float" office:value="7501.884649702" calcext:value-type="float">
            <text:p>7501.884649702</text:p>
          </table:table-cell>
          <table:table-cell office:value-type="float" office:value="5615.1596323663" calcext:value-type="float">
            <text:p>5615.1596323663</text:p>
          </table:table-cell>
          <table:table-cell office:value-type="float" office:value="1149.6727647336" calcext:value-type="float">
            <text:p>1149.672764733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656570591109" calcext:value-type="float">
            <text:p>30.656570591109</text:p>
          </table:table-cell>
          <table:table-cell office:value-type="float" office:value="7538.407704032" calcext:value-type="float">
            <text:p>7538.407704032</text:p>
          </table:table-cell>
          <table:table-cell office:value-type="float" office:value="5633.353469525" calcext:value-type="float">
            <text:p>5633.353469525</text:p>
          </table:table-cell>
          <table:table-cell office:value-type="float" office:value="1147.7951153194" calcext:value-type="float">
            <text:p>1147.795115319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672203224231" calcext:value-type="float">
            <text:p>30.672203224231</text:p>
          </table:table-cell>
          <table:table-cell office:value-type="float" office:value="7575.1074085817" calcext:value-type="float">
            <text:p>7575.1074085817</text:p>
          </table:table-cell>
          <table:table-cell office:value-type="float" office:value="5651.6057708609" calcext:value-type="float">
            <text:p>5651.6057708609</text:p>
          </table:table-cell>
          <table:table-cell office:value-type="float" office:value="1145.9205325023" calcext:value-type="float">
            <text:p>1145.920532502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687835857352" calcext:value-type="float">
            <text:p>30.687835857352</text:p>
          </table:table-cell>
          <table:table-cell office:value-type="float" office:value="7611.9846063676" calcext:value-type="float">
            <text:p>7611.9846063676</text:p>
          </table:table-cell>
          <table:table-cell office:value-type="float" office:value="5669.9167210761" calcext:value-type="float">
            <text:p>5669.9167210761</text:p>
          </table:table-cell>
          <table:table-cell office:value-type="float" office:value="1144.0490112738" calcext:value-type="float">
            <text:p>1144.049011273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703468490474" calcext:value-type="float">
            <text:p>30.703468490474</text:p>
          </table:table-cell>
          <table:table-cell office:value-type="float" office:value="7649.0401443176" calcext:value-type="float">
            <text:p>7649.0401443176</text:p>
          </table:table-cell>
          <table:table-cell office:value-type="float" office:value="5688.2865054354" calcext:value-type="float">
            <text:p>5688.2865054354</text:p>
          </table:table-cell>
          <table:table-cell office:value-type="float" office:value="1142.1805466336" calcext:value-type="float">
            <text:p>1142.180546633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719101123595" calcext:value-type="float">
            <text:p>30.719101123595</text:p>
          </table:table-cell>
          <table:table-cell office:value-type="float" office:value="7686.2748732884" calcext:value-type="float">
            <text:p>7686.2748732884</text:p>
          </table:table-cell>
          <table:table-cell office:value-type="float" office:value="5706.7153097682" calcext:value-type="float">
            <text:p>5706.7153097682</text:p>
          </table:table-cell>
          <table:table-cell office:value-type="float" office:value="1140.3151335898" calcext:value-type="float">
            <text:p>1140.315133589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734733756717" calcext:value-type="float">
            <text:p>30.734733756717</text:p>
          </table:table-cell>
          <table:table-cell office:value-type="float" office:value="7723.689648082" calcext:value-type="float">
            <text:p>7723.689648082</text:p>
          </table:table-cell>
          <table:table-cell office:value-type="float" office:value="5725.2033204698" calcext:value-type="float">
            <text:p>5725.2033204698</text:p>
          </table:table-cell>
          <table:table-cell office:value-type="float" office:value="1138.4527671583" calcext:value-type="float">
            <text:p>1138.452767158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750366389839" calcext:value-type="float">
            <text:p>30.750366389839</text:p>
          </table:table-cell>
          <table:table-cell office:value-type="float" office:value="7761.2853274633" calcext:value-type="float">
            <text:p>7761.2853274633</text:p>
          </table:table-cell>
          <table:table-cell office:value-type="float" office:value="5743.7507245029" calcext:value-type="float">
            <text:p>5743.7507245029</text:p>
          </table:table-cell>
          <table:table-cell office:value-type="float" office:value="1136.5934423634" calcext:value-type="float">
            <text:p>1136.593442363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76599902296" calcext:value-type="float">
            <text:p>30.76599902296</text:p>
          </table:table-cell>
          <table:table-cell office:value-type="float" office:value="7799.0627741774" calcext:value-type="float">
            <text:p>7799.0627741774</text:p>
          </table:table-cell>
          <table:table-cell office:value-type="float" office:value="5762.3577093997" calcext:value-type="float">
            <text:p>5762.3577093997</text:p>
          </table:table-cell>
          <table:table-cell office:value-type="float" office:value="1134.7371542373" calcext:value-type="float">
            <text:p>1134.737154237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781631656082" calcext:value-type="float">
            <text:p>30.781631656082</text:p>
          </table:table-cell>
          <table:table-cell office:value-type="float" office:value="7837.0228549666" calcext:value-type="float">
            <text:p>7837.0228549666</text:p>
          </table:table-cell>
          <table:table-cell office:value-type="float" office:value="5781.024463263" calcext:value-type="float">
            <text:p>5781.024463263</text:p>
          </table:table-cell>
          <table:table-cell office:value-type="float" office:value="1132.8838978206" calcext:value-type="float">
            <text:p>1132.88389782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797264289204" calcext:value-type="float">
            <text:p>30.797264289204</text:p>
          </table:table-cell>
          <table:table-cell office:value-type="float" office:value="7875.1664405878" calcext:value-type="float">
            <text:p>7875.1664405878</text:p>
          </table:table-cell>
          <table:table-cell office:value-type="float" office:value="5799.7511747681" calcext:value-type="float">
            <text:p>5799.7511747681</text:p>
          </table:table-cell>
          <table:table-cell office:value-type="float" office:value="1131.0336681618" calcext:value-type="float">
            <text:p>1131.033668161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812896922325" calcext:value-type="float">
            <text:p>30.812896922325</text:p>
          </table:table-cell>
          <table:table-cell office:value-type="float" office:value="7913.4944058304" calcext:value-type="float">
            <text:p>7913.4944058304</text:p>
          </table:table-cell>
          <table:table-cell office:value-type="float" office:value="5818.5380331641" calcext:value-type="float">
            <text:p>5818.5380331641</text:p>
          </table:table-cell>
          <table:table-cell office:value-type="float" office:value="1129.1864603175" calcext:value-type="float">
            <text:p>1129.186460317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828529555447" calcext:value-type="float">
            <text:p>30.828529555447</text:p>
          </table:table-cell>
          <table:table-cell office:value-type="float" office:value="7952.0076295332" calcext:value-type="float">
            <text:p>7952.0076295332</text:p>
          </table:table-cell>
          <table:table-cell office:value-type="float" office:value="5837.3852282759" calcext:value-type="float">
            <text:p>5837.3852282759</text:p>
          </table:table-cell>
          <table:table-cell office:value-type="float" office:value="1127.3422693525" calcext:value-type="float">
            <text:p>1127.342269352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844162188569" calcext:value-type="float">
            <text:p>30.844162188569</text:p>
          </table:table-cell>
          <table:table-cell office:value-type="float" office:value="7990.7069946021" calcext:value-type="float">
            <text:p>7990.7069946021</text:p>
          </table:table-cell>
          <table:table-cell office:value-type="float" office:value="5856.2929505053" calcext:value-type="float">
            <text:p>5856.2929505053</text:p>
          </table:table-cell>
          <table:table-cell office:value-type="float" office:value="1125.5010903395" calcext:value-type="float">
            <text:p>1125.501090339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85979482169" calcext:value-type="float">
            <text:p>30.85979482169</text:p>
          </table:table-cell>
          <table:table-cell office:value-type="float" office:value="8029.5933880279" calcext:value-type="float">
            <text:p>8029.5933880279</text:p>
          </table:table-cell>
          <table:table-cell office:value-type="float" office:value="5875.2613908332" calcext:value-type="float">
            <text:p>5875.2613908332</text:p>
          </table:table-cell>
          <table:table-cell office:value-type="float" office:value="1123.6629183592" calcext:value-type="float">
            <text:p>1123.662918359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875427454812" calcext:value-type="float">
            <text:p>30.875427454812</text:p>
          </table:table-cell>
          <table:table-cell office:value-type="float" office:value="8068.6677009041" calcext:value-type="float">
            <text:p>8068.6677009041</text:p>
          </table:table-cell>
          <table:table-cell office:value-type="float" office:value="5894.2907408206" calcext:value-type="float">
            <text:p>5894.2907408206</text:p>
          </table:table-cell>
          <table:table-cell office:value-type="float" office:value="1121.8277485007" calcext:value-type="float">
            <text:p>1121.8277485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891060087934" calcext:value-type="float">
            <text:p>30.891060087934</text:p>
          </table:table-cell>
          <table:table-cell office:value-type="float" office:value="8107.9308284442" calcext:value-type="float">
            <text:p>8107.9308284442</text:p>
          </table:table-cell>
          <table:table-cell office:value-type="float" office:value="5913.3811926109" calcext:value-type="float">
            <text:p>5913.3811926109</text:p>
          </table:table-cell>
          <table:table-cell office:value-type="float" office:value="1119.9955758607" calcext:value-type="float">
            <text:p>1119.99557586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906692721055" calcext:value-type="float">
            <text:p>30.906692721055</text:p>
          </table:table-cell>
          <table:table-cell office:value-type="float" office:value="8147.3836699998" calcext:value-type="float">
            <text:p>8147.3836699998</text:p>
          </table:table-cell>
          <table:table-cell office:value-type="float" office:value="5932.5329389308" calcext:value-type="float">
            <text:p>5932.5329389308</text:p>
          </table:table-cell>
          <table:table-cell office:value-type="float" office:value="1118.1663955441" calcext:value-type="float">
            <text:p>1118.166395544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922325354177" calcext:value-type="float">
            <text:p>30.922325354177</text:p>
          </table:table-cell>
          <table:table-cell office:value-type="float" office:value="8187.0271290786" calcext:value-type="float">
            <text:p>8187.0271290786</text:p>
          </table:table-cell>
          <table:table-cell office:value-type="float" office:value="5951.7461730926" calcext:value-type="float">
            <text:p>5951.7461730926</text:p>
          </table:table-cell>
          <table:table-cell office:value-type="float" office:value="1116.3402026638" calcext:value-type="float">
            <text:p>1116.340202663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937957987298" calcext:value-type="float">
            <text:p>30.937957987298</text:p>
          </table:table-cell>
          <table:table-cell office:value-type="float" office:value="8226.862113362" calcext:value-type="float">
            <text:p>8226.862113362</text:p>
          </table:table-cell>
          <table:table-cell office:value-type="float" office:value="5971.0210889951" calcext:value-type="float">
            <text:p>5971.0210889951</text:p>
          </table:table-cell>
          <table:table-cell office:value-type="float" office:value="1114.5169923407" calcext:value-type="float">
            <text:p>1114.51699234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95359062042" calcext:value-type="float">
            <text:p>30.95359062042</text:p>
          </table:table-cell>
          <table:table-cell office:value-type="float" office:value="8266.8895347234" calcext:value-type="float">
            <text:p>8266.8895347234</text:p>
          </table:table-cell>
          <table:table-cell office:value-type="float" office:value="5990.3578811261" calcext:value-type="float">
            <text:p>5990.3578811261</text:p>
          </table:table-cell>
          <table:table-cell office:value-type="float" office:value="1112.6967597035" calcext:value-type="float">
            <text:p>1112.696759703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969223253542" calcext:value-type="float">
            <text:p>30.969223253542</text:p>
          </table:table-cell>
          <table:table-cell office:value-type="float" office:value="8307.1103092462" calcext:value-type="float">
            <text:p>8307.1103092462</text:p>
          </table:table-cell>
          <table:table-cell office:value-type="float" office:value="6009.7567445632" calcext:value-type="float">
            <text:p>6009.7567445632</text:p>
          </table:table-cell>
          <table:table-cell office:value-type="float" office:value="1110.8794998891" calcext:value-type="float">
            <text:p>1110.879499889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984855886663" calcext:value-type="float">
            <text:p>30.984855886663</text:p>
          </table:table-cell>
          <table:table-cell office:value-type="float" office:value="8347.5253572418" calcext:value-type="float">
            <text:p>8347.5253572418</text:p>
          </table:table-cell>
          <table:table-cell office:value-type="float" office:value="6029.217874976" calcext:value-type="float">
            <text:p>6029.217874976</text:p>
          </table:table-cell>
          <table:table-cell office:value-type="float" office:value="1109.0652080421" calcext:value-type="float">
            <text:p>1109.065208042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386.8635692065" calcext:value-type="float">
            <text:p>8386.8635692065</text:p>
          </table:table-cell>
          <table:table-cell office:value-type="float" office:value="6048.1304088834" calcext:value-type="float">
            <text:p>6048.1304088834</text:p>
          </table:table-cell>
          <table:table-cell office:value-type="float" office:value="1107.3104385342" calcext:value-type="float">
            <text:p>1107.310438534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435.503450705" calcext:value-type="float">
            <text:p>11435.503450705</text:p>
          </table:table-cell>
          <table:table-cell office:value-type="float" office:value="7436.12880109" calcext:value-type="float">
            <text:p>7436.12880109</text:p>
          </table:table-cell>
          <table:table-cell office:value-type="float" office:value="997.37814692665" calcext:value-type="float">
            <text:p>997.3781469266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577.365288725" calcext:value-type="float">
            <text:p>15577.365288725</text:p>
          </table:table-cell>
          <table:table-cell office:value-type="float" office:value="9138.4009283524" calcext:value-type="float">
            <text:p>9138.4009283524</text:p>
          </table:table-cell>
          <table:table-cell office:value-type="float" office:value="898.35982640601" calcext:value-type="float">
            <text:p>898.359826406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191.657976887" calcext:value-type="float">
            <text:p>21191.657976887</text:p>
          </table:table-cell>
          <table:table-cell office:value-type="float" office:value="11223.925903227" calcext:value-type="float">
            <text:p>11223.925903227</text:p>
          </table:table-cell>
          <table:table-cell office:value-type="float" office:value="809.17194224286" calcext:value-type="float">
            <text:p>809.1719422428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778.21840956" calcext:value-type="float">
            <text:p>28778.21840956</text:p>
          </table:table-cell>
          <table:table-cell office:value-type="float" office:value="13775.710459555" calcext:value-type="float">
            <text:p>13775.710459555</text:p>
          </table:table-cell>
          <table:table-cell office:value-type="float" office:value="728.83853340354" calcext:value-type="float">
            <text:p>728.8385334035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986.602625468" calcext:value-type="float">
            <text:p>38986.602625468</text:p>
          </table:table-cell>
          <table:table-cell office:value-type="float" office:value="16893.070775743" calcext:value-type="float">
            <text:p>16893.070775743</text:p>
          </table:table-cell>
          <table:table-cell office:value-type="float" office:value="656.48053255147" calcext:value-type="float">
            <text:p>656.4805325514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644.060842335" calcext:value-type="float">
            <text:p>52644.060842335</text:p>
          </table:table-cell>
          <table:table-cell office:value-type="float" office:value="20693.981947075" calcext:value-type="float">
            <text:p>20693.981947075</text:p>
          </table:table-cell>
          <table:table-cell office:value-type="float" office:value="591.30614634746" calcext:value-type="float">
            <text:p>591.3061463474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773.741912992" calcext:value-type="float">
            <text:p>70773.741912992</text:p>
          </table:table-cell>
          <table:table-cell office:value-type="float" office:value="25317.305990855" calcext:value-type="float">
            <text:p>25317.305990855</text:p>
          </table:table-cell>
          <table:table-cell office:value-type="float" office:value="532.60219079465" calcext:value-type="float">
            <text:p>532.6021907946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586.838263698" calcext:value-type="float">
            <text:p>94586.838263698</text:p>
          </table:table-cell>
          <table:table-cell office:value-type="float" office:value="30924.586567425" calcext:value-type="float">
            <text:p>30924.586567425</text:p>
          </table:table-cell>
          <table:table-cell office:value-type="float" office:value="479.72628681851" calcext:value-type="float">
            <text:p>479.7262868185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5421.38435821" calcext:value-type="float">
            <text:p>125421.38435821</text:p>
          </table:table-cell>
          <table:table-cell office:value-type="float" office:value="37700.92718505" calcext:value-type="float">
            <text:p>37700.92718505</text:p>
          </table:table-cell>
          <table:table-cell office:value-type="float" office:value="432.099830681" calcext:value-type="float">
            <text:p>432.09983068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4587.6681351" calcext:value-type="float">
            <text:p>164587.6681351</text:p>
          </table:table-cell>
          <table:table-cell office:value-type="float" office:value="45854.241995526" calcext:value-type="float">
            <text:p>45854.241995526</text:p>
          </table:table-cell>
          <table:table-cell office:value-type="float" office:value="389.20166230482" calcext:value-type="float">
            <text:p>389.2016623048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3072.28074396" calcext:value-type="float">
            <text:p>213072.28074396</text:p>
          </table:table-cell>
          <table:table-cell office:value-type="float" office:value="55611.885404418" calcext:value-type="float">
            <text:p>55611.885404418</text:p>
          </table:table-cell>
          <table:table-cell office:value-type="float" office:value="350.56236221904" calcext:value-type="float">
            <text:p>350.562362219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1065.16956482" calcext:value-type="float">
            <text:p>271065.16956482</text:p>
          </table:table-cell>
          <table:table-cell office:value-type="float" office:value="67213.348612599" calcext:value-type="float">
            <text:p>67213.348612599</text:p>
          </table:table-cell>
          <table:table-cell office:value-type="float" office:value="315.75911471551" calcext:value-type="float">
            <text:p>315.7591147155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7331.87182728" calcext:value-type="float">
            <text:p>337331.87182728</text:p>
          </table:table-cell>
          <table:table-cell office:value-type="float" office:value="80897.412981582" calcext:value-type="float">
            <text:p>80897.412981582</text:p>
          </table:table-cell>
          <table:table-cell office:value-type="float" office:value="284.41108100167" calcext:value-type="float">
            <text:p>284.4110810016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8578.68943575" calcext:value-type="float">
            <text:p>408578.68943575</text:p>
          </table:table-cell>
          <table:table-cell office:value-type="float" office:value="96881.983395318" calcext:value-type="float">
            <text:p>96881.983395318</text:p>
          </table:table-cell>
          <table:table-cell office:value-type="float" office:value="256.17523171542" calcext:value-type="float">
            <text:p>256.1752317154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9132.49038638" calcext:value-type="float">
            <text:p>479132.49038638</text:p>
          </table:table-cell>
          <table:table-cell office:value-type="float" office:value="115334.9793675" calcext:value-type="float">
            <text:p>115334.9793675</text:p>
          </table:table-cell>
          <table:table-cell office:value-type="float" office:value="230.74259319559" calcext:value-type="float">
            <text:p>230.7425931955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1364.47072975" calcext:value-type="float">
            <text:p>541364.47072975</text:p>
          </table:table-cell>
          <table:table-cell office:value-type="float" office:value="136335.4133725" calcext:value-type="float">
            <text:p>136335.4133725</text:p>
          </table:table-cell>
          <table:table-cell office:value-type="float" office:value="207.83486642852" calcext:value-type="float">
            <text:p>207.8348664285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7127.93059839" calcext:value-type="float">
            <text:p>587127.93059839</text:p>
          </table:table-cell>
          <table:table-cell office:value-type="float" office:value="159825.46335282" calcext:value-type="float">
            <text:p>159825.46335282</text:p>
          </table:table-cell>
          <table:table-cell office:value-type="float" office:value="187.20138167062" calcext:value-type="float">
            <text:p>187.2013816706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9947.63045823" calcext:value-type="float">
            <text:p>609947.63045823</text:p>
          </table:table-cell>
          <table:table-cell office:value-type="float" office:value="185557.21637029" calcext:value-type="float">
            <text:p>185557.21637029</text:p>
          </table:table-cell>
          <table:table-cell office:value-type="float" office:value="168.61635541965" calcext:value-type="float">
            <text:p>168.6163554196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7055.75467473" calcext:value-type="float">
            <text:p>607055.75467473</text:p>
          </table:table-cell>
          <table:table-cell office:value-type="float" office:value="213041.79682716" calcext:value-type="float">
            <text:p>213041.79682716</text:p>
          </table:table-cell>
          <table:table-cell office:value-type="float" office:value="151.87641971671" calcext:value-type="float">
            <text:p>151.87641971671</text:p>
          </table:table-cell>
          <table:table-cell table:style-name="Default"/>
          <table:table-cell table:number-columns-repeated="1019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/>
    <style:font-face style:name="Hiragino Sans1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Hiragino Mincho ProN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58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58P0"/>
    </number:number-style>
    <number:number-style style:name="N1015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59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59P0"/>
    </number:number-style>
    <number:number-style style:name="N10161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61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62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00/00/00</text:date>, <text:time style:data-style-name="N2" text:time-value="03:51:13.834495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5:50:49.549483961</meta:creation-date>
    <meta:generator>LibreOffice/6.2.8.2$MacOSX_X86_64 LibreOffice_project/f82ddfca21ebc1e222a662a32b25c0c9d20169ee</meta:generator>
    <dc:date>2020-05-04T15:21:35.231023396</dc:date>
    <meta:editing-duration>PT5H48M2S</meta:editing-duration>
    <meta:editing-cycles>15</meta:editing-cycles>
    <meta:document-statistic meta:table-count="5" meta:cell-count="294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4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6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ff00" draw:fill-color="#00ff00"/>
      <style:text-properties fo:font-size="10pt" style:font-size-asian="10pt" style:font-size-complex="10pt"/>
    </style:style>
    <style:style style:name="ch9" style:family="chart" style:data-style-name="N115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one" chart:link-data-style-to-source="true"/>
      <style:graphic-properties svg:stroke-width="0.1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6 5 8 7 2 1 4 3" chart:style-name="ch1">
        <chart:plot-area chart:style-name="ch2" table:cell-range-address="Sheet1.A2:Sheet1.B82 Sheet1.D1:Sheet1.I82 Sheet1.C1:Sheet1.C82 Sheet1.B1:Sheet1.B1" chart:data-source-has-labels="row" svg:x="1.276cm" svg:y="0.18cm" svg:width="14.404cm" svg:height="7.714cm">
          <chartooo:coordinate-region svg:x="2.236cm" svg:y="0.359cm" svg:width="13.206cm" svg:height="6.931cm"/>
          <chart:axis chart:dimension="x" chart:name="primary-x" chart:style-name="ch3">
            <chart:title svg:x="7.318cm" svg:y="8.075cm" chart:style-name="ch4">
              <text:p>流行時刻（日）</text:p>
            </chart:title>
          </chart:axis>
          <chart:axis chart:dimension="y" chart:name="primary-y" chart:style-name="ch5">
            <chart:title svg:x="0.451cm" svg:y="5.512cm" chart:style-name="ch6">
              <text:p>新規感染者数（人）</text:p>
            </chart:title>
            <chart:grid chart:style-name="ch7" chart:class="major"/>
          </chart:axis>
          <chart:series chart:style-name="ch8" chart:values-cell-range-address="Sheet1.G2:Sheet1.G82" chart:label-cell-address="Sheet1.G1:Sheet1.G1" chart:class="chart:scatter">
            <chart:domain table:cell-range-address="Sheet1.A2:Sheet1.A82"/>
            <chart:data-point chart:repeated="81"/>
          </chart:series>
          <chart:series chart:style-name="ch8" chart:values-cell-range-address="Sheet1.F2:Sheet1.F82" chart:label-cell-address="Sheet1.F1:Sheet1.F1" chart:class="chart:scatter">
            <chart:data-point chart:repeated="81"/>
          </chart:series>
          <chart:series chart:style-name="ch8" chart:values-cell-range-address="Sheet1.I2:Sheet1.I82" chart:label-cell-address="Sheet1.I1:Sheet1.I1" chart:class="chart:scatter">
            <chart:data-point chart:repeated="81"/>
          </chart:series>
          <chart:series chart:style-name="ch8" chart:values-cell-range-address="Sheet1.H2:Sheet1.H82" chart:label-cell-address="Sheet1.H1:Sheet1.H1" chart:class="chart:scatter">
            <chart:data-point chart:repeated="81"/>
          </chart:series>
          <chart:series chart:style-name="ch9" chart:values-cell-range-address="Sheet1.C2:Sheet1.C82" chart:label-cell-address="Sheet1.C1:Sheet1.C1" chart:class="chart:scatter">
            <chart:data-point chart:repeated="81"/>
          </chart:series>
          <chart:series chart:style-name="ch9" chart:values-cell-range-address="Sheet1.B2:Sheet1.B82" chart:label-cell-address="Sheet1.B1:Sheet1.B1" chart:class="chart:scatter">
            <chart:data-point chart:repeated="81"/>
          </chart:series>
          <chart:series chart:style-name="ch10" chart:values-cell-range-address="Sheet1.E2:Sheet1.E82" chart:label-cell-address="Sheet1.E1:Sheet1.E1" chart:class="chart:scatter">
            <chart:data-point chart:repeated="81"/>
          </chart:series>
          <chart:series chart:style-name="ch9" chart:values-cell-range-address="Sheet1.D2:Sheet1.D82" chart:label-cell-address="Sheet1.D1:Sheet1.D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再現: 感染日（65%削減）</text:p>
                <draw:g>
                  <svg:desc>Sheet1.G1:Sheet1.G1</svg:desc>
                </draw:g>
              </table:table-cell>
              <table:table-cell office:value-type="string">
                <text:p>再現: 感染日（80%削減）</text:p>
                <draw:g>
                  <svg:desc>Sheet1.F1:Sheet1.F1</svg:desc>
                </draw:g>
              </table:table-cell>
              <table:table-cell office:value-type="string">
                <text:p>再現: 報告日（65%削減）</text:p>
                <draw:g>
                  <svg:desc>Sheet1.I1:Sheet1.I1</svg:desc>
                </draw:g>
              </table:table-cell>
              <table:table-cell office:value-type="string">
                <text:p>再現: 報告日（80%削減）</text:p>
                <draw:g>
                  <svg:desc>Sheet1.H1:Sheet1.H1</svg:desc>
                </draw:g>
              </table:table-cell>
              <table:table-cell office:value-type="string">
                <text:p>点列: 感染日（65%削減）</text:p>
                <draw:g>
                  <svg:desc>Sheet1.C1:Sheet1.C1</svg:desc>
                </draw:g>
              </table:table-cell>
              <table:table-cell office:value-type="string">
                <text:p>点列: 感染日（80%削減）</text:p>
                <draw:g>
                  <svg:desc>Sheet1.B1:Sheet1.B1</svg:desc>
                </draw:g>
              </table:table-cell>
              <table:table-cell office:value-type="string">
                <text:p>点列: 報告日（65%削減）</text:p>
                <draw:g>
                  <svg:desc>Sheet1.E1:Sheet1.E1</svg:desc>
                </draw:g>
              </table:table-cell>
              <table:table-cell office:value-type="string">
                <text:p>点列: 報告日（80%削減）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2</svg:desc>
                </draw:g>
              </table:table-cell>
              <table:table-cell office:value-type="float" office:value="1">
                <text:p>1</text:p>
                <draw:g>
                  <svg:desc>Sheet1.G2:Sheet1.G82</svg:desc>
                </draw:g>
              </table:table-cell>
              <table:table-cell office:value-type="float" office:value="1">
                <text:p>1</text:p>
                <draw:g>
                  <svg:desc>Sheet1.F2:Sheet1.F82</svg:desc>
                </draw:g>
              </table:table-cell>
              <table:table-cell office:value-type="float" office:value="NaN">
                <text:p>NaN</text:p>
                <draw:g>
                  <svg:desc>Sheet1.I2:Sheet1.I82</svg:desc>
                </draw:g>
              </table:table-cell>
              <table:table-cell office:value-type="float" office:value="NaN">
                <text:p>NaN</text:p>
                <draw:g>
                  <svg:desc>Sheet1.H2:Sheet1.H82</svg:desc>
                </draw:g>
              </table:table-cell>
              <table:table-cell office:value-type="float" office:value="1.34615384615385">
                <text:p>1.34615384615385</text:p>
                <draw:g>
                  <svg:desc>Sheet1.C2:Sheet1.C82</svg:desc>
                </draw:g>
              </table:table-cell>
              <table:table-cell office:value-type="float" office:value="1.34615384615385">
                <text:p>1.34615384615385</text:p>
                <draw:g>
                  <svg:desc>Sheet1.B2:Sheet1.B82</svg:desc>
                </draw:g>
              </table:table-cell>
              <table:table-cell office:value-type="float" office:value="NaN">
                <text:p>NaN</text:p>
                <draw:g>
                  <svg:desc>Sheet1.E2:Sheet1.E82</svg:desc>
                </draw:g>
              </table:table-cell>
              <table:table-cell office:value-type="float" office:value="NaN">
                <text:p>NaN</text:p>
                <draw:g>
                  <svg:desc>Sheet1.D2:Sheet1.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671796933763">
                <text:p>1.3671796933763</text:p>
              </table:table-cell>
              <table:table-cell office:value-type="float" office:value="1.3671796933763">
                <text:p>1.367179693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691803139806">
                <text:p>1.8691803139806</text:p>
              </table:table-cell>
              <table:table-cell office:value-type="float" office:value="1.8691803139806">
                <text:p>1.869180313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555053685331">
                <text:p>2.5555053685331</text:p>
              </table:table-cell>
              <table:table-cell office:value-type="float" office:value="2.5555053685331">
                <text:p>2.5555053685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4938350461727">
                <text:p>3.4938350461727</text:p>
              </table:table-cell>
              <table:table-cell office:value-type="float" office:value="3.4938350461727">
                <text:p>3.493835046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7767003271338">
                <text:p>4.7767003271338</text:p>
              </table:table-cell>
              <table:table-cell office:value-type="float" office:value="4.7767003271338">
                <text:p>4.7767003271338</text:p>
              </table:table-cell>
              <table:table-cell office:value-type="float" office:value="0.001672444017262">
                <text:p>0.001672444017262</text:p>
              </table:table-cell>
              <table:table-cell office:value-type="float" office:value="0.001672444017262">
                <text:p>0.001672444017262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5306076886015">
                <text:p>6.5306076886015</text:p>
              </table:table-cell>
              <table:table-cell office:value-type="float" office:value="6.5306076886015">
                <text:p>6.5306076886015</text:p>
              </table:table-cell>
              <table:table-cell office:value-type="float" office:value="0.017535873548644">
                <text:p>0.017535873548644</text:p>
              </table:table-cell>
              <table:table-cell office:value-type="float" office:value="0.017535873548644">
                <text:p>0.017535873548644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9285142172633">
                <text:p>8.9285142172633</text:p>
              </table:table-cell>
              <table:table-cell office:value-type="float" office:value="8.9285142172633">
                <text:p>8.9285142172633</text:p>
              </table:table-cell>
              <table:table-cell office:value-type="float" office:value="0.068051503838343">
                <text:p>0.068051503838343</text:p>
              </table:table-cell>
              <table:table-cell office:value-type="float" office:value="0.068051503838343">
                <text:p>0.068051503838343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206883329864">
                <text:p>12.206883329864</text:p>
              </table:table-cell>
              <table:table-cell office:value-type="float" office:value="12.206883329864">
                <text:p>12.206883329864</text:p>
              </table:table-cell>
              <table:table-cell office:value-type="float" office:value="0.16767806923758">
                <text:p>0.16767806923758</text:p>
              </table:table-cell>
              <table:table-cell office:value-type="float" office:value="0.16767806923758">
                <text:p>0.16767806923758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.689003008004">
                <text:p>16.689003008004</text:p>
              </table:table-cell>
              <table:table-cell office:value-type="float" office:value="16.689003008004">
                <text:p>16.689003008004</text:p>
              </table:table-cell>
              <table:table-cell office:value-type="float" office:value="0.32463305255248">
                <text:p>0.32463305255248</text:p>
              </table:table-cell>
              <table:table-cell office:value-type="float" office:value="0.32463305255248">
                <text:p>0.32463305255248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1686601524">
                <text:p>22.81686601524</text:p>
              </table:table-cell>
              <table:table-cell office:value-type="float" office:value="22.81686601524">
                <text:p>22.81686601524</text:p>
              </table:table-cell>
              <table:table-cell office:value-type="float" office:value="0.54743453685026">
                <text:p>0.54743453685026</text:p>
              </table:table-cell>
              <table:table-cell office:value-type="float" office:value="0.54743453685026">
                <text:p>0.54743453685026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1.194755882525">
                <text:p>31.194755882525</text:p>
              </table:table-cell>
              <table:table-cell office:value-type="float" office:value="31.194755882525">
                <text:p>31.194755882525</text:p>
              </table:table-cell>
              <table:table-cell office:value-type="float" office:value="0.85021258352425">
                <text:p>0.85021258352425</text:p>
              </table:table-cell>
              <table:table-cell office:value-type="float" office:value="0.85021258352425">
                <text:p>0.85021258352425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2.64883678242">
                <text:p>42.64883678242</text:p>
              </table:table-cell>
              <table:table-cell office:value-type="float" office:value="42.64883678242">
                <text:p>42.64883678242</text:p>
              </table:table-cell>
              <table:table-cell office:value-type="float" office:value="1.2560703403473">
                <text:p>1.2560703403473</text:p>
              </table:table-cell>
              <table:table-cell office:value-type="float" office:value="1.2560703403473">
                <text:p>1.2560703403473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8.308623595047">
                <text:p>58.308623595047</text:p>
              </table:table-cell>
              <table:table-cell office:value-type="float" office:value="58.308623595047">
                <text:p>58.308623595047</text:p>
              </table:table-cell>
              <table:table-cell office:value-type="float" office:value="1.7998281809842">
                <text:p>1.7998281809842</text:p>
              </table:table-cell>
              <table:table-cell office:value-type="float" office:value="1.7998281809842">
                <text:p>1.7998281809842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2.69230769230769">
                <text:p>2.69230769230769</text:p>
              </table:table-cell>
              <table:table-cell office:value-type="float" office:value="2.69230769230769">
                <text:p>2.69230769230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718366127872">
                <text:p>79.718366127872</text:p>
              </table:table-cell>
              <table:table-cell office:value-type="float" office:value="79.718366127872">
                <text:p>79.718366127872</text:p>
              </table:table-cell>
              <table:table-cell office:value-type="float" office:value="2.5313059438497">
                <text:p>2.5313059438497</text:p>
              </table:table-cell>
              <table:table-cell office:value-type="float" office:value="2.5313059438497">
                <text:p>2.5313059438497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2.69230769230769">
                <text:p>2.69230769230769</text:p>
              </table:table-cell>
              <table:table-cell office:value-type="float" office:value="2.69230769230769">
                <text:p>2.69230769230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8.98933135917">
                <text:p>108.98933135917</text:p>
              </table:table-cell>
              <table:table-cell office:value-type="float" office:value="108.98933135917">
                <text:p>108.98933135917</text:p>
              </table:table-cell>
              <table:table-cell office:value-type="float" office:value="3.5199211682604">
                <text:p>3.5199211682604</text:p>
              </table:table-cell>
              <table:table-cell office:value-type="float" office:value="3.5199211682604">
                <text:p>3.5199211682604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4.03846153846154">
                <text:p>4.03846153846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9.00800062892">
                <text:p>149.00800062892</text:p>
              </table:table-cell>
              <table:table-cell office:value-type="float" office:value="149.00800062892">
                <text:p>149.00800062892</text:p>
              </table:table-cell>
              <table:table-cell office:value-type="float" office:value="4.8612352085541">
                <text:p>4.8612352085541</text:p>
              </table:table-cell>
              <table:table-cell office:value-type="float" office:value="4.8612352085541">
                <text:p>4.8612352085541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5.38461538461538">
                <text:p>5.38461538461538</text:p>
              </table:table-cell>
              <table:table-cell office:value-type="float" office:value="5.38461538461538">
                <text:p>5.38461538461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72071261046">
                <text:p>203.72071261046</text:p>
              </table:table-cell>
              <table:table-cell office:value-type="float" office:value="203.72071261046">
                <text:p>203.72071261046</text:p>
              </table:table-cell>
              <table:table-cell office:value-type="float" office:value="6.6861423758481">
                <text:p>6.6861423758481</text:p>
              </table:table-cell>
              <table:table-cell office:value-type="float" office:value="6.6861423758481">
                <text:p>6.6861423758481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8.07692307692308">
                <text:p>8.07692307692308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52282140118">
                <text:p>278.52282140118</text:p>
              </table:table-cell>
              <table:table-cell office:value-type="float" office:value="278.52282140118">
                <text:p>278.52282140118</text:p>
              </table:table-cell>
              <table:table-cell office:value-type="float" office:value="9.1736087748622">
                <text:p>9.1736087748622</text:p>
              </table:table-cell>
              <table:table-cell office:value-type="float" office:value="9.1736087748622">
                <text:p>9.1736087748622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9.42307692307692">
                <text:p>9.42307692307692</text:p>
              </table:table-cell>
              <table:table-cell office:value-type="float" office:value="9.42307692307692">
                <text:p>9.42307692307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80.79074556158">
                <text:p>380.79074556158</text:p>
              </table:table-cell>
              <table:table-cell office:value-type="float" office:value="380.79074556158">
                <text:p>380.79074556158</text:p>
              </table:table-cell>
              <table:table-cell office:value-type="float" office:value="12.568203471927">
                <text:p>12.568203471927</text:p>
              </table:table-cell>
              <table:table-cell office:value-type="float" office:value="12.568203471927">
                <text:p>12.568203471927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13.4615384615385">
                <text:p>13.4615384615385</text:p>
              </table:table-cell>
              <table:table-cell office:value-type="float" office:value="13.4615384615385">
                <text:p>13.4615384615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.60937475743">
                <text:p>520.60937475743</text:p>
              </table:table-cell>
              <table:table-cell office:value-type="float" office:value="520.60937475743">
                <text:p>520.60937475743</text:p>
              </table:table-cell>
              <table:table-cell office:value-type="float" office:value="17.204136241625">
                <text:p>17.204136241625</text:p>
              </table:table-cell>
              <table:table-cell office:value-type="float" office:value="17.204136241625">
                <text:p>17.204136241625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18.8461538461538">
                <text:p>18.8461538461538</text:p>
              </table:table-cell>
              <table:table-cell office:value-type="float" office:value="18.8461538461538">
                <text:p>18.84615384615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06.62258169568">
                <text:p>506.62258169568</text:p>
              </table:table-cell>
              <table:table-cell office:value-type="float" office:value="468.52001001405">
                <text:p>468.52001001405</text:p>
              </table:table-cell>
              <table:table-cell office:value-type="float" office:value="23.538160630733">
                <text:p>23.538160630733</text:p>
              </table:table-cell>
              <table:table-cell office:value-type="float" office:value="23.538160630733">
                <text:p>23.538160630733</text:p>
              </table:table-cell>
              <table:table-cell office:value-type="float" office:value="506.160576923077">
                <text:p>506.160576923077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25.5769230769231">
                <text:p>25.5769230769231</text:p>
              </table:table-cell>
              <table:table-cell office:value-type="float" office:value="25.5769230769231">
                <text:p>25.5769230769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93.58930823845">
                <text:p>493.58930823845</text:p>
              </table:table-cell>
              <table:table-cell office:value-type="float" office:value="422.13653804532">
                <text:p>422.13653804532</text:p>
              </table:table-cell>
              <table:table-cell office:value-type="float" office:value="32.19457858167">
                <text:p>32.19457858167</text:p>
              </table:table-cell>
              <table:table-cell office:value-type="float" office:value="32.19457858167">
                <text:p>32.19457858167</text:p>
              </table:table-cell>
              <table:table-cell office:value-type="float" office:value="492.699038461539">
                <text:p>492.699038461539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33.6538461538462">
                <text:p>33.6538461538462</text:p>
              </table:table-cell>
              <table:table-cell office:value-type="float" office:value="33.6538461538462">
                <text:p>33.6538461538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80.89132622528">
                <text:p>480.89132622528</text:p>
              </table:table-cell>
              <table:table-cell office:value-type="float" office:value="380.34502890825">
                <text:p>380.34502890825</text:p>
              </table:table-cell>
              <table:table-cell office:value-type="float" office:value="44.026778888722">
                <text:p>44.026778888722</text:p>
              </table:table-cell>
              <table:table-cell office:value-type="float" office:value="44.026778888722">
                <text:p>44.026778888722</text:p>
              </table:table-cell>
              <table:table-cell office:value-type="float" office:value="480.583653846154">
                <text:p>480.583653846154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45.7692307692308">
                <text:p>45.7692307692308</text:p>
              </table:table-cell>
              <table:table-cell office:value-type="float" office:value="45.7692307692308">
                <text:p>45.7692307692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68.52001001405">
                <text:p>468.52001001405</text:p>
              </table:table-cell>
              <table:table-cell office:value-type="float" office:value="342.69087837094">
                <text:p>342.69087837094</text:p>
              </table:table-cell>
              <table:table-cell office:value-type="float" office:value="60.201374125517">
                <text:p>60.201374125517</text:p>
              </table:table-cell>
              <table:table-cell office:value-type="float" office:value="60.201374125517">
                <text:p>60.201374125517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63.2692307692308">
                <text:p>63.2692307692308</text:p>
              </table:table-cell>
              <table:table-cell office:value-type="float" office:value="63.2692307692308">
                <text:p>63.2692307692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56.46695586424">
                <text:p>456.46695586424</text:p>
              </table:table-cell>
              <table:table-cell office:value-type="float" office:value="308.76448801169">
                <text:p>308.76448801169</text:p>
              </table:table-cell>
              <table:table-cell office:value-type="float" office:value="82.313230481777">
                <text:p>82.313230481777</text:p>
              </table:table-cell>
              <table:table-cell office:value-type="float" office:value="82.313230481777">
                <text:p>82.313230481777</text:p>
              </table:table-cell>
              <table:table-cell office:value-type="float" office:value="456.352884615385">
                <text:p>456.352884615385</text:p>
              </table:table-cell>
              <table:table-cell office:value-type="float" office:value="308.275961538461">
                <text:p>308.275961538461</text:p>
              </table:table-cell>
              <table:table-cell office:value-type="float" office:value="86.1538461538462">
                <text:p>86.1538461538462</text:p>
              </table:table-cell>
              <table:table-cell office:value-type="float" office:value="86.1538461538462">
                <text:p>86.153846153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44.72397622828">
                <text:p>444.72397622828</text:p>
              </table:table-cell>
              <table:table-cell office:value-type="float" office:value="278.19680964465">
                <text:p>278.19680964465</text:p>
              </table:table-cell>
              <table:table-cell office:value-type="float" office:value="112.19964040882">
                <text:p>112.19964040882</text:p>
              </table:table-cell>
              <table:table-cell office:value-type="float" office:value="112.13591599077">
                <text:p>112.13591599077</text:p>
              </table:table-cell>
              <table:table-cell office:value-type="float" office:value="444.2375">
                <text:p>444.2375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118.468269230769">
                <text:p>118.468269230769</text:p>
              </table:table-cell>
              <table:table-cell office:value-type="float" office:value="118.468269230769">
                <text:p>118.468269230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33.28309418988">
                <text:p>433.28309418988</text:p>
              </table:table-cell>
              <table:table-cell office:value-type="float" office:value="250.65533084729">
                <text:p>250.65533084729</text:p>
              </table:table-cell>
              <table:table-cell office:value-type="float" office:value="149.94050105923">
                <text:p>149.94050105923</text:p>
              </table:table-cell>
              <table:table-cell office:value-type="float" office:value="149.23996115265">
                <text:p>149.23996115265</text:p>
              </table:table-cell>
              <table:table-cell office:value-type="float" office:value="432.122115384615">
                <text:p>432.122115384615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157.506730769231">
                <text:p>157.506730769231</text:p>
              </table:table-cell>
              <table:table-cell office:value-type="float" office:value="156.160576923077">
                <text:p>156.160576923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22.13653804532">
                <text:p>422.13653804532</text:p>
              </table:table-cell>
              <table:table-cell office:value-type="float" office:value="225.84045792048">
                <text:p>225.84045792048</text:p>
              </table:table-cell>
              <table:table-cell office:value-type="float" office:value="192.59748040578">
                <text:p>192.59748040578</text:p>
              </table:table-cell>
              <table:table-cell office:value-type="float" office:value="189.66027466894">
                <text:p>189.66027466894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199.2375">
                <text:p>199.2375</text:p>
              </table:table-cell>
              <table:table-cell office:value-type="float" office:value="196.545192307692">
                <text:p>196.545192307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11.27673602422">
                <text:p>411.27673602422</text:p>
              </table:table-cell>
              <table:table-cell office:value-type="float" office:value="203.48225693554">
                <text:p>203.48225693554</text:p>
              </table:table-cell>
              <table:table-cell office:value-type="float" office:value="235.95951927245">
                <text:p>235.95951927245</text:p>
              </table:table-cell>
              <table:table-cell office:value-type="float" office:value="228.22244735453">
                <text:p>228.22244735453</text:p>
              </table:table-cell>
              <table:table-cell office:value-type="float" office:value="410.583653846154">
                <text:p>410.583653846154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42.314423076923">
                <text:p>242.314423076923</text:p>
              </table:table-cell>
              <table:table-cell office:value-type="float" office:value="234.2375">
                <text:p>234.2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0.69631114608">
                <text:p>400.69631114608</text:p>
              </table:table-cell>
              <table:table-cell office:value-type="float" office:value="183.33751741754">
                <text:p>183.33751741754</text:p>
              </table:table-cell>
              <table:table-cell office:value-type="float" office:value="276.43651052112">
                <text:p>276.43651052112</text:p>
              </table:table-cell>
              <table:table-cell office:value-type="float" office:value="260.87123008164">
                <text:p>260.87123008164</text:p>
              </table:table-cell>
              <table:table-cell office:value-type="float" office:value="399.814423076923">
                <text:p>399.814423076923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282.699038461538">
                <text:p>282.699038461538</text:p>
              </table:table-cell>
              <table:table-cell office:value-type="float" office:value="265.199038461538">
                <text:p>265.199038461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90.38807620916">
                <text:p>390.38807620916</text:p>
              </table:table-cell>
              <table:table-cell office:value-type="float" office:value="165.18710672388">
                <text:p>165.18710672388</text:p>
              </table:table-cell>
              <table:table-cell office:value-type="float" office:value="311.7873295416">
                <text:p>311.7873295416</text:p>
              </table:table-cell>
              <table:table-cell office:value-type="float" office:value="285.44239136828">
                <text:p>285.44239136828</text:p>
              </table:table-cell>
              <table:table-cell office:value-type="float" office:value="390.391346153846">
                <text:p>390.391346153846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317.699038461538">
                <text:p>317.699038461538</text:p>
              </table:table-cell>
              <table:table-cell office:value-type="float" office:value="289.429807692308">
                <text:p>289.429807692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80.34502890825">
                <text:p>380.34502890825</text:p>
              </table:table-cell>
              <table:table-cell office:value-type="float" office:value="148.83358633935">
                <text:p>148.83358633935</text:p>
              </table:table-cell>
              <table:table-cell office:value-type="float" office:value="341.02638445747">
                <text:p>341.02638445747</text:p>
              </table:table-cell>
              <table:table-cell office:value-type="float" office:value="301.40818783179">
                <text:p>301.40818783179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347.314423076923">
                <text:p>347.314423076923</text:p>
              </table:table-cell>
              <table:table-cell office:value-type="float" office:value="305.583653846154">
                <text:p>305.583653846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70.56034707811">
                <text:p>370.56034707811</text:p>
              </table:table-cell>
              <table:table-cell office:value-type="float" office:value="134.09906415796">
                <text:p>134.09906415796</text:p>
              </table:table-cell>
              <table:table-cell office:value-type="float" office:value="364.05971120256">
                <text:p>364.05971120256</text:p>
              </table:table-cell>
              <table:table-cell office:value-type="float" office:value="309.32153729651">
                <text:p>309.32153729651</text:p>
              </table:table-cell>
              <table:table-cell office:value-type="float" office:value="370.199038461538">
                <text:p>370.199038461538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370.199038461538">
                <text:p>370.199038461538</text:p>
              </table:table-cell>
              <table:table-cell office:value-type="float" office:value="313.660576923077">
                <text:p>313.6605769230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61.02738405915">
                <text:p>361.02738405915</text:p>
              </table:table-cell>
              <table:table-cell office:value-type="float" office:value="120.82325938878">
                <text:p>120.82325938878</text:p>
              </table:table-cell>
              <table:table-cell office:value-type="float" office:value="381.31970490829">
                <text:p>381.31970490829</text:p>
              </table:table-cell>
              <table:table-cell office:value-type="float" office:value="310.30277470101">
                <text:p>310.30277470101</text:p>
              </table:table-cell>
              <table:table-cell office:value-type="float" office:value="360.775961538461">
                <text:p>360.775961538461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387.699038461538">
                <text:p>387.699038461538</text:p>
              </table:table-cell>
              <table:table-cell office:value-type="float" office:value="315.006730769231">
                <text:p>315.0067307692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51.73966418246">
                <text:p>351.73966418246</text:p>
              </table:table-cell>
              <table:table-cell office:value-type="float" office:value="108.86175903608">
                <text:p>108.86175903608</text:p>
              </table:table-cell>
              <table:table-cell office:value-type="float" office:value="393.49236932782">
                <text:p>393.49236932782</text:p>
              </table:table-cell>
              <table:table-cell office:value-type="float" office:value="305.67576895666">
                <text:p>305.67576895666</text:p>
              </table:table-cell>
              <table:table-cell office:value-type="float" office:value="351.352884615385">
                <text:p>351.35288461538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401.160576923077">
                <text:p>401.160576923077</text:p>
              </table:table-cell>
              <table:table-cell office:value-type="float" office:value="310.968269230769">
                <text:p>310.968269230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42.69087837094">
                <text:p>342.69087837094</text:p>
              </table:table-cell>
              <table:table-cell office:value-type="float" office:value="98.084446987944">
                <text:p>98.084446987944</text:p>
              </table:table-cell>
              <table:table-cell office:value-type="float" office:value="401.34210827884">
                <text:p>401.34210827884</text:p>
              </table:table-cell>
              <table:table-cell office:value-type="float" office:value="296.74748908494">
                <text:p>296.74748908494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98.2692307692308">
                <text:p>98.2692307692308</text:p>
              </table:table-cell>
              <table:table-cell office:value-type="float" office:value="409.2375">
                <text:p>409.2375</text:p>
              </table:table-cell>
              <table:table-cell office:value-type="float" office:value="301.545192307692">
                <text:p>301.5451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33.87487985355">
                <text:p>333.87487985355</text:p>
              </table:table-cell>
              <table:table-cell office:value-type="float" office:value="88.374088625028">
                <text:p>88.374088625028</text:p>
              </table:table-cell>
              <table:table-cell office:value-type="float" office:value="405.61164409848">
                <text:p>405.61164409848</text:p>
              </table:table-cell>
              <table:table-cell office:value-type="float" office:value="284.69322332904">
                <text:p>284.69322332904</text:p>
              </table:table-cell>
              <table:table-cell office:value-type="float" office:value="333.852884615385">
                <text:p>333.852884615385</text:p>
              </table:table-cell>
              <table:table-cell office:value-type="float" office:value="88.8461538461538">
                <text:p>88.8461538461538</text:p>
              </table:table-cell>
              <table:table-cell office:value-type="float" office:value="413.275961538462">
                <text:p>413.275961538462</text:p>
              </table:table-cell>
              <table:table-cell office:value-type="float" office:value="289.429807692308">
                <text:p>289.4298076923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25.28567998988">
                <text:p>325.28567998988</text:p>
              </table:table-cell>
              <table:table-cell office:value-type="float" office:value="79.62505555304">
                <text:p>79.62505555304</text:p>
              </table:table-cell>
              <table:table-cell office:value-type="float" office:value="406.97215403192">
                <text:p>406.97215403192</text:p>
              </table:table-cell>
              <table:table-cell office:value-type="float" office:value="270.5097271666">
                <text:p>270.5097271666</text:p>
              </table:table-cell>
              <table:table-cell office:value-type="float" office:value="324.429807692308">
                <text:p>324.429807692308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413.275961538462">
                <text:p>413.275961538462</text:p>
              </table:table-cell>
              <table:table-cell office:value-type="float" office:value="274.622115384615">
                <text:p>274.622115384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16.91744420213">
                <text:p>316.91744420213</text:p>
              </table:table-cell>
              <table:table-cell office:value-type="float" office:value="71.742176586692">
                <text:p>71.742176586692</text:p>
              </table:table-cell>
              <table:table-cell office:value-type="float" office:value="406.00399144079">
                <text:p>406.00399144079</text:p>
              </table:table-cell>
              <table:table-cell office:value-type="float" office:value="255.00780362355">
                <text:p>255.00780362355</text:p>
              </table:table-cell>
              <table:table-cell office:value-type="float" office:value="316.352884615385">
                <text:p>316.352884615385</text:p>
              </table:table-cell>
              <table:table-cell office:value-type="float" office:value="72.6923076923077">
                <text:p>72.6923076923077</text:p>
              </table:table-cell>
              <table:table-cell office:value-type="float" office:value="411.929807692308">
                <text:p>411.929807692308</text:p>
              </table:table-cell>
              <table:table-cell office:value-type="float" office:value="258.468269230769">
                <text:p>258.4682692307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8.76448801169">
                <text:p>308.76448801169</text:p>
              </table:table-cell>
              <table:table-cell office:value-type="float" office:value="64.639702486205">
                <text:p>64.639702486205</text:p>
              </table:table-cell>
              <table:table-cell office:value-type="float" office:value="403.1945378982">
                <text:p>403.1945378982</text:p>
              </table:table-cell>
              <table:table-cell office:value-type="float" office:value="238.82537321028">
                <text:p>238.82537321028</text:p>
              </table:table-cell>
              <table:table-cell office:value-type="float" office:value="308.275961538462">
                <text:p>308.275961538462</text:p>
              </table:table-cell>
              <table:table-cell office:value-type="float" office:value="64.6153846153846">
                <text:p>64.6153846153846</text:p>
              </table:table-cell>
              <table:table-cell office:value-type="float" office:value="409.2375">
                <text:p>409.2375</text:p>
              </table:table-cell>
              <table:table-cell office:value-type="float" office:value="240.968269230769">
                <text:p>240.968269230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00.82127317774">
                <text:p>300.82127317774</text:p>
              </table:table-cell>
              <table:table-cell office:value-type="float" office:value="58.240373184889">
                <text:p>58.240373184889</text:p>
              </table:table-cell>
              <table:table-cell office:value-type="float" office:value="398.9446913231">
                <text:p>398.9446913231</text:p>
              </table:table-cell>
              <table:table-cell office:value-type="float" office:value="222.4494417711">
                <text:p>222.4494417711</text:p>
              </table:table-cell>
              <table:table-cell office:value-type="float" office:value="300.199038461538">
                <text:p>300.199038461538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403.852884615385">
                <text:p>403.852884615385</text:p>
              </table:table-cell>
              <table:table-cell office:value-type="float" office:value="224.814423076923">
                <text:p>224.814423076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93.08240393517">
                <text:p>293.08240393517</text:p>
              </table:table-cell>
              <table:table-cell office:value-type="float" office:value="52.474577361166">
                <text:p>52.474577361166</text:p>
              </table:table-cell>
              <table:table-cell office:value-type="float" office:value="393.5789447466">
                <text:p>393.5789447466</text:p>
              </table:table-cell>
              <table:table-cell office:value-type="float" office:value="206.24035789961">
                <text:p>206.24035789961</text:p>
              </table:table-cell>
              <table:table-cell office:value-type="float" office:value="293.468269230769">
                <text:p>293.468269230769</text:p>
              </table:table-cell>
              <table:table-cell office:value-type="float" office:value="52.5">
                <text:p>52.5</text:p>
              </table:table-cell>
              <table:table-cell office:value-type="float" office:value="398.468269230769">
                <text:p>398.468269230769</text:p>
              </table:table-cell>
              <table:table-cell office:value-type="float" office:value="207.314423076923">
                <text:p>207.314423076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85.54262332925">
                <text:p>285.54262332925</text:p>
              </table:table-cell>
              <table:table-cell office:value-type="float" office:value="47.279595212955">
                <text:p>47.279595212955</text:p>
              </table:table-cell>
              <table:table-cell office:value-type="float" office:value="387.35622626456">
                <text:p>387.35622626456</text:p>
              </table:table-cell>
              <table:table-cell office:value-type="float" office:value="190.45488279392">
                <text:p>190.45488279392</text:p>
              </table:table-cell>
              <table:table-cell office:value-type="float" office:value="285.391346153846">
                <text:p>285.391346153846</text:p>
              </table:table-cell>
              <table:table-cell office:value-type="float" office:value="47.1153846153846">
                <text:p>47.1153846153846</text:p>
              </table:table-cell>
              <table:table-cell office:value-type="float" office:value="391.7375">
                <text:p>391.7375</text:p>
              </table:table-cell>
              <table:table-cell office:value-type="float" office:value="191.160576923077">
                <text:p>191.1605769230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78.19680964465">
                <text:p>278.19680964465</text:p>
              </table:table-cell>
              <table:table-cell office:value-type="float" office:value="42.598916197373">
                <text:p>42.598916197373</text:p>
              </table:table-cell>
              <table:table-cell office:value-type="float" office:value="380.48001537152">
                <text:p>380.48001537152</text:p>
              </table:table-cell>
              <table:table-cell office:value-type="float" office:value="175.26644990719">
                <text:p>175.26644990719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383.660576923077">
                <text:p>383.660576923077</text:p>
              </table:table-cell>
              <table:table-cell office:value-type="float" office:value="175.006730769231">
                <text:p>175.0067307692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71.0399729263">
                <text:p>271.0399729263</text:p>
              </table:table-cell>
              <table:table-cell office:value-type="float" office:value="38.381624314194">
                <text:p>38.381624314194</text:p>
              </table:table-cell>
              <table:table-cell office:value-type="float" office:value="373.10702397701">
                <text:p>373.10702397701</text:p>
              </table:table-cell>
              <table:table-cell office:value-type="float" office:value="160.78202511944">
                <text:p>160.78202511944</text:p>
              </table:table-cell>
              <table:table-cell office:value-type="float" office:value="270.583653846154">
                <text:p>270.583653846154</text:p>
              </table:table-cell>
              <table:table-cell office:value-type="float" office:value="39.0384615384615">
                <text:p>39.0384615384615</text:p>
              </table:table-cell>
              <table:table-cell office:value-type="float" office:value="375.583653846154">
                <text:p>375.583653846154</text:p>
              </table:table-cell>
              <table:table-cell office:value-type="float" office:value="160.199038461538">
                <text:p>160.1990384615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64.06725158971">
                <text:p>264.06725158971</text:p>
              </table:table-cell>
              <table:table-cell office:value-type="float" office:value="34.581844246235">
                <text:p>34.581844246235</text:p>
              </table:table-cell>
              <table:table-cell office:value-type="float" office:value="365.35414460825">
                <text:p>365.35414460825</text:p>
              </table:table-cell>
              <table:table-cell office:value-type="float" office:value="147.05550668444">
                <text:p>147.05550668444</text:p>
              </table:table-cell>
              <table:table-cell office:value-type="float" office:value="263.852884615385">
                <text:p>263.852884615385</text:p>
              </table:table-cell>
              <table:table-cell office:value-type="float" office:value="35">
                <text:p>35</text:p>
              </table:table-cell>
              <table:table-cell office:value-type="float" office:value="367.506730769231">
                <text:p>367.506730769231</text:p>
              </table:table-cell>
              <table:table-cell office:value-type="float" office:value="145.391346153846">
                <text:p>145.391346153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57.27390911858">
                <text:p>257.27390911858</text:p>
              </table:table-cell>
              <table:table-cell office:value-type="float" office:value="31.158242331827">
                <text:p>31.158242331827</text:p>
              </table:table-cell>
              <table:table-cell office:value-type="float" office:value="357.30356261024">
                <text:p>357.30356261024</text:p>
              </table:table-cell>
              <table:table-cell office:value-type="float" office:value="134.09783195287">
                <text:p>134.09783195287</text:p>
              </table:table-cell>
              <table:table-cell office:value-type="float" office:value="257.122115384615">
                <text:p>257.122115384615</text:p>
              </table:table-cell>
              <table:table-cell office:value-type="float" office:value="30.9615384615384">
                <text:p>30.9615384615384</text:p>
              </table:table-cell>
              <table:table-cell office:value-type="float" office:value="359.429807692308">
                <text:p>359.429807692308</text:p>
              </table:table-cell>
              <table:table-cell office:value-type="float" office:value="133.275961538461">
                <text:p>133.2759615384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50.65533084729">
                <text:p>250.65533084729</text:p>
              </table:table-cell>
              <table:table-cell office:value-type="float" office:value="28.073576941015">
                <text:p>28.073576941015</text:p>
              </table:table-cell>
              <table:table-cell office:value-type="float" office:value="349.00598925207">
                <text:p>349.00598925207</text:p>
              </table:table-cell>
              <table:table-cell office:value-type="float" office:value="121.88400964662">
                <text:p>121.88400964662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28.2692307692307">
                <text:p>28.2692307692307</text:p>
              </table:table-cell>
              <table:table-cell office:value-type="float" office:value="351.352884615385">
                <text:p>351.352884615385</text:p>
              </table:table-cell>
              <table:table-cell office:value-type="float" office:value="121.160576923077">
                <text:p>121.160576923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44.20702082623">
                <text:p>244.20702082623</text:p>
              </table:table-cell>
              <table:table-cell office:value-type="float" office:value="25.29429336449">
                <text:p>25.29429336449</text:p>
              </table:table-cell>
              <table:table-cell office:value-type="float" office:value="340.48194814402">
                <text:p>340.48194814402</text:p>
              </table:table-cell>
              <table:table-cell office:value-type="float" office:value="110.35724449086">
                <text:p>110.35724449086</text:p>
              </table:table-cell>
              <table:table-cell office:value-type="float" office:value="243.660576923077">
                <text:p>243.660576923077</text:p>
              </table:table-cell>
              <table:table-cell office:value-type="float" office:value="25.5769230769231">
                <text:p>25.5769230769231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109.045192307692">
                <text:p>109.0451923076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37.92459876768">
                <text:p>237.92459876768</text:p>
              </table:table-cell>
              <table:table-cell office:value-type="float" office:value="22.790158808518">
                <text:p>22.790158808518</text:p>
              </table:table-cell>
              <table:table-cell office:value-type="float" office:value="331.72096405241">
                <text:p>331.72096405241</text:p>
              </table:table-cell>
              <table:table-cell office:value-type="float" office:value="99.430203615061">
                <text:p>99.430203615061</text:p>
              </table:table-cell>
              <table:table-cell office:value-type="float" office:value="238.275961538462">
                <text:p>238.275961538462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333.852884615385">
                <text:p>333.852884615385</text:p>
              </table:table-cell>
              <table:table-cell office:value-type="float" office:value="99.6153846153846">
                <text:p>99.6153846153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31.80379707036">
                <text:p>231.80379707036</text:p>
              </table:table-cell>
              <table:table-cell office:value-type="float" office:value="20.533933525363">
                <text:p>20.533933525363</text:p>
              </table:table-cell>
              <table:table-cell office:value-type="float" office:value="323.1871754054">
                <text:p>323.1871754054</text:p>
              </table:table-cell>
              <table:table-cell office:value-type="float" office:value="89.586615371976">
                <text:p>89.586615371976</text:p>
              </table:table-cell>
              <table:table-cell office:value-type="float" office:value="231.545192307692">
                <text:p>231.545192307692</text:p>
              </table:table-cell>
              <table:table-cell office:value-type="float" office:value="21.5384615384615">
                <text:p>21.5384615384615</text:p>
              </table:table-cell>
              <table:table-cell office:value-type="float" office:value="325.775961538462">
                <text:p>325.775961538462</text:p>
              </table:table-cell>
              <table:table-cell office:value-type="float" office:value="90.1923076923076">
                <text:p>90.19230769230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25.84045792048">
                <text:p>225.84045792048</text:p>
              </table:table-cell>
              <table:table-cell office:value-type="float" office:value="18.50107450179">
                <text:p>18.50107450179</text:p>
              </table:table-cell>
              <table:table-cell office:value-type="float" office:value="314.87292533619">
                <text:p>314.87292533619</text:p>
              </table:table-cell>
              <table:table-cell office:value-type="float" office:value="80.717542175391">
                <text:p>80.717542175391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18.8461538461538">
                <text:p>18.8461538461538</text:p>
              </table:table-cell>
              <table:table-cell office:value-type="float" office:value="317.699038461539">
                <text:p>317.699038461539</text:p>
              </table:table-cell>
              <table:table-cell office:value-type="float" office:value="80.7692307692307">
                <text:p>80.76923076923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20.03053046732">
                <text:p>220.03053046732</text:p>
              </table:table-cell>
              <table:table-cell office:value-type="float" office:value="16.669468482403">
                <text:p>16.669468482403</text:p>
              </table:table-cell>
              <table:table-cell office:value-type="float" office:value="306.77256603825">
                <text:p>306.77256603825</text:p>
              </table:table-cell>
              <table:table-cell office:value-type="float" office:value="72.726507054469">
                <text:p>72.726507054469</text:p>
              </table:table-cell>
              <table:table-cell office:value-type="float" office:value="219.429807692308">
                <text:p>219.429807692308</text:p>
              </table:table-cell>
              <table:table-cell office:value-type="float" office:value="17.5">
                <text:p>17.5</text:p>
              </table:table-cell>
              <table:table-cell office:value-type="float" office:value="309.622115384616">
                <text:p>309.622115384616</text:p>
              </table:table-cell>
              <table:table-cell office:value-type="float" office:value="74.0384615384615">
                <text:p>74.03846153846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14.37006807158">
                <text:p>214.37006807158</text:p>
              </table:table-cell>
              <table:table-cell office:value-type="float" office:value="15.019191423662">
                <text:p>15.019191423662</text:p>
              </table:table-cell>
              <table:table-cell office:value-type="float" office:value="298.88059499943">
                <text:p>298.88059499943</text:p>
              </table:table-cell>
              <table:table-cell office:value-type="float" office:value="65.526584256628">
                <text:p>65.526584256628</text:p>
              </table:table-cell>
              <table:table-cell office:value-type="float" office:value="214.045192307692">
                <text:p>214.045192307692</text:p>
              </table:table-cell>
              <table:table-cell office:value-type="float" office:value="16.1538461538461">
                <text:p>16.1538461538461</text:p>
              </table:table-cell>
              <table:table-cell office:value-type="float" office:value="301.545192307693">
                <text:p>301.545192307693</text:p>
              </table:table-cell>
              <table:table-cell office:value-type="float" office:value="65.9615384615384">
                <text:p>65.96153846153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08.85522562443">
                <text:p>208.85522562443</text:p>
              </table:table-cell>
              <table:table-cell office:value-type="float" office:value="13.532291761956">
                <text:p>13.532291761956</text:p>
              </table:table-cell>
              <table:table-cell office:value-type="float" office:value="291.19165126414">
                <text:p>291.19165126414</text:p>
              </table:table-cell>
              <table:table-cell office:value-type="float" office:value="59.03945367712">
                <text:p>59.03945367712</text:p>
              </table:table-cell>
              <table:table-cell office:value-type="float" office:value="208.660576923077">
                <text:p>208.660576923077</text:p>
              </table:table-cell>
              <table:table-cell office:value-type="float" office:value="13.4615384615384">
                <text:p>13.4615384615384</text:p>
              </table:table-cell>
              <table:table-cell office:value-type="float" office:value="294.814423076923">
                <text:p>294.814423076923</text:p>
              </table:table-cell>
              <table:table-cell office:value-type="float" office:value="60.576923076923">
                <text:p>60.5769230769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3.48225693554">
                <text:p>203.48225693554</text:p>
              </table:table-cell>
              <table:table-cell office:value-type="float" office:value="12.192595138124">
                <text:p>12.192595138124</text:p>
              </table:table-cell>
              <table:table-cell office:value-type="float" office:value="283.70051179166">
                <text:p>283.70051179166</text:p>
              </table:table-cell>
              <table:table-cell office:value-type="float" office:value="53.194548900054">
                <text:p>53.194548900054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286.7375">
                <text:p>286.7375</text:p>
              </table:table-cell>
              <table:table-cell office:value-type="float" office:value="53.8461538461538">
                <text:p>53.84615384615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8.24751218836">
                <text:p>198.24751218836</text:p>
              </table:table-cell>
              <table:table-cell office:value-type="float" office:value="10.985528454253">
                <text:p>10.985528454253</text:p>
              </table:table-cell>
              <table:table-cell office:value-type="float" office:value="276.40208790822">
                <text:p>276.40208790822</text:p>
              </table:table-cell>
              <table:table-cell office:value-type="float" office:value="47.928289583359">
                <text:p>47.928289583359</text:p>
              </table:table-cell>
              <table:table-cell office:value-type="float" office:value="197.891346153846">
                <text:p>197.89134615384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280.006730769231">
                <text:p>280.006730769231</text:p>
              </table:table-cell>
              <table:table-cell office:value-type="float" office:value="48.4615384615384">
                <text:p>48.4615384615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93.14743546079">
                <text:p>193.14743546079</text:p>
              </table:table-cell>
              <table:table-cell office:value-type="float" office:value="9.8979613488386">
                <text:p>9.8979613488386</text:p>
              </table:table-cell>
              <table:table-cell office:value-type="float" office:value="269.29142185027">
                <text:p>269.29142185027</text:p>
              </table:table-cell>
              <table:table-cell office:value-type="float" office:value="43.183389837599">
                <text:p>43.183389837599</text:p>
              </table:table-cell>
              <table:table-cell office:value-type="float" office:value="193.852884615385">
                <text:p>193.852884615385</text:p>
              </table:table-cell>
              <table:table-cell office:value-type="float" office:value="10.7692307692308">
                <text:p>10.7692307692308</text:p>
              </table:table-cell>
              <table:table-cell office:value-type="float" office:value="271.929807692308">
                <text:p>271.929807692308</text:p>
              </table:table-cell>
              <table:table-cell office:value-type="float" office:value="44.4230769230768">
                <text:p>44.42307692307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88.1785623097">
                <text:p>188.1785623097</text:p>
              </table:table-cell>
              <table:table-cell office:value-type="float" office:value="8.9180633659165">
                <text:p>8.9180633659165</text:p>
              </table:table-cell>
              <table:table-cell office:value-type="float" office:value="262.3636833967">
                <text:p>262.3636833967</text:p>
              </table:table-cell>
              <table:table-cell office:value-type="float" office:value="38.908235075294">
                <text:p>38.908235075294</text:p>
              </table:table-cell>
              <table:table-cell office:value-type="float" office:value="188.468269230769">
                <text:p>188.468269230769</text:p>
              </table:table-cell>
              <table:table-cell office:value-type="float" office:value="9.42307692307691">
                <text:p>9.42307692307691</text:p>
              </table:table-cell>
              <table:table-cell office:value-type="float" office:value="265.199038461539">
                <text:p>265.199038461539</text:p>
              </table:table-cell>
              <table:table-cell office:value-type="float" office:value="40.3846153846153">
                <text:p>40.38461538461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3.33751741754">
                <text:p>183.33751741754</text:p>
              </table:table-cell>
              <table:table-cell office:value-type="float" office:value="8.0351752644329">
                <text:p>8.0351752644329</text:p>
              </table:table-cell>
              <table:table-cell office:value-type="float" office:value="255.61416658773">
                <text:p>255.61416658773</text:p>
              </table:table-cell>
              <table:table-cell office:value-type="float" office:value="35.056320552126">
                <text:p>35.056320552126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258.468269230769">
                <text:p>258.468269230769</text:p>
              </table:table-cell>
              <table:table-cell office:value-type="float" office:value="36.3461538461538">
                <text:p>36.34615384615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78.62101229952">
                <text:p>178.62101229952</text:p>
              </table:table-cell>
              <table:table-cell office:value-type="float" office:value="7.2396930679938">
                <text:p>7.2396930679938</text:p>
              </table:table-cell>
              <table:table-cell office:value-type="float" office:value="249.0382865282">
                <text:p>249.0382865282</text:p>
              </table:table-cell>
              <table:table-cell office:value-type="float" office:value="31.585745492573">
                <text:p>31.585745492573</text:p>
              </table:table-cell>
              <table:table-cell office:value-type="float" office:value="179.045192307692">
                <text:p>179.045192307692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251.7375">
                <text:p>251.7375</text:p>
              </table:table-cell>
              <table:table-cell office:value-type="float" office:value="32.3076923076922">
                <text:p>32.30769230769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74.02584306976">
                <text:p>174.02584306976</text:p>
              </table:table-cell>
              <table:table-cell office:value-type="float" office:value="6.522963593683">
                <text:p>6.522963593683</text:p>
              </table:table-cell>
              <table:table-cell office:value-type="float" office:value="242.63157627305">
                <text:p>242.63157627305</text:p>
              </table:table-cell>
              <table:table-cell office:value-type="float" office:value="28.45875729708">
                <text:p>28.45875729708</text:p>
              </table:table-cell>
              <table:table-cell office:value-type="float" office:value="173.660576923077">
                <text:p>173.660576923077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245.006730769231">
                <text:p>245.006730769231</text:p>
              </table:table-cell>
              <table:table-cell office:value-type="float" office:value="29.6153846153845">
                <text:p>29.61538461538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69.54888826494">
                <text:p>169.54888826494</text:p>
              </table:table-cell>
              <table:table-cell office:value-type="float" office:value="5.8771903235262">
                <text:p>5.8771903235262</text:p>
              </table:table-cell>
              <table:table-cell office:value-type="float" office:value="236.38968379297">
                <text:p>236.38968379297</text:p>
              </table:table-cell>
              <table:table-cell office:value-type="float" office:value="25.641340872722">
                <text:p>25.641340872722</text:p>
              </table:table-cell>
              <table:table-cell office:value-type="float" office:value="169.622115384615">
                <text:p>169.622115384615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239.622115384616">
                <text:p>239.622115384616</text:p>
              </table:table-cell>
              <table:table-cell office:value-type="float" office:value="26.9230769230768">
                <text:p>26.92307692307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5.18710672388">
                <text:p>165.18710672388</text:p>
              </table:table-cell>
              <table:table-cell office:value-type="float" office:value="5.2953485946788">
                <text:p>5.2953485946788</text:p>
              </table:table-cell>
              <table:table-cell office:value-type="float" office:value="230.30836901811">
                <text:p>230.30836901811</text:p>
              </table:table-cell>
              <table:table-cell office:value-type="float" office:value="23.102848620118">
                <text:p>23.102848620118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232.891346153846">
                <text:p>232.891346153846</text:p>
              </table:table-cell>
              <table:table-cell office:value-type="float" office:value="24.2307692307692">
                <text:p>24.2307692307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60.93753552171">
                <text:p>160.93753552171</text:p>
              </table:table-cell>
              <table:table-cell office:value-type="float" office:value="4.7711091857824">
                <text:p>4.7711091857824</text:p>
              </table:table-cell>
              <table:table-cell office:value-type="float" office:value="224.38350095784">
                <text:p>224.38350095784</text:p>
              </table:table-cell>
              <table:table-cell office:value-type="float" office:value="20.815667051636">
                <text:p>20.815667051636</text:p>
              </table:table-cell>
              <table:table-cell office:value-type="float" office:value="161.545192307692">
                <text:p>161.545192307692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227.506730769231">
                <text:p>227.506730769231</text:p>
              </table:table-cell>
              <table:table-cell office:value-type="float" office:value="21.5384615384615">
                <text:p>21.5384615384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56.79728795721">
                <text:p>156.79728795721</text:p>
              </table:table-cell>
              <table:table-cell office:value-type="float" office:value="4.2987694682709">
                <text:p>4.2987694682709</text:p>
              </table:table-cell>
              <table:table-cell office:value-type="float" office:value="218.61105489457">
                <text:p>218.61105489457</text:p>
              </table:table-cell>
              <table:table-cell office:value-type="float" office:value="18.754916414388">
                <text:p>18.754916414388</text:p>
              </table:table-cell>
              <table:table-cell office:value-type="float" office:value="157.506730769231">
                <text:p>157.506730769231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220.775961538462">
                <text:p>220.775961538462</text:p>
              </table:table-cell>
              <table:table-cell office:value-type="float" office:value="20.1923076923076">
                <text:p>20.19230769230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52.76355159185">
                <text:p>152.76355159185</text:p>
              </table:table-cell>
              <table:table-cell office:value-type="float" office:value="3.8731913736969">
                <text:p>3.8731913736969</text:p>
              </table:table-cell>
              <table:table-cell office:value-type="float" office:value="212.98710964981">
                <text:p>212.98710964981</text:p>
              </table:table-cell>
              <table:table-cell office:value-type="float" office:value="16.898180050542">
                <text:p>16.898180050542</text:p>
              </table:table-cell>
              <table:table-cell office:value-type="float" office:value="153.468269230769">
                <text:p>153.468269230769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215.391346153846">
                <text:p>215.391346153846</text:p>
              </table:table-cell>
              <table:table-cell office:value-type="float" office:value="17.4999999999999">
                <text:p>17.49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48.83358633935">
                <text:p>148.83358633935</text:p>
              </table:table-cell>
              <table:table-cell office:value-type="float" office:value="3.4897455022901">
                <text:p>3.4897455022901</text:p>
              </table:table-cell>
              <table:table-cell office:value-type="float" office:value="207.50784492055">
                <text:p>207.50784492055</text:p>
              </table:table-cell>
              <table:table-cell office:value-type="float" office:value="15.22526055096">
                <text:p>15.22526055096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210.006730769231">
                <text:p>210.006730769231</text:p>
              </table:table-cell>
              <table:table-cell office:value-type="float" office:value="16.1538461538461">
                <text:p>16.15384615384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45.00472260437">
                <text:p>145.00472260437</text:p>
              </table:table-cell>
              <table:table-cell office:value-type="float" office:value="3.1442607647681">
                <text:p>3.1442607647681</text:p>
              </table:table-cell>
              <table:table-cell office:value-type="float" office:value="202.16953868414">
                <text:p>202.16953868414</text:p>
              </table:table-cell>
              <table:table-cell office:value-type="float" office:value="13.71796004962">
                <text:p>13.71796004962</text:p>
              </table:table-cell>
              <table:table-cell office:value-type="float" office:value="145.391346153846">
                <text:p>145.391346153846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204.622115384615">
                <text:p>204.622115384615</text:p>
              </table:table-cell>
              <table:table-cell office:value-type="float" office:value="14.8076923076922">
                <text:p>14.80769230769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41.27435946902">
                <text:p>141.27435946902</text:p>
              </table:table-cell>
              <table:table-cell office:value-type="float" office:value="2.8329790096076">
                <text:p>2.8329790096076</text:p>
              </table:table-cell>
              <table:table-cell office:value-type="float" office:value="196.96856466997">
                <text:p>196.96856466997</text:p>
              </table:table-cell>
              <table:table-cell office:value-type="float" office:value="12.359882268885">
                <text:p>12.359882268885</text:p>
              </table:table-cell>
              <table:table-cell office:value-type="float" office:value="141.352884615385">
                <text:p>141.35288461538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99.2375">
                <text:p>199.2375</text:p>
              </table:table-cell>
              <table:table-cell office:value-type="float" office:value="13.4615384615384">
                <text:p>13.46153846153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37.63996292615">
                <text:p>137.63996292615</text:p>
              </table:table-cell>
              <table:table-cell office:value-type="float" office:value="2.5525141422134">
                <text:p>2.5525141422134</text:p>
              </table:table-cell>
              <table:table-cell office:value-type="float" office:value="191.90138989614">
                <text:p>191.90138989614</text:p>
              </table:table-cell>
              <table:table-cell office:value-type="float" office:value="11.13625416229">
                <text:p>11.13625416229</text:p>
              </table:table-cell>
              <table:table-cell office:value-type="float" office:value="137.314423076923">
                <text:p>137.314423076923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93.852884615385">
                <text:p>193.852884615385</text:p>
              </table:table-cell>
              <table:table-cell office:value-type="float" office:value="12.1153846153845">
                <text:p>12.11538461538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34.09906415796">
                <text:p>134.09906415796</text:p>
              </table:table-cell>
              <table:table-cell office:value-type="float" office:value="2.2998152912901">
                <text:p>2.2998152912901</text:p>
              </table:table-cell>
              <table:table-cell office:value-type="float" office:value="186.96457226956">
                <text:p>186.96457226956</text:p>
              </table:table-cell>
              <table:table-cell office:value-type="float" office:value="10.033765214683">
                <text:p>10.033765214683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89.814423076923">
                <text:p>189.814423076923</text:p>
              </table:table-cell>
              <table:table-cell office:value-type="float" office:value="10.7692307692307">
                <text:p>10.76923076923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30.649257859">
                <text:p>130.649257859</text:p>
              </table:table-cell>
              <table:table-cell office:value-type="float" office:value="2.0721336217417">
                <text:p>2.0721336217417</text:p>
              </table:table-cell>
              <table:table-cell office:value-type="float" office:value="182.15475824775">
                <text:p>182.15475824775</text:p>
              </table:table-cell>
              <table:table-cell office:value-type="float" office:value="9.0404226516573">
                <text:p>9.0404226516573</text:p>
              </table:table-cell>
              <table:table-cell office:value-type="float" office:value="130.583653846154">
                <text:p>130.583653846154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84.429807692308">
                <text:p>184.429807692308</text:p>
              </table:table-cell>
              <table:table-cell office:value-type="float" office:value="9.42307692307685">
                <text:p>9.423076923076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27.28820060222">
                <text:p>127.28820060222</text:p>
              </table:table-cell>
              <table:table-cell office:value-type="float" office:value="1.866992433094">
                <text:p>1.866992433094</text:p>
              </table:table-cell>
              <table:table-cell office:value-type="float" office:value="177.46868056082">
                <text:p>177.46868056082</text:p>
              </table:table-cell>
              <table:table-cell office:value-type="float" office:value="8.1454209832418">
                <text:p>8.1454209832418</text:p>
              </table:table-cell>
              <table:table-cell office:value-type="float" office:value="127.891346153846">
                <text:p>127.891346153846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80.391346153846">
                <text:p>180.391346153846</text:p>
              </table:table-cell>
              <table:table-cell office:value-type="float" office:value="9.42307692307685">
                <text:p>9.423076923076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24.0136092471">
                <text:p>124.0136092471</text:p>
              </table:table-cell>
              <table:table-cell office:value-type="float" office:value="1.6821602181718">
                <text:p>1.6821602181718</text:p>
              </table:table-cell>
              <table:table-cell office:value-type="float" office:value="172.90315599202">
                <text:p>172.90315599202</text:p>
              </table:table-cell>
              <table:table-cell office:value-type="float" office:value="7.3390244627637">
                <text:p>7.3390244627637</text:p>
              </table:table-cell>
              <table:table-cell office:value-type="float" office:value="123.852884615385">
                <text:p>123.85288461538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75.006730769231">
                <text:p>175.006730769231</text:p>
              </table:table-cell>
              <table:table-cell office:value-type="float" office:value="8.07692307692301">
                <text:p>8.076923076923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20.82325938878">
                <text:p>120.82325938878</text:p>
              </table:table-cell>
              <table:table-cell office:value-type="float" office:value="1.5156263889675">
                <text:p>1.5156263889675</text:p>
              </table:table-cell>
              <table:table-cell office:value-type="float" office:value="168.4550832154">
                <text:p>168.4550832154</text:p>
              </table:table-cell>
              <table:table-cell office:value-type="float" office:value="6.6124611822835">
                <text:p>6.6124611822835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70.968269230769">
                <text:p>170.968269230769</text:p>
              </table:table-cell>
              <table:table-cell office:value-type="float" office:value="6.73076923076916">
                <text:p>6.73076923076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7.71498384698">
                <text:p>117.71498384698</text:p>
              </table:table-cell>
              <table:table-cell office:value-type="float" office:value="1.3655794056474">
                <text:p>1.3655794056474</text:p>
              </table:table-cell>
              <table:table-cell office:value-type="float" office:value="164.12144068912">
                <text:p>164.12144068912</text:p>
              </table:table-cell>
              <table:table-cell office:value-type="float" office:value="5.9578276525788">
                <text:p>5.9578276525788</text:p>
              </table:table-cell>
              <table:table-cell office:value-type="float" office:value="118.468269230769">
                <text:p>118.468269230769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6.73076923076916">
                <text:p>6.73076923076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14.68667119389">
                <text:p>114.68667119389</text:p>
              </table:table-cell>
              <table:table-cell office:value-type="float" office:value="1.2303870707863">
                <text:p>1.2303870707863</text:p>
              </table:table-cell>
              <table:table-cell office:value-type="float" office:value="159.89928460296">
                <text:p>159.89928460296</text:p>
              </table:table-cell>
              <table:table-cell office:value-type="float" office:value="5.3680028297081">
                <text:p>5.3680028297081</text:p>
              </table:table-cell>
              <table:table-cell office:value-type="float" office:value="114.429807692308">
                <text:p>114.429807692308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61.545192307692">
                <text:p>161.545192307692</text:p>
              </table:table-cell>
              <table:table-cell office:value-type="float" office:value="5.38461538461531">
                <text:p>5.38461538461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1.73626431987">
                <text:p>111.73626431987</text:p>
              </table:table-cell>
              <table:table-cell office:value-type="float" office:value="1.108578774473">
                <text:p>1.108578774473</text:p>
              </table:table-cell>
              <table:table-cell office:value-type="float" office:value="155.78574687854">
                <text:p>155.78574687854</text:p>
              </table:table-cell>
              <table:table-cell office:value-type="float" office:value="4.8365706529429">
                <text:p>4.8365706529429</text:p>
              </table:table-cell>
              <table:table-cell office:value-type="float" office:value="111.7375">
                <text:p>111.7375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57.506730769231">
                <text:p>157.506730769231</text:p>
              </table:table-cell>
              <table:table-cell office:value-type="float" office:value="5.38461538461531">
                <text:p>5.384615384615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8.86175903608">
                <text:p>108.86175903608</text:p>
              </table:table-cell>
              <table:table-cell office:value-type="float" office:value="0.99882949714896">
                <text:p>0.99882949714896</text:p>
              </table:table-cell>
              <table:table-cell office:value-type="float" office:value="151.77803322115">
                <text:p>151.77803322115</text:p>
              </table:table-cell>
              <table:table-cell office:value-type="float" office:value="4.3577502514433">
                <text:p>4.3577502514433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53.468269230769">
                <text:p>153.468269230769</text:p>
              </table:table-cell>
              <table:table-cell office:value-type="float" office:value="5.38461538461531">
                <text:p>5.38461538461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25cm" svg:height="13.795cm" xlink:href=".." xlink:type="simple" chart:class="chart:scatter" chart:style-name="ch1">
        <chart:legend chart:legend-position="end" svg:x="20.216cm" svg:y="5.609cm" style:legend-expansion="high" chart:style-name="ch2"/>
        <chart:plot-area chart:style-name="ch3" table:cell-range-address="Sheet1_2.A2:Sheet1_2.F82 Sheet1_2.B1:Sheet1_2.F1" chart:data-source-has-labels="row" svg:x="0.49cm" svg:y="0.275cm" svg:width="19.236cm" svg:height="13.245cm">
          <chartooo:coordinate-region svg:x="1.332cm" svg:y="0.473cm" svg:width="18.195cm" svg:height="12.4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B2:Sheet1_2.B82" chart:label-cell-address="Sheet1_2.B1:Sheet1_2.B1" chart:class="chart:scatter">
            <chart:domain table:cell-range-address="Sheet1_2.A2:Sheet1_2.A82"/>
            <chart:data-point chart:repeated="81"/>
          </chart:series>
          <chart:series chart:style-name="ch7" chart:values-cell-range-address="Sheet1_2.C2:Sheet1_2.C82" chart:label-cell-address="Sheet1_2.C1:Sheet1_2.C1" chart:class="chart:scatter">
            <chart:data-point chart:repeated="81"/>
          </chart:series>
          <chart:series chart:style-name="ch8" chart:values-cell-range-address="Sheet1_2.D2:Sheet1_2.D82" chart:label-cell-address="Sheet1_2.D1:Sheet1_2.D1" chart:class="chart:scatter">
            <chart:data-point chart:repeated="81"/>
          </chart:series>
          <chart:series chart:style-name="ch9" chart:values-cell-range-address="Sheet1_2.E2:Sheet1_2.E82" chart:label-cell-address="Sheet1_2.E1:Sheet1_2.E1" chart:class="chart:scatter">
            <chart:data-point chart:repeated="81"/>
          </chart:series>
          <chart:series chart:style-name="ch10" chart:values-cell-range-address="Sheet1_2.F2:Sheet1_2.F82" chart:label-cell-address="Sheet1_2.F1:Sheet1_2.F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感染日 80%削減</text:p>
                <draw:g>
                  <svg:desc>Sheet1_2.B1:Sheet1_2.B1</svg:desc>
                </draw:g>
              </table:table-cell>
              <table:table-cell office:value-type="string">
                <text:p>感染日 65%削減</text:p>
                <draw:g>
                  <svg:desc>Sheet1_2.C1:Sheet1_2.C1</svg:desc>
                </draw:g>
              </table:table-cell>
              <table:table-cell office:value-type="string">
                <text:p>指数関数 R=2.5</text:p>
                <draw:g>
                  <svg:desc>Sheet1_2.D1:Sheet1_2.D1</svg:desc>
                </draw:g>
              </table:table-cell>
              <table:table-cell office:value-type="string">
                <text:p>指数関数 R=0.5</text:p>
                <draw:g>
                  <svg:desc>Sheet1_2.E1:Sheet1_2.E1</svg:desc>
                </draw:g>
              </table:table-cell>
              <table:table-cell office:value-type="string">
                <text:p>指数関数 R=0.875</text:p>
                <draw:g>
                  <svg:desc>Sheet1_2.F1:Sheet1_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2.A2:Sheet1_2.A82</svg:desc>
                </draw:g>
              </table:table-cell>
              <table:table-cell office:value-type="float" office:value="1.34615384615385">
                <text:p>1.34615384615385</text:p>
                <draw:g>
                  <svg:desc>Sheet1_2.B2:Sheet1_2.B82</svg:desc>
                </draw:g>
              </table:table-cell>
              <table:table-cell office:value-type="float" office:value="1.34615384615385">
                <text:p>1.34615384615385</text:p>
                <draw:g>
                  <svg:desc>Sheet1_2.C2:Sheet1_2.C82</svg:desc>
                </draw:g>
              </table:table-cell>
              <table:table-cell office:value-type="float" office:value="1">
                <text:p>1</text:p>
                <draw:g>
                  <svg:desc>Sheet1_2.D2:Sheet1_2.D82</svg:desc>
                </draw:g>
              </table:table-cell>
              <table:table-cell office:value-type="float" office:value="NaN">
                <text:p>NaN</text:p>
                <draw:g>
                  <svg:desc>Sheet1_2.E2:Sheet1_2.E82</svg:desc>
                </draw:g>
              </table:table-cell>
              <table:table-cell office:value-type="float" office:value="NaN">
                <text:p>NaN</text:p>
                <draw:g>
                  <svg:desc>Sheet1_2.F2:Sheet1_2.F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6711133610061">
                <text:p>1.3671113361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1.8689934052948">
                <text:p>1.868993405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55512207147581">
                <text:p>2.5551220714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3.49313634903546">
                <text:p>3.49313634903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4.77550630131148">
                <text:p>4.7755063013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6.52864880014284">
                <text:p>6.5286488001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8.92538978409493">
                <text:p>8.9253897840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2.2020015529528">
                <text:p>12.202001552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  <table:table-cell office:value-type="float" office:value="16.681494646159">
                <text:p>16.68149464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2.8054604338657">
                <text:p>22.805460433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31.1776034841318">
                <text:p>31.177603484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42.6232551556065">
                <text:p>42.623255155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58.2707353047385">
                <text:p>58.2707353047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79.6625827980262">
                <text:p>79.6625827980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08.907620006235">
                <text:p>108.907620006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148.888841898262">
                <text:p>148.88884189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03.547623578006">
                <text:p>203.547623578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278.272263629832">
                <text:p>278.27226362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380.429166130722">
                <text:p>380.429166130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520.089025600613">
                <text:p>520.089025600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506.160576923077">
                <text:p>506.160576923077</text:p>
              </table:table-cell>
              <table:table-cell office:value-type="float" office:value="NaN">
                <text:p>NaN</text:p>
              </table:table-cell>
              <table:table-cell office:value-type="float" office:value="468.543436600213">
                <text:p>468.543436600213</text:p>
              </table:table-cell>
              <table:table-cell office:value-type="float" office:value="506.603583705077">
                <text:p>506.603583705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492.699038461539">
                <text:p>492.699038461539</text:p>
              </table:table-cell>
              <table:table-cell office:value-type="float" office:value="NaN">
                <text:p>NaN</text:p>
              </table:table-cell>
              <table:table-cell office:value-type="float" office:value="422.17875380988">
                <text:p>422.17875380988</text:p>
              </table:table-cell>
              <table:table-cell office:value-type="float" office:value="493.552290428513">
                <text:p>493.552290428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480.583653846154">
                <text:p>480.583653846154</text:p>
              </table:table-cell>
              <table:table-cell office:value-type="float" office:value="NaN">
                <text:p>NaN</text:p>
              </table:table-cell>
              <table:table-cell office:value-type="float" office:value="380.402084941686">
                <text:p>380.402084941686</text:p>
              </table:table-cell>
              <table:table-cell office:value-type="float" office:value="480.837228994103">
                <text:p>480.837228994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NaN">
                <text:p>NaN</text:p>
              </table:table-cell>
              <table:table-cell office:value-type="float" office:value="342.759423400891">
                <text:p>342.759423400891</text:p>
              </table:table-cell>
              <table:table-cell office:value-type="float" office:value="468.449737283137">
                <text:p>468.449737283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8.275961538461">
                <text:p>308.275961538461</text:p>
              </table:table-cell>
              <table:table-cell office:value-type="float" office:value="456.352884615385">
                <text:p>456.352884615385</text:p>
              </table:table-cell>
              <table:table-cell office:value-type="float" office:value="NaN">
                <text:p>NaN</text:p>
              </table:table-cell>
              <table:table-cell office:value-type="float" office:value="308.841688783387">
                <text:p>308.841688783387</text:p>
              </table:table-cell>
              <table:table-cell office:value-type="float" office:value="456.381376333344">
                <text:p>456.381376333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444.2375">
                <text:p>444.2375</text:p>
              </table:table-cell>
              <table:table-cell office:value-type="float" office:value="NaN">
                <text:p>NaN</text:p>
              </table:table-cell>
              <table:table-cell office:value-type="float" office:value="278.280281207657">
                <text:p>278.280281207657</text:p>
              </table:table-cell>
              <table:table-cell office:value-type="float" office:value="444.62392458986">
                <text:p>444.62392458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432.122115384615">
                <text:p>432.122115384615</text:p>
              </table:table-cell>
              <table:table-cell office:value-type="float" office:value="NaN">
                <text:p>NaN</text:p>
              </table:table-cell>
              <table:table-cell office:value-type="float" office:value="250.743075567518">
                <text:p>250.743075567518</text:p>
              </table:table-cell>
              <table:table-cell office:value-type="float" office:value="433.169372304306">
                <text:p>433.169372304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NaN">
                <text:p>NaN</text:p>
              </table:table-cell>
              <table:table-cell office:value-type="float" office:value="225.930812173291">
                <text:p>225.930812173291</text:p>
              </table:table-cell>
              <table:table-cell office:value-type="float" office:value="422.009916078154">
                <text:p>422.009916078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410.583653846154">
                <text:p>410.583653846154</text:p>
              </table:table-cell>
              <table:table-cell office:value-type="float" office:value="NaN">
                <text:p>NaN</text:p>
              </table:table-cell>
              <table:table-cell office:value-type="float" office:value="203.573844556829">
                <text:p>203.573844556829</text:p>
              </table:table-cell>
              <table:table-cell office:value-type="float" office:value="411.137953546676">
                <text:p>411.1379535466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399.814423076923">
                <text:p>399.814423076923</text:p>
              </table:table-cell>
              <table:table-cell office:value-type="float" office:value="NaN">
                <text:p>NaN</text:p>
              </table:table-cell>
              <table:table-cell office:value-type="float" office:value="183.429209097258">
                <text:p>183.429209097258</text:p>
              </table:table-cell>
              <table:table-cell office:value-type="float" office:value="400.546078199841">
                <text:p>400.546078199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390.391346153846">
                <text:p>390.391346153846</text:p>
              </table:table-cell>
              <table:table-cell office:value-type="float" office:value="NaN">
                <text:p>NaN</text:p>
              </table:table-cell>
              <table:table-cell office:value-type="float" office:value="165.277984621709">
                <text:p>165.277984621709</text:p>
              </table:table-cell>
              <table:table-cell office:value-type="float" office:value="390.227074336641">
                <text:p>390.2270743366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NaN">
                <text:p>NaN</text:p>
              </table:table-cell>
              <table:table-cell office:value-type="float" office:value="148.922913286563">
                <text:p>148.922913286563</text:p>
              </table:table-cell>
              <table:table-cell office:value-type="float" office:value="380.173912149404">
                <text:p>380.1739121494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370.199038461538">
                <text:p>370.199038461538</text:p>
              </table:table-cell>
              <table:table-cell office:value-type="float" office:value="NaN">
                <text:p>NaN</text:p>
              </table:table-cell>
              <table:table-cell office:value-type="float" office:value="134.186256884234">
                <text:p>134.186256884234</text:p>
              </table:table-cell>
              <table:table-cell office:value-type="float" office:value="370.379742934744">
                <text:p>370.3797429347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360.775961538461">
                <text:p>360.775961538461</text:p>
              </table:table-cell>
              <table:table-cell office:value-type="float" office:value="NaN">
                <text:p>NaN</text:p>
              </table:table-cell>
              <table:table-cell office:value-type="float" office:value="120.907865278957">
                <text:p>120.907865278957</text:p>
              </table:table-cell>
              <table:table-cell office:value-type="float" office:value="360.837894427897">
                <text:p>360.837894427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351.352884615385">
                <text:p>351.352884615385</text:p>
              </table:table-cell>
              <table:table-cell office:value-type="float" office:value="NaN">
                <text:p>NaN</text:p>
              </table:table-cell>
              <table:table-cell office:value-type="float" office:value="108.943435980381">
                <text:p>108.943435980381</text:p>
              </table:table-cell>
              <table:table-cell office:value-type="float" office:value="351.541866257244">
                <text:p>351.5418662572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.2692307692308">
                <text:p>98.2692307692308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NaN">
                <text:p>NaN</text:p>
              </table:table-cell>
              <table:table-cell office:value-type="float" office:value="98.1629459409291">
                <text:p>98.1629459409291</text:p>
              </table:table-cell>
              <table:table-cell office:value-type="float" office:value="342.485325515943">
                <text:p>342.4853255159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.8461538461538">
                <text:p>88.8461538461538</text:p>
              </table:table-cell>
              <table:table-cell office:value-type="float" office:value="333.852884615385">
                <text:p>333.852884615385</text:p>
              </table:table-cell>
              <table:table-cell office:value-type="float" office:value="NaN">
                <text:p>NaN</text:p>
              </table:table-cell>
              <table:table-cell office:value-type="float" office:value="88.4492385345458">
                <text:p>88.4492385345458</text:p>
              </table:table-cell>
              <table:table-cell office:value-type="float" office:value="333.662102447647">
                <text:p>333.6621024476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324.429807692308">
                <text:p>324.429807692308</text:p>
              </table:table-cell>
              <table:table-cell office:value-type="float" office:value="NaN">
                <text:p>NaN</text:p>
              </table:table-cell>
              <table:table-cell office:value-type="float" office:value="79.6967503608617">
                <text:p>79.6967503608617</text:p>
              </table:table-cell>
              <table:table-cell office:value-type="float" office:value="325.066186243363">
                <text:p>325.0661862433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2.6923076923077">
                <text:p>72.6923076923077</text:p>
              </table:table-cell>
              <table:table-cell office:value-type="float" office:value="316.352884615385">
                <text:p>316.352884615385</text:p>
              </table:table-cell>
              <table:table-cell office:value-type="float" office:value="NaN">
                <text:p>NaN</text:p>
              </table:table-cell>
              <table:table-cell office:value-type="float" office:value="71.8103640383604">
                <text:p>71.8103640383604</text:p>
              </table:table-cell>
              <table:table-cell office:value-type="float" office:value="316.691720946595">
                <text:p>316.691720946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.6153846153846">
                <text:p>64.6153846153846</text:p>
              </table:table-cell>
              <table:table-cell office:value-type="float" office:value="308.275961538462">
                <text:p>308.275961538462</text:p>
              </table:table-cell>
              <table:table-cell office:value-type="float" office:value="NaN">
                <text:p>NaN</text:p>
              </table:table-cell>
              <table:table-cell office:value-type="float" office:value="64.7043745193187">
                <text:p>64.7043745193187</text:p>
              </table:table-cell>
              <table:table-cell office:value-type="float" office:value="308.533001463987">
                <text:p>308.5330014639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300.199038461538">
                <text:p>300.199038461538</text:p>
              </table:table-cell>
              <table:table-cell office:value-type="float" office:value="NaN">
                <text:p>NaN</text:p>
              </table:table-cell>
              <table:table-cell office:value-type="float" office:value="58.3015576929785">
                <text:p>58.3015576929785</text:p>
              </table:table-cell>
              <table:table-cell office:value-type="float" office:value="300.58446967873">
                <text:p>300.584469678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.5">
                <text:p>52.5</text:p>
              </table:table-cell>
              <table:table-cell office:value-type="float" office:value="293.468269230769">
                <text:p>293.468269230769</text:p>
              </table:table-cell>
              <table:table-cell office:value-type="float" office:value="NaN">
                <text:p>NaN</text:p>
              </table:table-cell>
              <table:table-cell office:value-type="float" office:value="52.5323311550264">
                <text:p>52.5323311550264</text:p>
              </table:table-cell>
              <table:table-cell office:value-type="float" office:value="292.840710664105">
                <text:p>292.840710664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1153846153846">
                <text:p>47.1153846153846</text:p>
              </table:table-cell>
              <table:table-cell office:value-type="float" office:value="285.391346153846">
                <text:p>285.391346153846</text:p>
              </table:table-cell>
              <table:table-cell office:value-type="float" office:value="NaN">
                <text:p>NaN</text:p>
              </table:table-cell>
              <table:table-cell office:value-type="float" office:value="47.3339980230703">
                <text:p>47.3339980230703</text:p>
              </table:table-cell>
              <table:table-cell office:value-type="float" office:value="285.296448994571">
                <text:p>285.296448994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NaN">
                <text:p>NaN</text:p>
              </table:table-cell>
              <table:table-cell office:value-type="float" office:value="42.650065580302">
                <text:p>42.650065580302</text:p>
              </table:table-cell>
              <table:table-cell office:value-type="float" office:value="277.946545151889">
                <text:p>277.946545151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9.0384615384615">
                <text:p>39.0384615384615</text:p>
              </table:table-cell>
              <table:table-cell office:value-type="float" office:value="270.583653846154">
                <text:p>270.583653846154</text:p>
              </table:table-cell>
              <table:table-cell office:value-type="float" office:value="NaN">
                <text:p>NaN</text:p>
              </table:table-cell>
              <table:table-cell office:value-type="float" office:value="38.4296313427291">
                <text:p>38.4296313427291</text:p>
              </table:table-cell>
              <table:table-cell office:value-type="float" office:value="270.785992023831">
                <text:p>270.785992023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263.852884615385">
                <text:p>263.852884615385</text:p>
              </table:table-cell>
              <table:table-cell office:value-type="float" office:value="NaN">
                <text:p>NaN</text:p>
              </table:table-cell>
              <table:table-cell office:value-type="float" office:value="34.6268298780799">
                <text:p>34.6268298780799</text:p>
              </table:table-cell>
              <table:table-cell office:value-type="float" office:value="263.809911493091">
                <text:p>263.8099114930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0.9615384615384">
                <text:p>30.9615384615384</text:p>
              </table:table-cell>
              <table:table-cell office:value-type="float" office:value="257.122115384615">
                <text:p>257.122115384615</text:p>
              </table:table-cell>
              <table:table-cell office:value-type="float" office:value="NaN">
                <text:p>NaN</text:p>
              </table:table-cell>
              <table:table-cell office:value-type="float" office:value="31.2003343647048">
                <text:p>31.2003343647048</text:p>
              </table:table-cell>
              <table:table-cell office:value-type="float" office:value="257.013551114075">
                <text:p>257.013551114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2692307692307">
                <text:p>28.2692307692307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NaN">
                <text:p>NaN</text:p>
              </table:table-cell>
              <table:table-cell office:value-type="float" office:value="28.1129074736817">
                <text:p>28.1129074736817</text:p>
              </table:table-cell>
              <table:table-cell office:value-type="float" office:value="250.392280875304">
                <text:p>250.3922808753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5769230769231">
                <text:p>25.5769230769231</text:p>
              </table:table-cell>
              <table:table-cell office:value-type="float" office:value="243.660576923077">
                <text:p>243.660576923077</text:p>
              </table:table-cell>
              <table:table-cell office:value-type="float" office:value="NaN">
                <text:p>NaN</text:p>
              </table:table-cell>
              <table:table-cell office:value-type="float" office:value="25.3309966933513">
                <text:p>25.3309966933513</text:p>
              </table:table-cell>
              <table:table-cell office:value-type="float" office:value="243.941590045225">
                <text:p>243.941590045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38.275961538462">
                <text:p>238.275961538462</text:p>
              </table:table-cell>
              <table:table-cell office:value-type="float" office:value="NaN">
                <text:p>NaN</text:p>
              </table:table-cell>
              <table:table-cell office:value-type="float" office:value="22.8243696984835">
                <text:p>22.8243696984835</text:p>
              </table:table-cell>
              <table:table-cell office:value-type="float" office:value="237.65708409928">
                <text:p>237.657084099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1.5384615384615">
                <text:p>21.5384615384615</text:p>
              </table:table-cell>
              <table:table-cell office:value-type="float" office:value="231.545192307692">
                <text:p>231.545192307692</text:p>
              </table:table-cell>
              <table:table-cell office:value-type="float" office:value="NaN">
                <text:p>NaN</text:p>
              </table:table-cell>
              <table:table-cell office:value-type="float" office:value="20.5657858014639">
                <text:p>20.5657858014639</text:p>
              </table:table-cell>
              <table:table-cell office:value-type="float" office:value="231.534481726143">
                <text:p>231.534481726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8461538461538">
                <text:p>18.8461538461538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NaN">
                <text:p>NaN</text:p>
              </table:table-cell>
              <table:table-cell office:value-type="float" office:value="18.5306999150034">
                <text:p>18.5306999150034</text:p>
              </table:table-cell>
              <table:table-cell office:value-type="float" office:value="225.56961191108">
                <text:p>225.569611911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7.5">
                <text:p>17.5</text:p>
              </table:table-cell>
              <table:table-cell office:value-type="float" office:value="219.429807692308">
                <text:p>219.429807692308</text:p>
              </table:table-cell>
              <table:table-cell office:value-type="float" office:value="NaN">
                <text:p>NaN</text:p>
              </table:table-cell>
              <table:table-cell office:value-type="float" office:value="16.696995809198">
                <text:p>16.696995809198</text:p>
              </table:table-cell>
              <table:table-cell office:value-type="float" office:value="219.758411094455">
                <text:p>219.758411094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6.1538461538461">
                <text:p>16.1538461538461</text:p>
              </table:table-cell>
              <table:table-cell office:value-type="float" office:value="214.045192307692">
                <text:p>214.045192307692</text:p>
              </table:table-cell>
              <table:table-cell office:value-type="float" office:value="NaN">
                <text:p>NaN</text:p>
              </table:table-cell>
              <table:table-cell office:value-type="float" office:value="15.0447457641173">
                <text:p>15.0447457641173</text:p>
              </table:table-cell>
              <table:table-cell office:value-type="float" office:value="214.096920403431">
                <text:p>214.096920403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4615384615384">
                <text:p>13.4615384615384</text:p>
              </table:table-cell>
              <table:table-cell office:value-type="float" office:value="208.660576923077">
                <text:p>208.660576923077</text:p>
              </table:table-cell>
              <table:table-cell office:value-type="float" office:value="NaN">
                <text:p>NaN</text:p>
              </table:table-cell>
              <table:table-cell office:value-type="float" office:value="13.5559940059539">
                <text:p>13.5559940059539</text:p>
              </table:table-cell>
              <table:table-cell office:value-type="float" office:value="208.581282954998">
                <text:p>208.581282954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NaN">
                <text:p>NaN</text:p>
              </table:table-cell>
              <table:table-cell office:value-type="float" office:value="12.2145615732337">
                <text:p>12.2145615732337</text:p>
              </table:table-cell>
              <table:table-cell office:value-type="float" office:value="203.20774122847">
                <text:p>203.20774122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97.891346153846">
                <text:p>197.891346153846</text:p>
              </table:table-cell>
              <table:table-cell office:value-type="float" office:value="NaN">
                <text:p>NaN</text:p>
              </table:table-cell>
              <table:table-cell office:value-type="float" office:value="11.0058704924766">
                <text:p>11.0058704924766</text:p>
              </table:table-cell>
              <table:table-cell office:value-type="float" office:value="197.972634505686">
                <text:p>197.9726345056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.7692307692308">
                <text:p>10.7692307692308</text:p>
              </table:table-cell>
              <table:table-cell office:value-type="float" office:value="193.852884615385">
                <text:p>193.852884615385</text:p>
              </table:table-cell>
              <table:table-cell office:value-type="float" office:value="NaN">
                <text:p>NaN</text:p>
              </table:table-cell>
              <table:table-cell office:value-type="float" office:value="9.91678535254201">
                <text:p>9.91678535254201</text:p>
              </table:table-cell>
              <table:table-cell office:value-type="float" office:value="192.872396377146">
                <text:p>192.872396377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.42307692307691">
                <text:p>9.42307692307691</text:p>
              </table:table-cell>
              <table:table-cell office:value-type="float" office:value="188.468269230769">
                <text:p>188.468269230769</text:p>
              </table:table-cell>
              <table:table-cell office:value-type="float" office:value="NaN">
                <text:p>NaN</text:p>
              </table:table-cell>
              <table:table-cell office:value-type="float" office:value="8.9354705559744">
                <text:p>8.9354705559744</text:p>
              </table:table-cell>
              <table:table-cell office:value-type="float" office:value="187.903552312401">
                <text:p>187.9035523124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NaN">
                <text:p>NaN</text:p>
              </table:table-cell>
              <table:table-cell office:value-type="float" office:value="8.05126169603127">
                <text:p>8.05126169603127</text:p>
              </table:table-cell>
              <table:table-cell office:value-type="float" office:value="183.062717293032">
                <text:p>183.062717293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79.045192307692">
                <text:p>179.045192307692</text:p>
              </table:table-cell>
              <table:table-cell office:value-type="float" office:value="NaN">
                <text:p>NaN</text:p>
              </table:table-cell>
              <table:table-cell office:value-type="float" office:value="7.25454966158875">
                <text:p>7.25454966158875</text:p>
              </table:table-cell>
              <table:table-cell office:value-type="float" office:value="178.346593506614">
                <text:p>178.346593506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73.660576923077">
                <text:p>173.660576923077</text:p>
              </table:table-cell>
              <table:table-cell office:value-type="float" office:value="NaN">
                <text:p>NaN</text:p>
              </table:table-cell>
              <table:table-cell office:value-type="float" office:value="6.53667621043789">
                <text:p>6.53667621043789</text:p>
              </table:table-cell>
              <table:table-cell office:value-type="float" office:value="173.751968100083">
                <text:p>173.7519681000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69.622115384615">
                <text:p>169.622115384615</text:p>
              </table:table-cell>
              <table:table-cell office:value-type="float" office:value="NaN">
                <text:p>NaN</text:p>
              </table:table-cell>
              <table:table-cell office:value-type="float" office:value="5.88983987611813">
                <text:p>5.88983987611813</text:p>
              </table:table-cell>
              <table:table-cell office:value-type="float" office:value="169.275710990985">
                <text:p>169.2757109909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NaN">
                <text:p>NaN</text:p>
              </table:table-cell>
              <table:table-cell office:value-type="float" office:value="5.30701118573338">
                <text:p>5.30701118573338</text:p>
              </table:table-cell>
              <table:table-cell office:value-type="float" office:value="164.914772735112">
                <text:p>164.914772735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1.545192307692">
                <text:p>161.545192307692</text:p>
              </table:table-cell>
              <table:table-cell office:value-type="float" office:value="NaN">
                <text:p>NaN</text:p>
              </table:table-cell>
              <table:table-cell office:value-type="float" office:value="4.78185626738325">
                <text:p>4.78185626738325</text:p>
              </table:table-cell>
              <table:table-cell office:value-type="float" office:value="160.666182449069">
                <text:p>160.6661824490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57.506730769231">
                <text:p>157.506730769231</text:p>
              </table:table-cell>
              <table:table-cell office:value-type="float" office:value="NaN">
                <text:p>NaN</text:p>
              </table:table-cell>
              <table:table-cell office:value-type="float" office:value="4.30866801701542">
                <text:p>4.30866801701542</text:p>
              </table:table-cell>
              <table:table-cell office:value-type="float" office:value="156.527045786369">
                <text:p>156.5270457863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53.468269230769">
                <text:p>153.468269230769</text:p>
              </table:table-cell>
              <table:table-cell office:value-type="float" office:value="NaN">
                <text:p>NaN</text:p>
              </table:table-cell>
              <table:table-cell office:value-type="float" office:value="3.88230407665736">
                <text:p>3.88230407665736</text:p>
              </table:table-cell>
              <table:table-cell office:value-type="float" office:value="152.49454296566">
                <text:p>152.49454296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NaN">
                <text:p>NaN</text:p>
              </table:table-cell>
              <table:table-cell office:value-type="float" office:value="3.4981309500078">
                <text:p>3.4981309500078</text:p>
              </table:table-cell>
              <table:table-cell office:value-type="float" office:value="148.565926849752">
                <text:p>148.5659268497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5.391346153846">
                <text:p>145.391346153846</text:p>
              </table:table-cell>
              <table:table-cell office:value-type="float" office:value="NaN">
                <text:p>NaN</text:p>
              </table:table-cell>
              <table:table-cell office:value-type="float" office:value="3.15197364806581">
                <text:p>3.15197364806581</text:p>
              </table:table-cell>
              <table:table-cell office:value-type="float" office:value="144.738521074136">
                <text:p>144.738521074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41.352884615385">
                <text:p>141.352884615385</text:p>
              </table:table-cell>
              <table:table-cell office:value-type="float" office:value="NaN">
                <text:p>NaN</text:p>
              </table:table-cell>
              <table:table-cell office:value-type="float" office:value="2.8400703175732">
                <text:p>2.8400703175732</text:p>
              </table:table-cell>
              <table:table-cell office:value-type="float" office:value="141.009718223712">
                <text:p>141.0097182237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7.314423076923">
                <text:p>137.314423076923</text:p>
              </table:table-cell>
              <table:table-cell office:value-type="float" office:value="NaN">
                <text:p>NaN</text:p>
              </table:table-cell>
              <table:table-cell office:value-type="float" office:value="2.55903135919617">
                <text:p>2.55903135919617</text:p>
              </table:table-cell>
              <table:table-cell office:value-type="float" office:value="137.376978056491">
                <text:p>137.3769780564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NaN">
                <text:p>NaN</text:p>
              </table:table-cell>
              <table:table-cell office:value-type="float" office:value="2.3058025911644">
                <text:p>2.3058025911644</text:p>
              </table:table-cell>
              <table:table-cell office:value-type="float" office:value="133.837825773062">
                <text:p>133.8378257730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0.583653846154">
                <text:p>130.583653846154</text:p>
              </table:table-cell>
              <table:table-cell office:value-type="float" office:value="NaN">
                <text:p>NaN</text:p>
              </table:table-cell>
              <table:table-cell office:value-type="float" office:value="2.0776320580497">
                <text:p>2.0776320580497</text:p>
              </table:table-cell>
              <table:table-cell office:value-type="float" office:value="130.389850330633">
                <text:p>130.389850330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7.891346153846">
                <text:p>127.891346153846</text:p>
              </table:table-cell>
              <table:table-cell office:value-type="float" office:value="NaN">
                <text:p>NaN</text:p>
              </table:table-cell>
              <table:table-cell office:value-type="float" office:value="1.87204012397957">
                <text:p>1.87204012397957</text:p>
              </table:table-cell>
              <table:table-cell office:value-type="float" office:value="127.030702800514">
                <text:p>127.030702800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3.852884615385">
                <text:p>123.852884615385</text:p>
              </table:table-cell>
              <table:table-cell office:value-type="float" office:value="NaN">
                <text:p>NaN</text:p>
              </table:table-cell>
              <table:table-cell office:value-type="float" office:value="1.68679252527477">
                <text:p>1.68679252527477</text:p>
              </table:table-cell>
              <table:table-cell office:value-type="float" office:value="123.758094767913">
                <text:p>123.7580947679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NaN">
                <text:p>NaN</text:p>
              </table:table-cell>
              <table:table-cell office:value-type="float" office:value="1.51987608966113">
                <text:p>1.51987608966113</text:p>
              </table:table-cell>
              <table:table-cell office:value-type="float" office:value="120.569796772956">
                <text:p>120.5697967729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8.468269230769">
                <text:p>118.468269230769</text:p>
              </table:table-cell>
              <table:table-cell office:value-type="float" office:value="NaN">
                <text:p>NaN</text:p>
              </table:table-cell>
              <table:table-cell office:value-type="float" office:value="1.36947685818523">
                <text:p>1.36947685818523</text:p>
              </table:table-cell>
              <table:table-cell office:value-type="float" office:value="117.46363679187">
                <text:p>117.463636791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4.429807692308">
                <text:p>114.429807692308</text:p>
              </table:table-cell>
              <table:table-cell office:value-type="float" office:value="NaN">
                <text:p>NaN</text:p>
              </table:table-cell>
              <table:table-cell office:value-type="float" office:value="1.23396037207418">
                <text:p>1.23396037207418</text:p>
              </table:table-cell>
              <table:table-cell office:value-type="float" office:value="114.437498757294">
                <text:p>114.4374987572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1.7375">
                <text:p>111.7375</text:p>
              </table:table-cell>
              <table:table-cell office:value-type="float" office:value="NaN">
                <text:p>NaN</text:p>
              </table:table-cell>
              <table:table-cell office:value-type="float" office:value="1.11185391030791">
                <text:p>1.11185391030791</text:p>
              </table:table-cell>
              <table:table-cell office:value-type="float" office:value="111.489321116712">
                <text:p>111.4893211167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NaN">
                <text:p>NaN</text:p>
              </table:table-cell>
              <table:table-cell office:value-type="float" office:value="1.00183048487125">
                <text:p>1.00183048487125</text:p>
              </table:table-cell>
              <table:table-cell office:value-type="float" office:value="108.617095428024">
                <text:p>108.6170954280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9cm" svg:y="3.955cm" style:legend-expansion="high" chart:style-name="ch2"/>
        <chart:plot-area chart:style-name="ch3" table:cell-range-address="Sheet3.A1:Sheet3.C82" chart:data-source-has-labels="row" svg:x="0.32cm" svg:y="0.18cm" svg:width="11.269cm" svg:height="8.64cm">
          <chartooo:coordinate-region svg:x="1.457cm" svg:y="0.378cm" svg:width="9.736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82" chart:label-cell-address="Sheet3.B1:Sheet3.B1" chart:class="chart:scatter">
            <chart:domain table:cell-range-address="Sheet3.A2:Sheet3.A82"/>
            <chart:data-point chart:repeated="81"/>
          </chart:series>
          <chart:series chart:style-name="ch8" chart:values-cell-range-address="Sheet3.C2:Sheet3.C82" chart:label-cell-address="Sheet3.C1:Sheet3.C1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感染日 80%削減</text:p>
                <draw:g>
                  <svg:desc>Sheet3.B1:Sheet3.B1</svg:desc>
                </draw:g>
              </table:table-cell>
              <table:table-cell office:value-type="string">
                <text:p>感染日 65%削減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82</svg:desc>
                </draw:g>
              </table:table-cell>
              <table:table-cell office:value-type="float" office:value="1.34615384615385">
                <text:p>1.34615384615385</text:p>
                <draw:g>
                  <svg:desc>Sheet3.B2:Sheet3.B82</svg:desc>
                </draw:g>
              </table:table-cell>
              <table:table-cell office:value-type="float" office:value="1.34615384615385">
                <text:p>1.34615384615385</text:p>
                <draw:g>
                  <svg:desc>Sheet3.C2:Sheet3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4.03846153846154">
                <text:p>4.03846153846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5.38461538461539">
                <text:p>5.38461538461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6.73076923076923">
                <text:p>6.73076923076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9.42307692307693">
                <text:p>9.42307692307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2.1153846153846">
                <text:p>12.1153846153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2.8846153846154">
                <text:p>22.8846153846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30.9615384615385">
                <text:p>30.961538461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43.0769230769231">
                <text:p>43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59.2307692307692">
                <text:p>59.2307692307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79.4230769230769">
                <text:p>79.4230769230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09.045192307692">
                <text:p>109.045192307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149.429807692308">
                <text:p>149.429807692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03.275961538462">
                <text:p>203.2759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278.660576923077">
                <text:p>278.660576923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379.622115384615">
                <text:p>379.622115384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519.622115384615">
                <text:p>519.622115384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506.160576923077">
                <text:p>506.160576923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492.699038461539">
                <text:p>492.699038461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480.583653846154">
                <text:p>480.583653846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467.122115384615">
                <text:p>467.122115384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8.275961538461">
                <text:p>308.275961538461</text:p>
              </table:table-cell>
              <table:table-cell office:value-type="float" office:value="456.352884615385">
                <text:p>456.3528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444.2375">
                <text:p>444.2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432.122115384615">
                <text:p>432.122115384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421.352884615385">
                <text:p>421.352884615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410.583653846154">
                <text:p>410.583653846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399.814423076923">
                <text:p>399.814423076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390.391346153846">
                <text:p>390.391346153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379.622115384615">
                <text:p>379.622115384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370.199038461538">
                <text:p>370.199038461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360.775961538461">
                <text:p>360.7759615384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351.352884615385">
                <text:p>351.352884615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.2692307692308">
                <text:p>98.2692307692308</text:p>
              </table:table-cell>
              <table:table-cell office:value-type="float" office:value="341.929807692308">
                <text:p>341.929807692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.8461538461538">
                <text:p>88.8461538461538</text:p>
              </table:table-cell>
              <table:table-cell office:value-type="float" office:value="333.852884615385">
                <text:p>333.852884615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324.429807692308">
                <text:p>324.429807692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2.6923076923077">
                <text:p>72.6923076923077</text:p>
              </table:table-cell>
              <table:table-cell office:value-type="float" office:value="316.352884615385">
                <text:p>316.352884615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.6153846153846">
                <text:p>64.6153846153846</text:p>
              </table:table-cell>
              <table:table-cell office:value-type="float" office:value="308.275961538462">
                <text:p>308.275961538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300.199038461538">
                <text:p>300.1990384615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.5">
                <text:p>52.5</text:p>
              </table:table-cell>
              <table:table-cell office:value-type="float" office:value="293.468269230769">
                <text:p>293.4682692307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1153846153846">
                <text:p>47.1153846153846</text:p>
              </table:table-cell>
              <table:table-cell office:value-type="float" office:value="285.391346153846">
                <text:p>285.391346153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278.660576923077">
                <text:p>278.6605769230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9.0384615384615">
                <text:p>39.0384615384615</text:p>
              </table:table-cell>
              <table:table-cell office:value-type="float" office:value="270.583653846154">
                <text:p>270.583653846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263.852884615385">
                <text:p>263.852884615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0.9615384615384">
                <text:p>30.9615384615384</text:p>
              </table:table-cell>
              <table:table-cell office:value-type="float" office:value="257.122115384615">
                <text:p>257.1221153846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2692307692307">
                <text:p>28.2692307692307</text:p>
              </table:table-cell>
              <table:table-cell office:value-type="float" office:value="250.391346153846">
                <text:p>250.3913461538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5769230769231">
                <text:p>25.5769230769231</text:p>
              </table:table-cell>
              <table:table-cell office:value-type="float" office:value="243.660576923077">
                <text:p>243.6605769230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38.275961538462">
                <text:p>238.275961538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1.5384615384615">
                <text:p>21.5384615384615</text:p>
              </table:table-cell>
              <table:table-cell office:value-type="float" office:value="231.545192307692">
                <text:p>231.545192307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8461538461538">
                <text:p>18.8461538461538</text:p>
              </table:table-cell>
              <table:table-cell office:value-type="float" office:value="226.160576923077">
                <text:p>226.16057692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7.5">
                <text:p>17.5</text:p>
              </table:table-cell>
              <table:table-cell office:value-type="float" office:value="219.429807692308">
                <text:p>219.429807692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6.1538461538461">
                <text:p>16.1538461538461</text:p>
              </table:table-cell>
              <table:table-cell office:value-type="float" office:value="214.045192307692">
                <text:p>214.045192307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4615384615384">
                <text:p>13.4615384615384</text:p>
              </table:table-cell>
              <table:table-cell office:value-type="float" office:value="208.660576923077">
                <text:p>208.6605769230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203.275961538462">
                <text:p>203.275961538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97.891346153846">
                <text:p>197.891346153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.7692307692308">
                <text:p>10.7692307692308</text:p>
              </table:table-cell>
              <table:table-cell office:value-type="float" office:value="193.852884615385">
                <text:p>193.8528846153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.42307692307691">
                <text:p>9.42307692307691</text:p>
              </table:table-cell>
              <table:table-cell office:value-type="float" office:value="188.468269230769">
                <text:p>188.4682692307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83.083653846154">
                <text:p>183.083653846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79.045192307692">
                <text:p>179.0451923076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73.660576923077">
                <text:p>173.660576923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69.622115384615">
                <text:p>169.6221153846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5.583653846154">
                <text:p>165.583653846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1.545192307692">
                <text:p>161.5451923076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57.506730769231">
                <text:p>157.506730769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53.468269230769">
                <text:p>153.4682692307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9.429807692308">
                <text:p>149.429807692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5.391346153846">
                <text:p>145.3913461538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41.352884615385">
                <text:p>141.352884615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7.314423076923">
                <text:p>137.3144230769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4.622115384615">
                <text:p>134.6221153846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0.583653846154">
                <text:p>130.583653846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7.891346153846">
                <text:p>127.8913461538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3.852884615385">
                <text:p>123.8528846153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21.160576923077">
                <text:p>121.1605769230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8.468269230769">
                <text:p>118.4682692307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4.429807692308">
                <text:p>114.4298076923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1.7375">
                <text:p>111.7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09.045192307692">
                <text:p>109.0451923076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7cm" svg:y="4.222cm" style:legend-expansion="high" chart:style-name="ch2"/>
        <chart:plot-area chart:style-name="ch3" table:cell-range-address="Sheet3.A1:Sheet3.A82 Sheet3.F1:Sheet3.F82" chart:data-source-has-labels="row" svg:x="0.32cm" svg:y="0.18cm" svg:width="13.307cm" svg:height="8.64cm">
          <chartooo:coordinate-region svg:x="1.28cm" svg:y="0.379cm" svg:width="12.149cm" svg:height="8.2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F2:Sheet3.F82" chart:label-cell-address="Sheet3.F1:Sheet3.F1" chart:class="chart:scatter">
            <chart:domain table:cell-range-address="Sheet3.A2:Sheet3.A82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差分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82</svg:desc>
                </draw:g>
              </table:table-cell>
              <table:table-cell office:value-type="float" office:value="0">
                <text:p>0</text:p>
                <draw:g>
                  <svg:desc>Sheet3.F2:Sheet3.F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34615384615384">
                <text:p>1.34615384615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34615384615384">
                <text:p>1.34615384615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6923076923077">
                <text:p>2.6923076923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69230769230767">
                <text:p>2.69230769230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3846153846154">
                <text:p>5.3846153846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.3846153846154">
                <text:p>5.3846153846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.0769230769231">
                <text:p>8.0769230769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.1153846153846">
                <text:p>12.1153846153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.1538461538461">
                <text:p>16.1538461538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0.1923076923077">
                <text:p>20.1923076923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9.6221153846151">
                <text:p>29.6221153846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0.384615384616">
                <text:p>40.384615384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3.846153846154">
                <text:p>53.846153846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5.384615384615">
                <text:p>75.3846153846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0.961538461538">
                <text:p>100.9615384615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52.5">
                <text:p>-5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45.76923076923">
                <text:p>-45.76923076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41.73076923077">
                <text:p>-41.73076923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37.692307692307">
                <text:p>-37.6923076923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33.653846153847">
                <text:p>-33.6538461538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29.615384615384">
                <text:p>-29.615384615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28.269230769231">
                <text:p>-28.269230769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24.230769230769">
                <text:p>-24.2307692307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22.884615384615">
                <text:p>-22.8846153846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20.192307692308">
                <text:p>-20.1923076923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.153846153846">
                <text:p>-16.153846153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4.807692307693">
                <text:p>-14.8076923076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3.461538461538">
                <text:p>-13.4615384615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2.115384615385">
                <text:p>-12.115384615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0.7759615384612">
                <text:p>-10.77596153846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9.42307692307701">
                <text:p>-9.42307692307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9.42307692307689">
                <text:p>-9.42307692307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6.73076923076921">
                <text:p>-6.730769230769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8.07692307692309">
                <text:p>-8.076923076923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5.3846153846154">
                <text:p>-5.3846153846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6.7307692307692">
                <text:p>-6.73076923076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5.3846153846154">
                <text:p>-5.3846153846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4.0384615384615">
                <text:p>-4.03846153846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4.0384615384616">
                <text:p>-4.03846153846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4.0384615384615">
                <text:p>-4.03846153846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4.0384615384616">
                <text:p>-4.0384615384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.6923076923077">
                <text:p>-2.6923076923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.6923076923076">
                <text:p>-2.69230769230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.6923076923077">
                <text:p>-2.69230769230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.3461538461539">
                <text:p>-1.34615384615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.6923076923077">
                <text:p>-2.692307692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.3461538461538">
                <text:p>-1.34615384615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.3461538461539">
                <text:p>-1.34615384615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.6923076923077">
                <text:p>-2.69230769230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.3461538461538">
                <text:p>-1.34615384615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.3461538461538">
                <text:p>-1.34615384615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.34615384615389">
                <text:p>-1.346153846153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.34615384615384">
                <text:p>-1.346153846153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.34615384615385">
                <text:p>-1.346153846153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.34615384615385">
                <text:p>-1.34615384615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.34615384615384">
                <text:p>-1.346153846153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.34615384615385">
                <text:p>-1.34615384615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.34615384615385">
                <text:p>-1.346153846153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64cm" svg:y="3.955cm" style:legend-expansion="high" chart:style-name="ch2"/>
        <chart:plot-area chart:style-name="ch3" table:cell-range-address="Sheet4.A1:Sheet4.C82" chart:data-source-has-labels="row" svg:x="0.32cm" svg:y="0.18cm" svg:width="9.624cm" svg:height="8.64cm">
          <chartooo:coordinate-region svg:x="1.457cm" svg:y="0.378cm" svg:width="8.091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82" chart:label-cell-address="Sheet4.B1:Sheet4.B1" chart:class="chart:scatter">
            <chart:domain table:cell-range-address="Sheet4.A2:Sheet4.A82"/>
            <chart:data-point chart:repeated="81"/>
          </chart:series>
          <chart:series chart:style-name="ch8" chart:values-cell-range-address="Sheet4.C2:Sheet4.C82" chart:label-cell-address="Sheet4.C1:Sheet4.C1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点列: 感染日（80%削減）</text:p>
                <draw:g>
                  <svg:desc>Sheet4.B1:Sheet4.B1</svg:desc>
                </draw:g>
              </table:table-cell>
              <table:table-cell office:value-type="string">
                <text:p>点列: 感染日（65%削減）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2:Sheet4.A82</svg:desc>
                </draw:g>
              </table:table-cell>
              <table:table-cell office:value-type="float" office:value="1.34615384615385">
                <text:p>1.34615384615385</text:p>
                <draw:g>
                  <svg:desc>Sheet4.B2:Sheet4.B82</svg:desc>
                </draw:g>
              </table:table-cell>
              <table:table-cell office:value-type="float" office:value="1.34615384615385">
                <text:p>1.34615384615385</text:p>
                <draw:g>
                  <svg:desc>Sheet4.C2:Sheet4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4.03846153846154">
                <text:p>4.03846153846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5.38461538461539">
                <text:p>5.38461538461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6.73076923076923">
                <text:p>6.73076923076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9.42307692307693">
                <text:p>9.42307692307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2.1153846153846">
                <text:p>12.1153846153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2.8846153846154">
                <text:p>22.8846153846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30.9615384615385">
                <text:p>30.961538461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43.0769230769231">
                <text:p>43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59.2307692307692">
                <text:p>59.2307692307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79.4230769230769">
                <text:p>79.4230769230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09.045192307692">
                <text:p>109.045192307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149.429807692308">
                <text:p>149.429807692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03.275961538462">
                <text:p>203.2759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278.660576923077">
                <text:p>278.660576923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379.622115384615">
                <text:p>379.622115384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519.622115384615">
                <text:p>519.622115384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506.160576923077">
                <text:p>506.160576923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492.699038461539">
                <text:p>492.699038461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480.583653846154">
                <text:p>480.583653846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467.122115384615">
                <text:p>467.122115384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8.275961538461">
                <text:p>308.275961538461</text:p>
              </table:table-cell>
              <table:table-cell office:value-type="float" office:value="456.352884615385">
                <text:p>456.3528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444.2375">
                <text:p>444.2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432.122115384615">
                <text:p>432.122115384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421.352884615385">
                <text:p>421.352884615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410.583653846154">
                <text:p>410.583653846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399.814423076923">
                <text:p>399.814423076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390.391346153846">
                <text:p>390.391346153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379.622115384615">
                <text:p>379.622115384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370.199038461538">
                <text:p>370.199038461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360.775961538461">
                <text:p>360.7759615384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351.352884615385">
                <text:p>351.352884615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.2692307692308">
                <text:p>98.2692307692308</text:p>
              </table:table-cell>
              <table:table-cell office:value-type="float" office:value="341.929807692308">
                <text:p>341.929807692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.8461538461538">
                <text:p>88.8461538461538</text:p>
              </table:table-cell>
              <table:table-cell office:value-type="float" office:value="333.852884615385">
                <text:p>333.852884615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324.429807692308">
                <text:p>324.429807692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2.6923076923077">
                <text:p>72.6923076923077</text:p>
              </table:table-cell>
              <table:table-cell office:value-type="float" office:value="316.352884615385">
                <text:p>316.352884615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.6153846153846">
                <text:p>64.6153846153846</text:p>
              </table:table-cell>
              <table:table-cell office:value-type="float" office:value="308.275961538462">
                <text:p>308.275961538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300.199038461538">
                <text:p>300.1990384615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.5">
                <text:p>52.5</text:p>
              </table:table-cell>
              <table:table-cell office:value-type="float" office:value="293.468269230769">
                <text:p>293.4682692307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1153846153846">
                <text:p>47.1153846153846</text:p>
              </table:table-cell>
              <table:table-cell office:value-type="float" office:value="285.391346153846">
                <text:p>285.391346153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278.660576923077">
                <text:p>278.6605769230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9.0384615384615">
                <text:p>39.0384615384615</text:p>
              </table:table-cell>
              <table:table-cell office:value-type="float" office:value="270.583653846154">
                <text:p>270.583653846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263.852884615385">
                <text:p>263.852884615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0.9615384615384">
                <text:p>30.9615384615384</text:p>
              </table:table-cell>
              <table:table-cell office:value-type="float" office:value="257.122115384615">
                <text:p>257.1221153846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2692307692307">
                <text:p>28.2692307692307</text:p>
              </table:table-cell>
              <table:table-cell office:value-type="float" office:value="250.391346153846">
                <text:p>250.3913461538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5769230769231">
                <text:p>25.5769230769231</text:p>
              </table:table-cell>
              <table:table-cell office:value-type="float" office:value="243.660576923077">
                <text:p>243.6605769230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38.275961538462">
                <text:p>238.275961538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1.5384615384615">
                <text:p>21.5384615384615</text:p>
              </table:table-cell>
              <table:table-cell office:value-type="float" office:value="231.545192307692">
                <text:p>231.545192307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8461538461538">
                <text:p>18.8461538461538</text:p>
              </table:table-cell>
              <table:table-cell office:value-type="float" office:value="226.160576923077">
                <text:p>226.16057692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7.5">
                <text:p>17.5</text:p>
              </table:table-cell>
              <table:table-cell office:value-type="float" office:value="219.429807692308">
                <text:p>219.429807692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6.1538461538461">
                <text:p>16.1538461538461</text:p>
              </table:table-cell>
              <table:table-cell office:value-type="float" office:value="214.045192307692">
                <text:p>214.045192307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4615384615384">
                <text:p>13.4615384615384</text:p>
              </table:table-cell>
              <table:table-cell office:value-type="float" office:value="208.660576923077">
                <text:p>208.6605769230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203.275961538462">
                <text:p>203.275961538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97.891346153846">
                <text:p>197.891346153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.7692307692308">
                <text:p>10.7692307692308</text:p>
              </table:table-cell>
              <table:table-cell office:value-type="float" office:value="193.852884615385">
                <text:p>193.8528846153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.42307692307691">
                <text:p>9.42307692307691</text:p>
              </table:table-cell>
              <table:table-cell office:value-type="float" office:value="188.468269230769">
                <text:p>188.4682692307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83.083653846154">
                <text:p>183.083653846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79.045192307692">
                <text:p>179.0451923076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73.660576923077">
                <text:p>173.660576923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69.622115384615">
                <text:p>169.6221153846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5.583653846154">
                <text:p>165.583653846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1.545192307692">
                <text:p>161.5451923076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57.506730769231">
                <text:p>157.506730769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53.468269230769">
                <text:p>153.4682692307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9.429807692308">
                <text:p>149.429807692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5.391346153846">
                <text:p>145.3913461538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41.352884615385">
                <text:p>141.352884615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7.314423076923">
                <text:p>137.3144230769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4.622115384615">
                <text:p>134.6221153846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0.583653846154">
                <text:p>130.583653846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7.891346153846">
                <text:p>127.8913461538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3.852884615385">
                <text:p>123.8528846153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21.160576923077">
                <text:p>121.1605769230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8.468269230769">
                <text:p>118.4682692307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4.429807692308">
                <text:p>114.4298076923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1.7375">
                <text:p>111.7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09.045192307692">
                <text:p>109.0451923076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6" style:family="chart" style:data-style-name="N0">
      <style:chart-properties chart:display-label="true" chart:logarithmic="false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7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ff00" draw:fill-color="#00f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68cm" svg:height="12.582cm" xlink:href=".." xlink:type="simple" chart:class="chart:scatter" chart:column-mapping="0 3 2 1" chart:style-name="ch1">
        <chart:legend chart:legend-position="end" svg:x="17.948cm" svg:y="5.558cm" style:legend-expansion="high" chart:style-name="ch2"/>
        <chart:plot-area chart:style-name="ch3" table:cell-range-address="Sheet5.A1:Sheet5.D115" chart:data-source-has-labels="row" svg:x="1.403cm" svg:y="0.251cm" svg:width="16.098cm" svg:height="11.154cm">
          <chartooo:coordinate-region svg:x="2.599cm" svg:y="0.429cm" svg:width="14.428cm" svg:height="10.372cm"/>
          <chart:axis chart:dimension="x" chart:name="primary-x" chart:style-name="ch4">
            <chart:title svg:x="8.607cm" svg:y="11.657cm" chart:style-name="ch5">
              <text:p>時刻（日）</text:p>
            </chart:title>
          </chart:axis>
          <chart:axis chart:dimension="y" chart:name="primary-y" chart:style-name="ch6">
            <chart:title svg:x="0.451cm" svg:y="7.303cm" chart:style-name="ch7">
              <text:p>新規感染者数（人）</text:p>
            </chart:title>
            <chart:grid chart:style-name="ch8" chart:class="major"/>
          </chart:axis>
          <chart:series chart:style-name="ch9" chart:values-cell-range-address="Sheet5.D2:Sheet5.D115" chart:label-cell-address="Sheet5.D1:Sheet5.D1" chart:class="chart:scatter">
            <chart:domain table:cell-range-address="Sheet5.A2:Sheet5.A115"/>
            <chart:data-point chart:repeated="114"/>
          </chart:series>
          <chart:series chart:style-name="ch10" chart:values-cell-range-address="Sheet5.C2:Sheet5.C115" chart:label-cell-address="Sheet5.C1:Sheet5.C1" chart:class="chart:scatter">
            <chart:data-point chart:repeated="114"/>
          </chart:series>
          <chart:series chart:style-name="ch11" chart:values-cell-range-address="Sheet5.B2:Sheet5.B115" chart:label-cell-address="Sheet5.B1:Sheet5.B1" chart:class="chart:scatter">
            <chart:data-point chart:repeated="1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の接触減</text:p>
                <draw:g>
                  <svg:desc>Sheet5.D1:Sheet5.D1</svg:desc>
                </draw:g>
              </table:table-cell>
              <table:table-cell office:value-type="string">
                <text:p>20%の接触減</text:p>
                <draw:g>
                  <svg:desc>Sheet5.C1:Sheet5.C1</svg:desc>
                </draw:g>
              </table:table-cell>
              <table:table-cell office:value-type="string">
                <text:p>流行対策なし</text:p>
                <draw:g>
                  <svg:desc>Sheet5.B1:Sheet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A2:Sheet5.A115</svg:desc>
                </draw:g>
              </table:table-cell>
              <table:table-cell office:value-type="float" office:value="0">
                <text:p>0</text:p>
                <draw:g>
                  <svg:desc>Sheet5.D2:Sheet5.D115</svg:desc>
                </draw:g>
              </table:table-cell>
              <table:table-cell office:value-type="float" office:value="0">
                <text:p>0</text:p>
                <draw:g>
                  <svg:desc>Sheet5.C2:Sheet5.C115</svg:desc>
                </draw:g>
              </table:table-cell>
              <table:table-cell office:value-type="float" office:value="0">
                <text:p>0</text:p>
                <draw:g>
                  <svg:desc>Sheet5.B2:Sheet5.B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1245136330768">
                <text:p>0.71245136330768</text:p>
              </table:table-cell>
              <table:table-cell office:value-type="float" office:value="0.71245136330768">
                <text:p>0.71245136330768</text:p>
              </table:table-cell>
              <table:table-cell office:value-type="float" office:value="0.71245136330768">
                <text:p>0.71245136330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739889072975">
                <text:p>0.9739889072975</text:p>
              </table:table-cell>
              <table:table-cell office:value-type="float" office:value="0.9739889072975">
                <text:p>0.9739889072975</text:p>
              </table:table-cell>
              <table:table-cell office:value-type="float" office:value="0.9739889072975">
                <text:p>0.9739889072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3315355443514">
                <text:p>1.3315355443514</text:p>
              </table:table-cell>
              <table:table-cell office:value-type="float" office:value="1.3315355443514">
                <text:p>1.3315355443514</text:p>
              </table:table-cell>
              <table:table-cell office:value-type="float" office:value="1.3315355443514">
                <text:p>1.331535544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8203356261358">
                <text:p>1.8203356261358</text:p>
              </table:table-cell>
              <table:table-cell office:value-type="float" office:value="1.8203356261358">
                <text:p>1.8203356261358</text:p>
              </table:table-cell>
              <table:table-cell office:value-type="float" office:value="1.8203356261358">
                <text:p>1.8203356261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4885714082317">
                <text:p>2.4885714082317</text:p>
              </table:table-cell>
              <table:table-cell office:value-type="float" office:value="2.4885714082317">
                <text:p>2.4885714082317</text:p>
              </table:table-cell>
              <table:table-cell office:value-type="float" office:value="2.4885714082317">
                <text:p>2.4885714082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40211237389">
                <text:p>3.40211237389</text:p>
              </table:table-cell>
              <table:table-cell office:value-type="float" office:value="3.40211237389">
                <text:p>3.40211237389</text:p>
              </table:table-cell>
              <table:table-cell office:value-type="float" office:value="3.40211237389">
                <text:p>3.40211237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6510079060225">
                <text:p>4.6510079060225</text:p>
              </table:table-cell>
              <table:table-cell office:value-type="float" office:value="4.6510079060225">
                <text:p>4.6510079060225</text:p>
              </table:table-cell>
              <table:table-cell office:value-type="float" office:value="4.6510079060225">
                <text:p>4.6510079060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358363189378">
                <text:p>6.358363189378</text:p>
              </table:table-cell>
              <table:table-cell office:value-type="float" office:value="6.358363189378">
                <text:p>6.358363189378</text:p>
              </table:table-cell>
              <table:table-cell office:value-type="float" office:value="6.358363189378">
                <text:p>6.358363189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6924730414446">
                <text:p>8.6924730414446</text:p>
              </table:table-cell>
              <table:table-cell office:value-type="float" office:value="8.6924730414446">
                <text:p>8.6924730414446</text:p>
              </table:table-cell>
              <table:table-cell office:value-type="float" office:value="8.6924730414446">
                <text:p>8.6924730414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.883409316739">
                <text:p>11.883409316739</text:p>
              </table:table-cell>
              <table:table-cell office:value-type="float" office:value="11.883409316739">
                <text:p>11.883409316739</text:p>
              </table:table-cell>
              <table:table-cell office:value-type="float" office:value="11.883409316739">
                <text:p>11.883409316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.245696161216">
                <text:p>16.245696161216</text:p>
              </table:table-cell>
              <table:table-cell office:value-type="float" office:value="16.245696161216">
                <text:p>16.245696161216</text:p>
              </table:table-cell>
              <table:table-cell office:value-type="float" office:value="16.245696161216">
                <text:p>16.245696161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2.20930679892">
                <text:p>22.20930679892</text:p>
              </table:table-cell>
              <table:table-cell office:value-type="float" office:value="22.20930679892">
                <text:p>22.20930679892</text:p>
              </table:table-cell>
              <table:table-cell office:value-type="float" office:value="22.20930679892">
                <text:p>22.20930679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0.362034516573">
                <text:p>30.362034516573</text:p>
              </table:table-cell>
              <table:table-cell office:value-type="float" office:value="30.362034516573">
                <text:p>30.362034516573</text:p>
              </table:table-cell>
              <table:table-cell office:value-type="float" office:value="30.362034516573">
                <text:p>30.362034516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1.507409279519">
                <text:p>41.507409279519</text:p>
              </table:table-cell>
              <table:table-cell office:value-type="float" office:value="41.507409279519">
                <text:p>41.507409279519</text:p>
              </table:table-cell>
              <table:table-cell office:value-type="float" office:value="41.507409279519">
                <text:p>41.507409279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6.743859265419">
                <text:p>56.743859265419</text:p>
              </table:table-cell>
              <table:table-cell office:value-type="float" office:value="56.743859265419">
                <text:p>56.743859265419</text:p>
              </table:table-cell>
              <table:table-cell office:value-type="float" office:value="56.743859265419">
                <text:p>56.743859265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7.572902316196">
                <text:p>77.572902316196</text:p>
              </table:table-cell>
              <table:table-cell office:value-type="float" office:value="77.572902316196">
                <text:p>77.572902316196</text:p>
              </table:table-cell>
              <table:table-cell office:value-type="float" office:value="77.572902316196">
                <text:p>77.572902316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6.0469980606">
                <text:p>106.0469980606</text:p>
              </table:table-cell>
              <table:table-cell office:value-type="float" office:value="106.0469980606">
                <text:p>106.0469980606</text:p>
              </table:table-cell>
              <table:table-cell office:value-type="float" office:value="106.0469980606">
                <text:p>106.0469980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4.97157137786">
                <text:p>144.97157137786</text:p>
              </table:table-cell>
              <table:table-cell office:value-type="float" office:value="144.97157137786">
                <text:p>144.97157137786</text:p>
              </table:table-cell>
              <table:table-cell office:value-type="float" office:value="144.97157137786">
                <text:p>144.97157137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8.18100248409">
                <text:p>198.18100248409</text:p>
              </table:table-cell>
              <table:table-cell office:value-type="float" office:value="198.18100248409">
                <text:p>198.18100248409</text:p>
              </table:table-cell>
              <table:table-cell office:value-type="float" office:value="198.18100248409">
                <text:p>198.18100248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70.91556687206">
                <text:p>270.91556687206</text:p>
              </table:table-cell>
              <table:table-cell office:value-type="float" office:value="270.91556687206">
                <text:p>270.91556687206</text:p>
              </table:table-cell>
              <table:table-cell office:value-type="float" office:value="270.91556687206">
                <text:p>270.91556687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0.33606657502">
                <text:p>370.33606657502</text:p>
              </table:table-cell>
              <table:table-cell office:value-type="float" office:value="370.33606657502">
                <text:p>370.33606657502</text:p>
              </table:table-cell>
              <table:table-cell office:value-type="float" office:value="370.33606657502">
                <text:p>370.33606657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6.22610705775">
                <text:p>506.22610705775</text:p>
              </table:table-cell>
              <table:table-cell office:value-type="float" office:value="506.22610705775">
                <text:p>506.22610705775</text:p>
              </table:table-cell>
              <table:table-cell office:value-type="float" office:value="506.22610705775">
                <text:p>506.22610705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91.94979917356">
                <text:p>691.94979917356</text:p>
              </table:table-cell>
              <table:table-cell office:value-type="float" office:value="691.94979917356">
                <text:p>691.94979917356</text:p>
              </table:table-cell>
              <table:table-cell office:value-type="float" office:value="691.94979917356">
                <text:p>691.94979917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45.75659046867">
                <text:p>945.75659046867</text:p>
              </table:table-cell>
              <table:table-cell office:value-type="float" office:value="945.75659046867">
                <text:p>945.75659046867</text:p>
              </table:table-cell>
              <table:table-cell office:value-type="float" office:value="945.75659046867">
                <text:p>945.75659046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92.5568110255">
                <text:p>1292.5568110255</text:p>
              </table:table-cell>
              <table:table-cell office:value-type="float" office:value="1292.5568110255">
                <text:p>1292.5568110255</text:p>
              </table:table-cell>
              <table:table-cell office:value-type="float" office:value="1292.5568110255">
                <text:p>1292.5568110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766.3335656041">
                <text:p>1766.3335656041</text:p>
              </table:table-cell>
              <table:table-cell office:value-type="float" office:value="1766.3335656041">
                <text:p>1766.3335656041</text:p>
              </table:table-cell>
              <table:table-cell office:value-type="float" office:value="1766.3335656041">
                <text:p>1766.3335656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13.4112301417">
                <text:p>2413.4112301417</text:p>
              </table:table-cell>
              <table:table-cell office:value-type="float" office:value="2413.4112301417">
                <text:p>2413.4112301417</text:p>
              </table:table-cell>
              <table:table-cell office:value-type="float" office:value="2413.4112301417">
                <text:p>2413.41123014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296.8702005174">
                <text:p>3296.8702005174</text:p>
              </table:table-cell>
              <table:table-cell office:value-type="float" office:value="3296.8702005174">
                <text:p>3296.8702005174</text:p>
              </table:table-cell>
              <table:table-cell office:value-type="float" office:value="3296.8702005174">
                <text:p>3296.8702005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502.482637609">
                <text:p>4502.482637609</text:p>
              </table:table-cell>
              <table:table-cell office:value-type="float" office:value="4502.482637609">
                <text:p>4502.482637609</text:p>
              </table:table-cell>
              <table:table-cell office:value-type="float" office:value="4502.482637609">
                <text:p>4502.4826376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146.6423369723">
                <text:p>6146.6423369723</text:p>
              </table:table-cell>
              <table:table-cell office:value-type="float" office:value="6146.6423369723">
                <text:p>6146.6423369723</text:p>
              </table:table-cell>
              <table:table-cell office:value-type="float" office:value="6146.6423369723">
                <text:p>6146.6423369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015632633122">
                <text:p>30.015632633122</text:p>
              </table:table-cell>
              <table:table-cell office:value-type="float" office:value="1227.3518718555">
                <text:p>1227.3518718555</text:p>
              </table:table-cell>
              <table:table-cell office:value-type="float" office:value="4933.2941667208">
                <text:p>4933.2941667208</text:p>
              </table:table-cell>
              <table:table-cell office:value-type="float" office:value="6176.6025362064">
                <text:p>6176.60253620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031265266243">
                <text:p>30.031265266243</text:p>
              </table:table-cell>
              <table:table-cell office:value-type="float" office:value="1225.3473560668">
                <text:p>1225.3473560668</text:p>
              </table:table-cell>
              <table:table-cell office:value-type="float" office:value="4949.2946220452">
                <text:p>4949.2946220452</text:p>
              </table:table-cell>
              <table:table-cell office:value-type="float" office:value="6206.7079878039">
                <text:p>6206.7079878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046897899365">
                <text:p>30.046897899365</text:p>
              </table:table-cell>
              <table:table-cell office:value-type="float" office:value="1223.3461140761">
                <text:p>1223.3461140761</text:p>
              </table:table-cell>
              <table:table-cell office:value-type="float" office:value="4965.3465973032">
                <text:p>4965.3465973032</text:p>
              </table:table-cell>
              <table:table-cell office:value-type="float" office:value="6236.9593883261">
                <text:p>6236.95938832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062530532487">
                <text:p>30.062530532487</text:p>
              </table:table-cell>
              <table:table-cell office:value-type="float" office:value="1221.3481405365">
                <text:p>1221.3481405365</text:p>
              </table:table-cell>
              <table:table-cell office:value-type="float" office:value="4981.4502559377">
                <text:p>4981.4502559377</text:p>
              </table:table-cell>
              <table:table-cell office:value-type="float" office:value="6267.3574375995">
                <text:p>6267.35743759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.078163165608">
                <text:p>30.078163165608</text:p>
              </table:table-cell>
              <table:table-cell office:value-type="float" office:value="1219.3534301099">
                <text:p>1219.3534301099</text:p>
              </table:table-cell>
              <table:table-cell office:value-type="float" office:value="4997.6057618942">
                <text:p>4997.6057618942</text:p>
              </table:table-cell>
              <table:table-cell office:value-type="float" office:value="6297.9028387306">
                <text:p>6297.9028387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.09379579873">
                <text:p>30.09379579873</text:p>
              </table:table-cell>
              <table:table-cell office:value-type="float" office:value="1217.361977467">
                <text:p>1217.361977467</text:p>
              </table:table-cell>
              <table:table-cell office:value-type="float" office:value="5013.8132796223">
                <text:p>5013.8132796223</text:p>
              </table:table-cell>
              <table:table-cell office:value-type="float" office:value="6328.5962981204">
                <text:p>6328.59629812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.109428431851">
                <text:p>30.109428431851</text:p>
              </table:table-cell>
              <table:table-cell office:value-type="float" office:value="1215.373777287">
                <text:p>1215.373777287</text:p>
              </table:table-cell>
              <table:table-cell office:value-type="float" office:value="5030.0729740768">
                <text:p>5030.0729740768</text:p>
              </table:table-cell>
              <table:table-cell office:value-type="float" office:value="6359.4385254792">
                <text:p>6359.43852547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125061064973">
                <text:p>30.125061064973</text:p>
              </table:table-cell>
              <table:table-cell office:value-type="float" office:value="1213.3888242579">
                <text:p>1213.3888242579</text:p>
              </table:table-cell>
              <table:table-cell office:value-type="float" office:value="5046.3850107195">
                <text:p>5046.3850107195</text:p>
              </table:table-cell>
              <table:table-cell office:value-type="float" office:value="6390.4302338414">
                <text:p>6390.43023384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.140693698095">
                <text:p>30.140693698095</text:p>
              </table:table-cell>
              <table:table-cell office:value-type="float" office:value="1211.4071130765">
                <text:p>1211.4071130765</text:p>
              </table:table-cell>
              <table:table-cell office:value-type="float" office:value="5062.7495555205">
                <text:p>5062.7495555205</text:p>
              </table:table-cell>
              <table:table-cell office:value-type="float" office:value="6421.57213958">
                <text:p>6421.572139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156326331216">
                <text:p>30.156326331216</text:p>
              </table:table-cell>
              <table:table-cell office:value-type="float" office:value="1209.4286384481">
                <text:p>1209.4286384481</text:p>
              </table:table-cell>
              <table:table-cell office:value-type="float" office:value="5079.1667749597">
                <text:p>5079.1667749597</text:p>
              </table:table-cell>
              <table:table-cell office:value-type="float" office:value="6452.8649624217">
                <text:p>6452.86496242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.171958964338">
                <text:p>30.171958964338</text:p>
              </table:table-cell>
              <table:table-cell office:value-type="float" office:value="1207.4533950867">
                <text:p>1207.4533950867</text:p>
              </table:table-cell>
              <table:table-cell office:value-type="float" office:value="5095.6368360283">
                <text:p>5095.6368360283</text:p>
              </table:table-cell>
              <table:table-cell office:value-type="float" office:value="6484.3094254618">
                <text:p>6484.3094254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.18759159746">
                <text:p>30.18759159746</text:p>
              </table:table-cell>
              <table:table-cell office:value-type="float" office:value="1205.4813777148">
                <text:p>1205.4813777148</text:p>
              </table:table-cell>
              <table:table-cell office:value-type="float" office:value="5112.1599062299">
                <text:p>5112.1599062299</text:p>
              </table:table-cell>
              <table:table-cell office:value-type="float" office:value="6515.9062551791">
                <text:p>6515.9062551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.203224230581">
                <text:p>30.203224230581</text:p>
              </table:table-cell>
              <table:table-cell office:value-type="float" office:value="1203.5125810638">
                <text:p>1203.5125810638</text:p>
              </table:table-cell>
              <table:table-cell office:value-type="float" office:value="5128.7361535827">
                <text:p>5128.7361535827</text:p>
              </table:table-cell>
              <table:table-cell office:value-type="float" office:value="6547.6561814511">
                <text:p>6547.6561814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.218856863703">
                <text:p>30.218856863703</text:p>
              </table:table-cell>
              <table:table-cell office:value-type="float" office:value="1201.5469998735">
                <text:p>1201.5469998735</text:p>
              </table:table-cell>
              <table:table-cell office:value-type="float" office:value="5145.3657466201">
                <text:p>5145.3657466201</text:p>
              </table:table-cell>
              <table:table-cell office:value-type="float" office:value="6579.5599375687">
                <text:p>6579.55993756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.234489496825">
                <text:p>30.234489496825</text:p>
              </table:table-cell>
              <table:table-cell office:value-type="float" office:value="1199.5846288923">
                <text:p>1199.5846288923</text:p>
              </table:table-cell>
              <table:table-cell office:value-type="float" office:value="5162.0488543928">
                <text:p>5162.0488543928</text:p>
              </table:table-cell>
              <table:table-cell office:value-type="float" office:value="6611.618260252">
                <text:p>6611.618260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250122129946">
                <text:p>30.250122129946</text:p>
              </table:table-cell>
              <table:table-cell office:value-type="float" office:value="1197.6254628773">
                <text:p>1197.6254628773</text:p>
              </table:table-cell>
              <table:table-cell office:value-type="float" office:value="5178.7856464702">
                <text:p>5178.7856464702</text:p>
              </table:table-cell>
              <table:table-cell office:value-type="float" office:value="6643.8318896647">
                <text:p>6643.83188966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.265754763068">
                <text:p>30.265754763068</text:p>
              </table:table-cell>
              <table:table-cell office:value-type="float" office:value="1195.669496594">
                <text:p>1195.669496594</text:p>
              </table:table-cell>
              <table:table-cell office:value-type="float" office:value="5195.5762929414">
                <text:p>5195.5762929414</text:p>
              </table:table-cell>
              <table:table-cell office:value-type="float" office:value="6676.2015694301">
                <text:p>6676.2015694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.28138739619">
                <text:p>30.28138739619</text:p>
              </table:table-cell>
              <table:table-cell office:value-type="float" office:value="1193.7167248165">
                <text:p>1193.7167248165</text:p>
              </table:table-cell>
              <table:table-cell office:value-type="float" office:value="5212.4209644174">
                <text:p>5212.4209644174</text:p>
              </table:table-cell>
              <table:table-cell office:value-type="float" office:value="6708.728046646">
                <text:p>6708.7280466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.297020029311">
                <text:p>30.297020029311</text:p>
              </table:table-cell>
              <table:table-cell office:value-type="float" office:value="1191.7671423276">
                <text:p>1191.7671423276</text:p>
              </table:table-cell>
              <table:table-cell office:value-type="float" office:value="5229.319832032">
                <text:p>5229.319832032</text:p>
              </table:table-cell>
              <table:table-cell office:value-type="float" office:value="6741.4120719002">
                <text:p>6741.4120719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312652662433">
                <text:p>30.312652662433</text:p>
              </table:table-cell>
              <table:table-cell office:value-type="float" office:value="1189.8207439183">
                <text:p>1189.8207439183</text:p>
              </table:table-cell>
              <table:table-cell office:value-type="float" office:value="5246.2730674434">
                <text:p>5246.2730674434</text:p>
              </table:table-cell>
              <table:table-cell office:value-type="float" office:value="6774.2543992861">
                <text:p>6774.2543992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.328285295554">
                <text:p>30.328285295554</text:p>
              </table:table-cell>
              <table:table-cell office:value-type="float" office:value="1187.8775243885">
                <text:p>1187.8775243885</text:p>
              </table:table-cell>
              <table:table-cell office:value-type="float" office:value="5263.2808428362">
                <text:p>5263.2808428362</text:p>
              </table:table-cell>
              <table:table-cell office:value-type="float" office:value="6807.2557864179">
                <text:p>6807.2557864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343917928676">
                <text:p>30.343917928676</text:p>
              </table:table-cell>
              <table:table-cell office:value-type="float" office:value="1185.9374785462">
                <text:p>1185.9374785462</text:p>
              </table:table-cell>
              <table:table-cell office:value-type="float" office:value="5280.3433309221">
                <text:p>5280.3433309221</text:p>
              </table:table-cell>
              <table:table-cell office:value-type="float" office:value="6840.4169944464">
                <text:p>6840.4169944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.359550561798">
                <text:p>30.359550561798</text:p>
              </table:table-cell>
              <table:table-cell office:value-type="float" office:value="1184.0006012082">
                <text:p>1184.0006012082</text:p>
              </table:table-cell>
              <table:table-cell office:value-type="float" office:value="5297.4607049419">
                <text:p>5297.4607049419</text:p>
              </table:table-cell>
              <table:table-cell office:value-type="float" office:value="6873.7387880746">
                <text:p>6873.7387880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.375183194919">
                <text:p>30.375183194919</text:p>
              </table:table-cell>
              <table:table-cell office:value-type="float" office:value="1182.0668871996">
                <text:p>1182.0668871996</text:p>
              </table:table-cell>
              <table:table-cell office:value-type="float" office:value="5314.6331386669">
                <text:p>5314.6331386669</text:p>
              </table:table-cell>
              <table:table-cell office:value-type="float" office:value="6907.2219355733">
                <text:p>6907.22193557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.390815828041">
                <text:p>30.390815828041</text:p>
              </table:table-cell>
              <table:table-cell office:value-type="float" office:value="1180.1363313539">
                <text:p>1180.1363313539</text:p>
              </table:table-cell>
              <table:table-cell office:value-type="float" office:value="5331.8608064006">
                <text:p>5331.8608064006</text:p>
              </table:table-cell>
              <table:table-cell office:value-type="float" office:value="6940.8672087969">
                <text:p>6940.86720879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406448461163">
                <text:p>30.406448461163</text:p>
              </table:table-cell>
              <table:table-cell office:value-type="float" office:value="1178.2089285131">
                <text:p>1178.2089285131</text:p>
              </table:table-cell>
              <table:table-cell office:value-type="float" office:value="5349.1438829796">
                <text:p>5349.1438829796</text:p>
              </table:table-cell>
              <table:table-cell office:value-type="float" office:value="6974.6753831993">
                <text:p>6974.67538319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.422081094284">
                <text:p>30.422081094284</text:p>
              </table:table-cell>
              <table:table-cell office:value-type="float" office:value="1176.2846735279">
                <text:p>1176.2846735279</text:p>
              </table:table-cell>
              <table:table-cell office:value-type="float" office:value="5366.4825437758">
                <text:p>5366.4825437758</text:p>
              </table:table-cell>
              <table:table-cell office:value-type="float" office:value="7008.6472378497">
                <text:p>7008.6472378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437713727406">
                <text:p>30.437713727406</text:p>
              </table:table-cell>
              <table:table-cell office:value-type="float" office:value="1174.3635612568">
                <text:p>1174.3635612568</text:p>
              </table:table-cell>
              <table:table-cell office:value-type="float" office:value="5383.8769646977">
                <text:p>5383.8769646977</text:p>
              </table:table-cell>
              <table:table-cell office:value-type="float" office:value="7042.7835554483">
                <text:p>7042.78355544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453346360528">
                <text:p>30.453346360528</text:p>
              </table:table-cell>
              <table:table-cell office:value-type="float" office:value="1172.4455865673">
                <text:p>1172.4455865673</text:p>
              </table:table-cell>
              <table:table-cell office:value-type="float" office:value="5401.3273221916">
                <text:p>5401.3273221916</text:p>
              </table:table-cell>
              <table:table-cell office:value-type="float" office:value="7077.0851223427">
                <text:p>7077.08512234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468978993649">
                <text:p>30.468978993649</text:p>
              </table:table-cell>
              <table:table-cell office:value-type="float" office:value="1170.530744335">
                <text:p>1170.530744335</text:p>
              </table:table-cell>
              <table:table-cell office:value-type="float" office:value="5418.8337932435">
                <text:p>5418.8337932435</text:p>
              </table:table-cell>
              <table:table-cell office:value-type="float" office:value="7111.5527285437">
                <text:p>7111.5527285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484611626771">
                <text:p>30.484611626771</text:p>
              </table:table-cell>
              <table:table-cell office:value-type="float" office:value="1168.6190294438">
                <text:p>1168.6190294438</text:p>
              </table:table-cell>
              <table:table-cell office:value-type="float" office:value="5436.3965553806">
                <text:p>5436.3965553806</text:p>
              </table:table-cell>
              <table:table-cell office:value-type="float" office:value="7146.1871677415">
                <text:p>7146.18716774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500244259892">
                <text:p>30.500244259892</text:p>
              </table:table-cell>
              <table:table-cell office:value-type="float" office:value="1166.7104367862">
                <text:p>1166.7104367862</text:p>
              </table:table-cell>
              <table:table-cell office:value-type="float" office:value="5454.0157866727">
                <text:p>5454.0157866727</text:p>
              </table:table-cell>
              <table:table-cell office:value-type="float" office:value="7180.9892373218">
                <text:p>7180.98923732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.515876893014">
                <text:p>30.515876893014</text:p>
              </table:table-cell>
              <table:table-cell office:value-type="float" office:value="1164.8049612627">
                <text:p>1164.8049612627</text:p>
              </table:table-cell>
              <table:table-cell office:value-type="float" office:value="5471.6916657335">
                <text:p>5471.6916657335</text:p>
              </table:table-cell>
              <table:table-cell office:value-type="float" office:value="7215.9597383822">
                <text:p>7215.95973838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.531509526136">
                <text:p>30.531509526136</text:p>
              </table:table-cell>
              <table:table-cell office:value-type="float" office:value="1162.9025977826">
                <text:p>1162.9025977826</text:p>
              </table:table-cell>
              <table:table-cell office:value-type="float" office:value="5489.4243717229">
                <text:p>5489.4243717229</text:p>
              </table:table-cell>
              <table:table-cell office:value-type="float" office:value="7251.0994757481">
                <text:p>7251.09947574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.547142159257">
                <text:p>30.547142159257</text:p>
              </table:table-cell>
              <table:table-cell office:value-type="float" office:value="1161.003341263">
                <text:p>1161.003341263</text:p>
              </table:table-cell>
              <table:table-cell office:value-type="float" office:value="5507.2140843476">
                <text:p>5507.2140843476</text:p>
              </table:table-cell>
              <table:table-cell office:value-type="float" office:value="7286.4092579897">
                <text:p>7286.4092579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.562774792379">
                <text:p>30.562774792379</text:p>
              </table:table-cell>
              <table:table-cell office:value-type="float" office:value="1159.1071866297">
                <text:p>1159.1071866297</text:p>
              </table:table-cell>
              <table:table-cell office:value-type="float" office:value="5525.0609838633">
                <text:p>5525.0609838633</text:p>
              </table:table-cell>
              <table:table-cell office:value-type="float" office:value="7321.8898974379">
                <text:p>7321.88989743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578407425501">
                <text:p>30.578407425501</text:p>
              </table:table-cell>
              <table:table-cell office:value-type="float" office:value="1157.2141288165">
                <text:p>1157.2141288165</text:p>
              </table:table-cell>
              <table:table-cell office:value-type="float" office:value="5542.9652510761">
                <text:p>5542.9652510761</text:p>
              </table:table-cell>
              <table:table-cell office:value-type="float" office:value="7357.5422102009">
                <text:p>7357.5422102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.594040058622">
                <text:p>30.594040058622</text:p>
              </table:table-cell>
              <table:table-cell office:value-type="float" office:value="1155.3241627657">
                <text:p>1155.3241627657</text:p>
              </table:table-cell>
              <table:table-cell office:value-type="float" office:value="5560.9270673438">
                <text:p>5560.9270673438</text:p>
              </table:table-cell>
              <table:table-cell office:value-type="float" office:value="7393.3670161809">
                <text:p>7393.36701618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609672691744">
                <text:p>30.609672691744</text:p>
              </table:table-cell>
              <table:table-cell office:value-type="float" office:value="1153.4372834278">
                <text:p>1153.4372834278</text:p>
              </table:table-cell>
              <table:table-cell office:value-type="float" office:value="5578.9466145777">
                <text:p>5578.9466145777</text:p>
              </table:table-cell>
              <table:table-cell office:value-type="float" office:value="7429.3651390905">
                <text:p>7429.36513909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.625305324866">
                <text:p>30.625305324866</text:p>
              </table:table-cell>
              <table:table-cell office:value-type="float" office:value="1151.5534857614">
                <text:p>1151.5534857614</text:p>
              </table:table-cell>
              <table:table-cell office:value-type="float" office:value="5597.0240752443">
                <text:p>5597.0240752443</text:p>
              </table:table-cell>
              <table:table-cell office:value-type="float" office:value="7465.5374064696">
                <text:p>7465.53740646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.640937957987">
                <text:p>30.640937957987</text:p>
              </table:table-cell>
              <table:table-cell office:value-type="float" office:value="1149.6727647336">
                <text:p>1149.6727647336</text:p>
              </table:table-cell>
              <table:table-cell office:value-type="float" office:value="5615.1596323663">
                <text:p>5615.1596323663</text:p>
              </table:table-cell>
              <table:table-cell office:value-type="float" office:value="7501.884649702">
                <text:p>7501.884649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656570591109">
                <text:p>30.656570591109</text:p>
              </table:table-cell>
              <table:table-cell office:value-type="float" office:value="1147.7951153194">
                <text:p>1147.7951153194</text:p>
              </table:table-cell>
              <table:table-cell office:value-type="float" office:value="5633.353469525">
                <text:p>5633.353469525</text:p>
              </table:table-cell>
              <table:table-cell office:value-type="float" office:value="7538.407704032">
                <text:p>7538.4077040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.672203224231">
                <text:p>30.672203224231</text:p>
              </table:table-cell>
              <table:table-cell office:value-type="float" office:value="1145.9205325023">
                <text:p>1145.9205325023</text:p>
              </table:table-cell>
              <table:table-cell office:value-type="float" office:value="5651.6057708609">
                <text:p>5651.6057708609</text:p>
              </table:table-cell>
              <table:table-cell office:value-type="float" office:value="7575.1074085817">
                <text:p>7575.10740858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.687835857352">
                <text:p>30.687835857352</text:p>
              </table:table-cell>
              <table:table-cell office:value-type="float" office:value="1144.0490112738">
                <text:p>1144.0490112738</text:p>
              </table:table-cell>
              <table:table-cell office:value-type="float" office:value="5669.9167210761">
                <text:p>5669.9167210761</text:p>
              </table:table-cell>
              <table:table-cell office:value-type="float" office:value="7611.9846063676">
                <text:p>7611.98460636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.703468490474">
                <text:p>30.703468490474</text:p>
              </table:table-cell>
              <table:table-cell office:value-type="float" office:value="1142.1805466336">
                <text:p>1142.1805466336</text:p>
              </table:table-cell>
              <table:table-cell office:value-type="float" office:value="5688.2865054354">
                <text:p>5688.2865054354</text:p>
              </table:table-cell>
              <table:table-cell office:value-type="float" office:value="7649.0401443176">
                <text:p>7649.0401443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.719101123595">
                <text:p>30.719101123595</text:p>
              </table:table-cell>
              <table:table-cell office:value-type="float" office:value="1140.3151335898">
                <text:p>1140.3151335898</text:p>
              </table:table-cell>
              <table:table-cell office:value-type="float" office:value="5706.7153097682">
                <text:p>5706.7153097682</text:p>
              </table:table-cell>
              <table:table-cell office:value-type="float" office:value="7686.2748732884">
                <text:p>7686.27487328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.734733756717">
                <text:p>30.734733756717</text:p>
              </table:table-cell>
              <table:table-cell office:value-type="float" office:value="1138.4527671583">
                <text:p>1138.4527671583</text:p>
              </table:table-cell>
              <table:table-cell office:value-type="float" office:value="5725.2033204698">
                <text:p>5725.2033204698</text:p>
              </table:table-cell>
              <table:table-cell office:value-type="float" office:value="7723.689648082">
                <text:p>7723.6896480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.750366389839">
                <text:p>30.750366389839</text:p>
              </table:table-cell>
              <table:table-cell office:value-type="float" office:value="1136.5934423634">
                <text:p>1136.5934423634</text:p>
              </table:table-cell>
              <table:table-cell office:value-type="float" office:value="5743.7507245029">
                <text:p>5743.7507245029</text:p>
              </table:table-cell>
              <table:table-cell office:value-type="float" office:value="7761.2853274633">
                <text:p>7761.28532746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.76599902296">
                <text:p>30.76599902296</text:p>
              </table:table-cell>
              <table:table-cell office:value-type="float" office:value="1134.7371542373">
                <text:p>1134.7371542373</text:p>
              </table:table-cell>
              <table:table-cell office:value-type="float" office:value="5762.3577093997">
                <text:p>5762.3577093997</text:p>
              </table:table-cell>
              <table:table-cell office:value-type="float" office:value="7799.0627741774">
                <text:p>7799.06277417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.781631656082">
                <text:p>30.781631656082</text:p>
              </table:table-cell>
              <table:table-cell office:value-type="float" office:value="1132.8838978206">
                <text:p>1132.8838978206</text:p>
              </table:table-cell>
              <table:table-cell office:value-type="float" office:value="5781.024463263">
                <text:p>5781.024463263</text:p>
              </table:table-cell>
              <table:table-cell office:value-type="float" office:value="7837.0228549666">
                <text:p>7837.0228549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.797264289204">
                <text:p>30.797264289204</text:p>
              </table:table-cell>
              <table:table-cell office:value-type="float" office:value="1131.0336681618">
                <text:p>1131.0336681618</text:p>
              </table:table-cell>
              <table:table-cell office:value-type="float" office:value="5799.7511747681">
                <text:p>5799.7511747681</text:p>
              </table:table-cell>
              <table:table-cell office:value-type="float" office:value="7875.1664405878">
                <text:p>7875.16644058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.812896922325">
                <text:p>30.812896922325</text:p>
              </table:table-cell>
              <table:table-cell office:value-type="float" office:value="1129.1864603175">
                <text:p>1129.1864603175</text:p>
              </table:table-cell>
              <table:table-cell office:value-type="float" office:value="5818.5380331641">
                <text:p>5818.5380331641</text:p>
              </table:table-cell>
              <table:table-cell office:value-type="float" office:value="7913.4944058304">
                <text:p>7913.49440583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.828529555447">
                <text:p>30.828529555447</text:p>
              </table:table-cell>
              <table:table-cell office:value-type="float" office:value="1127.3422693525">
                <text:p>1127.3422693525</text:p>
              </table:table-cell>
              <table:table-cell office:value-type="float" office:value="5837.3852282759">
                <text:p>5837.3852282759</text:p>
              </table:table-cell>
              <table:table-cell office:value-type="float" office:value="7952.0076295332">
                <text:p>7952.0076295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.844162188569">
                <text:p>30.844162188569</text:p>
              </table:table-cell>
              <table:table-cell office:value-type="float" office:value="1125.5010903395">
                <text:p>1125.5010903395</text:p>
              </table:table-cell>
              <table:table-cell office:value-type="float" office:value="5856.2929505053">
                <text:p>5856.2929505053</text:p>
              </table:table-cell>
              <table:table-cell office:value-type="float" office:value="7990.7069946021">
                <text:p>7990.70699460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85979482169">
                <text:p>30.85979482169</text:p>
              </table:table-cell>
              <table:table-cell office:value-type="float" office:value="1123.6629183592">
                <text:p>1123.6629183592</text:p>
              </table:table-cell>
              <table:table-cell office:value-type="float" office:value="5875.2613908332">
                <text:p>5875.2613908332</text:p>
              </table:table-cell>
              <table:table-cell office:value-type="float" office:value="8029.5933880279">
                <text:p>8029.59338802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875427454812">
                <text:p>30.875427454812</text:p>
              </table:table-cell>
              <table:table-cell office:value-type="float" office:value="1121.8277485007">
                <text:p>1121.8277485007</text:p>
              </table:table-cell>
              <table:table-cell office:value-type="float" office:value="5894.2907408206">
                <text:p>5894.2907408206</text:p>
              </table:table-cell>
              <table:table-cell office:value-type="float" office:value="8068.6677009041">
                <text:p>8068.66770090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.891060087934">
                <text:p>30.891060087934</text:p>
              </table:table-cell>
              <table:table-cell office:value-type="float" office:value="1119.9955758607">
                <text:p>1119.9955758607</text:p>
              </table:table-cell>
              <table:table-cell office:value-type="float" office:value="5913.3811926109">
                <text:p>5913.3811926109</text:p>
              </table:table-cell>
              <table:table-cell office:value-type="float" office:value="8107.9308284442">
                <text:p>8107.93082844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.906692721055">
                <text:p>30.906692721055</text:p>
              </table:table-cell>
              <table:table-cell office:value-type="float" office:value="1118.1663955441">
                <text:p>1118.1663955441</text:p>
              </table:table-cell>
              <table:table-cell office:value-type="float" office:value="5932.5329389308">
                <text:p>5932.5329389308</text:p>
              </table:table-cell>
              <table:table-cell office:value-type="float" office:value="8147.3836699998">
                <text:p>8147.38366999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922325354177">
                <text:p>30.922325354177</text:p>
              </table:table-cell>
              <table:table-cell office:value-type="float" office:value="1116.3402026638">
                <text:p>1116.3402026638</text:p>
              </table:table-cell>
              <table:table-cell office:value-type="float" office:value="5951.7461730926">
                <text:p>5951.7461730926</text:p>
              </table:table-cell>
              <table:table-cell office:value-type="float" office:value="8187.0271290786">
                <text:p>8187.02712907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937957987298">
                <text:p>30.937957987298</text:p>
              </table:table-cell>
              <table:table-cell office:value-type="float" office:value="1114.5169923407">
                <text:p>1114.5169923407</text:p>
              </table:table-cell>
              <table:table-cell office:value-type="float" office:value="5971.0210889951">
                <text:p>5971.0210889951</text:p>
              </table:table-cell>
              <table:table-cell office:value-type="float" office:value="8226.862113362">
                <text:p>8226.8621133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95359062042">
                <text:p>30.95359062042</text:p>
              </table:table-cell>
              <table:table-cell office:value-type="float" office:value="1112.6967597035">
                <text:p>1112.6967597035</text:p>
              </table:table-cell>
              <table:table-cell office:value-type="float" office:value="5990.3578811261">
                <text:p>5990.3578811261</text:p>
              </table:table-cell>
              <table:table-cell office:value-type="float" office:value="8266.8895347234">
                <text:p>8266.88953472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.969223253542">
                <text:p>30.969223253542</text:p>
              </table:table-cell>
              <table:table-cell office:value-type="float" office:value="1110.8794998891">
                <text:p>1110.8794998891</text:p>
              </table:table-cell>
              <table:table-cell office:value-type="float" office:value="6009.7567445632">
                <text:p>6009.7567445632</text:p>
              </table:table-cell>
              <table:table-cell office:value-type="float" office:value="8307.1103092462">
                <text:p>8307.1103092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.984855886663">
                <text:p>30.984855886663</text:p>
              </table:table-cell>
              <table:table-cell office:value-type="float" office:value="1109.0652080421">
                <text:p>1109.0652080421</text:p>
              </table:table-cell>
              <table:table-cell office:value-type="float" office:value="6029.217874976">
                <text:p>6029.217874976</text:p>
              </table:table-cell>
              <table:table-cell office:value-type="float" office:value="8347.5253572418">
                <text:p>8347.52535724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">
                <text:p>31</text:p>
              </table:table-cell>
              <table:table-cell office:value-type="float" office:value="1107.3104385342">
                <text:p>1107.3104385342</text:p>
              </table:table-cell>
              <table:table-cell office:value-type="float" office:value="6048.1304088834">
                <text:p>6048.1304088834</text:p>
              </table:table-cell>
              <table:table-cell office:value-type="float" office:value="8386.8635692065">
                <text:p>8386.86356920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">
                <text:p>32</text:p>
              </table:table-cell>
              <table:table-cell office:value-type="float" office:value="997.37814692665">
                <text:p>997.37814692665</text:p>
              </table:table-cell>
              <table:table-cell office:value-type="float" office:value="7436.12880109">
                <text:p>7436.12880109</text:p>
              </table:table-cell>
              <table:table-cell office:value-type="float" office:value="11435.503450705">
                <text:p>11435.5034507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">
                <text:p>33</text:p>
              </table:table-cell>
              <table:table-cell office:value-type="float" office:value="898.35982640601">
                <text:p>898.35982640601</text:p>
              </table:table-cell>
              <table:table-cell office:value-type="float" office:value="9138.4009283524">
                <text:p>9138.4009283524</text:p>
              </table:table-cell>
              <table:table-cell office:value-type="float" office:value="15577.365288725">
                <text:p>15577.3652887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">
                <text:p>34</text:p>
              </table:table-cell>
              <table:table-cell office:value-type="float" office:value="809.17194224286">
                <text:p>809.17194224286</text:p>
              </table:table-cell>
              <table:table-cell office:value-type="float" office:value="11223.925903227">
                <text:p>11223.925903227</text:p>
              </table:table-cell>
              <table:table-cell office:value-type="float" office:value="21191.657976887">
                <text:p>21191.6579768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">
                <text:p>35</text:p>
              </table:table-cell>
              <table:table-cell office:value-type="float" office:value="728.83853340354">
                <text:p>728.83853340354</text:p>
              </table:table-cell>
              <table:table-cell office:value-type="float" office:value="13775.710459555">
                <text:p>13775.710459555</text:p>
              </table:table-cell>
              <table:table-cell office:value-type="float" office:value="28778.21840956">
                <text:p>28778.218409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656.48053255147">
                <text:p>656.48053255147</text:p>
              </table:table-cell>
              <table:table-cell office:value-type="float" office:value="16893.070775743">
                <text:p>16893.070775743</text:p>
              </table:table-cell>
              <table:table-cell office:value-type="float" office:value="38986.602625468">
                <text:p>38986.6026254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">
                <text:p>37</text:p>
              </table:table-cell>
              <table:table-cell office:value-type="float" office:value="591.30614634746">
                <text:p>591.30614634746</text:p>
              </table:table-cell>
              <table:table-cell office:value-type="float" office:value="20693.981947075">
                <text:p>20693.981947075</text:p>
              </table:table-cell>
              <table:table-cell office:value-type="float" office:value="52644.060842335">
                <text:p>52644.0608423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">
                <text:p>38</text:p>
              </table:table-cell>
              <table:table-cell office:value-type="float" office:value="532.60219079465">
                <text:p>532.60219079465</text:p>
              </table:table-cell>
              <table:table-cell office:value-type="float" office:value="25317.305990855">
                <text:p>25317.305990855</text:p>
              </table:table-cell>
              <table:table-cell office:value-type="float" office:value="70773.741912992">
                <text:p>70773.7419129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">
                <text:p>39</text:p>
              </table:table-cell>
              <table:table-cell office:value-type="float" office:value="479.72628681851">
                <text:p>479.72628681851</text:p>
              </table:table-cell>
              <table:table-cell office:value-type="float" office:value="30924.586567425">
                <text:p>30924.586567425</text:p>
              </table:table-cell>
              <table:table-cell office:value-type="float" office:value="94586.838263698">
                <text:p>94586.8382636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432.099830681">
                <text:p>432.099830681</text:p>
              </table:table-cell>
              <table:table-cell office:value-type="float" office:value="37700.92718505">
                <text:p>37700.92718505</text:p>
              </table:table-cell>
              <table:table-cell office:value-type="float" office:value="125421.38435821">
                <text:p>125421.384358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">
                <text:p>41</text:p>
              </table:table-cell>
              <table:table-cell office:value-type="float" office:value="389.20166230482">
                <text:p>389.20166230482</text:p>
              </table:table-cell>
              <table:table-cell office:value-type="float" office:value="45854.241995526">
                <text:p>45854.241995526</text:p>
              </table:table-cell>
              <table:table-cell office:value-type="float" office:value="164587.6681351">
                <text:p>164587.66813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">
                <text:p>42</text:p>
              </table:table-cell>
              <table:table-cell office:value-type="float" office:value="350.56236221904">
                <text:p>350.56236221904</text:p>
              </table:table-cell>
              <table:table-cell office:value-type="float" office:value="55611.885404418">
                <text:p>55611.885404418</text:p>
              </table:table-cell>
              <table:table-cell office:value-type="float" office:value="213072.28074396">
                <text:p>213072.280743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">
                <text:p>43</text:p>
              </table:table-cell>
              <table:table-cell office:value-type="float" office:value="315.75911471551">
                <text:p>315.75911471551</text:p>
              </table:table-cell>
              <table:table-cell office:value-type="float" office:value="67213.348612599">
                <text:p>67213.348612599</text:p>
              </table:table-cell>
              <table:table-cell office:value-type="float" office:value="271065.16956482">
                <text:p>271065.169564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">
                <text:p>44</text:p>
              </table:table-cell>
              <table:table-cell office:value-type="float" office:value="284.41108100167">
                <text:p>284.41108100167</text:p>
              </table:table-cell>
              <table:table-cell office:value-type="float" office:value="80897.412981582">
                <text:p>80897.412981582</text:p>
              </table:table-cell>
              <table:table-cell office:value-type="float" office:value="337331.87182728">
                <text:p>337331.871827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">
                <text:p>45</text:p>
              </table:table-cell>
              <table:table-cell office:value-type="float" office:value="256.17523171542">
                <text:p>256.17523171542</text:p>
              </table:table-cell>
              <table:table-cell office:value-type="float" office:value="96881.983395318">
                <text:p>96881.983395318</text:p>
              </table:table-cell>
              <table:table-cell office:value-type="float" office:value="408578.68943575">
                <text:p>408578.689435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">
                <text:p>46</text:p>
              </table:table-cell>
              <table:table-cell office:value-type="float" office:value="230.74259319559">
                <text:p>230.74259319559</text:p>
              </table:table-cell>
              <table:table-cell office:value-type="float" office:value="115334.9793675">
                <text:p>115334.9793675</text:p>
              </table:table-cell>
              <table:table-cell office:value-type="float" office:value="479132.49038638">
                <text:p>479132.490386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">
                <text:p>47</text:p>
              </table:table-cell>
              <table:table-cell office:value-type="float" office:value="207.83486642852">
                <text:p>207.83486642852</text:p>
              </table:table-cell>
              <table:table-cell office:value-type="float" office:value="136335.4133725">
                <text:p>136335.4133725</text:p>
              </table:table-cell>
              <table:table-cell office:value-type="float" office:value="541364.47072975">
                <text:p>541364.470729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">
                <text:p>48</text:p>
              </table:table-cell>
              <table:table-cell office:value-type="float" office:value="187.20138167062">
                <text:p>187.20138167062</text:p>
              </table:table-cell>
              <table:table-cell office:value-type="float" office:value="159825.46335282">
                <text:p>159825.46335282</text:p>
              </table:table-cell>
              <table:table-cell office:value-type="float" office:value="587127.93059839">
                <text:p>587127.930598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">
                <text:p>49</text:p>
              </table:table-cell>
              <table:table-cell office:value-type="float" office:value="168.61635541965">
                <text:p>168.61635541965</text:p>
              </table:table-cell>
              <table:table-cell office:value-type="float" office:value="185557.21637029">
                <text:p>185557.21637029</text:p>
              </table:table-cell>
              <table:table-cell office:value-type="float" office:value="609947.63045823">
                <text:p>609947.630458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151.87641971671">
                <text:p>151.87641971671</text:p>
              </table:table-cell>
              <table:table-cell office:value-type="float" office:value="213041.79682716">
                <text:p>213041.79682716</text:p>
              </table:table-cell>
              <table:table-cell office:value-type="float" office:value="607055.75467473">
                <text:p>607055.754674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